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40.34pt"/>
    </style:style>
    <style:style style:name="co13" style:family="table-column">
      <style:table-column-properties fo:break-before="auto" style:column-width="45.75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41.16pt"/>
    </style:style>
    <style:style style:name="co16" style:family="table-column">
      <style:table-column-properties fo:break-before="auto" style:column-width="41.9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31.86pt"/>
    </style:style>
    <style:style style:name="co20" style:family="table-column">
      <style:table-column-properties fo:break-before="auto" style:column-width="36.51pt"/>
    </style:style>
    <style:style style:name="co21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NDOWS64_upspv_INDIRECT_oxt_master_encr" table:style-name="ta1">
        <table:shapes>
          <draw:frame draw:z-index="0" draw:style-name="gr1" draw:text-style-name="P1" svg:width="453.49pt" svg:height="255.26pt" svg:x="888.35pt" svg:y="2354.46pt">
            <loext:p draw:notify-on-update-of-ranges="WINDOWS64_upspv_INDIRECT_oxt_master_encr.C187:WINDOWS64_upspv_INDIRECT_oxt_master_encr.C187 WINDOWS64_upspv_INDIRECT_oxt_master_encr.C188:WINDOWS64_upspv_INDIRECT_oxt_master_encr.C204 WINDOWS64_upspv_INDIRECT_oxt_master_encr.D187:WINDOWS64_upspv_INDIRECT_oxt_master_encr.D187 WINDOWS64_upspv_INDIRECT_oxt_master_encr.D188:WINDOWS64_upspv_INDIRECT_oxt_master_encr.D204 WINDOWS64_upspv_INDIRECT_oxt_master_encr.E187:WINDOWS64_upspv_INDIRECT_oxt_master_encr.E187 WINDOWS64_upspv_INDIRECT_oxt_master_encr.E188:WINDOWS64_upspv_INDIRECT_oxt_master_encr.E204 WINDOWS64_upspv_INDIRECT_oxt_master_encr.F187:WINDOWS64_upspv_INDIRECT_oxt_master_encr.F187 WINDOWS64_upspv_INDIRECT_oxt_master_encr.F188:WINDOWS64_upspv_INDIRECT_oxt_master_encr.F204 WINDOWS64_upspv_INDIRECT_oxt_master_encr.G187:WINDOWS64_upspv_INDIRECT_oxt_master_encr.G187 WINDOWS64_upspv_INDIRECT_oxt_master_encr.G188:WINDOWS64_upspv_INDIRECT_oxt_master_encr.G204 WINDOWS64_upspv_INDIRECT_oxt_master_encr.H187:WINDOWS64_upspv_INDIRECT_oxt_master_encr.H187 WINDOWS64_upspv_INDIRECT_oxt_master_encr.H188:WINDOWS64_upspv_INDIRECT_oxt_master_encr.H204 WINDOWS64_upspv_INDIRECT_oxt_master_encr.I187:WINDOWS64_upspv_INDIRECT_oxt_master_encr.I187 WINDOWS64_upspv_INDIRECT_oxt_master_encr.I188:WINDOWS64_upspv_INDIRECT_oxt_master_encr.I204 WINDOWS64_upspv_INDIRECT_oxt_master_encr.J187:WINDOWS64_upspv_INDIRECT_oxt_master_encr.J187 WINDOWS64_upspv_INDIRECT_oxt_master_encr.J188:WINDOWS64_upspv_INDIRECT_oxt_master_encr.J204 WINDOWS64_upspv_INDIRECT_oxt_master_encr.K187:WINDOWS64_upspv_INDIRECT_oxt_master_encr.K187 WINDOWS64_upspv_INDIRECT_oxt_master_encr.K188:WINDOWS64_upspv_INDIRECT_oxt_master_encr.K204 WINDOWS64_upspv_INDIRECT_oxt_master_encr.L187:WINDOWS64_upspv_INDIRECT_oxt_master_encr.L187 WINDOWS64_upspv_INDIRECT_oxt_master_encr.L188:WINDOWS64_upspv_INDIRECT_oxt_master_encr.L204 WINDOWS64_upspv_INDIRECT_oxt_master_encr.M187:WINDOWS64_upspv_INDIRECT_oxt_master_encr.M187 WINDOWS64_upspv_INDIRECT_oxt_master_encr.M188:WINDOWS64_upspv_INDIRECT_oxt_master_encr.M204 WINDOWS64_upspv_INDIRECT_oxt_master_encr.N187:WINDOWS64_upspv_INDIRECT_oxt_master_encr.N187 WINDOWS64_upspv_INDIRECT_oxt_master_encr.N188:WINDOWS64_upspv_INDIRECT_oxt_master_encr.N204 WINDOWS64_upspv_INDIRECT_oxt_master_encr.O187:WINDOWS64_upspv_INDIRECT_oxt_master_encr.O187 WINDOWS64_upspv_INDIRECT_oxt_master_encr.O188:WINDOWS64_upspv_INDIRECT_oxt_master_encr.O204 WINDOWS64_upspv_INDIRECT_oxt_master_encr.P187:WINDOWS64_upspv_INDIRECT_oxt_master_encr.P187 WINDOWS64_upspv_INDIRECT_oxt_master_encr.P188:WINDOWS64_upspv_INDIRECT_oxt_master_encr.P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9pt" svg:height="255.23pt" svg:x="898.44pt" svg:y="2883.03pt">
            <loext:p draw:notify-on-update-of-ranges="WINDOWS64_upspv_INDIRECT_oxt_master_encr.C227:WINDOWS64_upspv_INDIRECT_oxt_master_encr.C227 WINDOWS64_upspv_INDIRECT_oxt_master_encr.C228:WINDOWS64_upspv_INDIRECT_oxt_master_encr.C244 WINDOWS64_upspv_INDIRECT_oxt_master_encr.D227:WINDOWS64_upspv_INDIRECT_oxt_master_encr.D227 WINDOWS64_upspv_INDIRECT_oxt_master_encr.D228:WINDOWS64_upspv_INDIRECT_oxt_master_encr.D244 WINDOWS64_upspv_INDIRECT_oxt_master_encr.E227:WINDOWS64_upspv_INDIRECT_oxt_master_encr.E227 WINDOWS64_upspv_INDIRECT_oxt_master_encr.E228:WINDOWS64_upspv_INDIRECT_oxt_master_encr.E244 WINDOWS64_upspv_INDIRECT_oxt_master_encr.F227:WINDOWS64_upspv_INDIRECT_oxt_master_encr.F227 WINDOWS64_upspv_INDIRECT_oxt_master_encr.F228:WINDOWS64_upspv_INDIRECT_oxt_master_encr.F244 WINDOWS64_upspv_INDIRECT_oxt_master_encr.G227:WINDOWS64_upspv_INDIRECT_oxt_master_encr.G227 WINDOWS64_upspv_INDIRECT_oxt_master_encr.G228:WINDOWS64_upspv_INDIRECT_oxt_master_encr.G244 WINDOWS64_upspv_INDIRECT_oxt_master_encr.H227:WINDOWS64_upspv_INDIRECT_oxt_master_encr.H227 WINDOWS64_upspv_INDIRECT_oxt_master_encr.H228:WINDOWS64_upspv_INDIRECT_oxt_master_encr.H244 WINDOWS64_upspv_INDIRECT_oxt_master_encr.I227:WINDOWS64_upspv_INDIRECT_oxt_master_encr.I227 WINDOWS64_upspv_INDIRECT_oxt_master_encr.I228:WINDOWS64_upspv_INDIRECT_oxt_master_encr.I244 WINDOWS64_upspv_INDIRECT_oxt_master_encr.J227:WINDOWS64_upspv_INDIRECT_oxt_master_encr.J227 WINDOWS64_upspv_INDIRECT_oxt_master_encr.J228:WINDOWS64_upspv_INDIRECT_oxt_master_encr.J244 WINDOWS64_upspv_INDIRECT_oxt_master_encr.K227:WINDOWS64_upspv_INDIRECT_oxt_master_encr.K227 WINDOWS64_upspv_INDIRECT_oxt_master_encr.K228:WINDOWS64_upspv_INDIRECT_oxt_master_encr.K244 WINDOWS64_upspv_INDIRECT_oxt_master_encr.L227:WINDOWS64_upspv_INDIRECT_oxt_master_encr.L227 WINDOWS64_upspv_INDIRECT_oxt_master_encr.L228:WINDOWS64_upspv_INDIRECT_oxt_master_encr.L244 WINDOWS64_upspv_INDIRECT_oxt_master_encr.M227:WINDOWS64_upspv_INDIRECT_oxt_master_encr.M227 WINDOWS64_upspv_INDIRECT_oxt_master_encr.M228:WINDOWS64_upspv_INDIRECT_oxt_master_encr.M244 WINDOWS64_upspv_INDIRECT_oxt_master_encr.N227:WINDOWS64_upspv_INDIRECT_oxt_master_encr.N227 WINDOWS64_upspv_INDIRECT_oxt_master_encr.N228:WINDOWS64_upspv_INDIRECT_oxt_master_encr.N244 WINDOWS64_upspv_INDIRECT_oxt_master_encr.O227:WINDOWS64_upspv_INDIRECT_oxt_master_encr.O227 WINDOWS64_upspv_INDIRECT_oxt_master_encr.O228:WINDOWS64_upspv_INDIRECT_oxt_master_encr.O244 WINDOWS64_upspv_INDIRECT_oxt_master_encr.P227:WINDOWS64_upspv_INDIRECT_oxt_master_encr.P227 WINDOWS64_upspv_INDIRECT_oxt_master_encr.P228:WINDOWS64_upspv_INDIRECT_oxt_master_encr.P2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8" table:number-columns-repeated="5" table:default-cell-style-name="Default"/>
        <table:table-column table:style-name="co7" table:number-columns-repeated="7" table:default-cell-style-name="Default"/>
        <table:table-column table:style-name="co8" table:number-columns-repeated="10" table:default-cell-style-name="Default"/>
        <table:table-column table:style-name="co14" table:default-cell-style-name="Default"/>
        <table:table-column table:style-name="co8" table:number-columns-repeated="9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eb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6:42:05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4246" calcext:value-type="float">
            <text:p>224246</text:p>
          </table:table-cell>
          <table:table-cell table:number-columns-repeated="2"/>
          <table:table-cell office:value-type="float" office:value="510366" calcext:value-type="float">
            <text:p>510366</text:p>
          </table:table-cell>
          <table:table-cell table:number-columns-repeated="2"/>
          <table:table-cell office:value-type="float" office:value="706401" calcext:value-type="float">
            <text:p>706401</text:p>
          </table:table-cell>
          <table:table-cell table:number-columns-repeated="2"/>
          <table:table-cell office:value-type="float" office:value="902679" calcext:value-type="float">
            <text:p>902679</text:p>
          </table:table-cell>
          <table:table-cell table:number-columns-repeated="2"/>
          <table:table-cell office:value-type="float" office:value="630541" calcext:value-type="float">
            <text:p>630541</text:p>
          </table:table-cell>
          <table:table-cell table:number-columns-repeated="2"/>
          <table:table-cell office:value-type="float" office:value="328710" calcext:value-type="float">
            <text:p>328710</text:p>
          </table:table-cell>
          <table:table-cell table:number-columns-repeated="2"/>
          <table:table-cell office:value-type="float" office:value="324214" calcext:value-type="float">
            <text:p>324214</text:p>
          </table:table-cell>
          <table:table-cell table:number-columns-repeated="3"/>
          <table:table-cell office:value-type="float" office:value="335254" calcext:value-type="float">
            <text:p>335254</text:p>
          </table:table-cell>
          <table:table-cell table:number-columns-repeated="3"/>
          <table:table-cell office:value-type="float" office:value="636182" calcext:value-type="float">
            <text:p>636182</text:p>
          </table:table-cell>
          <table:table-cell table:number-columns-repeated="2"/>
          <table:table-cell office:value-type="float" office:value="546541" calcext:value-type="float">
            <text:p>546541</text:p>
          </table:table-cell>
          <table:table-cell table:number-columns-repeated="2"/>
          <table:table-cell office:value-type="float" office:value="576057" calcext:value-type="float">
            <text:p>576057</text:p>
          </table:table-cell>
          <table:table-cell table:number-columns-repeated="2"/>
          <table:table-cell office:value-type="float" office:value="597572" calcext:value-type="float">
            <text:p>597572</text:p>
          </table:table-cell>
          <table:table-cell table:number-columns-repeated="2"/>
          <table:table-cell office:value-type="float" office:value="752941" calcext:value-type="float">
            <text:p>752941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8019" calcext:value-type="float">
            <text:p>278019</text:p>
          </table:table-cell>
          <table:table-cell table:number-columns-repeated="2"/>
          <table:table-cell office:value-type="float" office:value="668058" calcext:value-type="float">
            <text:p>668058</text:p>
          </table:table-cell>
          <table:table-cell/>
          <table:table-cell office:value-type="float" office:value="1467889" calcext:value-type="float">
            <text:p>1467889</text:p>
          </table:table-cell>
          <table:table-cell/>
          <table:table-cell office:value-type="float" office:value="1588089" calcext:value-type="float">
            <text:p>1588089</text:p>
          </table:table-cell>
          <table:table-cell/>
          <table:table-cell office:value-type="float" office:value="1030595" calcext:value-type="float">
            <text:p>1030595</text:p>
          </table:table-cell>
          <table:table-cell table:number-columns-repeated="2"/>
          <table:table-cell office:value-type="float" office:value="510366" calcext:value-type="float">
            <text:p>510366</text:p>
          </table:table-cell>
          <table:table-cell table:number-columns-repeated="2"/>
          <table:table-cell office:value-type="float" office:value="415045" calcext:value-type="float">
            <text:p>415045</text:p>
          </table:table-cell>
          <table:table-cell table:number-columns-repeated="3"/>
          <table:table-cell office:value-type="float" office:value="506730" calcext:value-type="float">
            <text:p>506730</text:p>
          </table:table-cell>
          <table:table-cell table:number-columns-repeated="2"/>
          <table:table-cell office:value-type="float" office:value="1032258" calcext:value-type="float">
            <text:p>1032258</text:p>
          </table:table-cell>
          <table:table-cell table:number-columns-repeated="2"/>
          <table:table-cell office:value-type="float" office:value="722347" calcext:value-type="float">
            <text:p>722347</text:p>
          </table:table-cell>
          <table:table-cell table:number-columns-repeated="2"/>
          <table:table-cell office:value-type="float" office:value="803011" calcext:value-type="float">
            <text:p>803011</text:p>
          </table:table-cell>
          <table:table-cell/>
          <table:table-cell office:value-type="float" office:value="1092150" calcext:value-type="float">
            <text:p>1092150</text:p>
          </table:table-cell>
          <table:table-cell/>
          <table:table-cell office:value-type="float" office:value="1233140" calcext:value-type="float">
            <text:p>1233140</text:p>
          </table:table-cell>
          <table:table-cell table:number-columns-repeated="23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74914" calcext:value-type="float">
            <text:p>274914</text:p>
          </table:table-cell>
          <table:table-cell table:number-columns-repeated="2"/>
          <table:table-cell office:value-type="float" office:value="805031" calcext:value-type="float">
            <text:p>805031</text:p>
          </table:table-cell>
          <table:table-cell/>
          <table:table-cell office:value-type="float" office:value="2245614" calcext:value-type="float">
            <text:p>2245614</text:p>
          </table:table-cell>
          <table:table-cell/>
          <table:table-cell office:value-type="float" office:value="2612244" calcext:value-type="float">
            <text:p>2612244</text:p>
          </table:table-cell>
          <table:table-cell/>
          <table:table-cell office:value-type="float" office:value="1542168" calcext:value-type="float">
            <text:p>1542168</text:p>
          </table:table-cell>
          <table:table-cell table:number-columns-repeated="2"/>
          <table:table-cell office:value-type="float" office:value="747663" calcext:value-type="float">
            <text:p>747663</text:p>
          </table:table-cell>
          <table:table-cell table:number-columns-repeated="2"/>
          <table:table-cell office:value-type="float" office:value="509148" calcext:value-type="float">
            <text:p>509148</text:p>
          </table:table-cell>
          <table:table-cell table:number-columns-repeated="3"/>
          <table:table-cell office:value-type="float" office:value="733944" calcext:value-type="float">
            <text:p>733944</text:p>
          </table:table-cell>
          <table:table-cell table:number-columns-repeated="2"/>
          <table:table-cell office:value-type="float" office:value="1509433" calcext:value-type="float">
            <text:p>1509433</text:p>
          </table:table-cell>
          <table:table-cell table:number-columns-repeated="2"/>
          <table:table-cell office:value-type="float" office:value="983102" calcext:value-type="float">
            <text:p>983102</text:p>
          </table:table-cell>
          <table:table-cell table:number-columns-repeated="2"/>
          <table:table-cell office:value-type="float" office:value="948148" calcext:value-type="float">
            <text:p>948148</text:p>
          </table:table-cell>
          <table:table-cell/>
          <table:table-cell office:value-type="float" office:value="1498829" calcext:value-type="float">
            <text:p>1498829</text:p>
          </table:table-cell>
          <table:table-cell/>
          <table:table-cell office:value-type="float" office:value="1792717" calcext:value-type="float">
            <text:p>1792717</text:p>
          </table:table-cell>
          <table:table-cell table:number-columns-repeated="24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72093" calcext:value-type="float">
            <text:p>372093</text:p>
          </table:table-cell>
          <table:table-cell table:number-columns-repeated="2"/>
          <table:table-cell office:value-type="float" office:value="901408" calcext:value-type="float">
            <text:p>901408</text:p>
          </table:table-cell>
          <table:table-cell/>
          <table:table-cell office:value-type="float" office:value="3200000" calcext:value-type="float">
            <text:p>3200000</text:p>
          </table:table-cell>
          <table:table-cell/>
          <table:table-cell office:value-type="float" office:value="3975155" calcext:value-type="float">
            <text:p>3975155</text:p>
          </table:table-cell>
          <table:table-cell/>
          <table:table-cell office:value-type="float" office:value="2064516" calcext:value-type="float">
            <text:p>2064516</text:p>
          </table:table-cell>
          <table:table-cell table:number-columns-repeated="2"/>
          <table:table-cell office:value-type="float" office:value="919540" calcext:value-type="float">
            <text:p>919540</text:p>
          </table:table-cell>
          <table:table-cell table:number-columns-repeated="2"/>
          <table:table-cell office:value-type="float" office:value="551724" calcext:value-type="float">
            <text:p>551724</text:p>
          </table:table-cell>
          <table:table-cell table:number-columns-repeated="3"/>
          <table:table-cell office:value-type="float" office:value="939794" calcext:value-type="float">
            <text:p>939794</text:p>
          </table:table-cell>
          <table:table-cell table:number-columns-repeated="2"/>
          <table:table-cell office:value-type="float" office:value="1957186" calcext:value-type="float">
            <text:p>1957186</text:p>
          </table:table-cell>
          <table:table-cell/>
          <table:table-cell office:value-type="float" office:value="1116928" calcext:value-type="float">
            <text:p>1116928</text:p>
          </table:table-cell>
          <table:table-cell/>
          <table:table-cell office:value-type="float" office:value="1170018" calcext:value-type="float">
            <text:p>1170018</text:p>
          </table:table-cell>
          <table:table-cell/>
          <table:table-cell office:value-type="float" office:value="1849710" calcext:value-type="float">
            <text:p>1849710</text:p>
          </table:table-cell>
          <table:table-cell/>
          <table:table-cell office:value-type="float" office:value="2370370" calcext:value-type="float">
            <text:p>2370370</text:p>
          </table:table-cell>
          <table:table-cell table:number-columns-repeated="2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84114" calcext:value-type="float">
            <text:p>484114</text:p>
          </table:table-cell>
          <table:table-cell table:number-columns-repeated="2"/>
          <table:table-cell office:value-type="float" office:value="996884" calcext:value-type="float">
            <text:p>996884</text:p>
          </table:table-cell>
          <table:table-cell/>
          <table:table-cell office:value-type="float" office:value="4413793" calcext:value-type="float">
            <text:p>4413793</text:p>
          </table:table-cell>
          <table:table-cell/>
          <table:table-cell office:value-type="float" office:value="5203252" calcext:value-type="float">
            <text:p>5203252</text:p>
          </table:table-cell>
          <table:table-cell/>
          <table:table-cell office:value-type="float" office:value="2644628" calcext:value-type="float">
            <text:p>2644628</text:p>
          </table:table-cell>
          <table:table-cell/>
          <table:table-cell office:value-type="float" office:value="1124780" calcext:value-type="float">
            <text:p>1124780</text:p>
          </table:table-cell>
          <table:table-cell table:number-columns-repeated="2"/>
          <table:table-cell office:value-type="float" office:value="518218" calcext:value-type="float">
            <text:p>518218</text:p>
          </table:table-cell>
          <table:table-cell table:number-columns-repeated="2"/>
          <table:table-cell office:value-type="float" office:value="1167883" calcext:value-type="float">
            <text:p>1167883</text:p>
          </table:table-cell>
          <table:table-cell table:number-columns-repeated="2"/>
          <table:table-cell office:value-type="float" office:value="2184300" calcext:value-type="float">
            <text:p>2184300</text:p>
          </table:table-cell>
          <table:table-cell/>
          <table:table-cell office:value-type="float" office:value="1245136" calcext:value-type="float">
            <text:p>1245136</text:p>
          </table:table-cell>
          <table:table-cell/>
          <table:table-cell office:value-type="float" office:value="1149012" calcext:value-type="float">
            <text:p>1149012</text:p>
          </table:table-cell>
          <table:table-cell/>
          <table:table-cell office:value-type="float" office:value="1916167" calcext:value-type="float">
            <text:p>1916167</text:p>
          </table:table-cell>
          <table:table-cell/>
          <table:table-cell office:value-type="float" office:value="2746781" calcext:value-type="float">
            <text:p>2746781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7618" calcext:value-type="float">
            <text:p>307618</text:p>
          </table:table-cell>
          <table:table-cell table:number-columns-repeated="2"/>
          <table:table-cell office:value-type="float" office:value="627450" calcext:value-type="float">
            <text:p>627450</text:p>
          </table:table-cell>
          <table:table-cell table:number-columns-repeated="2"/>
          <table:table-cell office:value-type="float" office:value="900774" calcext:value-type="float">
            <text:p>900774</text:p>
          </table:table-cell>
          <table:table-cell table:number-columns-repeated="2"/>
          <table:table-cell office:value-type="float" office:value="937728" calcext:value-type="float">
            <text:p>937728</text:p>
          </table:table-cell>
          <table:table-cell table:number-columns-repeated="2"/>
          <table:table-cell office:value-type="float" office:value="685591" calcext:value-type="float">
            <text:p>685591</text:p>
          </table:table-cell>
          <table:table-cell table:number-columns-repeated="2"/>
          <table:table-cell office:value-type="float" office:value="373069" calcext:value-type="float">
            <text:p>373069</text:p>
          </table:table-cell>
          <table:table-cell table:number-columns-repeated="2"/>
          <table:table-cell office:value-type="float" office:value="419809" calcext:value-type="float">
            <text:p>419809</text:p>
          </table:table-cell>
          <table:table-cell table:number-columns-repeated="3"/>
          <table:table-cell office:value-type="float" office:value="381633" calcext:value-type="float">
            <text:p>381633</text:p>
          </table:table-cell>
          <table:table-cell table:number-columns-repeated="3"/>
          <table:table-cell office:value-type="float" office:value="599250" calcext:value-type="float">
            <text:p>599250</text:p>
          </table:table-cell>
          <table:table-cell table:number-columns-repeated="2"/>
          <table:table-cell office:value-type="float" office:value="679405" calcext:value-type="float">
            <text:p>679405</text:p>
          </table:table-cell>
          <table:table-cell table:number-columns-repeated="2"/>
          <table:table-cell office:value-type="float" office:value="685591" calcext:value-type="float">
            <text:p>685591</text:p>
          </table:table-cell>
          <table:table-cell table:number-columns-repeated="2"/>
          <table:table-cell office:value-type="float" office:value="757844" calcext:value-type="float">
            <text:p>757844</text:p>
          </table:table-cell>
          <table:table-cell table:number-columns-repeated="2"/>
          <table:table-cell office:value-type="float" office:value="802005" calcext:value-type="float">
            <text:p>802005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4488" calcext:value-type="float">
            <text:p>374488</text:p>
          </table:table-cell>
          <table:table-cell table:number-columns-repeated="2"/>
          <table:table-cell office:value-type="float" office:value="888888" calcext:value-type="float">
            <text:p>888888</text:p>
          </table:table-cell>
          <table:table-cell/>
          <table:table-cell office:value-type="float" office:value="1576354" calcext:value-type="float">
            <text:p>1576354</text:p>
          </table:table-cell>
          <table:table-cell/>
          <table:table-cell office:value-type="float" office:value="1662337" calcext:value-type="float">
            <text:p>1662337</text:p>
          </table:table-cell>
          <table:table-cell/>
          <table:table-cell office:value-type="float" office:value="1194029" calcext:value-type="float">
            <text:p>1194029</text:p>
          </table:table-cell>
          <table:table-cell table:number-columns-repeated="2"/>
          <table:table-cell office:value-type="float" office:value="628992" calcext:value-type="float">
            <text:p>628992</text:p>
          </table:table-cell>
          <table:table-cell table:number-columns-repeated="2"/>
          <table:table-cell office:value-type="float" office:value="622568" calcext:value-type="float">
            <text:p>622568</text:p>
          </table:table-cell>
          <table:table-cell table:number-columns-repeated="3"/>
          <table:table-cell office:value-type="float" office:value="652395" calcext:value-type="float">
            <text:p>652395</text:p>
          </table:table-cell>
          <table:table-cell table:number-columns-repeated="2"/>
          <table:table-cell office:value-type="float" office:value="1210974" calcext:value-type="float">
            <text:p>1210974</text:p>
          </table:table-cell>
          <table:table-cell/>
          <table:table-cell office:value-type="float" office:value="1018297" calcext:value-type="float">
            <text:p>1018297</text:p>
          </table:table-cell>
          <table:table-cell/>
          <table:table-cell office:value-type="float" office:value="1072925" calcext:value-type="float">
            <text:p>1072925</text:p>
          </table:table-cell>
          <table:table-cell/>
          <table:table-cell office:value-type="float" office:value="1268582" calcext:value-type="float">
            <text:p>1268582</text:p>
          </table:table-cell>
          <table:table-cell/>
          <table:table-cell office:value-type="float" office:value="1348788" calcext:value-type="float">
            <text:p>1348788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49059" calcext:value-type="float">
            <text:p>349059</text:p>
          </table:table-cell>
          <table:table-cell/>
          <table:table-cell office:value-type="float" office:value="1079258" calcext:value-type="float">
            <text:p>1079258</text:p>
          </table:table-cell>
          <table:table-cell/>
          <table:table-cell office:value-type="float" office:value="2424242" calcext:value-type="float">
            <text:p>2424242</text:p>
          </table:table-cell>
          <table:table-cell/>
          <table:table-cell office:value-type="float" office:value="2735042" calcext:value-type="float">
            <text:p>2735042</text:p>
          </table:table-cell>
          <table:table-cell/>
          <table:table-cell office:value-type="float" office:value="1868613" calcext:value-type="float">
            <text:p>1868613</text:p>
          </table:table-cell>
          <table:table-cell table:number-columns-repeated="2"/>
          <table:table-cell office:value-type="float" office:value="963855" calcext:value-type="float">
            <text:p>963855</text:p>
          </table:table-cell>
          <table:table-cell table:number-columns-repeated="2"/>
          <table:table-cell office:value-type="float" office:value="784313" calcext:value-type="float">
            <text:p>784313</text:p>
          </table:table-cell>
          <table:table-cell table:number-columns-repeated="3"/>
          <table:table-cell office:value-type="float" office:value="968229" calcext:value-type="float">
            <text:p>968229</text:p>
          </table:table-cell>
          <table:table-cell table:number-columns-repeated="2"/>
          <table:table-cell office:value-type="float" office:value="1879588" calcext:value-type="float">
            <text:p>1879588</text:p>
          </table:table-cell>
          <table:table-cell/>
          <table:table-cell office:value-type="float" office:value="1340314" calcext:value-type="float">
            <text:p>1340314</text:p>
          </table:table-cell>
          <table:table-cell/>
          <table:table-cell office:value-type="float" office:value="1367521" calcext:value-type="float">
            <text:p>1367521</text:p>
          </table:table-cell>
          <table:table-cell/>
          <table:table-cell office:value-type="float" office:value="1792717" calcext:value-type="float">
            <text:p>1792717</text:p>
          </table:table-cell>
          <table:table-cell/>
          <table:table-cell office:value-type="float" office:value="2015748" calcext:value-type="float">
            <text:p>2015748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70242" calcext:value-type="float">
            <text:p>470242</text:p>
          </table:table-cell>
          <table:table-cell/>
          <table:table-cell office:value-type="float" office:value="1360255" calcext:value-type="float">
            <text:p>1360255</text:p>
          </table:table-cell>
          <table:table-cell/>
          <table:table-cell office:value-type="float" office:value="3506849" calcext:value-type="float">
            <text:p>3506849</text:p>
          </table:table-cell>
          <table:table-cell/>
          <table:table-cell office:value-type="float" office:value="4280936" calcext:value-type="float">
            <text:p>4280936</text:p>
          </table:table-cell>
          <table:table-cell/>
          <table:table-cell office:value-type="float" office:value="2633744" calcext:value-type="float">
            <text:p>2633744</text:p>
          </table:table-cell>
          <table:table-cell/>
          <table:table-cell office:value-type="float" office:value="1307456" calcext:value-type="float">
            <text:p>1307456</text:p>
          </table:table-cell>
          <table:table-cell table:number-columns-repeated="2"/>
          <table:table-cell office:value-type="float" office:value="855043" calcext:value-type="float">
            <text:p>855043</text:p>
          </table:table-cell>
          <table:table-cell table:number-columns-repeated="2"/>
          <table:table-cell office:value-type="float" office:value="1422222" calcext:value-type="float">
            <text:p>1422222</text:p>
          </table:table-cell>
          <table:table-cell table:number-columns-repeated="2"/>
          <table:table-cell office:value-type="float" office:value="2800875" calcext:value-type="float">
            <text:p>2800875</text:p>
          </table:table-cell>
          <table:table-cell/>
          <table:table-cell office:value-type="float" office:value="1795231" calcext:value-type="float">
            <text:p>1795231</text:p>
          </table:table-cell>
          <table:table-cell/>
          <table:table-cell office:value-type="float" office:value="1718120" calcext:value-type="float">
            <text:p>1718120</text:p>
          </table:table-cell>
          <table:table-cell/>
          <table:table-cell office:value-type="float" office:value="2374768" calcext:value-type="float">
            <text:p>2374768</text:p>
          </table:table-cell>
          <table:table-cell/>
          <table:table-cell office:value-type="float" office:value="2889390" calcext:value-type="float">
            <text:p>2889390</text:p>
          </table:table-cell>
          <table:table-cell table:number-columns-repeated="30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566873" calcext:value-type="float">
            <text:p>566873</text:p>
          </table:table-cell>
          <table:table-cell/>
          <table:table-cell office:value-type="float" office:value="1397379" calcext:value-type="float">
            <text:p>1397379</text:p>
          </table:table-cell>
          <table:table-cell/>
          <table:table-cell office:value-type="float" office:value="4604316" calcext:value-type="float">
            <text:p>4604316</text:p>
          </table:table-cell>
          <table:table-cell/>
          <table:table-cell office:value-type="float" office:value="5871559" calcext:value-type="float">
            <text:p>5871559</text:p>
          </table:table-cell>
          <table:table-cell/>
          <table:table-cell office:value-type="float" office:value="3440860" calcext:value-type="float">
            <text:p>3440860</text:p>
          </table:table-cell>
          <table:table-cell/>
          <table:table-cell office:value-type="float" office:value="1647361" calcext:value-type="float">
            <text:p>1647361</text:p>
          </table:table-cell>
          <table:table-cell/>
          <table:table-cell office:value-type="float" office:value="1028938" calcext:value-type="float">
            <text:p>1028938</text:p>
          </table:table-cell>
          <table:table-cell table:number-columns-repeated="2"/>
          <table:table-cell office:value-type="float" office:value="1825962" calcext:value-type="float">
            <text:p>1825962</text:p>
          </table:table-cell>
          <table:table-cell table:number-columns-repeated="2"/>
          <table:table-cell office:value-type="float" office:value="3440860" calcext:value-type="float">
            <text:p>3440860</text:p>
          </table:table-cell>
          <table:table-cell/>
          <table:table-cell office:value-type="float" office:value="1924812" calcext:value-type="float">
            <text:p>1924812</text:p>
          </table:table-cell>
          <table:table-cell/>
          <table:table-cell office:value-type="float" office:value="1871345" calcext:value-type="float">
            <text:p>1871345</text:p>
          </table:table-cell>
          <table:table-cell/>
          <table:table-cell office:value-type="float" office:value="2764578" calcext:value-type="float">
            <text:p>2764578</text:p>
          </table:table-cell>
          <table:table-cell/>
          <table:table-cell office:value-type="float" office:value="3413333" calcext:value-type="float">
            <text:p>3413333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72975" calcext:value-type="float">
            <text:p>672975</text:p>
          </table:table-cell>
          <table:table-cell/>
          <table:table-cell office:value-type="float" office:value="1590062" calcext:value-type="float">
            <text:p>1590062</text:p>
          </table:table-cell>
          <table:table-cell/>
          <table:table-cell office:value-type="float" office:value="4776119" calcext:value-type="float">
            <text:p>4776119</text:p>
          </table:table-cell>
          <table:table-cell/>
          <table:table-cell office:value-type="float" office:value="6808510" calcext:value-type="float">
            <text:p>6808510</text:p>
          </table:table-cell>
          <table:table-cell/>
          <table:table-cell office:value-type="float" office:value="4063492" calcext:value-type="float">
            <text:p>4063492</text:p>
          </table:table-cell>
          <table:table-cell/>
          <table:table-cell office:value-type="float" office:value="1879588" calcext:value-type="float">
            <text:p>1879588</text:p>
          </table:table-cell>
          <table:table-cell/>
          <table:table-cell office:value-type="float" office:value="1094952" calcext:value-type="float">
            <text:p>1094952</text:p>
          </table:table-cell>
          <table:table-cell table:number-columns-repeated="2"/>
          <table:table-cell office:value-type="float" office:value="1462857" calcext:value-type="float">
            <text:p>1462857</text:p>
          </table:table-cell>
          <table:table-cell table:number-columns-repeated="2"/>
          <table:table-cell office:value-type="float" office:value="3938461" calcext:value-type="float">
            <text:p>3938461</text:p>
          </table:table-cell>
          <table:table-cell/>
          <table:table-cell office:value-type="float" office:value="2162162" calcext:value-type="float">
            <text:p>2162162</text:p>
          </table:table-cell>
          <table:table-cell/>
          <table:table-cell office:value-type="float" office:value="2051282" calcext:value-type="float">
            <text:p>2051282</text:p>
          </table:table-cell>
          <table:table-cell/>
          <table:table-cell office:value-type="float" office:value="2838137" calcext:value-type="float">
            <text:p>2838137</text:p>
          </table:table-cell>
          <table:table-cell/>
          <table:table-cell office:value-type="float" office:value="3820895" calcext:value-type="float">
            <text:p>3820895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85194" calcext:value-type="float">
            <text:p>385194</text:p>
          </table:table-cell>
          <table:table-cell table:number-columns-repeated="2"/>
          <table:table-cell office:value-type="float" office:value="686511" calcext:value-type="float">
            <text:p>686511</text:p>
          </table:table-cell>
          <table:table-cell table:number-columns-repeated="2"/>
          <table:table-cell office:value-type="float" office:value="888888" calcext:value-type="float">
            <text:p>888888</text:p>
          </table:table-cell>
          <table:table-cell table:number-columns-repeated="2"/>
          <table:table-cell office:value-type="float" office:value="938416" calcext:value-type="float">
            <text:p>938416</text:p>
          </table:table-cell>
          <table:table-cell table:number-columns-repeated="2"/>
          <table:table-cell office:value-type="float" office:value="711308" calcext:value-type="float">
            <text:p>711308</text:p>
          </table:table-cell>
          <table:table-cell table:number-columns-repeated="2"/>
          <table:table-cell office:value-type="float" office:value="395427" calcext:value-type="float">
            <text:p>395427</text:p>
          </table:table-cell>
          <table:table-cell table:number-columns-repeated="2"/>
          <table:table-cell office:value-type="float" office:value="504234" calcext:value-type="float">
            <text:p>504234</text:p>
          </table:table-cell>
          <table:table-cell table:number-columns-repeated="3"/>
          <table:table-cell office:value-type="float" office:value="382489" calcext:value-type="float">
            <text:p>382489</text:p>
          </table:table-cell>
          <table:table-cell table:number-columns-repeated="3"/>
          <table:table-cell office:value-type="float" office:value="688727" calcext:value-type="float">
            <text:p>688727</text:p>
          </table:table-cell>
          <table:table-cell table:number-columns-repeated="2"/>
          <table:table-cell office:value-type="float" office:value="757396" calcext:value-type="float">
            <text:p>757396</text:p>
          </table:table-cell>
          <table:table-cell table:number-columns-repeated="2"/>
          <table:table-cell office:value-type="float" office:value="736266" calcext:value-type="float">
            <text:p>736266</text:p>
          </table:table-cell>
          <table:table-cell table:number-columns-repeated="2"/>
          <table:table-cell office:value-type="float" office:value="793798" calcext:value-type="float">
            <text:p>793798</text:p>
          </table:table-cell>
          <table:table-cell table:number-columns-repeated="2"/>
          <table:table-cell office:value-type="float" office:value="828478" calcext:value-type="float">
            <text:p>828478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64020" calcext:value-type="float">
            <text:p>464020</text:p>
          </table:table-cell>
          <table:table-cell/>
          <table:table-cell office:value-type="float" office:value="1002741" calcext:value-type="float">
            <text:p>1002741</text:p>
          </table:table-cell>
          <table:table-cell/>
          <table:table-cell office:value-type="float" office:value="1565749" calcext:value-type="float">
            <text:p>1565749</text:p>
          </table:table-cell>
          <table:table-cell/>
          <table:table-cell office:value-type="float" office:value="1643132" calcext:value-type="float">
            <text:p>1643132</text:p>
          </table:table-cell>
          <table:table-cell/>
          <table:table-cell office:value-type="float" office:value="1125769" calcext:value-type="float">
            <text:p>1125769</text:p>
          </table:table-cell>
          <table:table-cell table:number-columns-repeated="2"/>
          <table:table-cell office:value-type="float" office:value="687063" calcext:value-type="float">
            <text:p>687063</text:p>
          </table:table-cell>
          <table:table-cell table:number-columns-repeated="2"/>
          <table:table-cell office:value-type="float" office:value="798004" calcext:value-type="float">
            <text:p>798004</text:p>
          </table:table-cell>
          <table:table-cell table:number-columns-repeated="3"/>
          <table:table-cell office:value-type="float" office:value="653561" calcext:value-type="float">
            <text:p>653561</text:p>
          </table:table-cell>
          <table:table-cell table:number-columns-repeated="2"/>
          <table:table-cell office:value-type="float" office:value="1212121" calcext:value-type="float">
            <text:p>1212121</text:p>
          </table:table-cell>
          <table:table-cell/>
          <table:table-cell office:value-type="float" office:value="1057414" calcext:value-type="float">
            <text:p>1057414</text:p>
          </table:table-cell>
          <table:table-cell table:number-columns-repeated="2"/>
          <table:table-cell office:value-type="float" office:value="998439" calcext:value-type="float">
            <text:p>998439</text:p>
          </table:table-cell>
          <table:table-cell/>
          <table:table-cell office:value-type="float" office:value="1314843" calcext:value-type="float">
            <text:p>1314843</text:p>
          </table:table-cell>
          <table:table-cell/>
          <table:table-cell office:value-type="float" office:value="1389039" calcext:value-type="float">
            <text:p>1389039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00656" calcext:value-type="float">
            <text:p>600656</text:p>
          </table:table-cell>
          <table:table-cell/>
          <table:table-cell office:value-type="float" office:value="1415146" calcext:value-type="float">
            <text:p>1415146</text:p>
          </table:table-cell>
          <table:table-cell/>
          <table:table-cell office:value-type="float" office:value="2628336" calcext:value-type="float">
            <text:p>2628336</text:p>
          </table:table-cell>
          <table:table-cell/>
          <table:table-cell office:value-type="float" office:value="2866741" calcext:value-type="float">
            <text:p>2866741</text:p>
          </table:table-cell>
          <table:table-cell/>
          <table:table-cell office:value-type="float" office:value="2119205" calcext:value-type="float">
            <text:p>2119205</text:p>
          </table:table-cell>
          <table:table-cell/>
          <table:table-cell office:value-type="float" office:value="1120350" calcext:value-type="float">
            <text:p>1120350</text:p>
          </table:table-cell>
          <table:table-cell/>
          <table:table-cell office:value-type="float" office:value="1176470" calcext:value-type="float">
            <text:p>1176470</text:p>
          </table:table-cell>
          <table:table-cell table:number-columns-repeated="2"/>
          <table:table-cell office:value-type="float" office:value="1209829" calcext:value-type="float">
            <text:p>1209829</text:p>
          </table:table-cell>
          <table:table-cell table:number-columns-repeated="2"/>
          <table:table-cell office:value-type="float" office:value="2165820" calcext:value-type="float">
            <text:p>2165820</text:p>
          </table:table-cell>
          <table:table-cell/>
          <table:table-cell office:value-type="float" office:value="1849710" calcext:value-type="float">
            <text:p>1849710</text:p>
          </table:table-cell>
          <table:table-cell/>
          <table:table-cell office:value-type="float" office:value="1739130" calcext:value-type="float">
            <text:p>1739130</text:p>
          </table:table-cell>
          <table:table-cell/>
          <table:table-cell office:value-type="float" office:value="1992217" calcext:value-type="float">
            <text:p>1992217</text:p>
          </table:table-cell>
          <table:table-cell/>
          <table:table-cell office:value-type="float" office:value="2189905" calcext:value-type="float">
            <text:p>218990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40312" calcext:value-type="float">
            <text:p>740312</text:p>
          </table:table-cell>
          <table:table-cell/>
          <table:table-cell office:value-type="float" office:value="1728561" calcext:value-type="float">
            <text:p>1728561</text:p>
          </table:table-cell>
          <table:table-cell/>
          <table:table-cell office:value-type="float" office:value="3872919" calcext:value-type="float">
            <text:p>3872919</text:p>
          </table:table-cell>
          <table:table-cell/>
          <table:table-cell office:value-type="float" office:value="4459930" calcext:value-type="float">
            <text:p>4459930</text:p>
          </table:table-cell>
          <table:table-cell/>
          <table:table-cell office:value-type="float" office:value="3176178" calcext:value-type="float">
            <text:p>3176178</text:p>
          </table:table-cell>
          <table:table-cell/>
          <table:table-cell office:value-type="float" office:value="1730899" calcext:value-type="float">
            <text:p>1730899</text:p>
          </table:table-cell>
          <table:table-cell/>
          <table:table-cell office:value-type="float" office:value="1465369" calcext:value-type="float">
            <text:p>1465369</text:p>
          </table:table-cell>
          <table:table-cell table:number-columns-repeated="2"/>
          <table:table-cell office:value-type="float" office:value="1863173" calcext:value-type="float">
            <text:p>1863173</text:p>
          </table:table-cell>
          <table:table-cell table:number-columns-repeated="2"/>
          <table:table-cell office:value-type="float" office:value="3232323" calcext:value-type="float">
            <text:p>3232323</text:p>
          </table:table-cell>
          <table:table-cell/>
          <table:table-cell office:value-type="float" office:value="2325158" calcext:value-type="float">
            <text:p>2325158</text:p>
          </table:table-cell>
          <table:table-cell/>
          <table:table-cell office:value-type="float" office:value="2212618" calcext:value-type="float">
            <text:p>2212618</text:p>
          </table:table-cell>
          <table:table-cell/>
          <table:table-cell office:value-type="float" office:value="2770562" calcext:value-type="float">
            <text:p>2770562</text:p>
          </table:table-cell>
          <table:table-cell/>
          <table:table-cell office:value-type="float" office:value="3099273" calcext:value-type="float">
            <text:p>3099273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853617" calcext:value-type="float">
            <text:p>853617</text:p>
          </table:table-cell>
          <table:table-cell/>
          <table:table-cell office:value-type="float" office:value="1878209" calcext:value-type="float">
            <text:p>1878209</text:p>
          </table:table-cell>
          <table:table-cell/>
          <table:table-cell office:value-type="float" office:value="5119999" calcext:value-type="float">
            <text:p>5119999</text:p>
          </table:table-cell>
          <table:table-cell/>
          <table:table-cell office:value-type="float" office:value="5995316" calcext:value-type="float">
            <text:p>5995316</text:p>
          </table:table-cell>
          <table:table-cell/>
          <table:table-cell office:value-type="float" office:value="4231404" calcext:value-type="float">
            <text:p>4231404</text:p>
          </table:table-cell>
          <table:table-cell/>
          <table:table-cell office:value-type="float" office:value="2265486" calcext:value-type="float">
            <text:p>2265486</text:p>
          </table:table-cell>
          <table:table-cell/>
          <table:table-cell office:value-type="float" office:value="1667752" calcext:value-type="float">
            <text:p>1667752</text:p>
          </table:table-cell>
          <table:table-cell table:number-columns-repeated="2"/>
          <table:table-cell office:value-type="float" office:value="2507345" calcext:value-type="float">
            <text:p>2507345</text:p>
          </table:table-cell>
          <table:table-cell table:number-columns-repeated="2"/>
          <table:table-cell office:value-type="float" office:value="4266666" calcext:value-type="float">
            <text:p>4266666</text:p>
          </table:table-cell>
          <table:table-cell/>
          <table:table-cell office:value-type="float" office:value="2749731" calcext:value-type="float">
            <text:p>2749731</text:p>
          </table:table-cell>
          <table:table-cell/>
          <table:table-cell office:value-type="float" office:value="2770562" calcext:value-type="float">
            <text:p>2770562</text:p>
          </table:table-cell>
          <table:table-cell/>
          <table:table-cell office:value-type="float" office:value="3248730" calcext:value-type="float">
            <text:p>3248730</text:p>
          </table:table-cell>
          <table:table-cell/>
          <table:table-cell office:value-type="float" office:value="3884673" calcext:value-type="float">
            <text:p>3884673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040650" calcext:value-type="float">
            <text:p>1040650</text:p>
          </table:table-cell>
          <table:table-cell/>
          <table:table-cell office:value-type="float" office:value="1714668" calcext:value-type="float">
            <text:p>1714668</text:p>
          </table:table-cell>
          <table:table-cell/>
          <table:table-cell office:value-type="float" office:value="6023529" calcext:value-type="float">
            <text:p>6023529</text:p>
          </table:table-cell>
          <table:table-cell/>
          <table:table-cell office:value-type="float" office:value="7191011" calcext:value-type="float">
            <text:p>7191011</text:p>
          </table:table-cell>
          <table:table-cell/>
          <table:table-cell office:value-type="float" office:value="4830188" calcext:value-type="float">
            <text:p>4830188</text:p>
          </table:table-cell>
          <table:table-cell/>
          <table:table-cell office:value-type="float" office:value="2514734" calcext:value-type="float">
            <text:p>2514734</text:p>
          </table:table-cell>
          <table:table-cell/>
          <table:table-cell office:value-type="float" office:value="1729729" calcext:value-type="float">
            <text:p>1729729</text:p>
          </table:table-cell>
          <table:table-cell table:number-columns-repeated="2"/>
          <table:table-cell office:value-type="float" office:value="2873176" calcext:value-type="float">
            <text:p>2873176</text:p>
          </table:table-cell>
          <table:table-cell table:number-columns-repeated="2"/>
          <table:table-cell office:value-type="float" office:value="4680073" calcext:value-type="float">
            <text:p>4680073</text:p>
          </table:table-cell>
          <table:table-cell/>
          <table:table-cell office:value-type="float" office:value="2857142" calcext:value-type="float">
            <text:p>2857142</text:p>
          </table:table-cell>
          <table:table-cell/>
          <table:table-cell office:value-type="float" office:value="2905788" calcext:value-type="float">
            <text:p>2905788</text:p>
          </table:table-cell>
          <table:table-cell/>
          <table:table-cell office:value-type="float" office:value="3328998" calcext:value-type="float">
            <text:p>3328998</text:p>
          </table:table-cell>
          <table:table-cell/>
          <table:table-cell office:value-type="float" office:value="3212045" calcext:value-type="float">
            <text:p>3212045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286432" calcext:value-type="float">
            <text:p>1286432</text:p>
          </table:table-cell>
          <table:table-cell/>
          <table:table-cell office:value-type="float" office:value="2112211" calcext:value-type="float">
            <text:p>2112211</text:p>
          </table:table-cell>
          <table:table-cell/>
          <table:table-cell office:value-type="float" office:value="7398843" calcext:value-type="float">
            <text:p>7398843</text:p>
          </table:table-cell>
          <table:table-cell/>
          <table:table-cell office:value-type="float" office:value="7852760" calcext:value-type="float">
            <text:p>7852760</text:p>
          </table:table-cell>
          <table:table-cell/>
          <table:table-cell office:value-type="float" office:value="5688888" calcext:value-type="float">
            <text:p>5688888</text:p>
          </table:table-cell>
          <table:table-cell/>
          <table:table-cell office:value-type="float" office:value="3164400" calcext:value-type="float">
            <text:p>3164400</text:p>
          </table:table-cell>
          <table:table-cell/>
          <table:table-cell office:value-type="float" office:value="1893491" calcext:value-type="float">
            <text:p>1893491</text:p>
          </table:table-cell>
          <table:table-cell table:number-columns-repeated="2"/>
          <table:table-cell office:value-type="float" office:value="3282051" calcext:value-type="float">
            <text:p>3282051</text:p>
          </table:table-cell>
          <table:table-cell table:number-columns-repeated="2"/>
          <table:table-cell office:value-type="float" office:value="3550624" calcext:value-type="float">
            <text:p>3550624</text:p>
          </table:table-cell>
          <table:table-cell/>
          <table:table-cell office:value-type="float" office:value="2120961" calcext:value-type="float">
            <text:p>2120961</text:p>
          </table:table-cell>
          <table:table-cell/>
          <table:table-cell office:value-type="float" office:value="3054892" calcext:value-type="float">
            <text:p>3054892</text:p>
          </table:table-cell>
          <table:table-cell/>
          <table:table-cell office:value-type="float" office:value="1637875" calcext:value-type="float">
            <text:p>1637875</text:p>
          </table:table-cell>
          <table:table-cell/>
          <table:table-cell office:value-type="float" office:value="4459930" calcext:value-type="float">
            <text:p>4459930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87643" calcext:value-type="float">
            <text:p>387643</text:p>
          </table:table-cell>
          <table:table-cell table:number-columns-repeated="2"/>
          <table:table-cell office:value-type="float" office:value="740205" calcext:value-type="float">
            <text:p>740205</text:p>
          </table:table-cell>
          <table:table-cell table:number-columns-repeated="2"/>
          <table:table-cell office:value-type="float" office:value="926361" calcext:value-type="float">
            <text:p>926361</text:p>
          </table:table-cell>
          <table:table-cell table:number-columns-repeated="2"/>
          <table:table-cell office:value-type="float" office:value="943257" calcext:value-type="float">
            <text:p>943257</text:p>
          </table:table-cell>
          <table:table-cell table:number-columns-repeated="2"/>
          <table:table-cell office:value-type="float" office:value="613614" calcext:value-type="float">
            <text:p>613614</text:p>
          </table:table-cell>
          <table:table-cell table:number-columns-repeated="2"/>
          <table:table-cell office:value-type="float" office:value="303623" calcext:value-type="float">
            <text:p>303623</text:p>
          </table:table-cell>
          <table:table-cell table:number-columns-repeated="2"/>
          <table:table-cell office:value-type="float" office:value="552975" calcext:value-type="float">
            <text:p>552975</text:p>
          </table:table-cell>
          <table:table-cell table:number-columns-repeated="3"/>
          <table:table-cell office:value-type="float" office:value="418916" calcext:value-type="float">
            <text:p>418916</text:p>
          </table:table-cell>
          <table:table-cell table:number-columns-repeated="3"/>
          <table:table-cell office:value-type="float" office:value="710321" calcext:value-type="float">
            <text:p>710321</text:p>
          </table:table-cell>
          <table:table-cell table:number-columns-repeated="2"/>
          <table:table-cell office:value-type="float" office:value="812698" calcext:value-type="float">
            <text:p>812698</text:p>
          </table:table-cell>
          <table:table-cell table:number-columns-repeated="2"/>
          <table:table-cell office:value-type="float" office:value="800250" calcext:value-type="float">
            <text:p>800250</text:p>
          </table:table-cell>
          <table:table-cell table:number-columns-repeated="2"/>
          <table:table-cell office:value-type="float" office:value="804525" calcext:value-type="float">
            <text:p>804525</text:p>
          </table:table-cell>
          <table:table-cell table:number-columns-repeated="2"/>
          <table:table-cell office:value-type="float" office:value="835236" calcext:value-type="float">
            <text:p>835236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51260" calcext:value-type="float">
            <text:p>451260</text:p>
          </table:table-cell>
          <table:table-cell/>
          <table:table-cell office:value-type="float" office:value="1116684" calcext:value-type="float">
            <text:p>1116684</text:p>
          </table:table-cell>
          <table:table-cell/>
          <table:table-cell office:value-type="float" office:value="1482339" calcext:value-type="float">
            <text:p>1482339</text:p>
          </table:table-cell>
          <table:table-cell/>
          <table:table-cell office:value-type="float" office:value="1702693" calcext:value-type="float">
            <text:p>1702693</text:p>
          </table:table-cell>
          <table:table-cell/>
          <table:table-cell office:value-type="float" office:value="1323681" calcext:value-type="float">
            <text:p>1323681</text:p>
          </table:table-cell>
          <table:table-cell table:number-columns-repeated="2"/>
          <table:table-cell office:value-type="float" office:value="745703" calcext:value-type="float">
            <text:p>745703</text:p>
          </table:table-cell>
          <table:table-cell table:number-columns-repeated="2"/>
          <table:table-cell office:value-type="float" office:value="947446" calcext:value-type="float">
            <text:p>947446</text:p>
          </table:table-cell>
          <table:table-cell table:number-columns-repeated="3"/>
          <table:table-cell office:value-type="float" office:value="765779" calcext:value-type="float">
            <text:p>765779</text:p>
          </table:table-cell>
          <table:table-cell table:number-columns-repeated="2"/>
          <table:table-cell office:value-type="float" office:value="1271102" calcext:value-type="float">
            <text:p>1271102</text:p>
          </table:table-cell>
          <table:table-cell/>
          <table:table-cell office:value-type="float" office:value="1272365" calcext:value-type="float">
            <text:p>1272365</text:p>
          </table:table-cell>
          <table:table-cell/>
          <table:table-cell office:value-type="float" office:value="1359532" calcext:value-type="float">
            <text:p>1359532</text:p>
          </table:table-cell>
          <table:table-cell/>
          <table:table-cell office:value-type="float" office:value="1380425" calcext:value-type="float">
            <text:p>1380425</text:p>
          </table:table-cell>
          <table:table-cell/>
          <table:table-cell office:value-type="float" office:value="1407366" calcext:value-type="float">
            <text:p>1407366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28344" calcext:value-type="float">
            <text:p>828344</text:p>
          </table:table-cell>
          <table:table-cell/>
          <table:table-cell office:value-type="float" office:value="1471264" calcext:value-type="float">
            <text:p>1471264</text:p>
          </table:table-cell>
          <table:table-cell/>
          <table:table-cell office:value-type="float" office:value="2506118" calcext:value-type="float">
            <text:p>2506118</text:p>
          </table:table-cell>
          <table:table-cell/>
          <table:table-cell office:value-type="float" office:value="2720510" calcext:value-type="float">
            <text:p>2720510</text:p>
          </table:table-cell>
          <table:table-cell/>
          <table:table-cell office:value-type="float" office:value="2186165" calcext:value-type="float">
            <text:p>2186165</text:p>
          </table:table-cell>
          <table:table-cell/>
          <table:table-cell office:value-type="float" office:value="1265134" calcext:value-type="float">
            <text:p>1265134</text:p>
          </table:table-cell>
          <table:table-cell/>
          <table:table-cell office:value-type="float" office:value="1412024" calcext:value-type="float">
            <text:p>1412024</text:p>
          </table:table-cell>
          <table:table-cell table:number-columns-repeated="2"/>
          <table:table-cell office:value-type="float" office:value="1260773" calcext:value-type="float">
            <text:p>1260773</text:p>
          </table:table-cell>
          <table:table-cell table:number-columns-repeated="2"/>
          <table:table-cell office:value-type="float" office:value="2020520" calcext:value-type="float">
            <text:p>2020520</text:p>
          </table:table-cell>
          <table:table-cell/>
          <table:table-cell office:value-type="float" office:value="1889298" calcext:value-type="float">
            <text:p>1889298</text:p>
          </table:table-cell>
          <table:table-cell/>
          <table:table-cell office:value-type="float" office:value="2015748" calcext:value-type="float">
            <text:p>2015748</text:p>
          </table:table-cell>
          <table:table-cell/>
          <table:table-cell office:value-type="float" office:value="2053750" calcext:value-type="float">
            <text:p>2053750</text:p>
          </table:table-cell>
          <table:table-cell/>
          <table:table-cell office:value-type="float" office:value="2288779" calcext:value-type="float">
            <text:p>2288779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034552" calcext:value-type="float">
            <text:p>1034552</text:p>
          </table:table-cell>
          <table:table-cell/>
          <table:table-cell office:value-type="float" office:value="1859789" calcext:value-type="float">
            <text:p>1859789</text:p>
          </table:table-cell>
          <table:table-cell/>
          <table:table-cell office:value-type="float" office:value="4079681" calcext:value-type="float">
            <text:p>4079681</text:p>
          </table:table-cell>
          <table:table-cell/>
          <table:table-cell office:value-type="float" office:value="4483362" calcext:value-type="float">
            <text:p>4483362</text:p>
          </table:table-cell>
          <table:table-cell/>
          <table:table-cell office:value-type="float" office:value="3567944" calcext:value-type="float">
            <text:p>3567944</text:p>
          </table:table-cell>
          <table:table-cell/>
          <table:table-cell office:value-type="float" office:value="2004698" calcext:value-type="float">
            <text:p>2004698</text:p>
          </table:table-cell>
          <table:table-cell/>
          <table:table-cell office:value-type="float" office:value="2022915" calcext:value-type="float">
            <text:p>2022915</text:p>
          </table:table-cell>
          <table:table-cell table:number-columns-repeated="2"/>
          <table:table-cell office:value-type="float" office:value="2205945" calcext:value-type="float">
            <text:p>2205945</text:p>
          </table:table-cell>
          <table:table-cell table:number-columns-repeated="2"/>
          <table:table-cell office:value-type="float" office:value="3737226" calcext:value-type="float">
            <text:p>3737226</text:p>
          </table:table-cell>
          <table:table-cell/>
          <table:table-cell office:value-type="float" office:value="2816281" calcext:value-type="float">
            <text:p>2816281</text:p>
          </table:table-cell>
          <table:table-cell/>
          <table:table-cell office:value-type="float" office:value="2764578" calcext:value-type="float">
            <text:p>2764578</text:p>
          </table:table-cell>
          <table:table-cell/>
          <table:table-cell office:value-type="float" office:value="3040380" calcext:value-type="float">
            <text:p>3040380</text:p>
          </table:table-cell>
          <table:table-cell/>
          <table:table-cell office:value-type="float" office:value="3273657" calcext:value-type="float">
            <text:p>3273657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156539" calcext:value-type="float">
            <text:p>1156539</text:p>
          </table:table-cell>
          <table:table-cell/>
          <table:table-cell office:value-type="float" office:value="2044728" calcext:value-type="float">
            <text:p>2044728</text:p>
          </table:table-cell>
          <table:table-cell/>
          <table:table-cell office:value-type="float" office:value="4044233" calcext:value-type="float">
            <text:p>4044233</text:p>
          </table:table-cell>
          <table:table-cell/>
          <table:table-cell office:value-type="float" office:value="6037735" calcext:value-type="float">
            <text:p>6037735</text:p>
          </table:table-cell>
          <table:table-cell/>
          <table:table-cell office:value-type="float" office:value="4885496" calcext:value-type="float">
            <text:p>4885496</text:p>
          </table:table-cell>
          <table:table-cell/>
          <table:table-cell office:value-type="float" office:value="2743837" calcext:value-type="float">
            <text:p>2743837</text:p>
          </table:table-cell>
          <table:table-cell/>
          <table:table-cell office:value-type="float" office:value="2066182" calcext:value-type="float">
            <text:p>2066182</text:p>
          </table:table-cell>
          <table:table-cell table:number-columns-repeated="2"/>
          <table:table-cell office:value-type="float" office:value="2876404" calcext:value-type="float">
            <text:p>2876404</text:p>
          </table:table-cell>
          <table:table-cell table:number-columns-repeated="2"/>
          <table:table-cell office:value-type="float" office:value="4843897" calcext:value-type="float">
            <text:p>4843897</text:p>
          </table:table-cell>
          <table:table-cell/>
          <table:table-cell office:value-type="float" office:value="3131498" calcext:value-type="float">
            <text:p>3131498</text:p>
          </table:table-cell>
          <table:table-cell/>
          <table:table-cell office:value-type="float" office:value="2682032" calcext:value-type="float">
            <text:p>2682032</text:p>
          </table:table-cell>
          <table:table-cell/>
          <table:table-cell office:value-type="float" office:value="3688760" calcext:value-type="float">
            <text:p>3688760</text:p>
          </table:table-cell>
          <table:table-cell/>
          <table:table-cell office:value-type="float" office:value="4145748" calcext:value-type="float">
            <text:p>4145748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317211" calcext:value-type="float">
            <text:p>1317211</text:p>
          </table:table-cell>
          <table:table-cell/>
          <table:table-cell office:value-type="float" office:value="2423095" calcext:value-type="float">
            <text:p>2423095</text:p>
          </table:table-cell>
          <table:table-cell/>
          <table:table-cell office:value-type="float" office:value="6087990" calcext:value-type="float">
            <text:p>6087990</text:p>
          </table:table-cell>
          <table:table-cell/>
          <table:table-cell office:value-type="float" office:value="7356321" calcext:value-type="float">
            <text:p>7356321</text:p>
          </table:table-cell>
          <table:table-cell/>
          <table:table-cell office:value-type="float" office:value="5638766" calcext:value-type="float">
            <text:p>5638766</text:p>
          </table:table-cell>
          <table:table-cell/>
          <table:table-cell office:value-type="float" office:value="3480625" calcext:value-type="float">
            <text:p>3480625</text:p>
          </table:table-cell>
          <table:table-cell/>
          <table:table-cell office:value-type="float" office:value="2698998" calcext:value-type="float">
            <text:p>2698998</text:p>
          </table:table-cell>
          <table:table-cell table:number-columns-repeated="2"/>
          <table:table-cell office:value-type="float" office:value="3806691" calcext:value-type="float">
            <text:p>3806691</text:p>
          </table:table-cell>
          <table:table-cell table:number-columns-repeated="2"/>
          <table:table-cell office:value-type="float" office:value="5919075" calcext:value-type="float">
            <text:p>5919075</text:p>
          </table:table-cell>
          <table:table-cell/>
          <table:table-cell office:value-type="float" office:value="4012539" calcext:value-type="float">
            <text:p>4012539</text:p>
          </table:table-cell>
          <table:table-cell/>
          <table:table-cell office:value-type="float" office:value="3335504" calcext:value-type="float">
            <text:p>3335504</text:p>
          </table:table-cell>
          <table:table-cell/>
          <table:table-cell office:value-type="float" office:value="3226212" calcext:value-type="float">
            <text:p>3226212</text:p>
          </table:table-cell>
          <table:table-cell/>
          <table:table-cell office:value-type="float" office:value="4346349" calcext:value-type="float">
            <text:p>4346349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558125" calcext:value-type="float">
            <text:p>1558125</text:p>
          </table:table-cell>
          <table:table-cell/>
          <table:table-cell office:value-type="float" office:value="2481822" calcext:value-type="float">
            <text:p>2481822</text:p>
          </table:table-cell>
          <table:table-cell/>
          <table:table-cell office:value-type="float" office:value="7004103" calcext:value-type="float">
            <text:p>7004103</text:p>
          </table:table-cell>
          <table:table-cell/>
          <table:table-cell office:value-type="float" office:value="7937984" calcext:value-type="float">
            <text:p>7937984</text:p>
          </table:table-cell>
          <table:table-cell/>
          <table:table-cell office:value-type="float" office:value="6464646" calcext:value-type="float">
            <text:p>6464646</text:p>
          </table:table-cell>
          <table:table-cell/>
          <table:table-cell office:value-type="float" office:value="3908396" calcext:value-type="float">
            <text:p>3908396</text:p>
          </table:table-cell>
          <table:table-cell/>
          <table:table-cell office:value-type="float" office:value="2895927" calcext:value-type="float">
            <text:p>2895927</text:p>
          </table:table-cell>
          <table:table-cell table:number-columns-repeated="2"/>
          <table:table-cell office:value-type="float" office:value="4270225" calcext:value-type="float">
            <text:p>4270225</text:p>
          </table:table-cell>
          <table:table-cell table:number-columns-repeated="2"/>
          <table:table-cell office:value-type="float" office:value="6228710" calcext:value-type="float">
            <text:p>6228710</text:p>
          </table:table-cell>
          <table:table-cell/>
          <table:table-cell office:value-type="float" office:value="4050632" calcext:value-type="float">
            <text:p>4050632</text:p>
          </table:table-cell>
          <table:table-cell/>
          <table:table-cell office:value-type="float" office:value="4086193" calcext:value-type="float">
            <text:p>4086193</text:p>
          </table:table-cell>
          <table:table-cell/>
          <table:table-cell office:value-type="float" office:value="2372567" calcext:value-type="float">
            <text:p>2372567</text:p>
          </table:table-cell>
          <table:table-cell/>
          <table:table-cell office:value-type="float" office:value="4612612" calcext:value-type="float">
            <text:p>4612612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769177" calcext:value-type="float">
            <text:p>1769177</text:p>
          </table:table-cell>
          <table:table-cell/>
          <table:table-cell office:value-type="float" office:value="2559999" calcext:value-type="float">
            <text:p>2559999</text:p>
          </table:table-cell>
          <table:table-cell/>
          <table:table-cell office:value-type="float" office:value="8012519" calcext:value-type="float">
            <text:p>8012519</text:p>
          </table:table-cell>
          <table:table-cell/>
          <table:table-cell office:value-type="float" office:value="9411764" calcext:value-type="float">
            <text:p>9411764</text:p>
          </table:table-cell>
          <table:table-cell/>
          <table:table-cell office:value-type="float" office:value="7562776" calcext:value-type="float">
            <text:p>7562776</text:p>
          </table:table-cell>
          <table:table-cell/>
          <table:table-cell office:value-type="float" office:value="4050632" calcext:value-type="float">
            <text:p>4050632</text:p>
          </table:table-cell>
          <table:table-cell/>
          <table:table-cell office:value-type="float" office:value="3011764" calcext:value-type="float">
            <text:p>3011764</text:p>
          </table:table-cell>
          <table:table-cell table:number-columns-repeated="2"/>
          <table:table-cell office:value-type="float" office:value="4718894" calcext:value-type="float">
            <text:p>4718894</text:p>
          </table:table-cell>
          <table:table-cell table:number-columns-repeated="2"/>
          <table:table-cell office:value-type="float" office:value="6191051" calcext:value-type="float">
            <text:p>6191051</text:p>
          </table:table-cell>
          <table:table-cell/>
          <table:table-cell office:value-type="float" office:value="4718894" calcext:value-type="float">
            <text:p>4718894</text:p>
          </table:table-cell>
          <table:table-cell/>
          <table:table-cell office:value-type="float" office:value="4200164" calcext:value-type="float">
            <text:p>4200164</text:p>
          </table:table-cell>
          <table:table-cell/>
          <table:table-cell office:value-type="float" office:value="1706666" calcext:value-type="float">
            <text:p>1706666</text:p>
          </table:table-cell>
          <table:table-cell/>
          <table:table-cell office:value-type="float" office:value="4839319" calcext:value-type="float">
            <text:p>483931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8986" calcext:value-type="float">
            <text:p>398986</text:p>
          </table:table-cell>
          <table:table-cell table:number-columns-repeated="2"/>
          <table:table-cell office:value-type="float" office:value="744781" calcext:value-type="float">
            <text:p>744781</text:p>
          </table:table-cell>
          <table:table-cell table:number-columns-repeated="2"/>
          <table:table-cell office:value-type="float" office:value="925189" calcext:value-type="float">
            <text:p>925189</text:p>
          </table:table-cell>
          <table:table-cell table:number-columns-repeated="2"/>
          <table:table-cell office:value-type="float" office:value="936356" calcext:value-type="float">
            <text:p>936356</text:p>
          </table:table-cell>
          <table:table-cell table:number-columns-repeated="2"/>
          <table:table-cell office:value-type="float" office:value="689191" calcext:value-type="float">
            <text:p>689191</text:p>
          </table:table-cell>
          <table:table-cell table:number-columns-repeated="2"/>
          <table:table-cell office:value-type="float" office:value="411261" calcext:value-type="float">
            <text:p>411261</text:p>
          </table:table-cell>
          <table:table-cell table:number-columns-repeated="2"/>
          <table:table-cell office:value-type="float" office:value="584108" calcext:value-type="float">
            <text:p>584108</text:p>
          </table:table-cell>
          <table:table-cell table:number-columns-repeated="3"/>
          <table:table-cell office:value-type="float" office:value="432085" calcext:value-type="float">
            <text:p>432085</text:p>
          </table:table-cell>
          <table:table-cell table:number-columns-repeated="3"/>
          <table:table-cell office:value-type="float" office:value="737167" calcext:value-type="float">
            <text:p>737167</text:p>
          </table:table-cell>
          <table:table-cell table:number-columns-repeated="2"/>
          <table:table-cell office:value-type="float" office:value="862461" calcext:value-type="float">
            <text:p>862461</text:p>
          </table:table-cell>
          <table:table-cell table:number-columns-repeated="2"/>
          <table:table-cell office:value-type="float" office:value="669018" calcext:value-type="float">
            <text:p>669018</text:p>
          </table:table-cell>
          <table:table-cell table:number-columns-repeated="2"/>
          <table:table-cell office:value-type="float" office:value="834623" calcext:value-type="float">
            <text:p>834623</text:p>
          </table:table-cell>
          <table:table-cell table:number-columns-repeated="2"/>
          <table:table-cell office:value-type="float" office:value="842243" calcext:value-type="float">
            <text:p>842243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24289" calcext:value-type="float">
            <text:p>724289</text:p>
          </table:table-cell>
          <table:table-cell/>
          <table:table-cell office:value-type="float" office:value="1251833" calcext:value-type="float">
            <text:p>1251833</text:p>
          </table:table-cell>
          <table:table-cell/>
          <table:table-cell office:value-type="float" office:value="1603758" calcext:value-type="float">
            <text:p>1603758</text:p>
          </table:table-cell>
          <table:table-cell/>
          <table:table-cell office:value-type="float" office:value="1474229" calcext:value-type="float">
            <text:p>1474229</text:p>
          </table:table-cell>
          <table:table-cell/>
          <table:table-cell office:value-type="float" office:value="1333854" calcext:value-type="float">
            <text:p>1333854</text:p>
          </table:table-cell>
          <table:table-cell table:number-columns-repeated="2"/>
          <table:table-cell office:value-type="float" office:value="785577" calcext:value-type="float">
            <text:p>785577</text:p>
          </table:table-cell>
          <table:table-cell/>
          <table:table-cell office:value-type="float" office:value="1015067" calcext:value-type="float">
            <text:p>1015067</text:p>
          </table:table-cell>
          <table:table-cell table:number-columns-repeated="3"/>
          <table:table-cell office:value-type="float" office:value="794167" calcext:value-type="float">
            <text:p>794167</text:p>
          </table:table-cell>
          <table:table-cell table:number-columns-repeated="2"/>
          <table:table-cell office:value-type="float" office:value="1299327" calcext:value-type="float">
            <text:p>1299327</text:p>
          </table:table-cell>
          <table:table-cell/>
          <table:table-cell office:value-type="float" office:value="1418675" calcext:value-type="float">
            <text:p>1418675</text:p>
          </table:table-cell>
          <table:table-cell/>
          <table:table-cell office:value-type="float" office:value="1457029" calcext:value-type="float">
            <text:p>1457029</text:p>
          </table:table-cell>
          <table:table-cell/>
          <table:table-cell office:value-type="float" office:value="1434776" calcext:value-type="float">
            <text:p>1434776</text:p>
          </table:table-cell>
          <table:table-cell/>
          <table:table-cell office:value-type="float" office:value="1520190" calcext:value-type="float">
            <text:p>1520190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106070" calcext:value-type="float">
            <text:p>1106070</text:p>
          </table:table-cell>
          <table:table-cell/>
          <table:table-cell office:value-type="float" office:value="1799332" calcext:value-type="float">
            <text:p>1799332</text:p>
          </table:table-cell>
          <table:table-cell/>
          <table:table-cell office:value-type="float" office:value="2794759" calcext:value-type="float">
            <text:p>2794759</text:p>
          </table:table-cell>
          <table:table-cell/>
          <table:table-cell office:value-type="float" office:value="2988036" calcext:value-type="float">
            <text:p>2988036</text:p>
          </table:table-cell>
          <table:table-cell/>
          <table:table-cell office:value-type="float" office:value="2420803" calcext:value-type="float">
            <text:p>2420803</text:p>
          </table:table-cell>
          <table:table-cell/>
          <table:table-cell office:value-type="float" office:value="1347723" calcext:value-type="float">
            <text:p>1347723</text:p>
          </table:table-cell>
          <table:table-cell/>
          <table:table-cell office:value-type="float" office:value="1739425" calcext:value-type="float">
            <text:p>1739425</text:p>
          </table:table-cell>
          <table:table-cell table:number-columns-repeated="2"/>
          <table:table-cell office:value-type="float" office:value="1438000" calcext:value-type="float">
            <text:p>1438000</text:p>
          </table:table-cell>
          <table:table-cell table:number-columns-repeated="2"/>
          <table:table-cell office:value-type="float" office:value="2172713" calcext:value-type="float">
            <text:p>2172713</text:p>
          </table:table-cell>
          <table:table-cell/>
          <table:table-cell office:value-type="float" office:value="2398688" calcext:value-type="float">
            <text:p>2398688</text:p>
          </table:table-cell>
          <table:table-cell/>
          <table:table-cell office:value-type="float" office:value="2257993" calcext:value-type="float">
            <text:p>2257993</text:p>
          </table:table-cell>
          <table:table-cell/>
          <table:table-cell office:value-type="float" office:value="2311512" calcext:value-type="float">
            <text:p>2311512</text:p>
          </table:table-cell>
          <table:table-cell/>
          <table:table-cell office:value-type="float" office:value="2434038" calcext:value-type="float">
            <text:p>2434038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391682" calcext:value-type="float">
            <text:p>1391682</text:p>
          </table:table-cell>
          <table:table-cell/>
          <table:table-cell office:value-type="float" office:value="2390847" calcext:value-type="float">
            <text:p>2390847</text:p>
          </table:table-cell>
          <table:table-cell/>
          <table:table-cell office:value-type="float" office:value="4391080" calcext:value-type="float">
            <text:p>4391080</text:p>
          </table:table-cell>
          <table:table-cell/>
          <table:table-cell office:value-type="float" office:value="4818823" calcext:value-type="float">
            <text:p>4818823</text:p>
          </table:table-cell>
          <table:table-cell/>
          <table:table-cell office:value-type="float" office:value="4049031" calcext:value-type="float">
            <text:p>4049031</text:p>
          </table:table-cell>
          <table:table-cell/>
          <table:table-cell office:value-type="float" office:value="2307865" calcext:value-type="float">
            <text:p>2307865</text:p>
          </table:table-cell>
          <table:table-cell/>
          <table:table-cell office:value-type="float" office:value="2621607" calcext:value-type="float">
            <text:p>2621607</text:p>
          </table:table-cell>
          <table:table-cell table:number-columns-repeated="2"/>
          <table:table-cell office:value-type="float" office:value="2535908" calcext:value-type="float">
            <text:p>2535908</text:p>
          </table:table-cell>
          <table:table-cell table:number-columns-repeated="2"/>
          <table:table-cell office:value-type="float" office:value="3718228" calcext:value-type="float">
            <text:p>3718228</text:p>
          </table:table-cell>
          <table:table-cell/>
          <table:table-cell office:value-type="float" office:value="3506849" calcext:value-type="float">
            <text:p>3506849</text:p>
          </table:table-cell>
          <table:table-cell/>
          <table:table-cell office:value-type="float" office:value="3262185" calcext:value-type="float">
            <text:p>3262185</text:p>
          </table:table-cell>
          <table:table-cell/>
          <table:table-cell office:value-type="float" office:value="3279948" calcext:value-type="float">
            <text:p>3279948</text:p>
          </table:table-cell>
          <table:table-cell/>
          <table:table-cell office:value-type="float" office:value="3636363" calcext:value-type="float">
            <text:p>363636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77083" calcext:value-type="float">
            <text:p>1577083</text:p>
          </table:table-cell>
          <table:table-cell/>
          <table:table-cell office:value-type="float" office:value="2770562" calcext:value-type="float">
            <text:p>2770562</text:p>
          </table:table-cell>
          <table:table-cell/>
          <table:table-cell office:value-type="float" office:value="5756042" calcext:value-type="float">
            <text:p>5756042</text:p>
          </table:table-cell>
          <table:table-cell/>
          <table:table-cell office:value-type="float" office:value="6547314" calcext:value-type="float">
            <text:p>6547314</text:p>
          </table:table-cell>
          <table:table-cell/>
          <table:table-cell office:value-type="float" office:value="5635663" calcext:value-type="float">
            <text:p>5635663</text:p>
          </table:table-cell>
          <table:table-cell/>
          <table:table-cell office:value-type="float" office:value="3292604" calcext:value-type="float">
            <text:p>3292604</text:p>
          </table:table-cell>
          <table:table-cell/>
          <table:table-cell office:value-type="float" office:value="3125763" calcext:value-type="float">
            <text:p>3125763</text:p>
          </table:table-cell>
          <table:table-cell table:number-columns-repeated="2"/>
          <table:table-cell office:value-type="float" office:value="3670250" calcext:value-type="float">
            <text:p>3670250</text:p>
          </table:table-cell>
          <table:table-cell table:number-columns-repeated="2"/>
          <table:table-cell office:value-type="float" office:value="6102502" calcext:value-type="float">
            <text:p>6102502</text:p>
          </table:table-cell>
          <table:table-cell/>
          <table:table-cell office:value-type="float" office:value="4160910" calcext:value-type="float">
            <text:p>4160910</text:p>
          </table:table-cell>
          <table:table-cell/>
          <table:table-cell office:value-type="float" office:value="4091090" calcext:value-type="float">
            <text:p>4091090</text:p>
          </table:table-cell>
          <table:table-cell/>
          <table:table-cell office:value-type="float" office:value="4124043" calcext:value-type="float">
            <text:p>4124043</text:p>
          </table:table-cell>
          <table:table-cell/>
          <table:table-cell office:value-type="float" office:value="4559216" calcext:value-type="float">
            <text:p>455921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841726" calcext:value-type="float">
            <text:p>1841726</text:p>
          </table:table-cell>
          <table:table-cell/>
          <table:table-cell office:value-type="float" office:value="2932416" calcext:value-type="float">
            <text:p>2932416</text:p>
          </table:table-cell>
          <table:table-cell/>
          <table:table-cell office:value-type="float" office:value="6671009" calcext:value-type="float">
            <text:p>6671009</text:p>
          </table:table-cell>
          <table:table-cell/>
          <table:table-cell office:value-type="float" office:value="7658937" calcext:value-type="float">
            <text:p>7658937</text:p>
          </table:table-cell>
          <table:table-cell/>
          <table:table-cell office:value-type="float" office:value="6619263" calcext:value-type="float">
            <text:p>6619263</text:p>
          </table:table-cell>
          <table:table-cell/>
          <table:table-cell office:value-type="float" office:value="3985986" calcext:value-type="float">
            <text:p>3985986</text:p>
          </table:table-cell>
          <table:table-cell/>
          <table:table-cell office:value-type="float" office:value="3664996" calcext:value-type="float">
            <text:p>3664996</text:p>
          </table:table-cell>
          <table:table-cell table:number-columns-repeated="2"/>
          <table:table-cell office:value-type="float" office:value="4859990" calcext:value-type="float">
            <text:p>4859990</text:p>
          </table:table-cell>
          <table:table-cell table:number-columns-repeated="2"/>
          <table:table-cell office:value-type="float" office:value="7231638" calcext:value-type="float">
            <text:p>7231638</text:p>
          </table:table-cell>
          <table:table-cell/>
          <table:table-cell office:value-type="float" office:value="4675799" calcext:value-type="float">
            <text:p>4675799</text:p>
          </table:table-cell>
          <table:table-cell/>
          <table:table-cell office:value-type="float" office:value="4450239" calcext:value-type="float">
            <text:p>4450239</text:p>
          </table:table-cell>
          <table:table-cell/>
          <table:table-cell office:value-type="float" office:value="4392964" calcext:value-type="float">
            <text:p>4392964</text:p>
          </table:table-cell>
          <table:table-cell/>
          <table:table-cell office:value-type="float" office:value="5071817" calcext:value-type="float">
            <text:p>507181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024915" calcext:value-type="float">
            <text:p>2024915</text:p>
          </table:table-cell>
          <table:table-cell/>
          <table:table-cell office:value-type="float" office:value="3180124" calcext:value-type="float">
            <text:p>3180124</text:p>
          </table:table-cell>
          <table:table-cell/>
          <table:table-cell office:value-type="float" office:value="7490855" calcext:value-type="float">
            <text:p>7490855</text:p>
          </table:table-cell>
          <table:table-cell/>
          <table:table-cell office:value-type="float" office:value="8812392" calcext:value-type="float">
            <text:p>8812392</text:p>
          </table:table-cell>
          <table:table-cell/>
          <table:table-cell office:value-type="float" office:value="8037676" calcext:value-type="float">
            <text:p>8037676</text:p>
          </table:table-cell>
          <table:table-cell/>
          <table:table-cell office:value-type="float" office:value="5022069" calcext:value-type="float">
            <text:p>5022069</text:p>
          </table:table-cell>
          <table:table-cell/>
          <table:table-cell office:value-type="float" office:value="4147428" calcext:value-type="float">
            <text:p>4147428</text:p>
          </table:table-cell>
          <table:table-cell table:number-columns-repeated="2"/>
          <table:table-cell office:value-type="float" office:value="5617114" calcext:value-type="float">
            <text:p>5617114</text:p>
          </table:table-cell>
          <table:table-cell table:number-columns-repeated="2"/>
          <table:table-cell office:value-type="float" office:value="8018794" calcext:value-type="float">
            <text:p>8018794</text:p>
          </table:table-cell>
          <table:table-cell/>
          <table:table-cell office:value-type="float" office:value="5132832" calcext:value-type="float">
            <text:p>5132832</text:p>
          </table:table-cell>
          <table:table-cell/>
          <table:table-cell office:value-type="float" office:value="4181298" calcext:value-type="float">
            <text:p>4181298</text:p>
          </table:table-cell>
          <table:table-cell/>
          <table:table-cell office:value-type="float" office:value="3096462" calcext:value-type="float">
            <text:p>3096462</text:p>
          </table:table-cell>
          <table:table-cell/>
          <table:table-cell office:value-type="float" office:value="4878513" calcext:value-type="float">
            <text:p>487851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224152" calcext:value-type="float">
            <text:p>2224152</text:p>
          </table:table-cell>
          <table:table-cell/>
          <table:table-cell office:value-type="float" office:value="3228247" calcext:value-type="float">
            <text:p>3228247</text:p>
          </table:table-cell>
          <table:table-cell/>
          <table:table-cell office:value-type="float" office:value="8685326" calcext:value-type="float">
            <text:p>8685326</text:p>
          </table:table-cell>
          <table:table-cell office:value-type="float" office:value="10088669" calcext:value-type="float">
            <text:p>10088669</text:p>
          </table:table-cell>
          <table:table-cell/>
          <table:table-cell office:value-type="float" office:value="9053934" calcext:value-type="float">
            <text:p>9053934</text:p>
          </table:table-cell>
          <table:table-cell/>
          <table:table-cell office:value-type="float" office:value="4985394" calcext:value-type="float">
            <text:p>4985394</text:p>
          </table:table-cell>
          <table:table-cell/>
          <table:table-cell office:value-type="float" office:value="4179591" calcext:value-type="float">
            <text:p>4179591</text:p>
          </table:table-cell>
          <table:table-cell table:number-columns-repeated="2"/>
          <table:table-cell office:value-type="float" office:value="6005865" calcext:value-type="float">
            <text:p>6005865</text:p>
          </table:table-cell>
          <table:table-cell table:number-columns-repeated="2"/>
          <table:table-cell office:value-type="float" office:value="8198558" calcext:value-type="float">
            <text:p>8198558</text:p>
          </table:table-cell>
          <table:table-cell/>
          <table:table-cell office:value-type="float" office:value="5291989" calcext:value-type="float">
            <text:p>5291989</text:p>
          </table:table-cell>
          <table:table-cell/>
          <table:table-cell office:value-type="float" office:value="5251282" calcext:value-type="float">
            <text:p>5251282</text:p>
          </table:table-cell>
          <table:table-cell/>
          <table:table-cell office:value-type="float" office:value="2529644" calcext:value-type="float">
            <text:p>2529644</text:p>
          </table:table-cell>
          <table:table-cell/>
          <table:table-cell office:value-type="float" office:value="5174330" calcext:value-type="float">
            <text:p>5174330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250549" calcext:value-type="float">
            <text:p>2250549</text:p>
          </table:table-cell>
          <table:table-cell/>
          <table:table-cell office:value-type="float" office:value="3090854" calcext:value-type="float">
            <text:p>3090854</text:p>
          </table:table-cell>
          <table:table-cell office:value-type="float" office:value="10545829" calcext:value-type="float">
            <text:p>10545829</text:p>
          </table:table-cell>
          <table:table-cell office:value-type="float" office:value="11365149" calcext:value-type="float">
            <text:p>11365149</text:p>
          </table:table-cell>
          <table:table-cell/>
          <table:table-cell office:value-type="float" office:value="9752380" calcext:value-type="float">
            <text:p>9752380</text:p>
          </table:table-cell>
          <table:table-cell/>
          <table:table-cell office:value-type="float" office:value="5844748" calcext:value-type="float">
            <text:p>5844748</text:p>
          </table:table-cell>
          <table:table-cell/>
          <table:table-cell office:value-type="float" office:value="4152473" calcext:value-type="float">
            <text:p>4152473</text:p>
          </table:table-cell>
          <table:table-cell table:number-columns-repeated="2"/>
          <table:table-cell office:value-type="float" office:value="5392311" calcext:value-type="float">
            <text:p>5392311</text:p>
          </table:table-cell>
          <table:table-cell table:number-columns-repeated="2"/>
          <table:table-cell office:value-type="float" office:value="6452425" calcext:value-type="float">
            <text:p>6452425</text:p>
          </table:table-cell>
          <table:table-cell/>
          <table:table-cell office:value-type="float" office:value="6091612" calcext:value-type="float">
            <text:p>6091612</text:p>
          </table:table-cell>
          <table:table-cell/>
          <table:table-cell office:value-type="float" office:value="4937319" calcext:value-type="float">
            <text:p>4937319</text:p>
          </table:table-cell>
          <table:table-cell/>
          <table:table-cell office:value-type="float" office:value="1649750" calcext:value-type="float">
            <text:p>1649750</text:p>
          </table:table-cell>
          <table:table-cell/>
          <table:table-cell office:value-type="float" office:value="5119999" calcext:value-type="float">
            <text:p>5119999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61588" calcext:value-type="float">
            <text:p>361588</text:p>
          </table:table-cell>
          <table:table-cell table:number-columns-repeated="2"/>
          <table:table-cell office:value-type="float" office:value="621528" calcext:value-type="float">
            <text:p>621528</text:p>
          </table:table-cell>
          <table:table-cell table:number-columns-repeated="2"/>
          <table:table-cell office:value-type="float" office:value="922979" calcext:value-type="float">
            <text:p>922979</text:p>
          </table:table-cell>
          <table:table-cell table:number-columns-repeated="2"/>
          <table:table-cell office:value-type="float" office:value="935843" calcext:value-type="float">
            <text:p>935843</text:p>
          </table:table-cell>
          <table:table-cell table:number-columns-repeated="2"/>
          <table:table-cell office:value-type="float" office:value="731036" calcext:value-type="float">
            <text:p>731036</text:p>
          </table:table-cell>
          <table:table-cell table:number-columns-repeated="2"/>
          <table:table-cell office:value-type="float" office:value="419715" calcext:value-type="float">
            <text:p>419715</text:p>
          </table:table-cell>
          <table:table-cell table:number-columns-repeated="2"/>
          <table:table-cell office:value-type="float" office:value="598935" calcext:value-type="float">
            <text:p>598935</text:p>
          </table:table-cell>
          <table:table-cell table:number-columns-repeated="3"/>
          <table:table-cell office:value-type="float" office:value="435559" calcext:value-type="float">
            <text:p>435559</text:p>
          </table:table-cell>
          <table:table-cell table:number-columns-repeated="3"/>
          <table:table-cell office:value-type="float" office:value="725700" calcext:value-type="float">
            <text:p>725700</text:p>
          </table:table-cell>
          <table:table-cell table:number-columns-repeated="2"/>
          <table:table-cell office:value-type="float" office:value="864791" calcext:value-type="float">
            <text:p>864791</text:p>
          </table:table-cell>
          <table:table-cell table:number-columns-repeated="2"/>
          <table:table-cell office:value-type="float" office:value="847576" calcext:value-type="float">
            <text:p>847576</text:p>
          </table:table-cell>
          <table:table-cell table:number-columns-repeated="2"/>
          <table:table-cell office:value-type="float" office:value="826639" calcext:value-type="float">
            <text:p>826639</text:p>
          </table:table-cell>
          <table:table-cell table:number-columns-repeated="2"/>
          <table:table-cell office:value-type="float" office:value="831371" calcext:value-type="float">
            <text:p>831371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72491" calcext:value-type="float">
            <text:p>872491</text:p>
          </table:table-cell>
          <table:table-cell/>
          <table:table-cell office:value-type="float" office:value="1266856" calcext:value-type="float">
            <text:p>1266856</text:p>
          </table:table-cell>
          <table:table-cell/>
          <table:table-cell office:value-type="float" office:value="1634477" calcext:value-type="float">
            <text:p>1634477</text:p>
          </table:table-cell>
          <table:table-cell/>
          <table:table-cell office:value-type="float" office:value="1655618" calcext:value-type="float">
            <text:p>1655618</text:p>
          </table:table-cell>
          <table:table-cell/>
          <table:table-cell office:value-type="float" office:value="1346659" calcext:value-type="float">
            <text:p>1346659</text:p>
          </table:table-cell>
          <table:table-cell table:number-columns-repeated="2"/>
          <table:table-cell office:value-type="float" office:value="658881" calcext:value-type="float">
            <text:p>658881</text:p>
          </table:table-cell>
          <table:table-cell/>
          <table:table-cell office:value-type="float" office:value="1089129" calcext:value-type="float">
            <text:p>1089129</text:p>
          </table:table-cell>
          <table:table-cell table:number-columns-repeated="3"/>
          <table:table-cell office:value-type="float" office:value="815221" calcext:value-type="float">
            <text:p>815221</text:p>
          </table:table-cell>
          <table:table-cell table:number-columns-repeated="2"/>
          <table:table-cell office:value-type="float" office:value="1341543" calcext:value-type="float">
            <text:p>1341543</text:p>
          </table:table-cell>
          <table:table-cell/>
          <table:table-cell office:value-type="float" office:value="1379682" calcext:value-type="float">
            <text:p>1379682</text:p>
          </table:table-cell>
          <table:table-cell/>
          <table:table-cell office:value-type="float" office:value="1443473" calcext:value-type="float">
            <text:p>1443473</text:p>
          </table:table-cell>
          <table:table-cell/>
          <table:table-cell office:value-type="float" office:value="1387815" calcext:value-type="float">
            <text:p>1387815</text:p>
          </table:table-cell>
          <table:table-cell/>
          <table:table-cell office:value-type="float" office:value="1482339" calcext:value-type="float">
            <text:p>1482339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72444" calcext:value-type="float">
            <text:p>1272444</text:p>
          </table:table-cell>
          <table:table-cell/>
          <table:table-cell office:value-type="float" office:value="1805200" calcext:value-type="float">
            <text:p>1805200</text:p>
          </table:table-cell>
          <table:table-cell/>
          <table:table-cell office:value-type="float" office:value="2804711" calcext:value-type="float">
            <text:p>2804711</text:p>
          </table:table-cell>
          <table:table-cell/>
          <table:table-cell office:value-type="float" office:value="2914472" calcext:value-type="float">
            <text:p>2914472</text:p>
          </table:table-cell>
          <table:table-cell/>
          <table:table-cell office:value-type="float" office:value="2391126" calcext:value-type="float">
            <text:p>2391126</text:p>
          </table:table-cell>
          <table:table-cell/>
          <table:table-cell office:value-type="float" office:value="1402163" calcext:value-type="float">
            <text:p>1402163</text:p>
          </table:table-cell>
          <table:table-cell/>
          <table:table-cell office:value-type="float" office:value="1796333" calcext:value-type="float">
            <text:p>1796333</text:p>
          </table:table-cell>
          <table:table-cell table:number-columns-repeated="2"/>
          <table:table-cell office:value-type="float" office:value="1501246" calcext:value-type="float">
            <text:p>1501246</text:p>
          </table:table-cell>
          <table:table-cell table:number-columns-repeated="2"/>
          <table:table-cell office:value-type="float" office:value="2307605" calcext:value-type="float">
            <text:p>2307605</text:p>
          </table:table-cell>
          <table:table-cell/>
          <table:table-cell office:value-type="float" office:value="2503667" calcext:value-type="float">
            <text:p>2503667</text:p>
          </table:table-cell>
          <table:table-cell/>
          <table:table-cell office:value-type="float" office:value="2365169" calcext:value-type="float">
            <text:p>2365169</text:p>
          </table:table-cell>
          <table:table-cell/>
          <table:table-cell office:value-type="float" office:value="2307085" calcext:value-type="float">
            <text:p>2307085</text:p>
          </table:table-cell>
          <table:table-cell/>
          <table:table-cell office:value-type="float" office:value="2414524" calcext:value-type="float">
            <text:p>241452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592411" calcext:value-type="float">
            <text:p>1592411</text:p>
          </table:table-cell>
          <table:table-cell/>
          <table:table-cell office:value-type="float" office:value="2405732" calcext:value-type="float">
            <text:p>2405732</text:p>
          </table:table-cell>
          <table:table-cell/>
          <table:table-cell office:value-type="float" office:value="4348195" calcext:value-type="float">
            <text:p>4348195</text:p>
          </table:table-cell>
          <table:table-cell/>
          <table:table-cell office:value-type="float" office:value="4643990" calcext:value-type="float">
            <text:p>4643990</text:p>
          </table:table-cell>
          <table:table-cell/>
          <table:table-cell office:value-type="float" office:value="4014112" calcext:value-type="float">
            <text:p>4014112</text:p>
          </table:table-cell>
          <table:table-cell/>
          <table:table-cell office:value-type="float" office:value="2395321" calcext:value-type="float">
            <text:p>2395321</text:p>
          </table:table-cell>
          <table:table-cell/>
          <table:table-cell office:value-type="float" office:value="2842076" calcext:value-type="float">
            <text:p>2842076</text:p>
          </table:table-cell>
          <table:table-cell table:number-columns-repeated="2"/>
          <table:table-cell office:value-type="float" office:value="2654224" calcext:value-type="float">
            <text:p>2654224</text:p>
          </table:table-cell>
          <table:table-cell table:number-columns-repeated="2"/>
          <table:table-cell office:value-type="float" office:value="3626704" calcext:value-type="float">
            <text:p>3626704</text:p>
          </table:table-cell>
          <table:table-cell/>
          <table:table-cell office:value-type="float" office:value="3719578" calcext:value-type="float">
            <text:p>3719578</text:p>
          </table:table-cell>
          <table:table-cell/>
          <table:table-cell office:value-type="float" office:value="3195506" calcext:value-type="float">
            <text:p>3195506</text:p>
          </table:table-cell>
          <table:table-cell/>
          <table:table-cell office:value-type="float" office:value="3447231" calcext:value-type="float">
            <text:p>3447231</text:p>
          </table:table-cell>
          <table:table-cell/>
          <table:table-cell office:value-type="float" office:value="3606268" calcext:value-type="float">
            <text:p>3606268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895945" calcext:value-type="float">
            <text:p>1895945</text:p>
          </table:table-cell>
          <table:table-cell/>
          <table:table-cell office:value-type="float" office:value="2857541" calcext:value-type="float">
            <text:p>2857541</text:p>
          </table:table-cell>
          <table:table-cell/>
          <table:table-cell office:value-type="float" office:value="5886749" calcext:value-type="float">
            <text:p>5886749</text:p>
          </table:table-cell>
          <table:table-cell/>
          <table:table-cell office:value-type="float" office:value="6372121" calcext:value-type="float">
            <text:p>6372121</text:p>
          </table:table-cell>
          <table:table-cell/>
          <table:table-cell office:value-type="float" office:value="5856448" calcext:value-type="float">
            <text:p>5856448</text:p>
          </table:table-cell>
          <table:table-cell/>
          <table:table-cell office:value-type="float" office:value="3633782" calcext:value-type="float">
            <text:p>3633782</text:p>
          </table:table-cell>
          <table:table-cell/>
          <table:table-cell office:value-type="float" office:value="3640241" calcext:value-type="float">
            <text:p>3640241</text:p>
          </table:table-cell>
          <table:table-cell table:number-columns-repeated="2"/>
          <table:table-cell office:value-type="float" office:value="4167684" calcext:value-type="float">
            <text:p>4167684</text:p>
          </table:table-cell>
          <table:table-cell table:number-columns-repeated="2"/>
          <table:table-cell office:value-type="float" office:value="4929001" calcext:value-type="float">
            <text:p>4929001</text:p>
          </table:table-cell>
          <table:table-cell/>
          <table:table-cell office:value-type="float" office:value="4750637" calcext:value-type="float">
            <text:p>4750637</text:p>
          </table:table-cell>
          <table:table-cell/>
          <table:table-cell office:value-type="float" office:value="4372331" calcext:value-type="float">
            <text:p>4372331</text:p>
          </table:table-cell>
          <table:table-cell/>
          <table:table-cell office:value-type="float" office:value="4261339" calcext:value-type="float">
            <text:p>4261339</text:p>
          </table:table-cell>
          <table:table-cell/>
          <table:table-cell office:value-type="float" office:value="4577559" calcext:value-type="float">
            <text:p>457755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019325" calcext:value-type="float">
            <text:p>2019325</text:p>
          </table:table-cell>
          <table:table-cell/>
          <table:table-cell office:value-type="float" office:value="3048072" calcext:value-type="float">
            <text:p>3048072</text:p>
          </table:table-cell>
          <table:table-cell/>
          <table:table-cell office:value-type="float" office:value="5922498" calcext:value-type="float">
            <text:p>5922498</text:p>
          </table:table-cell>
          <table:table-cell/>
          <table:table-cell office:value-type="float" office:value="6041297" calcext:value-type="float">
            <text:p>6041297</text:p>
          </table:table-cell>
          <table:table-cell/>
          <table:table-cell office:value-type="float" office:value="7018505" calcext:value-type="float">
            <text:p>7018505</text:p>
          </table:table-cell>
          <table:table-cell/>
          <table:table-cell office:value-type="float" office:value="4614691" calcext:value-type="float">
            <text:p>4614691</text:p>
          </table:table-cell>
          <table:table-cell/>
          <table:table-cell office:value-type="float" office:value="4456048" calcext:value-type="float">
            <text:p>4456048</text:p>
          </table:table-cell>
          <table:table-cell table:number-columns-repeated="2"/>
          <table:table-cell office:value-type="float" office:value="5603283" calcext:value-type="float">
            <text:p>5603283</text:p>
          </table:table-cell>
          <table:table-cell table:number-columns-repeated="2"/>
          <table:table-cell office:value-type="float" office:value="7975077" calcext:value-type="float">
            <text:p>7975077</text:p>
          </table:table-cell>
          <table:table-cell/>
          <table:table-cell office:value-type="float" office:value="5473009" calcext:value-type="float">
            <text:p>5473009</text:p>
          </table:table-cell>
          <table:table-cell/>
          <table:table-cell office:value-type="float" office:value="5060538" calcext:value-type="float">
            <text:p>5060538</text:p>
          </table:table-cell>
          <table:table-cell/>
          <table:table-cell office:value-type="float" office:value="4500109" calcext:value-type="float">
            <text:p>4500109</text:p>
          </table:table-cell>
          <table:table-cell/>
          <table:table-cell office:value-type="float" office:value="4978123" calcext:value-type="float">
            <text:p>497812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199312" calcext:value-type="float">
            <text:p>2199312</text:p>
          </table:table-cell>
          <table:table-cell/>
          <table:table-cell office:value-type="float" office:value="3254409" calcext:value-type="float">
            <text:p>3254409</text:p>
          </table:table-cell>
          <table:table-cell/>
          <table:table-cell office:value-type="float" office:value="6961250" calcext:value-type="float">
            <text:p>6961250</text:p>
          </table:table-cell>
          <table:table-cell/>
          <table:table-cell office:value-type="float" office:value="7956487" calcext:value-type="float">
            <text:p>7956487</text:p>
          </table:table-cell>
          <table:table-cell/>
          <table:table-cell office:value-type="float" office:value="8228204" calcext:value-type="float">
            <text:p>8228204</text:p>
          </table:table-cell>
          <table:table-cell/>
          <table:table-cell office:value-type="float" office:value="5134118" calcext:value-type="float">
            <text:p>5134118</text:p>
          </table:table-cell>
          <table:table-cell/>
          <table:table-cell office:value-type="float" office:value="5090728" calcext:value-type="float">
            <text:p>5090728</text:p>
          </table:table-cell>
          <table:table-cell table:number-columns-repeated="2"/>
          <table:table-cell office:value-type="float" office:value="6781456" calcext:value-type="float">
            <text:p>6781456</text:p>
          </table:table-cell>
          <table:table-cell table:number-columns-repeated="2"/>
          <table:table-cell office:value-type="float" office:value="8982456" calcext:value-type="float">
            <text:p>8982456</text:p>
          </table:table-cell>
          <table:table-cell/>
          <table:table-cell office:value-type="float" office:value="5943122" calcext:value-type="float">
            <text:p>5943122</text:p>
          </table:table-cell>
          <table:table-cell/>
          <table:table-cell office:value-type="float" office:value="5452609" calcext:value-type="float">
            <text:p>5452609</text:p>
          </table:table-cell>
          <table:table-cell/>
          <table:table-cell office:value-type="float" office:value="3858327" calcext:value-type="float">
            <text:p>3858327</text:p>
          </table:table-cell>
          <table:table-cell/>
          <table:table-cell office:value-type="float" office:value="4689718" calcext:value-type="float">
            <text:p>4689718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422808" calcext:value-type="float">
            <text:p>2422808</text:p>
          </table:table-cell>
          <table:table-cell/>
          <table:table-cell office:value-type="float" office:value="3390167" calcext:value-type="float">
            <text:p>3390167</text:p>
          </table:table-cell>
          <table:table-cell/>
          <table:table-cell office:value-type="float" office:value="8348960" calcext:value-type="float">
            <text:p>8348960</text:p>
          </table:table-cell>
          <table:table-cell/>
          <table:table-cell office:value-type="float" office:value="9309090" calcext:value-type="float">
            <text:p>9309090</text:p>
          </table:table-cell>
          <table:table-cell/>
          <table:table-cell office:value-type="float" office:value="9724596" calcext:value-type="float">
            <text:p>9724596</text:p>
          </table:table-cell>
          <table:table-cell/>
          <table:table-cell office:value-type="float" office:value="6352357" calcext:value-type="float">
            <text:p>6352357</text:p>
          </table:table-cell>
          <table:table-cell/>
          <table:table-cell office:value-type="float" office:value="5176946" calcext:value-type="float">
            <text:p>5176946</text:p>
          </table:table-cell>
          <table:table-cell table:number-columns-repeated="2"/>
          <table:table-cell office:value-type="float" office:value="7425670" calcext:value-type="float">
            <text:p>7425670</text:p>
          </table:table-cell>
          <table:table-cell table:number-columns-repeated="2"/>
          <table:table-cell office:value-type="float" office:value="9490268" calcext:value-type="float">
            <text:p>9490268</text:p>
          </table:table-cell>
          <table:table-cell/>
          <table:table-cell office:value-type="float" office:value="6002344" calcext:value-type="float">
            <text:p>6002344</text:p>
          </table:table-cell>
          <table:table-cell/>
          <table:table-cell office:value-type="float" office:value="5357049" calcext:value-type="float">
            <text:p>5357049</text:p>
          </table:table-cell>
          <table:table-cell/>
          <table:table-cell office:value-type="float" office:value="3265826" calcext:value-type="float">
            <text:p>3265826</text:p>
          </table:table-cell>
          <table:table-cell/>
          <table:table-cell office:value-type="float" office:value="5260724" calcext:value-type="float">
            <text:p>526072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415094" calcext:value-type="float">
            <text:p>2415094</text:p>
          </table:table-cell>
          <table:table-cell/>
          <table:table-cell office:value-type="float" office:value="3372303" calcext:value-type="float">
            <text:p>3372303</text:p>
          </table:table-cell>
          <table:table-cell/>
          <table:table-cell office:value-type="float" office:value="9018053" calcext:value-type="float">
            <text:p>9018053</text:p>
          </table:table-cell>
          <table:table-cell office:value-type="float" office:value="10534979" calcext:value-type="float">
            <text:p>10534979</text:p>
          </table:table-cell>
          <table:table-cell office:value-type="float" office:value="10039215" calcext:value-type="float">
            <text:p>10039215</text:p>
          </table:table-cell>
          <table:table-cell/>
          <table:table-cell office:value-type="float" office:value="7032967" calcext:value-type="float">
            <text:p>7032967</text:p>
          </table:table-cell>
          <table:table-cell/>
          <table:table-cell office:value-type="float" office:value="4776119" calcext:value-type="float">
            <text:p>4776119</text:p>
          </table:table-cell>
          <table:table-cell table:number-columns-repeated="2"/>
          <table:table-cell office:value-type="float" office:value="7364257" calcext:value-type="float">
            <text:p>7364257</text:p>
          </table:table-cell>
          <table:table-cell table:number-columns-repeated="2"/>
          <table:table-cell office:value-type="float" office:value="7422979" calcext:value-type="float">
            <text:p>7422979</text:p>
          </table:table-cell>
          <table:table-cell/>
          <table:table-cell office:value-type="float" office:value="6456494" calcext:value-type="float">
            <text:p>6456494</text:p>
          </table:table-cell>
          <table:table-cell/>
          <table:table-cell office:value-type="float" office:value="5646539" calcext:value-type="float">
            <text:p>5646539</text:p>
          </table:table-cell>
          <table:table-cell/>
          <table:table-cell office:value-type="float" office:value="2437514" calcext:value-type="float">
            <text:p>2437514</text:p>
          </table:table-cell>
          <table:table-cell/>
          <table:table-cell office:value-type="float" office:value="4883166" calcext:value-type="float">
            <text:p>4883166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432304" calcext:value-type="float">
            <text:p>2432304</text:p>
          </table:table-cell>
          <table:table-cell/>
          <table:table-cell office:value-type="float" office:value="3031379" calcext:value-type="float">
            <text:p>3031379</text:p>
          </table:table-cell>
          <table:table-cell/>
          <table:table-cell office:value-type="float" office:value="9472710" calcext:value-type="float">
            <text:p>9472710</text:p>
          </table:table-cell>
          <table:table-cell office:value-type="float" office:value="11551043" calcext:value-type="float">
            <text:p>11551043</text:p>
          </table:table-cell>
          <table:table-cell office:value-type="float" office:value="10153693" calcext:value-type="float">
            <text:p>10153693</text:p>
          </table:table-cell>
          <table:table-cell/>
          <table:table-cell office:value-type="float" office:value="6400000" calcext:value-type="float">
            <text:p>6400000</text:p>
          </table:table-cell>
          <table:table-cell/>
          <table:table-cell office:value-type="float" office:value="4766115" calcext:value-type="float">
            <text:p>4766115</text:p>
          </table:table-cell>
          <table:table-cell table:number-columns-repeated="2"/>
          <table:table-cell office:value-type="float" office:value="7020911" calcext:value-type="float">
            <text:p>7020911</text:p>
          </table:table-cell>
          <table:table-cell table:number-columns-repeated="2"/>
          <table:table-cell office:value-type="float" office:value="6109785" calcext:value-type="float">
            <text:p>6109785</text:p>
          </table:table-cell>
          <table:table-cell/>
          <table:table-cell office:value-type="float" office:value="6684073" calcext:value-type="float">
            <text:p>6684073</text:p>
          </table:table-cell>
          <table:table-cell/>
          <table:table-cell office:value-type="float" office:value="4796252" calcext:value-type="float">
            <text:p>4796252</text:p>
          </table:table-cell>
          <table:table-cell/>
          <table:table-cell office:value-type="float" office:value="1542284" calcext:value-type="float">
            <text:p>1542284</text:p>
          </table:table-cell>
          <table:table-cell/>
          <table:table-cell office:value-type="float" office:value="4306139" calcext:value-type="float">
            <text:p>4306139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7180" calcext:value-type="float">
            <text:p>537180</text:p>
          </table:table-cell>
          <table:table-cell table:number-columns-repeated="2"/>
          <table:table-cell office:value-type="float" office:value="746369" calcext:value-type="float">
            <text:p>746369</text:p>
          </table:table-cell>
          <table:table-cell table:number-columns-repeated="2"/>
          <table:table-cell office:value-type="float" office:value="778781" calcext:value-type="float">
            <text:p>778781</text:p>
          </table:table-cell>
          <table:table-cell table:number-columns-repeated="2"/>
          <table:table-cell office:value-type="float" office:value="797834" calcext:value-type="float">
            <text:p>797834</text:p>
          </table:table-cell>
          <table:table-cell table:number-columns-repeated="2"/>
          <table:table-cell office:value-type="float" office:value="525155" calcext:value-type="float">
            <text:p>525155</text:p>
          </table:table-cell>
          <table:table-cell table:number-columns-repeated="2"/>
          <table:table-cell office:value-type="float" office:value="335556" calcext:value-type="float">
            <text:p>335556</text:p>
          </table:table-cell>
          <table:table-cell table:number-columns-repeated="2"/>
          <table:table-cell office:value-type="float" office:value="565620" calcext:value-type="float">
            <text:p>565620</text:p>
          </table:table-cell>
          <table:table-cell table:number-columns-repeated="3"/>
          <table:table-cell office:value-type="float" office:value="437887" calcext:value-type="float">
            <text:p>437887</text:p>
          </table:table-cell>
          <table:table-cell table:number-columns-repeated="3"/>
          <table:table-cell office:value-type="float" office:value="563070" calcext:value-type="float">
            <text:p>563070</text:p>
          </table:table-cell>
          <table:table-cell table:number-columns-repeated="2"/>
          <table:table-cell office:value-type="float" office:value="741612" calcext:value-type="float">
            <text:p>741612</text:p>
          </table:table-cell>
          <table:table-cell table:number-columns-repeated="2"/>
          <table:table-cell office:value-type="float" office:value="744064" calcext:value-type="float">
            <text:p>744064</text:p>
          </table:table-cell>
          <table:table-cell table:number-columns-repeated="2"/>
          <table:table-cell office:value-type="float" office:value="712657" calcext:value-type="float">
            <text:p>712657</text:p>
          </table:table-cell>
          <table:table-cell table:number-columns-repeated="2"/>
          <table:table-cell office:value-type="float" office:value="716810" calcext:value-type="float">
            <text:p>716810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97635" calcext:value-type="float">
            <text:p>897635</text:p>
          </table:table-cell>
          <table:table-cell/>
          <table:table-cell office:value-type="float" office:value="1191563" calcext:value-type="float">
            <text:p>1191563</text:p>
          </table:table-cell>
          <table:table-cell/>
          <table:table-cell office:value-type="float" office:value="1304915" calcext:value-type="float">
            <text:p>1304915</text:p>
          </table:table-cell>
          <table:table-cell/>
          <table:table-cell office:value-type="float" office:value="1340094" calcext:value-type="float">
            <text:p>1340094</text:p>
          </table:table-cell>
          <table:table-cell table:number-columns-repeated="2"/>
          <table:table-cell office:value-type="float" office:value="941068" calcext:value-type="float">
            <text:p>941068</text:p>
          </table:table-cell>
          <table:table-cell table:number-columns-repeated="2"/>
          <table:table-cell office:value-type="float" office:value="630940" calcext:value-type="float">
            <text:p>630940</text:p>
          </table:table-cell>
          <table:table-cell table:number-columns-repeated="2"/>
          <table:table-cell office:value-type="float" office:value="993451" calcext:value-type="float">
            <text:p>993451</text:p>
          </table:table-cell>
          <table:table-cell table:number-columns-repeated="3"/>
          <table:table-cell office:value-type="float" office:value="801126" calcext:value-type="float">
            <text:p>801126</text:p>
          </table:table-cell>
          <table:table-cell table:number-columns-repeated="3"/>
          <table:table-cell office:value-type="float" office:value="882739" calcext:value-type="float">
            <text:p>882739</text:p>
          </table:table-cell>
          <table:table-cell/>
          <table:table-cell office:value-type="float" office:value="1172630" calcext:value-type="float">
            <text:p>1172630</text:p>
          </table:table-cell>
          <table:table-cell/>
          <table:table-cell office:value-type="float" office:value="1190870" calcext:value-type="float">
            <text:p>1190870</text:p>
          </table:table-cell>
          <table:table-cell/>
          <table:table-cell office:value-type="float" office:value="1174244" calcext:value-type="float">
            <text:p>1174244</text:p>
          </table:table-cell>
          <table:table-cell/>
          <table:table-cell office:value-type="float" office:value="1195528" calcext:value-type="float">
            <text:p>1195528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32682" calcext:value-type="float">
            <text:p>1332682</text:p>
          </table:table-cell>
          <table:table-cell/>
          <table:table-cell office:value-type="float" office:value="1590062" calcext:value-type="float">
            <text:p>1590062</text:p>
          </table:table-cell>
          <table:table-cell/>
          <table:table-cell office:value-type="float" office:value="1955878" calcext:value-type="float">
            <text:p>1955878</text:p>
          </table:table-cell>
          <table:table-cell/>
          <table:table-cell office:value-type="float" office:value="2061087" calcext:value-type="float">
            <text:p>2061087</text:p>
          </table:table-cell>
          <table:table-cell/>
          <table:table-cell office:value-type="float" office:value="1568147" calcext:value-type="float">
            <text:p>1568147</text:p>
          </table:table-cell>
          <table:table-cell/>
          <table:table-cell office:value-type="float" office:value="1021956" calcext:value-type="float">
            <text:p>1021956</text:p>
          </table:table-cell>
          <table:table-cell/>
          <table:table-cell office:value-type="float" office:value="1650016" calcext:value-type="float">
            <text:p>1650016</text:p>
          </table:table-cell>
          <table:table-cell table:number-columns-repeated="2"/>
          <table:table-cell office:value-type="float" office:value="1512667" calcext:value-type="float">
            <text:p>1512667</text:p>
          </table:table-cell>
          <table:table-cell table:number-columns-repeated="2"/>
          <table:table-cell office:value-type="float" office:value="1334549" calcext:value-type="float">
            <text:p>1334549</text:p>
          </table:table-cell>
          <table:table-cell/>
          <table:table-cell office:value-type="float" office:value="1828898" calcext:value-type="float">
            <text:p>1828898</text:p>
          </table:table-cell>
          <table:table-cell/>
          <table:table-cell office:value-type="float" office:value="1739056" calcext:value-type="float">
            <text:p>1739056</text:p>
          </table:table-cell>
          <table:table-cell/>
          <table:table-cell office:value-type="float" office:value="1607535" calcext:value-type="float">
            <text:p>1607535</text:p>
          </table:table-cell>
          <table:table-cell/>
          <table:table-cell office:value-type="float" office:value="1798384" calcext:value-type="float">
            <text:p>179838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767116" calcext:value-type="float">
            <text:p>1767116</text:p>
          </table:table-cell>
          <table:table-cell/>
          <table:table-cell office:value-type="float" office:value="2130005" calcext:value-type="float">
            <text:p>2130005</text:p>
          </table:table-cell>
          <table:table-cell/>
          <table:table-cell office:value-type="float" office:value="2713481" calcext:value-type="float">
            <text:p>2713481</text:p>
          </table:table-cell>
          <table:table-cell/>
          <table:table-cell office:value-type="float" office:value="2921749" calcext:value-type="float">
            <text:p>2921749</text:p>
          </table:table-cell>
          <table:table-cell/>
          <table:table-cell office:value-type="float" office:value="2466281" calcext:value-type="float">
            <text:p>2466281</text:p>
          </table:table-cell>
          <table:table-cell/>
          <table:table-cell office:value-type="float" office:value="1649086" calcext:value-type="float">
            <text:p>1649086</text:p>
          </table:table-cell>
          <table:table-cell/>
          <table:table-cell office:value-type="float" office:value="2436354" calcext:value-type="float">
            <text:p>2436354</text:p>
          </table:table-cell>
          <table:table-cell table:number-columns-repeated="2"/>
          <table:table-cell office:value-type="float" office:value="2713481" calcext:value-type="float">
            <text:p>2713481</text:p>
          </table:table-cell>
          <table:table-cell table:number-columns-repeated="2"/>
          <table:table-cell office:value-type="float" office:value="2031846" calcext:value-type="float">
            <text:p>2031846</text:p>
          </table:table-cell>
          <table:table-cell/>
          <table:table-cell office:value-type="float" office:value="2238496" calcext:value-type="float">
            <text:p>2238496</text:p>
          </table:table-cell>
          <table:table-cell/>
          <table:table-cell office:value-type="float" office:value="2260610" calcext:value-type="float">
            <text:p>2260610</text:p>
          </table:table-cell>
          <table:table-cell/>
          <table:table-cell office:value-type="float" office:value="2258740" calcext:value-type="float">
            <text:p>2258740</text:p>
          </table:table-cell>
          <table:table-cell/>
          <table:table-cell office:value-type="float" office:value="2389034" calcext:value-type="float">
            <text:p>2389034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122059" calcext:value-type="float">
            <text:p>2122059</text:p>
          </table:table-cell>
          <table:table-cell/>
          <table:table-cell office:value-type="float" office:value="2431726" calcext:value-type="float">
            <text:p>2431726</text:p>
          </table:table-cell>
          <table:table-cell/>
          <table:table-cell office:value-type="float" office:value="3193513" calcext:value-type="float">
            <text:p>3193513</text:p>
          </table:table-cell>
          <table:table-cell/>
          <table:table-cell office:value-type="float" office:value="3547241" calcext:value-type="float">
            <text:p>3547241</text:p>
          </table:table-cell>
          <table:table-cell/>
          <table:table-cell office:value-type="float" office:value="3397478" calcext:value-type="float">
            <text:p>3397478</text:p>
          </table:table-cell>
          <table:table-cell/>
          <table:table-cell office:value-type="float" office:value="2294035" calcext:value-type="float">
            <text:p>2294035</text:p>
          </table:table-cell>
          <table:table-cell/>
          <table:table-cell office:value-type="float" office:value="3095993" calcext:value-type="float">
            <text:p>3095993</text:p>
          </table:table-cell>
          <table:table-cell table:number-columns-repeated="2"/>
          <table:table-cell office:value-type="float" office:value="4322955" calcext:value-type="float">
            <text:p>4322955</text:p>
          </table:table-cell>
          <table:table-cell table:number-columns-repeated="2"/>
          <table:table-cell office:value-type="float" office:value="2424385" calcext:value-type="float">
            <text:p>2424385</text:p>
          </table:table-cell>
          <table:table-cell/>
          <table:table-cell office:value-type="float" office:value="2800492" calcext:value-type="float">
            <text:p>2800492</text:p>
          </table:table-cell>
          <table:table-cell/>
          <table:table-cell office:value-type="float" office:value="2575128" calcext:value-type="float">
            <text:p>2575128</text:p>
          </table:table-cell>
          <table:table-cell/>
          <table:table-cell office:value-type="float" office:value="2667187" calcext:value-type="float">
            <text:p>2667187</text:p>
          </table:table-cell>
          <table:table-cell/>
          <table:table-cell office:value-type="float" office:value="2855549" calcext:value-type="float">
            <text:p>285554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363531" calcext:value-type="float">
            <text:p>2363531</text:p>
          </table:table-cell>
          <table:table-cell/>
          <table:table-cell office:value-type="float" office:value="2614746" calcext:value-type="float">
            <text:p>2614746</text:p>
          </table:table-cell>
          <table:table-cell/>
          <table:table-cell office:value-type="float" office:value="3612630" calcext:value-type="float">
            <text:p>3612630</text:p>
          </table:table-cell>
          <table:table-cell/>
          <table:table-cell office:value-type="float" office:value="3875851" calcext:value-type="float">
            <text:p>3875851</text:p>
          </table:table-cell>
          <table:table-cell/>
          <table:table-cell office:value-type="float" office:value="3695083" calcext:value-type="float">
            <text:p>3695083</text:p>
          </table:table-cell>
          <table:table-cell/>
          <table:table-cell office:value-type="float" office:value="2798578" calcext:value-type="float">
            <text:p>2798578</text:p>
          </table:table-cell>
          <table:table-cell/>
          <table:table-cell office:value-type="float" office:value="3472657" calcext:value-type="float">
            <text:p>3472657</text:p>
          </table:table-cell>
          <table:table-cell table:number-columns-repeated="2"/>
          <table:table-cell office:value-type="float" office:value="5958684" calcext:value-type="float">
            <text:p>5958684</text:p>
          </table:table-cell>
          <table:table-cell table:number-columns-repeated="2"/>
          <table:table-cell office:value-type="float" office:value="3048072" calcext:value-type="float">
            <text:p>3048072</text:p>
          </table:table-cell>
          <table:table-cell/>
          <table:table-cell office:value-type="float" office:value="3240506" calcext:value-type="float">
            <text:p>3240506</text:p>
          </table:table-cell>
          <table:table-cell/>
          <table:table-cell office:value-type="float" office:value="2922374" calcext:value-type="float">
            <text:p>2922374</text:p>
          </table:table-cell>
          <table:table-cell/>
          <table:table-cell office:value-type="float" office:value="2907645" calcext:value-type="float">
            <text:p>2907645</text:p>
          </table:table-cell>
          <table:table-cell/>
          <table:table-cell office:value-type="float" office:value="3058314" calcext:value-type="float">
            <text:p>305831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486493" calcext:value-type="float">
            <text:p>2486493</text:p>
          </table:table-cell>
          <table:table-cell/>
          <table:table-cell office:value-type="float" office:value="2790190" calcext:value-type="float">
            <text:p>2790190</text:p>
          </table:table-cell>
          <table:table-cell/>
          <table:table-cell office:value-type="float" office:value="3749199" calcext:value-type="float">
            <text:p>3749199</text:p>
          </table:table-cell>
          <table:table-cell/>
          <table:table-cell office:value-type="float" office:value="4145748" calcext:value-type="float">
            <text:p>4145748</text:p>
          </table:table-cell>
          <table:table-cell/>
          <table:table-cell office:value-type="float" office:value="4760023" calcext:value-type="float">
            <text:p>4760023</text:p>
          </table:table-cell>
          <table:table-cell/>
          <table:table-cell office:value-type="float" office:value="3272088" calcext:value-type="float">
            <text:p>3272088</text:p>
          </table:table-cell>
          <table:table-cell/>
          <table:table-cell office:value-type="float" office:value="3508651" calcext:value-type="float">
            <text:p>3508651</text:p>
          </table:table-cell>
          <table:table-cell table:number-columns-repeated="2"/>
          <table:table-cell office:value-type="float" office:value="7235470" calcext:value-type="float">
            <text:p>7235470</text:p>
          </table:table-cell>
          <table:table-cell table:number-columns-repeated="2"/>
          <table:table-cell office:value-type="float" office:value="9429097" calcext:value-type="float">
            <text:p>9429097</text:p>
          </table:table-cell>
          <table:table-cell/>
          <table:table-cell office:value-type="float" office:value="4270225" calcext:value-type="float">
            <text:p>4270225</text:p>
          </table:table-cell>
          <table:table-cell/>
          <table:table-cell office:value-type="float" office:value="3044221" calcext:value-type="float">
            <text:p>3044221</text:p>
          </table:table-cell>
          <table:table-cell/>
          <table:table-cell office:value-type="float" office:value="2759921" calcext:value-type="float">
            <text:p>2759921</text:p>
          </table:table-cell>
          <table:table-cell/>
          <table:table-cell office:value-type="float" office:value="3162445" calcext:value-type="float">
            <text:p>3162445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628168" calcext:value-type="float">
            <text:p>2628168</text:p>
          </table:table-cell>
          <table:table-cell/>
          <table:table-cell office:value-type="float" office:value="2676249" calcext:value-type="float">
            <text:p>2676249</text:p>
          </table:table-cell>
          <table:table-cell/>
          <table:table-cell office:value-type="float" office:value="4096409" calcext:value-type="float">
            <text:p>4096409</text:p>
          </table:table-cell>
          <table:table-cell/>
          <table:table-cell office:value-type="float" office:value="4521969" calcext:value-type="float">
            <text:p>4521969</text:p>
          </table:table-cell>
          <table:table-cell/>
          <table:table-cell office:value-type="float" office:value="4660370" calcext:value-type="float">
            <text:p>4660370</text:p>
          </table:table-cell>
          <table:table-cell/>
          <table:table-cell office:value-type="float" office:value="3476194" calcext:value-type="float">
            <text:p>3476194</text:p>
          </table:table-cell>
          <table:table-cell/>
          <table:table-cell office:value-type="float" office:value="4133615" calcext:value-type="float">
            <text:p>4133615</text:p>
          </table:table-cell>
          <table:table-cell table:number-columns-repeated="2"/>
          <table:table-cell office:value-type="float" office:value="8051896" calcext:value-type="float">
            <text:p>8051896</text:p>
          </table:table-cell>
          <table:table-cell/>
          <table:table-cell office:value-type="float" office:value="10106094" calcext:value-type="float">
            <text:p>10106094</text:p>
          </table:table-cell>
          <table:table-cell/>
          <table:table-cell office:value-type="float" office:value="4120724" calcext:value-type="float">
            <text:p>4120724</text:p>
          </table:table-cell>
          <table:table-cell/>
          <table:table-cell office:value-type="float" office:value="3152466" calcext:value-type="float">
            <text:p>3152466</text:p>
          </table:table-cell>
          <table:table-cell/>
          <table:table-cell office:value-type="float" office:value="2440564" calcext:value-type="float">
            <text:p>2440564</text:p>
          </table:table-cell>
          <table:table-cell/>
          <table:table-cell office:value-type="float" office:value="3093889" calcext:value-type="float">
            <text:p>309388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236906" calcext:value-type="float">
            <text:p>2236906</text:p>
          </table:table-cell>
          <table:table-cell/>
          <table:table-cell office:value-type="float" office:value="2785447" calcext:value-type="float">
            <text:p>2785447</text:p>
          </table:table-cell>
          <table:table-cell/>
          <table:table-cell office:value-type="float" office:value="4245439" calcext:value-type="float">
            <text:p>4245439</text:p>
          </table:table-cell>
          <table:table-cell/>
          <table:table-cell office:value-type="float" office:value="4778905" calcext:value-type="float">
            <text:p>4778905</text:p>
          </table:table-cell>
          <table:table-cell/>
          <table:table-cell office:value-type="float" office:value="5014077" calcext:value-type="float">
            <text:p>5014077</text:p>
          </table:table-cell>
          <table:table-cell/>
          <table:table-cell office:value-type="float" office:value="3604681" calcext:value-type="float">
            <text:p>3604681</text:p>
          </table:table-cell>
          <table:table-cell/>
          <table:table-cell office:value-type="float" office:value="3755730" calcext:value-type="float">
            <text:p>3755730</text:p>
          </table:table-cell>
          <table:table-cell table:number-columns-repeated="2"/>
          <table:table-cell office:value-type="float" office:value="7057201" calcext:value-type="float">
            <text:p>7057201</text:p>
          </table:table-cell>
          <table:table-cell/>
          <table:table-cell office:value-type="float" office:value="10049067" calcext:value-type="float">
            <text:p>10049067</text:p>
          </table:table-cell>
          <table:table-cell/>
          <table:table-cell office:value-type="float" office:value="4418077" calcext:value-type="float">
            <text:p>4418077</text:p>
          </table:table-cell>
          <table:table-cell/>
          <table:table-cell office:value-type="float" office:value="3064721" calcext:value-type="float">
            <text:p>3064721</text:p>
          </table:table-cell>
          <table:table-cell/>
          <table:table-cell office:value-type="float" office:value="2332706" calcext:value-type="float">
            <text:p>2332706</text:p>
          </table:table-cell>
          <table:table-cell/>
          <table:table-cell office:value-type="float" office:value="3231558" calcext:value-type="float">
            <text:p>3231558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622111" calcext:value-type="float">
            <text:p>2622111</text:p>
          </table:table-cell>
          <table:table-cell/>
          <table:table-cell office:value-type="float" office:value="2662679" calcext:value-type="float">
            <text:p>2662679</text:p>
          </table:table-cell>
          <table:table-cell/>
          <table:table-cell office:value-type="float" office:value="4301617" calcext:value-type="float">
            <text:p>4301617</text:p>
          </table:table-cell>
          <table:table-cell/>
          <table:table-cell office:value-type="float" office:value="4933156" calcext:value-type="float">
            <text:p>4933156</text:p>
          </table:table-cell>
          <table:table-cell/>
          <table:table-cell office:value-type="float" office:value="4379811" calcext:value-type="float">
            <text:p>4379811</text:p>
          </table:table-cell>
          <table:table-cell/>
          <table:table-cell office:value-type="float" office:value="3395788" calcext:value-type="float">
            <text:p>3395788</text:p>
          </table:table-cell>
          <table:table-cell/>
          <table:table-cell office:value-type="float" office:value="3373136" calcext:value-type="float">
            <text:p>3373136</text:p>
          </table:table-cell>
          <table:table-cell table:number-columns-repeated="2"/>
          <table:table-cell office:value-type="float" office:value="6735734" calcext:value-type="float">
            <text:p>6735734</text:p>
          </table:table-cell>
          <table:table-cell table:number-columns-repeated="2"/>
          <table:table-cell office:value-type="float" office:value="7381510" calcext:value-type="float">
            <text:p>7381510</text:p>
          </table:table-cell>
          <table:table-cell/>
          <table:table-cell office:value-type="float" office:value="3956341" calcext:value-type="float">
            <text:p>3956341</text:p>
          </table:table-cell>
          <table:table-cell/>
          <table:table-cell office:value-type="float" office:value="2992402" calcext:value-type="float">
            <text:p>2992402</text:p>
          </table:table-cell>
          <table:table-cell/>
          <table:table-cell office:value-type="float" office:value="1807510" calcext:value-type="float">
            <text:p>1807510</text:p>
          </table:table-cell>
          <table:table-cell/>
          <table:table-cell office:value-type="float" office:value="3122903" calcext:value-type="float">
            <text:p>312290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389871" calcext:value-type="float">
            <text:p>2389871</text:p>
          </table:table-cell>
          <table:table-cell/>
          <table:table-cell office:value-type="float" office:value="2502596" calcext:value-type="float">
            <text:p>2502596</text:p>
          </table:table-cell>
          <table:table-cell/>
          <table:table-cell office:value-type="float" office:value="4284967" calcext:value-type="float">
            <text:p>4284967</text:p>
          </table:table-cell>
          <table:table-cell/>
          <table:table-cell office:value-type="float" office:value="4413317" calcext:value-type="float">
            <text:p>4413317</text:p>
          </table:table-cell>
          <table:table-cell/>
          <table:table-cell office:value-type="float" office:value="4304329" calcext:value-type="float">
            <text:p>4304329</text:p>
          </table:table-cell>
          <table:table-cell/>
          <table:table-cell office:value-type="float" office:value="3380374" calcext:value-type="float">
            <text:p>3380374</text:p>
          </table:table-cell>
          <table:table-cell/>
          <table:table-cell office:value-type="float" office:value="2793616" calcext:value-type="float">
            <text:p>2793616</text:p>
          </table:table-cell>
          <table:table-cell table:number-columns-repeated="2"/>
          <table:table-cell office:value-type="float" office:value="3295253" calcext:value-type="float">
            <text:p>3295253</text:p>
          </table:table-cell>
          <table:table-cell table:number-columns-repeated="2"/>
          <table:table-cell office:value-type="float" office:value="3278373" calcext:value-type="float">
            <text:p>3278373</text:p>
          </table:table-cell>
          <table:table-cell/>
          <table:table-cell office:value-type="float" office:value="3091554" calcext:value-type="float">
            <text:p>3091554</text:p>
          </table:table-cell>
          <table:table-cell/>
          <table:table-cell office:value-type="float" office:value="2602452" calcext:value-type="float">
            <text:p>2602452</text:p>
          </table:table-cell>
          <table:table-cell/>
          <table:table-cell office:value-type="float" office:value="1256017" calcext:value-type="float">
            <text:p>1256017</text:p>
          </table:table-cell>
          <table:table-cell/>
          <table:table-cell office:value-type="float" office:value="2631545" calcext:value-type="float">
            <text:p>263154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5259" calcext:value-type="float">
            <text:p>525259</text:p>
          </table:table-cell>
          <table:table-cell table:number-columns-repeated="2"/>
          <table:table-cell office:value-type="float" office:value="752222" calcext:value-type="float">
            <text:p>752222</text:p>
          </table:table-cell>
          <table:table-cell table:number-columns-repeated="2"/>
          <table:table-cell office:value-type="float" office:value="763466" calcext:value-type="float">
            <text:p>763466</text:p>
          </table:table-cell>
          <table:table-cell table:number-columns-repeated="2"/>
          <table:table-cell office:value-type="float" office:value="780487" calcext:value-type="float">
            <text:p>780487</text:p>
          </table:table-cell>
          <table:table-cell table:number-columns-repeated="2"/>
          <table:table-cell office:value-type="float" office:value="468577" calcext:value-type="float">
            <text:p>468577</text:p>
          </table:table-cell>
          <table:table-cell table:number-columns-repeated="2"/>
          <table:table-cell office:value-type="float" office:value="320876" calcext:value-type="float">
            <text:p>320876</text:p>
          </table:table-cell>
          <table:table-cell table:number-columns-repeated="2"/>
          <table:table-cell office:value-type="float" office:value="562012" calcext:value-type="float">
            <text:p>562012</text:p>
          </table:table-cell>
          <table:table-cell table:number-columns-repeated="3"/>
          <table:table-cell office:value-type="float" office:value="442552" calcext:value-type="float">
            <text:p>442552</text:p>
          </table:table-cell>
          <table:table-cell table:number-columns-repeated="3"/>
          <table:table-cell office:value-type="float" office:value="544695" calcext:value-type="float">
            <text:p>544695</text:p>
          </table:table-cell>
          <table:table-cell table:number-columns-repeated="2"/>
          <table:table-cell office:value-type="float" office:value="738217" calcext:value-type="float">
            <text:p>738217</text:p>
          </table:table-cell>
          <table:table-cell table:number-columns-repeated="2"/>
          <table:table-cell office:value-type="float" office:value="728845" calcext:value-type="float">
            <text:p>728845</text:p>
          </table:table-cell>
          <table:table-cell table:number-columns-repeated="2"/>
          <table:table-cell office:value-type="float" office:value="692582" calcext:value-type="float">
            <text:p>692582</text:p>
          </table:table-cell>
          <table:table-cell table:number-columns-repeated="2"/>
          <table:table-cell office:value-type="float" office:value="712986" calcext:value-type="float">
            <text:p>712986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1686" calcext:value-type="float">
            <text:p>901686</text:p>
          </table:table-cell>
          <table:table-cell/>
          <table:table-cell office:value-type="float" office:value="1157438" calcext:value-type="float">
            <text:p>1157438</text:p>
          </table:table-cell>
          <table:table-cell/>
          <table:table-cell office:value-type="float" office:value="1236229" calcext:value-type="float">
            <text:p>1236229</text:p>
          </table:table-cell>
          <table:table-cell/>
          <table:table-cell office:value-type="float" office:value="1247278" calcext:value-type="float">
            <text:p>1247278</text:p>
          </table:table-cell>
          <table:table-cell table:number-columns-repeated="2"/>
          <table:table-cell office:value-type="float" office:value="842382" calcext:value-type="float">
            <text:p>842382</text:p>
          </table:table-cell>
          <table:table-cell table:number-columns-repeated="2"/>
          <table:table-cell office:value-type="float" office:value="576527" calcext:value-type="float">
            <text:p>576527</text:p>
          </table:table-cell>
          <table:table-cell table:number-columns-repeated="2"/>
          <table:table-cell office:value-type="float" office:value="997491" calcext:value-type="float">
            <text:p>997491</text:p>
          </table:table-cell>
          <table:table-cell table:number-columns-repeated="3"/>
          <table:table-cell office:value-type="float" office:value="826581" calcext:value-type="float">
            <text:p>826581</text:p>
          </table:table-cell>
          <table:table-cell table:number-columns-repeated="3"/>
          <table:table-cell office:value-type="float" office:value="856482" calcext:value-type="float">
            <text:p>856482</text:p>
          </table:table-cell>
          <table:table-cell/>
          <table:table-cell office:value-type="float" office:value="1198186" calcext:value-type="float">
            <text:p>1198186</text:p>
          </table:table-cell>
          <table:table-cell/>
          <table:table-cell office:value-type="float" office:value="1149625" calcext:value-type="float">
            <text:p>1149625</text:p>
          </table:table-cell>
          <table:table-cell/>
          <table:table-cell office:value-type="float" office:value="1102393" calcext:value-type="float">
            <text:p>1102393</text:p>
          </table:table-cell>
          <table:table-cell/>
          <table:table-cell office:value-type="float" office:value="1131773" calcext:value-type="float">
            <text:p>113177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70964" calcext:value-type="float">
            <text:p>1270964</text:p>
          </table:table-cell>
          <table:table-cell/>
          <table:table-cell office:value-type="float" office:value="1612471" calcext:value-type="float">
            <text:p>1612471</text:p>
          </table:table-cell>
          <table:table-cell/>
          <table:table-cell office:value-type="float" office:value="1823037" calcext:value-type="float">
            <text:p>1823037</text:p>
          </table:table-cell>
          <table:table-cell/>
          <table:table-cell office:value-type="float" office:value="1873313" calcext:value-type="float">
            <text:p>1873313</text:p>
          </table:table-cell>
          <table:table-cell/>
          <table:table-cell office:value-type="float" office:value="1393481" calcext:value-type="float">
            <text:p>1393481</text:p>
          </table:table-cell>
          <table:table-cell table:number-columns-repeated="2"/>
          <table:table-cell office:value-type="float" office:value="976621" calcext:value-type="float">
            <text:p>976621</text:p>
          </table:table-cell>
          <table:table-cell/>
          <table:table-cell office:value-type="float" office:value="1616416" calcext:value-type="float">
            <text:p>1616416</text:p>
          </table:table-cell>
          <table:table-cell table:number-columns-repeated="2"/>
          <table:table-cell office:value-type="float" office:value="1502678" calcext:value-type="float">
            <text:p>1502678</text:p>
          </table:table-cell>
          <table:table-cell table:number-columns-repeated="2"/>
          <table:table-cell office:value-type="float" office:value="1214493" calcext:value-type="float">
            <text:p>1214493</text:p>
          </table:table-cell>
          <table:table-cell/>
          <table:table-cell office:value-type="float" office:value="1723144" calcext:value-type="float">
            <text:p>1723144</text:p>
          </table:table-cell>
          <table:table-cell/>
          <table:table-cell office:value-type="float" office:value="1669962" calcext:value-type="float">
            <text:p>1669962</text:p>
          </table:table-cell>
          <table:table-cell/>
          <table:table-cell office:value-type="float" office:value="1640664" calcext:value-type="float">
            <text:p>1640664</text:p>
          </table:table-cell>
          <table:table-cell/>
          <table:table-cell office:value-type="float" office:value="1684695" calcext:value-type="float">
            <text:p>1684695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828612" calcext:value-type="float">
            <text:p>1828612</text:p>
          </table:table-cell>
          <table:table-cell/>
          <table:table-cell office:value-type="float" office:value="2097178" calcext:value-type="float">
            <text:p>2097178</text:p>
          </table:table-cell>
          <table:table-cell/>
          <table:table-cell office:value-type="float" office:value="2510957" calcext:value-type="float">
            <text:p>2510957</text:p>
          </table:table-cell>
          <table:table-cell/>
          <table:table-cell office:value-type="float" office:value="2690577" calcext:value-type="float">
            <text:p>2690577</text:p>
          </table:table-cell>
          <table:table-cell/>
          <table:table-cell office:value-type="float" office:value="2103587" calcext:value-type="float">
            <text:p>2103587</text:p>
          </table:table-cell>
          <table:table-cell/>
          <table:table-cell office:value-type="float" office:value="1499213" calcext:value-type="float">
            <text:p>1499213</text:p>
          </table:table-cell>
          <table:table-cell/>
          <table:table-cell office:value-type="float" office:value="2350173" calcext:value-type="float">
            <text:p>2350173</text:p>
          </table:table-cell>
          <table:table-cell table:number-columns-repeated="2"/>
          <table:table-cell office:value-type="float" office:value="2743010" calcext:value-type="float">
            <text:p>2743010</text:p>
          </table:table-cell>
          <table:table-cell table:number-columns-repeated="2"/>
          <table:table-cell office:value-type="float" office:value="1855997" calcext:value-type="float">
            <text:p>1855997</text:p>
          </table:table-cell>
          <table:table-cell/>
          <table:table-cell office:value-type="float" office:value="2289099" calcext:value-type="float">
            <text:p>2289099</text:p>
          </table:table-cell>
          <table:table-cell/>
          <table:table-cell office:value-type="float" office:value="2133777" calcext:value-type="float">
            <text:p>2133777</text:p>
          </table:table-cell>
          <table:table-cell/>
          <table:table-cell office:value-type="float" office:value="2118766" calcext:value-type="float">
            <text:p>2118766</text:p>
          </table:table-cell>
          <table:table-cell/>
          <table:table-cell office:value-type="float" office:value="2311512" calcext:value-type="float">
            <text:p>2311512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168056" calcext:value-type="float">
            <text:p>2168056</text:p>
          </table:table-cell>
          <table:table-cell/>
          <table:table-cell office:value-type="float" office:value="2393851" calcext:value-type="float">
            <text:p>2393851</text:p>
          </table:table-cell>
          <table:table-cell/>
          <table:table-cell office:value-type="float" office:value="3068394" calcext:value-type="float">
            <text:p>3068394</text:p>
          </table:table-cell>
          <table:table-cell/>
          <table:table-cell office:value-type="float" office:value="3263745" calcext:value-type="float">
            <text:p>3263745</text:p>
          </table:table-cell>
          <table:table-cell/>
          <table:table-cell office:value-type="float" office:value="2835386" calcext:value-type="float">
            <text:p>2835386</text:p>
          </table:table-cell>
          <table:table-cell/>
          <table:table-cell office:value-type="float" office:value="2121894" calcext:value-type="float">
            <text:p>2121894</text:p>
          </table:table-cell>
          <table:table-cell/>
          <table:table-cell office:value-type="float" office:value="3064262" calcext:value-type="float">
            <text:p>3064262</text:p>
          </table:table-cell>
          <table:table-cell table:number-columns-repeated="2"/>
          <table:table-cell office:value-type="float" office:value="4501593" calcext:value-type="float">
            <text:p>4501593</text:p>
          </table:table-cell>
          <table:table-cell table:number-columns-repeated="2"/>
          <table:table-cell office:value-type="float" office:value="2736047" calcext:value-type="float">
            <text:p>2736047</text:p>
          </table:table-cell>
          <table:table-cell/>
          <table:table-cell office:value-type="float" office:value="2659135" calcext:value-type="float">
            <text:p>2659135</text:p>
          </table:table-cell>
          <table:table-cell/>
          <table:table-cell office:value-type="float" office:value="2482574" calcext:value-type="float">
            <text:p>2482574</text:p>
          </table:table-cell>
          <table:table-cell/>
          <table:table-cell office:value-type="float" office:value="2556405" calcext:value-type="float">
            <text:p>2556405</text:p>
          </table:table-cell>
          <table:table-cell/>
          <table:table-cell office:value-type="float" office:value="2651647" calcext:value-type="float">
            <text:p>2651647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361079" calcext:value-type="float">
            <text:p>2361079</text:p>
          </table:table-cell>
          <table:table-cell/>
          <table:table-cell office:value-type="float" office:value="2658359" calcext:value-type="float">
            <text:p>2658359</text:p>
          </table:table-cell>
          <table:table-cell/>
          <table:table-cell office:value-type="float" office:value="3156475" calcext:value-type="float">
            <text:p>3156475</text:p>
          </table:table-cell>
          <table:table-cell/>
          <table:table-cell office:value-type="float" office:value="3452170" calcext:value-type="float">
            <text:p>3452170</text:p>
          </table:table-cell>
          <table:table-cell/>
          <table:table-cell office:value-type="float" office:value="3592667" calcext:value-type="float">
            <text:p>3592667</text:p>
          </table:table-cell>
          <table:table-cell/>
          <table:table-cell office:value-type="float" office:value="2509727" calcext:value-type="float">
            <text:p>2509727</text:p>
          </table:table-cell>
          <table:table-cell/>
          <table:table-cell office:value-type="float" office:value="3250019" calcext:value-type="float">
            <text:p>3250019</text:p>
          </table:table-cell>
          <table:table-cell table:number-columns-repeated="2"/>
          <table:table-cell office:value-type="float" office:value="6124401" calcext:value-type="float">
            <text:p>6124401</text:p>
          </table:table-cell>
          <table:table-cell table:number-columns-repeated="2"/>
          <table:table-cell office:value-type="float" office:value="2864235" calcext:value-type="float">
            <text:p>2864235</text:p>
          </table:table-cell>
          <table:table-cell/>
          <table:table-cell office:value-type="float" office:value="2906923" calcext:value-type="float">
            <text:p>2906923</text:p>
          </table:table-cell>
          <table:table-cell/>
          <table:table-cell office:value-type="float" office:value="2663112" calcext:value-type="float">
            <text:p>2663112</text:p>
          </table:table-cell>
          <table:table-cell/>
          <table:table-cell office:value-type="float" office:value="2715010" calcext:value-type="float">
            <text:p>2715010</text:p>
          </table:table-cell>
          <table:table-cell/>
          <table:table-cell office:value-type="float" office:value="2889084" calcext:value-type="float">
            <text:p>288908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43774" calcext:value-type="float">
            <text:p>2643774</text:p>
          </table:table-cell>
          <table:table-cell/>
          <table:table-cell office:value-type="float" office:value="2734768" calcext:value-type="float">
            <text:p>2734768</text:p>
          </table:table-cell>
          <table:table-cell/>
          <table:table-cell office:value-type="float" office:value="3231303" calcext:value-type="float">
            <text:p>3231303</text:p>
          </table:table-cell>
          <table:table-cell/>
          <table:table-cell office:value-type="float" office:value="3631044" calcext:value-type="float">
            <text:p>3631044</text:p>
          </table:table-cell>
          <table:table-cell/>
          <table:table-cell office:value-type="float" office:value="3855784" calcext:value-type="float">
            <text:p>3855784</text:p>
          </table:table-cell>
          <table:table-cell/>
          <table:table-cell office:value-type="float" office:value="2930004" calcext:value-type="float">
            <text:p>2930004</text:p>
          </table:table-cell>
          <table:table-cell/>
          <table:table-cell office:value-type="float" office:value="3762630" calcext:value-type="float">
            <text:p>3762630</text:p>
          </table:table-cell>
          <table:table-cell table:number-columns-repeated="2"/>
          <table:table-cell office:value-type="float" office:value="7605607" calcext:value-type="float">
            <text:p>7605607</text:p>
          </table:table-cell>
          <table:table-cell table:number-columns-repeated="2"/>
          <table:table-cell office:value-type="float" office:value="3386383" calcext:value-type="float">
            <text:p>3386383</text:p>
          </table:table-cell>
          <table:table-cell/>
          <table:table-cell office:value-type="float" office:value="3073805" calcext:value-type="float">
            <text:p>3073805</text:p>
          </table:table-cell>
          <table:table-cell/>
          <table:table-cell office:value-type="float" office:value="2727302" calcext:value-type="float">
            <text:p>2727302</text:p>
          </table:table-cell>
          <table:table-cell/>
          <table:table-cell office:value-type="float" office:value="2573430" calcext:value-type="float">
            <text:p>2573430</text:p>
          </table:table-cell>
          <table:table-cell/>
          <table:table-cell office:value-type="float" office:value="2760851" calcext:value-type="float">
            <text:p>2760851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689958" calcext:value-type="float">
            <text:p>2689958</text:p>
          </table:table-cell>
          <table:table-cell/>
          <table:table-cell office:value-type="float" office:value="2802024" calcext:value-type="float">
            <text:p>2802024</text:p>
          </table:table-cell>
          <table:table-cell/>
          <table:table-cell office:value-type="float" office:value="3631205" calcext:value-type="float">
            <text:p>3631205</text:p>
          </table:table-cell>
          <table:table-cell/>
          <table:table-cell office:value-type="float" office:value="3928074" calcext:value-type="float">
            <text:p>3928074</text:p>
          </table:table-cell>
          <table:table-cell/>
          <table:table-cell office:value-type="float" office:value="3919992" calcext:value-type="float">
            <text:p>3919992</text:p>
          </table:table-cell>
          <table:table-cell/>
          <table:table-cell office:value-type="float" office:value="3018089" calcext:value-type="float">
            <text:p>3018089</text:p>
          </table:table-cell>
          <table:table-cell/>
          <table:table-cell office:value-type="float" office:value="4027531" calcext:value-type="float">
            <text:p>4027531</text:p>
          </table:table-cell>
          <table:table-cell table:number-columns-repeated="2"/>
          <table:table-cell office:value-type="float" office:value="8840923" calcext:value-type="float">
            <text:p>8840923</text:p>
          </table:table-cell>
          <table:table-cell/>
          <table:table-cell office:value-type="float" office:value="10264377" calcext:value-type="float">
            <text:p>10264377</text:p>
          </table:table-cell>
          <table:table-cell/>
          <table:table-cell office:value-type="float" office:value="4227910" calcext:value-type="float">
            <text:p>4227910</text:p>
          </table:table-cell>
          <table:table-cell/>
          <table:table-cell office:value-type="float" office:value="2943797" calcext:value-type="float">
            <text:p>2943797</text:p>
          </table:table-cell>
          <table:table-cell/>
          <table:table-cell office:value-type="float" office:value="2521546" calcext:value-type="float">
            <text:p>2521546</text:p>
          </table:table-cell>
          <table:table-cell/>
          <table:table-cell office:value-type="float" office:value="2970806" calcext:value-type="float">
            <text:p>2970806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796381" calcext:value-type="float">
            <text:p>2796381</text:p>
          </table:table-cell>
          <table:table-cell/>
          <table:table-cell office:value-type="float" office:value="2745492" calcext:value-type="float">
            <text:p>2745492</text:p>
          </table:table-cell>
          <table:table-cell/>
          <table:table-cell office:value-type="float" office:value="3858145" calcext:value-type="float">
            <text:p>3858145</text:p>
          </table:table-cell>
          <table:table-cell/>
          <table:table-cell office:value-type="float" office:value="4197581" calcext:value-type="float">
            <text:p>4197581</text:p>
          </table:table-cell>
          <table:table-cell/>
          <table:table-cell office:value-type="float" office:value="4119273" calcext:value-type="float">
            <text:p>4119273</text:p>
          </table:table-cell>
          <table:table-cell/>
          <table:table-cell office:value-type="float" office:value="3095525" calcext:value-type="float">
            <text:p>3095525</text:p>
          </table:table-cell>
          <table:table-cell/>
          <table:table-cell office:value-type="float" office:value="3856510" calcext:value-type="float">
            <text:p>3856510</text:p>
          </table:table-cell>
          <table:table-cell table:number-columns-repeated="2"/>
          <table:table-cell office:value-type="float" office:value="9633113" calcext:value-type="float">
            <text:p>9633113</text:p>
          </table:table-cell>
          <table:table-cell/>
          <table:table-cell office:value-type="float" office:value="10912481" calcext:value-type="float">
            <text:p>10912481</text:p>
          </table:table-cell>
          <table:table-cell/>
          <table:table-cell office:value-type="float" office:value="4313849" calcext:value-type="float">
            <text:p>4313849</text:p>
          </table:table-cell>
          <table:table-cell/>
          <table:table-cell office:value-type="float" office:value="2941155" calcext:value-type="float">
            <text:p>2941155</text:p>
          </table:table-cell>
          <table:table-cell/>
          <table:table-cell office:value-type="float" office:value="2478293" calcext:value-type="float">
            <text:p>2478293</text:p>
          </table:table-cell>
          <table:table-cell/>
          <table:table-cell office:value-type="float" office:value="3099508" calcext:value-type="float">
            <text:p>3099508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706041" calcext:value-type="float">
            <text:p>2706041</text:p>
          </table:table-cell>
          <table:table-cell/>
          <table:table-cell office:value-type="float" office:value="2719155" calcext:value-type="float">
            <text:p>2719155</text:p>
          </table:table-cell>
          <table:table-cell/>
          <table:table-cell office:value-type="float" office:value="3935434" calcext:value-type="float">
            <text:p>3935434</text:p>
          </table:table-cell>
          <table:table-cell/>
          <table:table-cell office:value-type="float" office:value="4196506" calcext:value-type="float">
            <text:p>4196506</text:p>
          </table:table-cell>
          <table:table-cell/>
          <table:table-cell office:value-type="float" office:value="4180444" calcext:value-type="float">
            <text:p>4180444</text:p>
          </table:table-cell>
          <table:table-cell/>
          <table:table-cell office:value-type="float" office:value="3117792" calcext:value-type="float">
            <text:p>3117792</text:p>
          </table:table-cell>
          <table:table-cell/>
          <table:table-cell office:value-type="float" office:value="3445346" calcext:value-type="float">
            <text:p>3445346</text:p>
          </table:table-cell>
          <table:table-cell table:number-columns-repeated="2"/>
          <table:table-cell office:value-type="float" office:value="8257232" calcext:value-type="float">
            <text:p>8257232</text:p>
          </table:table-cell>
          <table:table-cell table:number-columns-repeated="2"/>
          <table:table-cell office:value-type="float" office:value="8754007" calcext:value-type="float">
            <text:p>8754007</text:p>
          </table:table-cell>
          <table:table-cell/>
          <table:table-cell office:value-type="float" office:value="3536980" calcext:value-type="float">
            <text:p>3536980</text:p>
          </table:table-cell>
          <table:table-cell/>
          <table:table-cell office:value-type="float" office:value="2859037" calcext:value-type="float">
            <text:p>2859037</text:p>
          </table:table-cell>
          <table:table-cell/>
          <table:table-cell office:value-type="float" office:value="2104830" calcext:value-type="float">
            <text:p>2104830</text:p>
          </table:table-cell>
          <table:table-cell/>
          <table:table-cell office:value-type="float" office:value="2938623" calcext:value-type="float">
            <text:p>2938623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518987" calcext:value-type="float">
            <text:p>2518987</text:p>
          </table:table-cell>
          <table:table-cell/>
          <table:table-cell office:value-type="float" office:value="2535045" calcext:value-type="float">
            <text:p>2535045</text:p>
          </table:table-cell>
          <table:table-cell/>
          <table:table-cell office:value-type="float" office:value="3887254" calcext:value-type="float">
            <text:p>3887254</text:p>
          </table:table-cell>
          <table:table-cell/>
          <table:table-cell office:value-type="float" office:value="3917180" calcext:value-type="float">
            <text:p>3917180</text:p>
          </table:table-cell>
          <table:table-cell/>
          <table:table-cell office:value-type="float" office:value="3793119" calcext:value-type="float">
            <text:p>3793119</text:p>
          </table:table-cell>
          <table:table-cell/>
          <table:table-cell office:value-type="float" office:value="3092487" calcext:value-type="float">
            <text:p>3092487</text:p>
          </table:table-cell>
          <table:table-cell/>
          <table:table-cell office:value-type="float" office:value="3091554" calcext:value-type="float">
            <text:p>3091554</text:p>
          </table:table-cell>
          <table:table-cell table:number-columns-repeated="2"/>
          <table:table-cell office:value-type="float" office:value="3350374" calcext:value-type="float">
            <text:p>3350374</text:p>
          </table:table-cell>
          <table:table-cell table:number-columns-repeated="2"/>
          <table:table-cell office:value-type="float" office:value="3518295" calcext:value-type="float">
            <text:p>3518295</text:p>
          </table:table-cell>
          <table:table-cell/>
          <table:table-cell office:value-type="float" office:value="3185317" calcext:value-type="float">
            <text:p>3185317</text:p>
          </table:table-cell>
          <table:table-cell/>
          <table:table-cell office:value-type="float" office:value="2691726" calcext:value-type="float">
            <text:p>2691726</text:p>
          </table:table-cell>
          <table:table-cell/>
          <table:table-cell office:value-type="float" office:value="1717220" calcext:value-type="float">
            <text:p>1717220</text:p>
          </table:table-cell>
          <table:table-cell/>
          <table:table-cell office:value-type="float" office:value="2521468" calcext:value-type="float">
            <text:p>252146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564568" calcext:value-type="float">
            <text:p>2564568</text:p>
          </table:table-cell>
          <table:table-cell/>
          <table:table-cell office:value-type="float" office:value="2448662" calcext:value-type="float">
            <text:p>2448662</text:p>
          </table:table-cell>
          <table:table-cell/>
          <table:table-cell office:value-type="float" office:value="3431204" calcext:value-type="float">
            <text:p>3431204</text:p>
          </table:table-cell>
          <table:table-cell/>
          <table:table-cell office:value-type="float" office:value="3604523" calcext:value-type="float">
            <text:p>3604523</text:p>
          </table:table-cell>
          <table:table-cell/>
          <table:table-cell office:value-type="float" office:value="3502950" calcext:value-type="float">
            <text:p>3502950</text:p>
          </table:table-cell>
          <table:table-cell/>
          <table:table-cell office:value-type="float" office:value="2874688" calcext:value-type="float">
            <text:p>2874688</text:p>
          </table:table-cell>
          <table:table-cell/>
          <table:table-cell office:value-type="float" office:value="3045126" calcext:value-type="float">
            <text:p>3045126</text:p>
          </table:table-cell>
          <table:table-cell table:number-columns-repeated="2"/>
          <table:table-cell office:value-type="float" office:value="2866741" calcext:value-type="float">
            <text:p>2866741</text:p>
          </table:table-cell>
          <table:table-cell table:number-columns-repeated="2"/>
          <table:table-cell office:value-type="float" office:value="3028018" calcext:value-type="float">
            <text:p>3028018</text:p>
          </table:table-cell>
          <table:table-cell/>
          <table:table-cell office:value-type="float" office:value="2812124" calcext:value-type="float">
            <text:p>2812124</text:p>
          </table:table-cell>
          <table:table-cell/>
          <table:table-cell office:value-type="float" office:value="2547263" calcext:value-type="float">
            <text:p>2547263</text:p>
          </table:table-cell>
          <table:table-cell/>
          <table:table-cell office:value-type="float" office:value="1286189" calcext:value-type="float">
            <text:p>1286189</text:p>
          </table:table-cell>
          <table:table-cell/>
          <table:table-cell office:value-type="float" office:value="2293136" calcext:value-type="float">
            <text:p>229313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2205" calcext:value-type="float">
            <text:p>542205</text:p>
          </table:table-cell>
          <table:table-cell table:number-columns-repeated="2"/>
          <table:table-cell office:value-type="float" office:value="738433" calcext:value-type="float">
            <text:p>738433</text:p>
          </table:table-cell>
          <table:table-cell table:number-columns-repeated="2"/>
          <table:table-cell office:value-type="float" office:value="745686" calcext:value-type="float">
            <text:p>745686</text:p>
          </table:table-cell>
          <table:table-cell table:number-columns-repeated="2"/>
          <table:table-cell office:value-type="float" office:value="754995" calcext:value-type="float">
            <text:p>754995</text:p>
          </table:table-cell>
          <table:table-cell table:number-columns-repeated="2"/>
          <table:table-cell office:value-type="float" office:value="448640" calcext:value-type="float">
            <text:p>448640</text:p>
          </table:table-cell>
          <table:table-cell table:number-columns-repeated="2"/>
          <table:table-cell office:value-type="float" office:value="305347" calcext:value-type="float">
            <text:p>305347</text:p>
          </table:table-cell>
          <table:table-cell table:number-columns-repeated="2"/>
          <table:table-cell office:value-type="float" office:value="556960" calcext:value-type="float">
            <text:p>556960</text:p>
          </table:table-cell>
          <table:table-cell table:number-columns-repeated="3"/>
          <table:table-cell office:value-type="float" office:value="438754" calcext:value-type="float">
            <text:p>438754</text:p>
          </table:table-cell>
          <table:table-cell table:number-columns-repeated="3"/>
          <table:table-cell office:value-type="float" office:value="529045" calcext:value-type="float">
            <text:p>529045</text:p>
          </table:table-cell>
          <table:table-cell table:number-columns-repeated="2"/>
          <table:table-cell office:value-type="float" office:value="727880" calcext:value-type="float">
            <text:p>727880</text:p>
          </table:table-cell>
          <table:table-cell table:number-columns-repeated="2"/>
          <table:table-cell office:value-type="float" office:value="721911" calcext:value-type="float">
            <text:p>721911</text:p>
          </table:table-cell>
          <table:table-cell table:number-columns-repeated="2"/>
          <table:table-cell office:value-type="float" office:value="686896" calcext:value-type="float">
            <text:p>686896</text:p>
          </table:table-cell>
          <table:table-cell table:number-columns-repeated="2"/>
          <table:table-cell office:value-type="float" office:value="697090" calcext:value-type="float">
            <text:p>697090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99828" calcext:value-type="float">
            <text:p>799828</text:p>
          </table:table-cell>
          <table:table-cell/>
          <table:table-cell office:value-type="float" office:value="1168324" calcext:value-type="float">
            <text:p>1168324</text:p>
          </table:table-cell>
          <table:table-cell/>
          <table:table-cell office:value-type="float" office:value="1216440" calcext:value-type="float">
            <text:p>1216440</text:p>
          </table:table-cell>
          <table:table-cell/>
          <table:table-cell office:value-type="float" office:value="1247363" calcext:value-type="float">
            <text:p>1247363</text:p>
          </table:table-cell>
          <table:table-cell table:number-columns-repeated="2"/>
          <table:table-cell office:value-type="float" office:value="802272" calcext:value-type="float">
            <text:p>802272</text:p>
          </table:table-cell>
          <table:table-cell table:number-columns-repeated="2"/>
          <table:table-cell office:value-type="float" office:value="554731" calcext:value-type="float">
            <text:p>554731</text:p>
          </table:table-cell>
          <table:table-cell table:number-columns-repeated="2"/>
          <table:table-cell office:value-type="float" office:value="981477" calcext:value-type="float">
            <text:p>981477</text:p>
          </table:table-cell>
          <table:table-cell table:number-columns-repeated="3"/>
          <table:table-cell office:value-type="float" office:value="826539" calcext:value-type="float">
            <text:p>826539</text:p>
          </table:table-cell>
          <table:table-cell table:number-columns-repeated="3"/>
          <table:table-cell office:value-type="float" office:value="820796" calcext:value-type="float">
            <text:p>820796</text:p>
          </table:table-cell>
          <table:table-cell/>
          <table:table-cell office:value-type="float" office:value="1155479" calcext:value-type="float">
            <text:p>1155479</text:p>
          </table:table-cell>
          <table:table-cell/>
          <table:table-cell office:value-type="float" office:value="1130188" calcext:value-type="float">
            <text:p>1130188</text:p>
          </table:table-cell>
          <table:table-cell/>
          <table:table-cell office:value-type="float" office:value="1088688" calcext:value-type="float">
            <text:p>1088688</text:p>
          </table:table-cell>
          <table:table-cell/>
          <table:table-cell office:value-type="float" office:value="1101830" calcext:value-type="float">
            <text:p>1101830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46714" calcext:value-type="float">
            <text:p>1346714</text:p>
          </table:table-cell>
          <table:table-cell/>
          <table:table-cell office:value-type="float" office:value="1624123" calcext:value-type="float">
            <text:p>1624123</text:p>
          </table:table-cell>
          <table:table-cell/>
          <table:table-cell office:value-type="float" office:value="1828163" calcext:value-type="float">
            <text:p>1828163</text:p>
          </table:table-cell>
          <table:table-cell/>
          <table:table-cell office:value-type="float" office:value="1853519" calcext:value-type="float">
            <text:p>1853519</text:p>
          </table:table-cell>
          <table:table-cell/>
          <table:table-cell office:value-type="float" office:value="1301164" calcext:value-type="float">
            <text:p>1301164</text:p>
          </table:table-cell>
          <table:table-cell table:number-columns-repeated="2"/>
          <table:table-cell office:value-type="float" office:value="924198" calcext:value-type="float">
            <text:p>924198</text:p>
          </table:table-cell>
          <table:table-cell/>
          <table:table-cell office:value-type="float" office:value="1623206" calcext:value-type="float">
            <text:p>1623206</text:p>
          </table:table-cell>
          <table:table-cell table:number-columns-repeated="2"/>
          <table:table-cell office:value-type="float" office:value="1549695" calcext:value-type="float">
            <text:p>1549695</text:p>
          </table:table-cell>
          <table:table-cell table:number-columns-repeated="2"/>
          <table:table-cell office:value-type="float" office:value="1180131" calcext:value-type="float">
            <text:p>1180131</text:p>
          </table:table-cell>
          <table:table-cell/>
          <table:table-cell office:value-type="float" office:value="1663367" calcext:value-type="float">
            <text:p>1663367</text:p>
          </table:table-cell>
          <table:table-cell/>
          <table:table-cell office:value-type="float" office:value="1612074" calcext:value-type="float">
            <text:p>1612074</text:p>
          </table:table-cell>
          <table:table-cell/>
          <table:table-cell office:value-type="float" office:value="1601376" calcext:value-type="float">
            <text:p>1601376</text:p>
          </table:table-cell>
          <table:table-cell/>
          <table:table-cell office:value-type="float" office:value="1656421" calcext:value-type="float">
            <text:p>1656421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823645" calcext:value-type="float">
            <text:p>1823645</text:p>
          </table:table-cell>
          <table:table-cell/>
          <table:table-cell office:value-type="float" office:value="2071564" calcext:value-type="float">
            <text:p>2071564</text:p>
          </table:table-cell>
          <table:table-cell/>
          <table:table-cell office:value-type="float" office:value="2374561" calcext:value-type="float">
            <text:p>2374561</text:p>
          </table:table-cell>
          <table:table-cell/>
          <table:table-cell office:value-type="float" office:value="2518871" calcext:value-type="float">
            <text:p>2518871</text:p>
          </table:table-cell>
          <table:table-cell/>
          <table:table-cell office:value-type="float" office:value="1978887" calcext:value-type="float">
            <text:p>1978887</text:p>
          </table:table-cell>
          <table:table-cell/>
          <table:table-cell office:value-type="float" office:value="1432543" calcext:value-type="float">
            <text:p>1432543</text:p>
          </table:table-cell>
          <table:table-cell/>
          <table:table-cell office:value-type="float" office:value="2407889" calcext:value-type="float">
            <text:p>2407889</text:p>
          </table:table-cell>
          <table:table-cell table:number-columns-repeated="2"/>
          <table:table-cell office:value-type="float" office:value="2729302" calcext:value-type="float">
            <text:p>2729302</text:p>
          </table:table-cell>
          <table:table-cell table:number-columns-repeated="2"/>
          <table:table-cell office:value-type="float" office:value="1745336" calcext:value-type="float">
            <text:p>1745336</text:p>
          </table:table-cell>
          <table:table-cell/>
          <table:table-cell office:value-type="float" office:value="2158942" calcext:value-type="float">
            <text:p>2158942</text:p>
          </table:table-cell>
          <table:table-cell/>
          <table:table-cell office:value-type="float" office:value="2085221" calcext:value-type="float">
            <text:p>2085221</text:p>
          </table:table-cell>
          <table:table-cell/>
          <table:table-cell office:value-type="float" office:value="2136086" calcext:value-type="float">
            <text:p>2136086</text:p>
          </table:table-cell>
          <table:table-cell/>
          <table:table-cell office:value-type="float" office:value="2199578" calcext:value-type="float">
            <text:p>2199578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222041" calcext:value-type="float">
            <text:p>2222041</text:p>
          </table:table-cell>
          <table:table-cell/>
          <table:table-cell office:value-type="float" office:value="2379493" calcext:value-type="float">
            <text:p>2379493</text:p>
          </table:table-cell>
          <table:table-cell/>
          <table:table-cell office:value-type="float" office:value="2936884" calcext:value-type="float">
            <text:p>2936884</text:p>
          </table:table-cell>
          <table:table-cell/>
          <table:table-cell office:value-type="float" office:value="3100505" calcext:value-type="float">
            <text:p>3100505</text:p>
          </table:table-cell>
          <table:table-cell/>
          <table:table-cell office:value-type="float" office:value="2655902" calcext:value-type="float">
            <text:p>2655902</text:p>
          </table:table-cell>
          <table:table-cell/>
          <table:table-cell office:value-type="float" office:value="1968639" calcext:value-type="float">
            <text:p>1968639</text:p>
          </table:table-cell>
          <table:table-cell/>
          <table:table-cell office:value-type="float" office:value="3193886" calcext:value-type="float">
            <text:p>3193886</text:p>
          </table:table-cell>
          <table:table-cell table:number-columns-repeated="2"/>
          <table:table-cell office:value-type="float" office:value="4552122" calcext:value-type="float">
            <text:p>4552122</text:p>
          </table:table-cell>
          <table:table-cell table:number-columns-repeated="2"/>
          <table:table-cell office:value-type="float" office:value="2469924" calcext:value-type="float">
            <text:p>2469924</text:p>
          </table:table-cell>
          <table:table-cell/>
          <table:table-cell office:value-type="float" office:value="2657712" calcext:value-type="float">
            <text:p>2657712</text:p>
          </table:table-cell>
          <table:table-cell/>
          <table:table-cell office:value-type="float" office:value="2373392" calcext:value-type="float">
            <text:p>2373392</text:p>
          </table:table-cell>
          <table:table-cell/>
          <table:table-cell office:value-type="float" office:value="2491294" calcext:value-type="float">
            <text:p>2491294</text:p>
          </table:table-cell>
          <table:table-cell/>
          <table:table-cell office:value-type="float" office:value="2628421" calcext:value-type="float">
            <text:p>2628421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65316" calcext:value-type="float">
            <text:p>2465316</text:p>
          </table:table-cell>
          <table:table-cell/>
          <table:table-cell office:value-type="float" office:value="2522750" calcext:value-type="float">
            <text:p>2522750</text:p>
          </table:table-cell>
          <table:table-cell/>
          <table:table-cell office:value-type="float" office:value="3065638" calcext:value-type="float">
            <text:p>3065638</text:p>
          </table:table-cell>
          <table:table-cell/>
          <table:table-cell office:value-type="float" office:value="3325350" calcext:value-type="float">
            <text:p>3325350</text:p>
          </table:table-cell>
          <table:table-cell/>
          <table:table-cell office:value-type="float" office:value="3180803" calcext:value-type="float">
            <text:p>3180803</text:p>
          </table:table-cell>
          <table:table-cell/>
          <table:table-cell office:value-type="float" office:value="2386146" calcext:value-type="float">
            <text:p>2386146</text:p>
          </table:table-cell>
          <table:table-cell/>
          <table:table-cell office:value-type="float" office:value="3519353" calcext:value-type="float">
            <text:p>3519353</text:p>
          </table:table-cell>
          <table:table-cell table:number-columns-repeated="2"/>
          <table:table-cell office:value-type="float" office:value="6163569" calcext:value-type="float">
            <text:p>6163569</text:p>
          </table:table-cell>
          <table:table-cell table:number-columns-repeated="2"/>
          <table:table-cell office:value-type="float" office:value="2629686" calcext:value-type="float">
            <text:p>2629686</text:p>
          </table:table-cell>
          <table:table-cell/>
          <table:table-cell office:value-type="float" office:value="2881970" calcext:value-type="float">
            <text:p>2881970</text:p>
          </table:table-cell>
          <table:table-cell/>
          <table:table-cell office:value-type="float" office:value="2608294" calcext:value-type="float">
            <text:p>2608294</text:p>
          </table:table-cell>
          <table:table-cell/>
          <table:table-cell office:value-type="float" office:value="2623664" calcext:value-type="float">
            <text:p>2623664</text:p>
          </table:table-cell>
          <table:table-cell/>
          <table:table-cell office:value-type="float" office:value="2821276" calcext:value-type="float">
            <text:p>282127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745216" calcext:value-type="float">
            <text:p>2745216</text:p>
          </table:table-cell>
          <table:table-cell/>
          <table:table-cell office:value-type="float" office:value="2707651" calcext:value-type="float">
            <text:p>2707651</text:p>
          </table:table-cell>
          <table:table-cell/>
          <table:table-cell office:value-type="float" office:value="3333943" calcext:value-type="float">
            <text:p>3333943</text:p>
          </table:table-cell>
          <table:table-cell/>
          <table:table-cell office:value-type="float" office:value="3589754" calcext:value-type="float">
            <text:p>3589754</text:p>
          </table:table-cell>
          <table:table-cell/>
          <table:table-cell office:value-type="float" office:value="3619413" calcext:value-type="float">
            <text:p>3619413</text:p>
          </table:table-cell>
          <table:table-cell/>
          <table:table-cell office:value-type="float" office:value="2772578" calcext:value-type="float">
            <text:p>2772578</text:p>
          </table:table-cell>
          <table:table-cell/>
          <table:table-cell office:value-type="float" office:value="3741749" calcext:value-type="float">
            <text:p>3741749</text:p>
          </table:table-cell>
          <table:table-cell table:number-columns-repeated="2"/>
          <table:table-cell office:value-type="float" office:value="7829494" calcext:value-type="float">
            <text:p>7829494</text:p>
          </table:table-cell>
          <table:table-cell table:number-columns-repeated="2"/>
          <table:table-cell office:value-type="float" office:value="2998096" calcext:value-type="float">
            <text:p>2998096</text:p>
          </table:table-cell>
          <table:table-cell/>
          <table:table-cell office:value-type="float" office:value="3033063" calcext:value-type="float">
            <text:p>3033063</text:p>
          </table:table-cell>
          <table:table-cell/>
          <table:table-cell office:value-type="float" office:value="2720690" calcext:value-type="float">
            <text:p>2720690</text:p>
          </table:table-cell>
          <table:table-cell/>
          <table:table-cell office:value-type="float" office:value="2533673" calcext:value-type="float">
            <text:p>2533673</text:p>
          </table:table-cell>
          <table:table-cell/>
          <table:table-cell office:value-type="float" office:value="2737418" calcext:value-type="float">
            <text:p>2737418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843358" calcext:value-type="float">
            <text:p>2843358</text:p>
          </table:table-cell>
          <table:table-cell/>
          <table:table-cell office:value-type="float" office:value="2798913" calcext:value-type="float">
            <text:p>2798913</text:p>
          </table:table-cell>
          <table:table-cell/>
          <table:table-cell office:value-type="float" office:value="3336184" calcext:value-type="float">
            <text:p>3336184</text:p>
          </table:table-cell>
          <table:table-cell/>
          <table:table-cell office:value-type="float" office:value="3632091" calcext:value-type="float">
            <text:p>3632091</text:p>
          </table:table-cell>
          <table:table-cell/>
          <table:table-cell office:value-type="float" office:value="3858599" calcext:value-type="float">
            <text:p>3858599</text:p>
          </table:table-cell>
          <table:table-cell/>
          <table:table-cell office:value-type="float" office:value="2948088" calcext:value-type="float">
            <text:p>2948088</text:p>
          </table:table-cell>
          <table:table-cell/>
          <table:table-cell office:value-type="float" office:value="3885871" calcext:value-type="float">
            <text:p>3885871</text:p>
          </table:table-cell>
          <table:table-cell table:number-columns-repeated="2"/>
          <table:table-cell office:value-type="float" office:value="9094138" calcext:value-type="float">
            <text:p>9094138</text:p>
          </table:table-cell>
          <table:table-cell table:number-columns-repeated="2"/>
          <table:table-cell office:value-type="float" office:value="3322989" calcext:value-type="float">
            <text:p>3322989</text:p>
          </table:table-cell>
          <table:table-cell/>
          <table:table-cell office:value-type="float" office:value="3029249" calcext:value-type="float">
            <text:p>3029249</text:p>
          </table:table-cell>
          <table:table-cell/>
          <table:table-cell office:value-type="float" office:value="2818995" calcext:value-type="float">
            <text:p>2818995</text:p>
          </table:table-cell>
          <table:table-cell/>
          <table:table-cell office:value-type="float" office:value="2472534" calcext:value-type="float">
            <text:p>2472534</text:p>
          </table:table-cell>
          <table:table-cell/>
          <table:table-cell office:value-type="float" office:value="2755234" calcext:value-type="float">
            <text:p>275523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932207" calcext:value-type="float">
            <text:p>2932207</text:p>
          </table:table-cell>
          <table:table-cell/>
          <table:table-cell office:value-type="float" office:value="2833278" calcext:value-type="float">
            <text:p>2833278</text:p>
          </table:table-cell>
          <table:table-cell/>
          <table:table-cell office:value-type="float" office:value="3543865" calcext:value-type="float">
            <text:p>3543865</text:p>
          </table:table-cell>
          <table:table-cell/>
          <table:table-cell office:value-type="float" office:value="3754267" calcext:value-type="float">
            <text:p>3754267</text:p>
          </table:table-cell>
          <table:table-cell/>
          <table:table-cell office:value-type="float" office:value="3925721" calcext:value-type="float">
            <text:p>3925721</text:p>
          </table:table-cell>
          <table:table-cell/>
          <table:table-cell office:value-type="float" office:value="2971561" calcext:value-type="float">
            <text:p>2971561</text:p>
          </table:table-cell>
          <table:table-cell/>
          <table:table-cell office:value-type="float" office:value="4063189" calcext:value-type="float">
            <text:p>4063189</text:p>
          </table:table-cell>
          <table:table-cell table:number-columns-repeated="2"/>
          <table:table-cell office:value-type="float" office:value="9405281" calcext:value-type="float">
            <text:p>9405281</text:p>
          </table:table-cell>
          <table:table-cell/>
          <table:table-cell office:value-type="float" office:value="11031510" calcext:value-type="float">
            <text:p>11031510</text:p>
          </table:table-cell>
          <table:table-cell/>
          <table:table-cell office:value-type="float" office:value="4180871" calcext:value-type="float">
            <text:p>4180871</text:p>
          </table:table-cell>
          <table:table-cell/>
          <table:table-cell office:value-type="float" office:value="2877616" calcext:value-type="float">
            <text:p>2877616</text:p>
          </table:table-cell>
          <table:table-cell/>
          <table:table-cell office:value-type="float" office:value="2505237" calcext:value-type="float">
            <text:p>2505237</text:p>
          </table:table-cell>
          <table:table-cell/>
          <table:table-cell office:value-type="float" office:value="2975392" calcext:value-type="float">
            <text:p>2975392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710473" calcext:value-type="float">
            <text:p>2710473</text:p>
          </table:table-cell>
          <table:table-cell/>
          <table:table-cell office:value-type="float" office:value="2802552" calcext:value-type="float">
            <text:p>2802552</text:p>
          </table:table-cell>
          <table:table-cell/>
          <table:table-cell office:value-type="float" office:value="3597953" calcext:value-type="float">
            <text:p>3597953</text:p>
          </table:table-cell>
          <table:table-cell/>
          <table:table-cell office:value-type="float" office:value="3721690" calcext:value-type="float">
            <text:p>3721690</text:p>
          </table:table-cell>
          <table:table-cell/>
          <table:table-cell office:value-type="float" office:value="3869352" calcext:value-type="float">
            <text:p>3869352</text:p>
          </table:table-cell>
          <table:table-cell/>
          <table:table-cell office:value-type="float" office:value="2985259" calcext:value-type="float">
            <text:p>2985259</text:p>
          </table:table-cell>
          <table:table-cell/>
          <table:table-cell office:value-type="float" office:value="3546704" calcext:value-type="float">
            <text:p>3546704</text:p>
          </table:table-cell>
          <table:table-cell table:number-columns-repeated="2"/>
          <table:table-cell office:value-type="float" office:value="9542224" calcext:value-type="float">
            <text:p>9542224</text:p>
          </table:table-cell>
          <table:table-cell table:number-columns-repeated="2"/>
          <table:table-cell office:value-type="float" office:value="9389111" calcext:value-type="float">
            <text:p>9389111</text:p>
          </table:table-cell>
          <table:table-cell/>
          <table:table-cell office:value-type="float" office:value="3632977" calcext:value-type="float">
            <text:p>3632977</text:p>
          </table:table-cell>
          <table:table-cell/>
          <table:table-cell office:value-type="float" office:value="2869352" calcext:value-type="float">
            <text:p>2869352</text:p>
          </table:table-cell>
          <table:table-cell/>
          <table:table-cell office:value-type="float" office:value="2352400" calcext:value-type="float">
            <text:p>2352400</text:p>
          </table:table-cell>
          <table:table-cell/>
          <table:table-cell office:value-type="float" office:value="2809809" calcext:value-type="float">
            <text:p>280980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798244" calcext:value-type="float">
            <text:p>2798244</text:p>
          </table:table-cell>
          <table:table-cell/>
          <table:table-cell office:value-type="float" office:value="2573510" calcext:value-type="float">
            <text:p>2573510</text:p>
          </table:table-cell>
          <table:table-cell/>
          <table:table-cell office:value-type="float" office:value="3418960" calcext:value-type="float">
            <text:p>3418960</text:p>
          </table:table-cell>
          <table:table-cell/>
          <table:table-cell office:value-type="float" office:value="3511659" calcext:value-type="float">
            <text:p>3511659</text:p>
          </table:table-cell>
          <table:table-cell/>
          <table:table-cell office:value-type="float" office:value="3495178" calcext:value-type="float">
            <text:p>3495178</text:p>
          </table:table-cell>
          <table:table-cell/>
          <table:table-cell office:value-type="float" office:value="2892808" calcext:value-type="float">
            <text:p>2892808</text:p>
          </table:table-cell>
          <table:table-cell/>
          <table:table-cell office:value-type="float" office:value="3156292" calcext:value-type="float">
            <text:p>3156292</text:p>
          </table:table-cell>
          <table:table-cell table:number-columns-repeated="2"/>
          <table:table-cell office:value-type="float" office:value="3467806" calcext:value-type="float">
            <text:p>3467806</text:p>
          </table:table-cell>
          <table:table-cell table:number-columns-repeated="2"/>
          <table:table-cell office:value-type="float" office:value="3930147" calcext:value-type="float">
            <text:p>3930147</text:p>
          </table:table-cell>
          <table:table-cell/>
          <table:table-cell office:value-type="float" office:value="3054892" calcext:value-type="float">
            <text:p>3054892</text:p>
          </table:table-cell>
          <table:table-cell/>
          <table:table-cell office:value-type="float" office:value="2730939" calcext:value-type="float">
            <text:p>2730939</text:p>
          </table:table-cell>
          <table:table-cell/>
          <table:table-cell office:value-type="float" office:value="1921358" calcext:value-type="float">
            <text:p>1921358</text:p>
          </table:table-cell>
          <table:table-cell/>
          <table:table-cell office:value-type="float" office:value="2405132" calcext:value-type="float">
            <text:p>240513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664195" calcext:value-type="float">
            <text:p>2664195</text:p>
          </table:table-cell>
          <table:table-cell/>
          <table:table-cell office:value-type="float" office:value="2549721" calcext:value-type="float">
            <text:p>2549721</text:p>
          </table:table-cell>
          <table:table-cell/>
          <table:table-cell office:value-type="float" office:value="3446941" calcext:value-type="float">
            <text:p>3446941</text:p>
          </table:table-cell>
          <table:table-cell/>
          <table:table-cell office:value-type="float" office:value="3420387" calcext:value-type="float">
            <text:p>3420387</text:p>
          </table:table-cell>
          <table:table-cell/>
          <table:table-cell office:value-type="float" office:value="3371540" calcext:value-type="float">
            <text:p>3371540</text:p>
          </table:table-cell>
          <table:table-cell/>
          <table:table-cell office:value-type="float" office:value="2730120" calcext:value-type="float">
            <text:p>2730120</text:p>
          </table:table-cell>
          <table:table-cell/>
          <table:table-cell office:value-type="float" office:value="3161652" calcext:value-type="float">
            <text:p>3161652</text:p>
          </table:table-cell>
          <table:table-cell table:number-columns-repeated="2"/>
          <table:table-cell office:value-type="float" office:value="2809857" calcext:value-type="float">
            <text:p>2809857</text:p>
          </table:table-cell>
          <table:table-cell table:number-columns-repeated="2"/>
          <table:table-cell office:value-type="float" office:value="3354146" calcext:value-type="float">
            <text:p>3354146</text:p>
          </table:table-cell>
          <table:table-cell/>
          <table:table-cell office:value-type="float" office:value="2818461" calcext:value-type="float">
            <text:p>2818461</text:p>
          </table:table-cell>
          <table:table-cell/>
          <table:table-cell office:value-type="float" office:value="2580563" calcext:value-type="float">
            <text:p>2580563</text:p>
          </table:table-cell>
          <table:table-cell/>
          <table:table-cell office:value-type="float" office:value="1622869" calcext:value-type="float">
            <text:p>1622869</text:p>
          </table:table-cell>
          <table:table-cell/>
          <table:table-cell office:value-type="float" office:value="2177796" calcext:value-type="float">
            <text:p>2177796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556205" calcext:value-type="float">
            <text:p>2556205</text:p>
          </table:table-cell>
          <table:table-cell/>
          <table:table-cell office:value-type="float" office:value="2547184" calcext:value-type="float">
            <text:p>2547184</text:p>
          </table:table-cell>
          <table:table-cell/>
          <table:table-cell office:value-type="float" office:value="3262380" calcext:value-type="float">
            <text:p>3262380</text:p>
          </table:table-cell>
          <table:table-cell/>
          <table:table-cell office:value-type="float" office:value="3439704" calcext:value-type="float">
            <text:p>3439704</text:p>
          </table:table-cell>
          <table:table-cell/>
          <table:table-cell office:value-type="float" office:value="3505273" calcext:value-type="float">
            <text:p>3505273</text:p>
          </table:table-cell>
          <table:table-cell/>
          <table:table-cell office:value-type="float" office:value="2753983" calcext:value-type="float">
            <text:p>2753983</text:p>
          </table:table-cell>
          <table:table-cell/>
          <table:table-cell office:value-type="float" office:value="3106737" calcext:value-type="float">
            <text:p>3106737</text:p>
          </table:table-cell>
          <table:table-cell table:number-columns-repeated="2"/>
          <table:table-cell office:value-type="float" office:value="2718929" calcext:value-type="float">
            <text:p>2718929</text:p>
          </table:table-cell>
          <table:table-cell table:number-columns-repeated="2"/>
          <table:table-cell office:value-type="float" office:value="3077905" calcext:value-type="float">
            <text:p>3077905</text:p>
          </table:table-cell>
          <table:table-cell/>
          <table:table-cell office:value-type="float" office:value="2688325" calcext:value-type="float">
            <text:p>2688325</text:p>
          </table:table-cell>
          <table:table-cell/>
          <table:table-cell office:value-type="float" office:value="2610496" calcext:value-type="float">
            <text:p>2610496</text:p>
          </table:table-cell>
          <table:table-cell/>
          <table:table-cell office:value-type="float" office:value="1308312" calcext:value-type="float">
            <text:p>1308312</text:p>
          </table:table-cell>
          <table:table-cell/>
          <table:table-cell office:value-type="float" office:value="2179795" calcext:value-type="float">
            <text:p>2179795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203379" calcext:value-type="float">
            <text:p>2203379</text:p>
          </table:table-cell>
          <table:table-cell/>
          <table:table-cell office:value-type="float" office:value="2365630" calcext:value-type="float">
            <text:p>2365630</text:p>
          </table:table-cell>
          <table:table-cell/>
          <table:table-cell office:value-type="float" office:value="2841262" calcext:value-type="float">
            <text:p>2841262</text:p>
          </table:table-cell>
          <table:table-cell/>
          <table:table-cell office:value-type="float" office:value="3034383" calcext:value-type="float">
            <text:p>3034383</text:p>
          </table:table-cell>
          <table:table-cell/>
          <table:table-cell office:value-type="float" office:value="2548551" calcext:value-type="float">
            <text:p>2548551</text:p>
          </table:table-cell>
          <table:table-cell/>
          <table:table-cell office:value-type="float" office:value="1819504" calcext:value-type="float">
            <text:p>1819504</text:p>
          </table:table-cell>
          <table:table-cell/>
          <table:table-cell office:value-type="float" office:value="3115273" calcext:value-type="float">
            <text:p>3115273</text:p>
          </table:table-cell>
          <table:table-cell table:number-columns-repeated="2"/>
          <table:table-cell office:value-type="float" office:value="4492459" calcext:value-type="float">
            <text:p>4492459</text:p>
          </table:table-cell>
          <table:table-cell table:number-columns-repeated="2"/>
          <table:table-cell office:value-type="float" office:value="2263077" calcext:value-type="float">
            <text:p>2263077</text:p>
          </table:table-cell>
          <table:table-cell/>
          <table:table-cell office:value-type="float" office:value="2570966" calcext:value-type="float">
            <text:p>2570966</text:p>
          </table:table-cell>
          <table:table-cell/>
          <table:table-cell office:value-type="float" office:value="2337999" calcext:value-type="float">
            <text:p>2337999</text:p>
          </table:table-cell>
          <table:table-cell/>
          <table:table-cell office:value-type="float" office:value="2466374" calcext:value-type="float">
            <text:p>2466374</text:p>
          </table:table-cell>
          <table:table-cell/>
          <table:table-cell office:value-type="float" office:value="2547125" calcext:value-type="float">
            <text:p>2547125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52676" calcext:value-type="float">
            <text:p>2452676</text:p>
          </table:table-cell>
          <table:table-cell/>
          <table:table-cell office:value-type="float" office:value="2558560" calcext:value-type="float">
            <text:p>2558560</text:p>
          </table:table-cell>
          <table:table-cell/>
          <table:table-cell office:value-type="float" office:value="3040210" calcext:value-type="float">
            <text:p>3040210</text:p>
          </table:table-cell>
          <table:table-cell/>
          <table:table-cell office:value-type="float" office:value="3231781" calcext:value-type="float">
            <text:p>3231781</text:p>
          </table:table-cell>
          <table:table-cell/>
          <table:table-cell office:value-type="float" office:value="3056545" calcext:value-type="float">
            <text:p>3056545</text:p>
          </table:table-cell>
          <table:table-cell/>
          <table:table-cell office:value-type="float" office:value="2349836" calcext:value-type="float">
            <text:p>2349836</text:p>
          </table:table-cell>
          <table:table-cell/>
          <table:table-cell office:value-type="float" office:value="3467806" calcext:value-type="float">
            <text:p>3467806</text:p>
          </table:table-cell>
          <table:table-cell table:number-columns-repeated="2"/>
          <table:table-cell office:value-type="float" office:value="6189882" calcext:value-type="float">
            <text:p>6189882</text:p>
          </table:table-cell>
          <table:table-cell table:number-columns-repeated="2"/>
          <table:table-cell office:value-type="float" office:value="2575898" calcext:value-type="float">
            <text:p>2575898</text:p>
          </table:table-cell>
          <table:table-cell/>
          <table:table-cell office:value-type="float" office:value="2716653" calcext:value-type="float">
            <text:p>2716653</text:p>
          </table:table-cell>
          <table:table-cell/>
          <table:table-cell office:value-type="float" office:value="2556923" calcext:value-type="float">
            <text:p>2556923</text:p>
          </table:table-cell>
          <table:table-cell/>
          <table:table-cell office:value-type="float" office:value="2571249" calcext:value-type="float">
            <text:p>2571249</text:p>
          </table:table-cell>
          <table:table-cell/>
          <table:table-cell office:value-type="float" office:value="2717238" calcext:value-type="float">
            <text:p>2717238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87289" calcext:value-type="float">
            <text:p>2687289</text:p>
          </table:table-cell>
          <table:table-cell/>
          <table:table-cell office:value-type="float" office:value="2673258" calcext:value-type="float">
            <text:p>2673258</text:p>
          </table:table-cell>
          <table:table-cell/>
          <table:table-cell office:value-type="float" office:value="3212391" calcext:value-type="float">
            <text:p>3212391</text:p>
          </table:table-cell>
          <table:table-cell/>
          <table:table-cell office:value-type="float" office:value="3403937" calcext:value-type="float">
            <text:p>3403937</text:p>
          </table:table-cell>
          <table:table-cell/>
          <table:table-cell office:value-type="float" office:value="3302826" calcext:value-type="float">
            <text:p>3302826</text:p>
          </table:table-cell>
          <table:table-cell/>
          <table:table-cell office:value-type="float" office:value="2710877" calcext:value-type="float">
            <text:p>2710877</text:p>
          </table:table-cell>
          <table:table-cell/>
          <table:table-cell office:value-type="float" office:value="3811828" calcext:value-type="float">
            <text:p>3811828</text:p>
          </table:table-cell>
          <table:table-cell table:number-columns-repeated="2"/>
          <table:table-cell office:value-type="float" office:value="7892480" calcext:value-type="float">
            <text:p>7892480</text:p>
          </table:table-cell>
          <table:table-cell table:number-columns-repeated="2"/>
          <table:table-cell office:value-type="float" office:value="2679203" calcext:value-type="float">
            <text:p>2679203</text:p>
          </table:table-cell>
          <table:table-cell/>
          <table:table-cell office:value-type="float" office:value="2871111" calcext:value-type="float">
            <text:p>2871111</text:p>
          </table:table-cell>
          <table:table-cell/>
          <table:table-cell office:value-type="float" office:value="2679444" calcext:value-type="float">
            <text:p>2679444</text:p>
          </table:table-cell>
          <table:table-cell/>
          <table:table-cell office:value-type="float" office:value="2607443" calcext:value-type="float">
            <text:p>2607443</text:p>
          </table:table-cell>
          <table:table-cell/>
          <table:table-cell office:value-type="float" office:value="2750562" calcext:value-type="float">
            <text:p>2750562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813114" calcext:value-type="float">
            <text:p>2813114</text:p>
          </table:table-cell>
          <table:table-cell/>
          <table:table-cell office:value-type="float" office:value="2761550" calcext:value-type="float">
            <text:p>2761550</text:p>
          </table:table-cell>
          <table:table-cell/>
          <table:table-cell office:value-type="float" office:value="3316565" calcext:value-type="float">
            <text:p>3316565</text:p>
          </table:table-cell>
          <table:table-cell/>
          <table:table-cell office:value-type="float" office:value="3545706" calcext:value-type="float">
            <text:p>3545706</text:p>
          </table:table-cell>
          <table:table-cell/>
          <table:table-cell office:value-type="float" office:value="3647373" calcext:value-type="float">
            <text:p>3647373</text:p>
          </table:table-cell>
          <table:table-cell/>
          <table:table-cell office:value-type="float" office:value="2803919" calcext:value-type="float">
            <text:p>2803919</text:p>
          </table:table-cell>
          <table:table-cell/>
          <table:table-cell office:value-type="float" office:value="4000048" calcext:value-type="float">
            <text:p>4000048</text:p>
          </table:table-cell>
          <table:table-cell table:number-columns-repeated="2"/>
          <table:table-cell office:value-type="float" office:value="8832106" calcext:value-type="float">
            <text:p>8832106</text:p>
          </table:table-cell>
          <table:table-cell table:number-columns-repeated="2"/>
          <table:table-cell office:value-type="float" office:value="2858513" calcext:value-type="float">
            <text:p>2858513</text:p>
          </table:table-cell>
          <table:table-cell/>
          <table:table-cell office:value-type="float" office:value="2984226" calcext:value-type="float">
            <text:p>2984226</text:p>
          </table:table-cell>
          <table:table-cell/>
          <table:table-cell office:value-type="float" office:value="2765232" calcext:value-type="float">
            <text:p>2765232</text:p>
          </table:table-cell>
          <table:table-cell/>
          <table:table-cell office:value-type="float" office:value="2564247" calcext:value-type="float">
            <text:p>2564247</text:p>
          </table:table-cell>
          <table:table-cell/>
          <table:table-cell office:value-type="float" office:value="2785541" calcext:value-type="float">
            <text:p>278554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917638" calcext:value-type="float">
            <text:p>2917638</text:p>
          </table:table-cell>
          <table:table-cell/>
          <table:table-cell office:value-type="float" office:value="2843481" calcext:value-type="float">
            <text:p>2843481</text:p>
          </table:table-cell>
          <table:table-cell/>
          <table:table-cell office:value-type="float" office:value="3375812" calcext:value-type="float">
            <text:p>3375812</text:p>
          </table:table-cell>
          <table:table-cell/>
          <table:table-cell office:value-type="float" office:value="3598585" calcext:value-type="float">
            <text:p>3598585</text:p>
          </table:table-cell>
          <table:table-cell/>
          <table:table-cell office:value-type="float" office:value="3794876" calcext:value-type="float">
            <text:p>3794876</text:p>
          </table:table-cell>
          <table:table-cell/>
          <table:table-cell office:value-type="float" office:value="2927727" calcext:value-type="float">
            <text:p>2927727</text:p>
          </table:table-cell>
          <table:table-cell/>
          <table:table-cell office:value-type="float" office:value="4087467" calcext:value-type="float">
            <text:p>4087467</text:p>
          </table:table-cell>
          <table:table-cell/>
          <table:table-cell office:value-type="float" office:value="10594245" calcext:value-type="float">
            <text:p>10594245</text:p>
          </table:table-cell>
          <table:table-cell table:number-columns-repeated="2"/>
          <table:table-cell office:value-type="float" office:value="3814712" calcext:value-type="float">
            <text:p>3814712</text:p>
          </table:table-cell>
          <table:table-cell/>
          <table:table-cell office:value-type="float" office:value="2963659" calcext:value-type="float">
            <text:p>2963659</text:p>
          </table:table-cell>
          <table:table-cell/>
          <table:table-cell office:value-type="float" office:value="2829950" calcext:value-type="float">
            <text:p>2829950</text:p>
          </table:table-cell>
          <table:table-cell/>
          <table:table-cell office:value-type="float" office:value="2553456" calcext:value-type="float">
            <text:p>2553456</text:p>
          </table:table-cell>
          <table:table-cell/>
          <table:table-cell office:value-type="float" office:value="2775044" calcext:value-type="float">
            <text:p>2775044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875647" calcext:value-type="float">
            <text:p>2875647</text:p>
          </table:table-cell>
          <table:table-cell/>
          <table:table-cell office:value-type="float" office:value="2810942" calcext:value-type="float">
            <text:p>2810942</text:p>
          </table:table-cell>
          <table:table-cell/>
          <table:table-cell office:value-type="float" office:value="3526778" calcext:value-type="float">
            <text:p>3526778</text:p>
          </table:table-cell>
          <table:table-cell/>
          <table:table-cell office:value-type="float" office:value="3547702" calcext:value-type="float">
            <text:p>3547702</text:p>
          </table:table-cell>
          <table:table-cell/>
          <table:table-cell office:value-type="float" office:value="3531909" calcext:value-type="float">
            <text:p>3531909</text:p>
          </table:table-cell>
          <table:table-cell/>
          <table:table-cell office:value-type="float" office:value="2890537" calcext:value-type="float">
            <text:p>2890537</text:p>
          </table:table-cell>
          <table:table-cell/>
          <table:table-cell office:value-type="float" office:value="3694291" calcext:value-type="float">
            <text:p>3694291</text:p>
          </table:table-cell>
          <table:table-cell table:number-columns-repeated="2"/>
          <table:table-cell office:value-type="float" office:value="9999084" calcext:value-type="float">
            <text:p>9999084</text:p>
          </table:table-cell>
          <table:table-cell/>
          <table:table-cell office:value-type="float" office:value="11309449" calcext:value-type="float">
            <text:p>11309449</text:p>
          </table:table-cell>
          <table:table-cell/>
          <table:table-cell office:value-type="float" office:value="3485883" calcext:value-type="float">
            <text:p>3485883</text:p>
          </table:table-cell>
          <table:table-cell/>
          <table:table-cell office:value-type="float" office:value="2877490" calcext:value-type="float">
            <text:p>2877490</text:p>
          </table:table-cell>
          <table:table-cell/>
          <table:table-cell office:value-type="float" office:value="2500610" calcext:value-type="float">
            <text:p>2500610</text:p>
          </table:table-cell>
          <table:table-cell/>
          <table:table-cell office:value-type="float" office:value="2708524" calcext:value-type="float">
            <text:p>2708524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800013" calcext:value-type="float">
            <text:p>2800013</text:p>
          </table:table-cell>
          <table:table-cell/>
          <table:table-cell office:value-type="float" office:value="2704255" calcext:value-type="float">
            <text:p>2704255</text:p>
          </table:table-cell>
          <table:table-cell/>
          <table:table-cell office:value-type="float" office:value="3521623" calcext:value-type="float">
            <text:p>3521623</text:p>
          </table:table-cell>
          <table:table-cell/>
          <table:table-cell office:value-type="float" office:value="3504036" calcext:value-type="float">
            <text:p>3504036</text:p>
          </table:table-cell>
          <table:table-cell/>
          <table:table-cell office:value-type="float" office:value="3583473" calcext:value-type="float">
            <text:p>3583473</text:p>
          </table:table-cell>
          <table:table-cell/>
          <table:table-cell office:value-type="float" office:value="2791165" calcext:value-type="float">
            <text:p>2791165</text:p>
          </table:table-cell>
          <table:table-cell/>
          <table:table-cell office:value-type="float" office:value="3404290" calcext:value-type="float">
            <text:p>3404290</text:p>
          </table:table-cell>
          <table:table-cell table:number-columns-repeated="2"/>
          <table:table-cell office:value-type="float" office:value="3596097" calcext:value-type="float">
            <text:p>3596097</text:p>
          </table:table-cell>
          <table:table-cell table:number-columns-repeated="2"/>
          <table:table-cell office:value-type="float" office:value="4073696" calcext:value-type="float">
            <text:p>4073696</text:p>
          </table:table-cell>
          <table:table-cell/>
          <table:table-cell office:value-type="float" office:value="2967148" calcext:value-type="float">
            <text:p>2967148</text:p>
          </table:table-cell>
          <table:table-cell/>
          <table:table-cell office:value-type="float" office:value="2750169" calcext:value-type="float">
            <text:p>2750169</text:p>
          </table:table-cell>
          <table:table-cell/>
          <table:table-cell office:value-type="float" office:value="2139601" calcext:value-type="float">
            <text:p>2139601</text:p>
          </table:table-cell>
          <table:table-cell/>
          <table:table-cell office:value-type="float" office:value="2351050" calcext:value-type="float">
            <text:p>235105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619197" calcext:value-type="float">
            <text:p>2619197</text:p>
          </table:table-cell>
          <table:table-cell/>
          <table:table-cell office:value-type="float" office:value="2524849" calcext:value-type="float">
            <text:p>2524849</text:p>
          </table:table-cell>
          <table:table-cell/>
          <table:table-cell office:value-type="float" office:value="3026284" calcext:value-type="float">
            <text:p>3026284</text:p>
          </table:table-cell>
          <table:table-cell/>
          <table:table-cell office:value-type="float" office:value="3338121" calcext:value-type="float">
            <text:p>3338121</text:p>
          </table:table-cell>
          <table:table-cell/>
          <table:table-cell office:value-type="float" office:value="3335335" calcext:value-type="float">
            <text:p>3335335</text:p>
          </table:table-cell>
          <table:table-cell/>
          <table:table-cell office:value-type="float" office:value="2677846" calcext:value-type="float">
            <text:p>2677846</text:p>
          </table:table-cell>
          <table:table-cell/>
          <table:table-cell office:value-type="float" office:value="3129195" calcext:value-type="float">
            <text:p>3129195</text:p>
          </table:table-cell>
          <table:table-cell table:number-columns-repeated="2"/>
          <table:table-cell office:value-type="float" office:value="3041932" calcext:value-type="float">
            <text:p>3041932</text:p>
          </table:table-cell>
          <table:table-cell table:number-columns-repeated="2"/>
          <table:table-cell office:value-type="float" office:value="3341525" calcext:value-type="float">
            <text:p>3341525</text:p>
          </table:table-cell>
          <table:table-cell/>
          <table:table-cell office:value-type="float" office:value="2786844" calcext:value-type="float">
            <text:p>2786844</text:p>
          </table:table-cell>
          <table:table-cell/>
          <table:table-cell office:value-type="float" office:value="2549126" calcext:value-type="float">
            <text:p>2549126</text:p>
          </table:table-cell>
          <table:table-cell/>
          <table:table-cell office:value-type="float" office:value="1834961" calcext:value-type="float">
            <text:p>1834961</text:p>
          </table:table-cell>
          <table:table-cell/>
          <table:table-cell office:value-type="float" office:value="2201351" calcext:value-type="float">
            <text:p>2201351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624190" calcext:value-type="float">
            <text:p>2624190</text:p>
          </table:table-cell>
          <table:table-cell/>
          <table:table-cell office:value-type="float" office:value="2542066" calcext:value-type="float">
            <text:p>2542066</text:p>
          </table:table-cell>
          <table:table-cell/>
          <table:table-cell office:value-type="float" office:value="3277848" calcext:value-type="float">
            <text:p>3277848</text:p>
          </table:table-cell>
          <table:table-cell/>
          <table:table-cell office:value-type="float" office:value="3217248" calcext:value-type="float">
            <text:p>3217248</text:p>
          </table:table-cell>
          <table:table-cell/>
          <table:table-cell office:value-type="float" office:value="3207768" calcext:value-type="float">
            <text:p>3207768</text:p>
          </table:table-cell>
          <table:table-cell/>
          <table:table-cell office:value-type="float" office:value="2622593" calcext:value-type="float">
            <text:p>2622593</text:p>
          </table:table-cell>
          <table:table-cell/>
          <table:table-cell office:value-type="float" office:value="3148256" calcext:value-type="float">
            <text:p>3148256</text:p>
          </table:table-cell>
          <table:table-cell table:number-columns-repeated="2"/>
          <table:table-cell office:value-type="float" office:value="2755465" calcext:value-type="float">
            <text:p>2755465</text:p>
          </table:table-cell>
          <table:table-cell table:number-columns-repeated="2"/>
          <table:table-cell office:value-type="float" office:value="3176455" calcext:value-type="float">
            <text:p>3176455</text:p>
          </table:table-cell>
          <table:table-cell/>
          <table:table-cell office:value-type="float" office:value="2654526" calcext:value-type="float">
            <text:p>2654526</text:p>
          </table:table-cell>
          <table:table-cell/>
          <table:table-cell office:value-type="float" office:value="2553038" calcext:value-type="float">
            <text:p>2553038</text:p>
          </table:table-cell>
          <table:table-cell/>
          <table:table-cell office:value-type="float" office:value="1605684" calcext:value-type="float">
            <text:p>1605684</text:p>
          </table:table-cell>
          <table:table-cell/>
          <table:table-cell office:value-type="float" office:value="2164304" calcext:value-type="float">
            <text:p>2164304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129735" calcext:value-type="float">
            <text:p>2129735</text:p>
          </table:table-cell>
          <table:table-cell/>
          <table:table-cell office:value-type="float" office:value="2368134" calcext:value-type="float">
            <text:p>2368134</text:p>
          </table:table-cell>
          <table:table-cell/>
          <table:table-cell office:value-type="float" office:value="2821701" calcext:value-type="float">
            <text:p>2821701</text:p>
          </table:table-cell>
          <table:table-cell/>
          <table:table-cell office:value-type="float" office:value="2839157" calcext:value-type="float">
            <text:p>2839157</text:p>
          </table:table-cell>
          <table:table-cell/>
          <table:table-cell office:value-type="float" office:value="2454623" calcext:value-type="float">
            <text:p>2454623</text:p>
          </table:table-cell>
          <table:table-cell/>
          <table:table-cell office:value-type="float" office:value="1532138" calcext:value-type="float">
            <text:p>1532138</text:p>
          </table:table-cell>
          <table:table-cell/>
          <table:table-cell office:value-type="float" office:value="3105927" calcext:value-type="float">
            <text:p>3105927</text:p>
          </table:table-cell>
          <table:table-cell table:number-columns-repeated="2"/>
          <table:table-cell office:value-type="float" office:value="4463788" calcext:value-type="float">
            <text:p>4463788</text:p>
          </table:table-cell>
          <table:table-cell table:number-columns-repeated="2"/>
          <table:table-cell office:value-type="float" office:value="2185589" calcext:value-type="float">
            <text:p>2185589</text:p>
          </table:table-cell>
          <table:table-cell/>
          <table:table-cell office:value-type="float" office:value="2481484" calcext:value-type="float">
            <text:p>2481484</text:p>
          </table:table-cell>
          <table:table-cell/>
          <table:table-cell office:value-type="float" office:value="2331694" calcext:value-type="float">
            <text:p>2331694</text:p>
          </table:table-cell>
          <table:table-cell/>
          <table:table-cell office:value-type="float" office:value="2427717" calcext:value-type="float">
            <text:p>2427717</text:p>
          </table:table-cell>
          <table:table-cell/>
          <table:table-cell office:value-type="float" office:value="2510794" calcext:value-type="float">
            <text:p>251079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24825" calcext:value-type="float">
            <text:p>2424825</text:p>
          </table:table-cell>
          <table:table-cell/>
          <table:table-cell office:value-type="float" office:value="2534682" calcext:value-type="float">
            <text:p>2534682</text:p>
          </table:table-cell>
          <table:table-cell/>
          <table:table-cell office:value-type="float" office:value="3043401" calcext:value-type="float">
            <text:p>3043401</text:p>
          </table:table-cell>
          <table:table-cell/>
          <table:table-cell office:value-type="float" office:value="3069803" calcext:value-type="float">
            <text:p>3069803</text:p>
          </table:table-cell>
          <table:table-cell/>
          <table:table-cell office:value-type="float" office:value="2838653" calcext:value-type="float">
            <text:p>2838653</text:p>
          </table:table-cell>
          <table:table-cell/>
          <table:table-cell office:value-type="float" office:value="2249259" calcext:value-type="float">
            <text:p>2249259</text:p>
          </table:table-cell>
          <table:table-cell/>
          <table:table-cell office:value-type="float" office:value="3558065" calcext:value-type="float">
            <text:p>3558065</text:p>
          </table:table-cell>
          <table:table-cell table:number-columns-repeated="2"/>
          <table:table-cell office:value-type="float" office:value="6209647" calcext:value-type="float">
            <text:p>6209647</text:p>
          </table:table-cell>
          <table:table-cell table:number-columns-repeated="2"/>
          <table:table-cell office:value-type="float" office:value="2492100" calcext:value-type="float">
            <text:p>2492100</text:p>
          </table:table-cell>
          <table:table-cell/>
          <table:table-cell office:value-type="float" office:value="2652269" calcext:value-type="float">
            <text:p>2652269</text:p>
          </table:table-cell>
          <table:table-cell/>
          <table:table-cell office:value-type="float" office:value="2531324" calcext:value-type="float">
            <text:p>2531324</text:p>
          </table:table-cell>
          <table:table-cell/>
          <table:table-cell office:value-type="float" office:value="2606499" calcext:value-type="float">
            <text:p>2606499</text:p>
          </table:table-cell>
          <table:table-cell/>
          <table:table-cell office:value-type="float" office:value="2684394" calcext:value-type="float">
            <text:p>2684394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551041" calcext:value-type="float">
            <text:p>2551041</text:p>
          </table:table-cell>
          <table:table-cell/>
          <table:table-cell office:value-type="float" office:value="2708658" calcext:value-type="float">
            <text:p>2708658</text:p>
          </table:table-cell>
          <table:table-cell/>
          <table:table-cell office:value-type="float" office:value="3217675" calcext:value-type="float">
            <text:p>3217675</text:p>
          </table:table-cell>
          <table:table-cell/>
          <table:table-cell office:value-type="float" office:value="3345192" calcext:value-type="float">
            <text:p>3345192</text:p>
          </table:table-cell>
          <table:table-cell/>
          <table:table-cell office:value-type="float" office:value="3399840" calcext:value-type="float">
            <text:p>3399840</text:p>
          </table:table-cell>
          <table:table-cell/>
          <table:table-cell office:value-type="float" office:value="2628937" calcext:value-type="float">
            <text:p>2628937</text:p>
          </table:table-cell>
          <table:table-cell/>
          <table:table-cell office:value-type="float" office:value="3826852" calcext:value-type="float">
            <text:p>3826852</text:p>
          </table:table-cell>
          <table:table-cell table:number-columns-repeated="2"/>
          <table:table-cell office:value-type="float" office:value="7898758" calcext:value-type="float">
            <text:p>7898758</text:p>
          </table:table-cell>
          <table:table-cell table:number-columns-repeated="2"/>
          <table:table-cell office:value-type="float" office:value="2644414" calcext:value-type="float">
            <text:p>2644414</text:p>
          </table:table-cell>
          <table:table-cell/>
          <table:table-cell office:value-type="float" office:value="2845691" calcext:value-type="float">
            <text:p>2845691</text:p>
          </table:table-cell>
          <table:table-cell/>
          <table:table-cell office:value-type="float" office:value="2699365" calcext:value-type="float">
            <text:p>2699365</text:p>
          </table:table-cell>
          <table:table-cell/>
          <table:table-cell office:value-type="float" office:value="2548878" calcext:value-type="float">
            <text:p>2548878</text:p>
          </table:table-cell>
          <table:table-cell/>
          <table:table-cell office:value-type="float" office:value="2664498" calcext:value-type="float">
            <text:p>2664498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777973" calcext:value-type="float">
            <text:p>2777973</text:p>
          </table:table-cell>
          <table:table-cell/>
          <table:table-cell office:value-type="float" office:value="2837424" calcext:value-type="float">
            <text:p>2837424</text:p>
          </table:table-cell>
          <table:table-cell/>
          <table:table-cell office:value-type="float" office:value="3362027" calcext:value-type="float">
            <text:p>3362027</text:p>
          </table:table-cell>
          <table:table-cell/>
          <table:table-cell office:value-type="float" office:value="3422781" calcext:value-type="float">
            <text:p>3422781</text:p>
          </table:table-cell>
          <table:table-cell/>
          <table:table-cell office:value-type="float" office:value="3496558" calcext:value-type="float">
            <text:p>3496558</text:p>
          </table:table-cell>
          <table:table-cell/>
          <table:table-cell office:value-type="float" office:value="2820220" calcext:value-type="float">
            <text:p>2820220</text:p>
          </table:table-cell>
          <table:table-cell/>
          <table:table-cell office:value-type="float" office:value="4221537" calcext:value-type="float">
            <text:p>4221537</text:p>
          </table:table-cell>
          <table:table-cell table:number-columns-repeated="2"/>
          <table:table-cell office:value-type="float" office:value="8867240" calcext:value-type="float">
            <text:p>8867240</text:p>
          </table:table-cell>
          <table:table-cell table:number-columns-repeated="2"/>
          <table:table-cell office:value-type="float" office:value="2700522" calcext:value-type="float">
            <text:p>2700522</text:p>
          </table:table-cell>
          <table:table-cell/>
          <table:table-cell office:value-type="float" office:value="2889938" calcext:value-type="float">
            <text:p>2889938</text:p>
          </table:table-cell>
          <table:table-cell/>
          <table:table-cell office:value-type="float" office:value="2836540" calcext:value-type="float">
            <text:p>2836540</text:p>
          </table:table-cell>
          <table:table-cell/>
          <table:table-cell office:value-type="float" office:value="2606530" calcext:value-type="float">
            <text:p>2606530</text:p>
          </table:table-cell>
          <table:table-cell/>
          <table:table-cell office:value-type="float" office:value="2706388" calcext:value-type="float">
            <text:p>2706388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866628" calcext:value-type="float">
            <text:p>2866628</text:p>
          </table:table-cell>
          <table:table-cell/>
          <table:table-cell office:value-type="float" office:value="2787615" calcext:value-type="float">
            <text:p>2787615</text:p>
          </table:table-cell>
          <table:table-cell/>
          <table:table-cell office:value-type="float" office:value="3341337" calcext:value-type="float">
            <text:p>3341337</text:p>
          </table:table-cell>
          <table:table-cell/>
          <table:table-cell office:value-type="float" office:value="3441257" calcext:value-type="float">
            <text:p>3441257</text:p>
          </table:table-cell>
          <table:table-cell/>
          <table:table-cell office:value-type="float" office:value="3521547" calcext:value-type="float">
            <text:p>3521547</text:p>
          </table:table-cell>
          <table:table-cell/>
          <table:table-cell office:value-type="float" office:value="2865989" calcext:value-type="float">
            <text:p>2865989</text:p>
          </table:table-cell>
          <table:table-cell/>
          <table:table-cell office:value-type="float" office:value="4194008" calcext:value-type="float">
            <text:p>4194008</text:p>
          </table:table-cell>
          <table:table-cell table:number-columns-repeated="2"/>
          <table:table-cell office:value-type="float" office:value="9791722" calcext:value-type="float">
            <text:p>9791722</text:p>
          </table:table-cell>
          <table:table-cell table:number-columns-repeated="2"/>
          <table:table-cell office:value-type="float" office:value="3523099" calcext:value-type="float">
            <text:p>3523099</text:p>
          </table:table-cell>
          <table:table-cell/>
          <table:table-cell office:value-type="float" office:value="2984321" calcext:value-type="float">
            <text:p>2984321</text:p>
          </table:table-cell>
          <table:table-cell/>
          <table:table-cell office:value-type="float" office:value="2881450" calcext:value-type="float">
            <text:p>2881450</text:p>
          </table:table-cell>
          <table:table-cell/>
          <table:table-cell office:value-type="float" office:value="2667578" calcext:value-type="float">
            <text:p>2667578</text:p>
          </table:table-cell>
          <table:table-cell/>
          <table:table-cell office:value-type="float" office:value="2718569" calcext:value-type="float">
            <text:p>271856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895889" calcext:value-type="float">
            <text:p>2895889</text:p>
          </table:table-cell>
          <table:table-cell/>
          <table:table-cell office:value-type="float" office:value="2828875" calcext:value-type="float">
            <text:p>2828875</text:p>
          </table:table-cell>
          <table:table-cell/>
          <table:table-cell office:value-type="float" office:value="3432893" calcext:value-type="float">
            <text:p>3432893</text:p>
          </table:table-cell>
          <table:table-cell/>
          <table:table-cell office:value-type="float" office:value="3469514" calcext:value-type="float">
            <text:p>3469514</text:p>
          </table:table-cell>
          <table:table-cell/>
          <table:table-cell office:value-type="float" office:value="3562184" calcext:value-type="float">
            <text:p>3562184</text:p>
          </table:table-cell>
          <table:table-cell/>
          <table:table-cell office:value-type="float" office:value="2863046" calcext:value-type="float">
            <text:p>2863046</text:p>
          </table:table-cell>
          <table:table-cell/>
          <table:table-cell office:value-type="float" office:value="3629797" calcext:value-type="float">
            <text:p>3629797</text:p>
          </table:table-cell>
          <table:table-cell table:number-columns-repeated="2"/>
          <table:table-cell office:value-type="float" office:value="9708605" calcext:value-type="float">
            <text:p>9708605</text:p>
          </table:table-cell>
          <table:table-cell table:number-columns-repeated="2"/>
          <table:table-cell office:value-type="float" office:value="3611196" calcext:value-type="float">
            <text:p>3611196</text:p>
          </table:table-cell>
          <table:table-cell/>
          <table:table-cell office:value-type="float" office:value="2984172" calcext:value-type="float">
            <text:p>2984172</text:p>
          </table:table-cell>
          <table:table-cell/>
          <table:table-cell office:value-type="float" office:value="2856507" calcext:value-type="float">
            <text:p>2856507</text:p>
          </table:table-cell>
          <table:table-cell/>
          <table:table-cell office:value-type="float" office:value="2558930" calcext:value-type="float">
            <text:p>2558930</text:p>
          </table:table-cell>
          <table:table-cell/>
          <table:table-cell office:value-type="float" office:value="2666395" calcext:value-type="float">
            <text:p>2666395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784654" calcext:value-type="float">
            <text:p>2784654</text:p>
          </table:table-cell>
          <table:table-cell/>
          <table:table-cell office:value-type="float" office:value="2759712" calcext:value-type="float">
            <text:p>2759712</text:p>
          </table:table-cell>
          <table:table-cell/>
          <table:table-cell office:value-type="float" office:value="3484622" calcext:value-type="float">
            <text:p>3484622</text:p>
          </table:table-cell>
          <table:table-cell/>
          <table:table-cell office:value-type="float" office:value="3493464" calcext:value-type="float">
            <text:p>3493464</text:p>
          </table:table-cell>
          <table:table-cell/>
          <table:table-cell office:value-type="float" office:value="3538641" calcext:value-type="float">
            <text:p>3538641</text:p>
          </table:table-cell>
          <table:table-cell/>
          <table:table-cell office:value-type="float" office:value="2805383" calcext:value-type="float">
            <text:p>2805383</text:p>
          </table:table-cell>
          <table:table-cell/>
          <table:table-cell office:value-type="float" office:value="3406307" calcext:value-type="float">
            <text:p>3406307</text:p>
          </table:table-cell>
          <table:table-cell table:number-columns-repeated="2"/>
          <table:table-cell office:value-type="float" office:value="3548394" calcext:value-type="float">
            <text:p>3548394</text:p>
          </table:table-cell>
          <table:table-cell table:number-columns-repeated="2"/>
          <table:table-cell office:value-type="float" office:value="4335796" calcext:value-type="float">
            <text:p>4335796</text:p>
          </table:table-cell>
          <table:table-cell/>
          <table:table-cell office:value-type="float" office:value="3049235" calcext:value-type="float">
            <text:p>3049235</text:p>
          </table:table-cell>
          <table:table-cell/>
          <table:table-cell office:value-type="float" office:value="2779634" calcext:value-type="float">
            <text:p>2779634</text:p>
          </table:table-cell>
          <table:table-cell/>
          <table:table-cell office:value-type="float" office:value="2249676" calcext:value-type="float">
            <text:p>2249676</text:p>
          </table:table-cell>
          <table:table-cell/>
          <table:table-cell office:value-type="float" office:value="2279830" calcext:value-type="float">
            <text:p>2279830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584339" calcext:value-type="float">
            <text:p>2584339</text:p>
          </table:table-cell>
          <table:table-cell/>
          <table:table-cell office:value-type="float" office:value="2551101" calcext:value-type="float">
            <text:p>2551101</text:p>
          </table:table-cell>
          <table:table-cell/>
          <table:table-cell office:value-type="float" office:value="3236105" calcext:value-type="float">
            <text:p>3236105</text:p>
          </table:table-cell>
          <table:table-cell/>
          <table:table-cell office:value-type="float" office:value="3313631" calcext:value-type="float">
            <text:p>3313631</text:p>
          </table:table-cell>
          <table:table-cell/>
          <table:table-cell office:value-type="float" office:value="3363390" calcext:value-type="float">
            <text:p>3363390</text:p>
          </table:table-cell>
          <table:table-cell/>
          <table:table-cell office:value-type="float" office:value="2662528" calcext:value-type="float">
            <text:p>2662528</text:p>
          </table:table-cell>
          <table:table-cell/>
          <table:table-cell office:value-type="float" office:value="3128120" calcext:value-type="float">
            <text:p>3128120</text:p>
          </table:table-cell>
          <table:table-cell table:number-columns-repeated="2"/>
          <table:table-cell office:value-type="float" office:value="3014701" calcext:value-type="float">
            <text:p>3014701</text:p>
          </table:table-cell>
          <table:table-cell table:number-columns-repeated="2"/>
          <table:table-cell office:value-type="float" office:value="3614622" calcext:value-type="float">
            <text:p>3614622</text:p>
          </table:table-cell>
          <table:table-cell/>
          <table:table-cell office:value-type="float" office:value="2773024" calcext:value-type="float">
            <text:p>2773024</text:p>
          </table:table-cell>
          <table:table-cell/>
          <table:table-cell office:value-type="float" office:value="2583330" calcext:value-type="float">
            <text:p>2583330</text:p>
          </table:table-cell>
          <table:table-cell/>
          <table:table-cell office:value-type="float" office:value="1973179" calcext:value-type="float">
            <text:p>1973179</text:p>
          </table:table-cell>
          <table:table-cell/>
          <table:table-cell office:value-type="float" office:value="2178209" calcext:value-type="float">
            <text:p>2178209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590007" calcext:value-type="float">
            <text:p>2590007</text:p>
          </table:table-cell>
          <table:table-cell/>
          <table:table-cell office:value-type="float" office:value="2534026" calcext:value-type="float">
            <text:p>2534026</text:p>
          </table:table-cell>
          <table:table-cell/>
          <table:table-cell office:value-type="float" office:value="3228533" calcext:value-type="float">
            <text:p>3228533</text:p>
          </table:table-cell>
          <table:table-cell/>
          <table:table-cell office:value-type="float" office:value="3244356" calcext:value-type="float">
            <text:p>3244356</text:p>
          </table:table-cell>
          <table:table-cell/>
          <table:table-cell office:value-type="float" office:value="3224530" calcext:value-type="float">
            <text:p>3224530</text:p>
          </table:table-cell>
          <table:table-cell/>
          <table:table-cell office:value-type="float" office:value="2581651" calcext:value-type="float">
            <text:p>2581651</text:p>
          </table:table-cell>
          <table:table-cell/>
          <table:table-cell office:value-type="float" office:value="3133594" calcext:value-type="float">
            <text:p>3133594</text:p>
          </table:table-cell>
          <table:table-cell table:number-columns-repeated="2"/>
          <table:table-cell office:value-type="float" office:value="2731292" calcext:value-type="float">
            <text:p>2731292</text:p>
          </table:table-cell>
          <table:table-cell table:number-columns-repeated="2"/>
          <table:table-cell office:value-type="float" office:value="3359855" calcext:value-type="float">
            <text:p>3359855</text:p>
          </table:table-cell>
          <table:table-cell/>
          <table:table-cell office:value-type="float" office:value="2609374" calcext:value-type="float">
            <text:p>2609374</text:p>
          </table:table-cell>
          <table:table-cell/>
          <table:table-cell office:value-type="float" office:value="2532537" calcext:value-type="float">
            <text:p>2532537</text:p>
          </table:table-cell>
          <table:table-cell/>
          <table:table-cell office:value-type="float" office:value="1661616" calcext:value-type="float">
            <text:p>1661616</text:p>
          </table:table-cell>
          <table:table-cell/>
          <table:table-cell office:value-type="float" office:value="2115320" calcext:value-type="float">
            <text:p>2115320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565380" calcext:value-type="float">
            <text:p>1565380</text:p>
          </table:table-cell>
          <table:table-cell/>
          <table:table-cell office:value-type="float" office:value="1714953" calcext:value-type="float">
            <text:p>1714953</text:p>
          </table:table-cell>
          <table:table-cell/>
          <table:table-cell office:value-type="float" office:value="2836847" calcext:value-type="float">
            <text:p>2836847</text:p>
          </table:table-cell>
          <table:table-cell/>
          <table:table-cell office:value-type="float" office:value="2860828" calcext:value-type="float">
            <text:p>2860828</text:p>
          </table:table-cell>
          <table:table-cell/>
          <table:table-cell office:value-type="float" office:value="2425184" calcext:value-type="float">
            <text:p>2425184</text:p>
          </table:table-cell>
          <table:table-cell/>
          <table:table-cell office:value-type="float" office:value="1460062" calcext:value-type="float">
            <text:p>1460062</text:p>
          </table:table-cell>
          <table:table-cell/>
          <table:table-cell office:value-type="float" office:value="3093787" calcext:value-type="float">
            <text:p>3093787</text:p>
          </table:table-cell>
          <table:table-cell table:number-columns-repeated="2"/>
          <table:table-cell office:value-type="float" office:value="4525623" calcext:value-type="float">
            <text:p>4525623</text:p>
          </table:table-cell>
          <table:table-cell table:number-columns-repeated="2"/>
          <table:table-cell office:value-type="float" office:value="2149849" calcext:value-type="float">
            <text:p>2149849</text:p>
          </table:table-cell>
          <table:table-cell table:number-columns-repeated="2"/>
          <table:table-cell office:value-type="float" office:value="849326" calcext:value-type="float">
            <text:p>849326</text:p>
          </table:table-cell>
          <table:table-cell/>
          <table:table-cell office:value-type="float" office:value="1714006" calcext:value-type="float">
            <text:p>1714006</text:p>
          </table:table-cell>
          <table:table-cell/>
          <table:table-cell office:value-type="float" office:value="2450108" calcext:value-type="float">
            <text:p>2450108</text:p>
          </table:table-cell>
          <table:table-cell/>
          <table:table-cell office:value-type="float" office:value="2483680" calcext:value-type="float">
            <text:p>2483680</text:p>
          </table:table-cell>
          <table:table-cell table:number-columns-repeated="34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888642" calcext:value-type="float">
            <text:p>1888642</text:p>
          </table:table-cell>
          <table:table-cell/>
          <table:table-cell office:value-type="float" office:value="1783680" calcext:value-type="float">
            <text:p>1783680</text:p>
          </table:table-cell>
          <table:table-cell/>
          <table:table-cell office:value-type="float" office:value="3039646" calcext:value-type="float">
            <text:p>3039646</text:p>
          </table:table-cell>
          <table:table-cell/>
          <table:table-cell office:value-type="float" office:value="3092721" calcext:value-type="float">
            <text:p>3092721</text:p>
          </table:table-cell>
          <table:table-cell/>
          <table:table-cell office:value-type="float" office:value="2826947" calcext:value-type="float">
            <text:p>2826947</text:p>
          </table:table-cell>
          <table:table-cell/>
          <table:table-cell office:value-type="float" office:value="1760610" calcext:value-type="float">
            <text:p>1760610</text:p>
          </table:table-cell>
          <table:table-cell/>
          <table:table-cell office:value-type="float" office:value="3560462" calcext:value-type="float">
            <text:p>3560462</text:p>
          </table:table-cell>
          <table:table-cell table:number-columns-repeated="2"/>
          <table:table-cell office:value-type="float" office:value="6313680" calcext:value-type="float">
            <text:p>6313680</text:p>
          </table:table-cell>
          <table:table-cell table:number-columns-repeated="2"/>
          <table:table-cell office:value-type="float" office:value="2433460" calcext:value-type="float">
            <text:p>2433460</text:p>
          </table:table-cell>
          <table:table-cell/>
          <table:table-cell office:value-type="float" office:value="1956672" calcext:value-type="float">
            <text:p>1956672</text:p>
          </table:table-cell>
          <table:table-cell/>
          <table:table-cell office:value-type="float" office:value="1997990" calcext:value-type="float">
            <text:p>1997990</text:p>
          </table:table-cell>
          <table:table-cell/>
          <table:table-cell office:value-type="float" office:value="2591487" calcext:value-type="float">
            <text:p>2591487</text:p>
          </table:table-cell>
          <table:table-cell/>
          <table:table-cell office:value-type="float" office:value="2597367" calcext:value-type="float">
            <text:p>2597367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993633" calcext:value-type="float">
            <text:p>1993633</text:p>
          </table:table-cell>
          <table:table-cell/>
          <table:table-cell office:value-type="float" office:value="2145180" calcext:value-type="float">
            <text:p>2145180</text:p>
          </table:table-cell>
          <table:table-cell/>
          <table:table-cell office:value-type="float" office:value="3153179" calcext:value-type="float">
            <text:p>3153179</text:p>
          </table:table-cell>
          <table:table-cell/>
          <table:table-cell office:value-type="float" office:value="3249077" calcext:value-type="float">
            <text:p>3249077</text:p>
          </table:table-cell>
          <table:table-cell/>
          <table:table-cell office:value-type="float" office:value="3190691" calcext:value-type="float">
            <text:p>3190691</text:p>
          </table:table-cell>
          <table:table-cell/>
          <table:table-cell office:value-type="float" office:value="1942811" calcext:value-type="float">
            <text:p>1942811</text:p>
          </table:table-cell>
          <table:table-cell/>
          <table:table-cell office:value-type="float" office:value="3887035" calcext:value-type="float">
            <text:p>3887035</text:p>
          </table:table-cell>
          <table:table-cell table:number-columns-repeated="2"/>
          <table:table-cell office:value-type="float" office:value="7692560" calcext:value-type="float">
            <text:p>7692560</text:p>
          </table:table-cell>
          <table:table-cell table:number-columns-repeated="2"/>
          <table:table-cell office:value-type="float" office:value="2658806" calcext:value-type="float">
            <text:p>2658806</text:p>
          </table:table-cell>
          <table:table-cell/>
          <table:table-cell office:value-type="float" office:value="2078907" calcext:value-type="float">
            <text:p>2078907</text:p>
          </table:table-cell>
          <table:table-cell/>
          <table:table-cell office:value-type="float" office:value="2142276" calcext:value-type="float">
            <text:p>2142276</text:p>
          </table:table-cell>
          <table:table-cell/>
          <table:table-cell office:value-type="float" office:value="2547575" calcext:value-type="float">
            <text:p>2547575</text:p>
          </table:table-cell>
          <table:table-cell/>
          <table:table-cell office:value-type="float" office:value="2557442" calcext:value-type="float">
            <text:p>2557442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065713" calcext:value-type="float">
            <text:p>2065713</text:p>
          </table:table-cell>
          <table:table-cell/>
          <table:table-cell office:value-type="float" office:value="2061463" calcext:value-type="float">
            <text:p>2061463</text:p>
          </table:table-cell>
          <table:table-cell/>
          <table:table-cell office:value-type="float" office:value="3163674" calcext:value-type="float">
            <text:p>3163674</text:p>
          </table:table-cell>
          <table:table-cell/>
          <table:table-cell office:value-type="float" office:value="3268049" calcext:value-type="float">
            <text:p>3268049</text:p>
          </table:table-cell>
          <table:table-cell/>
          <table:table-cell office:value-type="float" office:value="3385307" calcext:value-type="float">
            <text:p>3385307</text:p>
          </table:table-cell>
          <table:table-cell/>
          <table:table-cell office:value-type="float" office:value="2018740" calcext:value-type="float">
            <text:p>2018740</text:p>
          </table:table-cell>
          <table:table-cell/>
          <table:table-cell office:value-type="float" office:value="4172752" calcext:value-type="float">
            <text:p>4172752</text:p>
          </table:table-cell>
          <table:table-cell table:number-columns-repeated="2"/>
          <table:table-cell office:value-type="float" office:value="9493430" calcext:value-type="float">
            <text:p>9493430</text:p>
          </table:table-cell>
          <table:table-cell table:number-columns-repeated="2"/>
          <table:table-cell office:value-type="float" office:value="2683064" calcext:value-type="float">
            <text:p>2683064</text:p>
          </table:table-cell>
          <table:table-cell/>
          <table:table-cell office:value-type="float" office:value="2126732" calcext:value-type="float">
            <text:p>2126732</text:p>
          </table:table-cell>
          <table:table-cell/>
          <table:table-cell office:value-type="float" office:value="2235659" calcext:value-type="float">
            <text:p>2235659</text:p>
          </table:table-cell>
          <table:table-cell/>
          <table:table-cell office:value-type="float" office:value="2690786" calcext:value-type="float">
            <text:p>2690786</text:p>
          </table:table-cell>
          <table:table-cell/>
          <table:table-cell office:value-type="float" office:value="2698937" calcext:value-type="float">
            <text:p>2698937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077042" calcext:value-type="float">
            <text:p>2077042</text:p>
          </table:table-cell>
          <table:table-cell/>
          <table:table-cell office:value-type="float" office:value="2416287" calcext:value-type="float">
            <text:p>2416287</text:p>
          </table:table-cell>
          <table:table-cell/>
          <table:table-cell office:value-type="float" office:value="3312324" calcext:value-type="float">
            <text:p>3312324</text:p>
          </table:table-cell>
          <table:table-cell/>
          <table:table-cell office:value-type="float" office:value="3343443" calcext:value-type="float">
            <text:p>3343443</text:p>
          </table:table-cell>
          <table:table-cell/>
          <table:table-cell office:value-type="float" office:value="3504795" calcext:value-type="float">
            <text:p>3504795</text:p>
          </table:table-cell>
          <table:table-cell/>
          <table:table-cell office:value-type="float" office:value="2349491" calcext:value-type="float">
            <text:p>2349491</text:p>
          </table:table-cell>
          <table:table-cell/>
          <table:table-cell office:value-type="float" office:value="4268000" calcext:value-type="float">
            <text:p>4268000</text:p>
          </table:table-cell>
          <table:table-cell table:number-columns-repeated="2"/>
          <table:table-cell office:value-type="float" office:value="9996644" calcext:value-type="float">
            <text:p>9996644</text:p>
          </table:table-cell>
          <table:table-cell table:number-columns-repeated="2"/>
          <table:table-cell office:value-type="float" office:value="3408531" calcext:value-type="float">
            <text:p>3408531</text:p>
          </table:table-cell>
          <table:table-cell/>
          <table:table-cell office:value-type="float" office:value="2436368" calcext:value-type="float">
            <text:p>2436368</text:p>
          </table:table-cell>
          <table:table-cell/>
          <table:table-cell office:value-type="float" office:value="2201780" calcext:value-type="float">
            <text:p>2201780</text:p>
          </table:table-cell>
          <table:table-cell/>
          <table:table-cell office:value-type="float" office:value="2651808" calcext:value-type="float">
            <text:p>2651808</text:p>
          </table:table-cell>
          <table:table-cell/>
          <table:table-cell office:value-type="float" office:value="2697482" calcext:value-type="float">
            <text:p>2697482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281211" calcext:value-type="float">
            <text:p>2281211</text:p>
          </table:table-cell>
          <table:table-cell/>
          <table:table-cell office:value-type="float" office:value="2220893" calcext:value-type="float">
            <text:p>2220893</text:p>
          </table:table-cell>
          <table:table-cell/>
          <table:table-cell office:value-type="float" office:value="3498023" calcext:value-type="float">
            <text:p>3498023</text:p>
          </table:table-cell>
          <table:table-cell/>
          <table:table-cell office:value-type="float" office:value="3506483" calcext:value-type="float">
            <text:p>3506483</text:p>
          </table:table-cell>
          <table:table-cell/>
          <table:table-cell office:value-type="float" office:value="3561729" calcext:value-type="float">
            <text:p>3561729</text:p>
          </table:table-cell>
          <table:table-cell/>
          <table:table-cell office:value-type="float" office:value="2208011" calcext:value-type="float">
            <text:p>2208011</text:p>
          </table:table-cell>
          <table:table-cell/>
          <table:table-cell office:value-type="float" office:value="3609297" calcext:value-type="float">
            <text:p>3609297</text:p>
          </table:table-cell>
          <table:table-cell/>
          <table:table-cell office:value-type="float" office:value="10875719" calcext:value-type="float">
            <text:p>10875719</text:p>
          </table:table-cell>
          <table:table-cell table:number-columns-repeated="2"/>
          <table:table-cell office:value-type="float" office:value="3743352" calcext:value-type="float">
            <text:p>3743352</text:p>
          </table:table-cell>
          <table:table-cell/>
          <table:table-cell office:value-type="float" office:value="2247520" calcext:value-type="float">
            <text:p>2247520</text:p>
          </table:table-cell>
          <table:table-cell/>
          <table:table-cell office:value-type="float" office:value="2211972" calcext:value-type="float">
            <text:p>2211972</text:p>
          </table:table-cell>
          <table:table-cell/>
          <table:table-cell office:value-type="float" office:value="2592461" calcext:value-type="float">
            <text:p>2592461</text:p>
          </table:table-cell>
          <table:table-cell/>
          <table:table-cell office:value-type="float" office:value="2631154" calcext:value-type="float">
            <text:p>2631154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186778" calcext:value-type="float">
            <text:p>2186778</text:p>
          </table:table-cell>
          <table:table-cell/>
          <table:table-cell office:value-type="float" office:value="2152815" calcext:value-type="float">
            <text:p>2152815</text:p>
          </table:table-cell>
          <table:table-cell/>
          <table:table-cell office:value-type="float" office:value="3430422" calcext:value-type="float">
            <text:p>3430422</text:p>
          </table:table-cell>
          <table:table-cell/>
          <table:table-cell office:value-type="float" office:value="3449571" calcext:value-type="float">
            <text:p>3449571</text:p>
          </table:table-cell>
          <table:table-cell/>
          <table:table-cell office:value-type="float" office:value="3497911" calcext:value-type="float">
            <text:p>3497911</text:p>
          </table:table-cell>
          <table:table-cell/>
          <table:table-cell office:value-type="float" office:value="2160209" calcext:value-type="float">
            <text:p>2160209</text:p>
          </table:table-cell>
          <table:table-cell/>
          <table:table-cell office:value-type="float" office:value="3502051" calcext:value-type="float">
            <text:p>3502051</text:p>
          </table:table-cell>
          <table:table-cell table:number-columns-repeated="2"/>
          <table:table-cell office:value-type="float" office:value="3633672" calcext:value-type="float">
            <text:p>3633672</text:p>
          </table:table-cell>
          <table:table-cell table:number-columns-repeated="2"/>
          <table:table-cell office:value-type="float" office:value="3475567" calcext:value-type="float">
            <text:p>3475567</text:p>
          </table:table-cell>
          <table:table-cell/>
          <table:table-cell office:value-type="float" office:value="2179571" calcext:value-type="float">
            <text:p>2179571</text:p>
          </table:table-cell>
          <table:table-cell/>
          <table:table-cell office:value-type="float" office:value="2130971" calcext:value-type="float">
            <text:p>2130971</text:p>
          </table:table-cell>
          <table:table-cell/>
          <table:table-cell office:value-type="float" office:value="2284459" calcext:value-type="float">
            <text:p>2284459</text:p>
          </table:table-cell>
          <table:table-cell/>
          <table:table-cell office:value-type="float" office:value="2372610" calcext:value-type="float">
            <text:p>2372610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035241" calcext:value-type="float">
            <text:p>2035241</text:p>
          </table:table-cell>
          <table:table-cell/>
          <table:table-cell office:value-type="float" office:value="2024246" calcext:value-type="float">
            <text:p>2024246</text:p>
          </table:table-cell>
          <table:table-cell/>
          <table:table-cell office:value-type="float" office:value="3201977" calcext:value-type="float">
            <text:p>3201977</text:p>
          </table:table-cell>
          <table:table-cell/>
          <table:table-cell office:value-type="float" office:value="3256002" calcext:value-type="float">
            <text:p>3256002</text:p>
          </table:table-cell>
          <table:table-cell/>
          <table:table-cell office:value-type="float" office:value="3340520" calcext:value-type="float">
            <text:p>3340520</text:p>
          </table:table-cell>
          <table:table-cell/>
          <table:table-cell office:value-type="float" office:value="2077655" calcext:value-type="float">
            <text:p>2077655</text:p>
          </table:table-cell>
          <table:table-cell/>
          <table:table-cell office:value-type="float" office:value="3200804" calcext:value-type="float">
            <text:p>3200804</text:p>
          </table:table-cell>
          <table:table-cell table:number-columns-repeated="2"/>
          <table:table-cell office:value-type="float" office:value="3131124" calcext:value-type="float">
            <text:p>3131124</text:p>
          </table:table-cell>
          <table:table-cell table:number-columns-repeated="2"/>
          <table:table-cell office:value-type="float" office:value="3609009" calcext:value-type="float">
            <text:p>3609009</text:p>
          </table:table-cell>
          <table:table-cell/>
          <table:table-cell office:value-type="float" office:value="2095415" calcext:value-type="float">
            <text:p>2095415</text:p>
          </table:table-cell>
          <table:table-cell/>
          <table:table-cell office:value-type="float" office:value="2049626" calcext:value-type="float">
            <text:p>2049626</text:p>
          </table:table-cell>
          <table:table-cell/>
          <table:table-cell office:value-type="float" office:value="2082560" calcext:value-type="float">
            <text:p>2082560</text:p>
          </table:table-cell>
          <table:table-cell/>
          <table:table-cell office:value-type="float" office:value="2199283" calcext:value-type="float">
            <text:p>2199283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013571" calcext:value-type="float">
            <text:p>2013571</text:p>
          </table:table-cell>
          <table:table-cell/>
          <table:table-cell office:value-type="float" office:value="1987529" calcext:value-type="float">
            <text:p>1987529</text:p>
          </table:table-cell>
          <table:table-cell/>
          <table:table-cell office:value-type="float" office:value="3157402" calcext:value-type="float">
            <text:p>3157402</text:p>
          </table:table-cell>
          <table:table-cell/>
          <table:table-cell office:value-type="float" office:value="3199750" calcext:value-type="float">
            <text:p>3199750</text:p>
          </table:table-cell>
          <table:table-cell/>
          <table:table-cell office:value-type="float" office:value="3217596" calcext:value-type="float">
            <text:p>3217596</text:p>
          </table:table-cell>
          <table:table-cell/>
          <table:table-cell office:value-type="float" office:value="2028604" calcext:value-type="float">
            <text:p>2028604</text:p>
          </table:table-cell>
          <table:table-cell/>
          <table:table-cell office:value-type="float" office:value="3157516" calcext:value-type="float">
            <text:p>3157516</text:p>
          </table:table-cell>
          <table:table-cell table:number-columns-repeated="2"/>
          <table:table-cell office:value-type="float" office:value="2850723" calcext:value-type="float">
            <text:p>2850723</text:p>
          </table:table-cell>
          <table:table-cell table:number-columns-repeated="2"/>
          <table:table-cell office:value-type="float" office:value="3456166" calcext:value-type="float">
            <text:p>3456166</text:p>
          </table:table-cell>
          <table:table-cell table:number-columns-repeated="2"/>
          <table:table-cell office:value-type="float" office:value="909263" calcext:value-type="float">
            <text:p>909263</text:p>
          </table:table-cell>
          <table:table-cell/>
          <table:table-cell office:value-type="float" office:value="1987327" calcext:value-type="float">
            <text:p>1987327</text:p>
          </table:table-cell>
          <table:table-cell/>
          <table:table-cell office:value-type="float" office:value="1955527" calcext:value-type="float">
            <text:p>1955527</text:p>
          </table:table-cell>
          <table:table-cell/>
          <table:table-cell office:value-type="float" office:value="2143955" calcext:value-type="float">
            <text:p>2143955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21915" calcext:value-type="float">
            <text:p>421915</text:p>
          </table:table-cell>
          <table:table-cell table:number-columns-repeated="2"/>
          <table:table-cell office:value-type="float" office:value="426262" calcext:value-type="float">
            <text:p>426262</text:p>
          </table:table-cell>
          <table:table-cell/>
          <table:table-cell office:value-type="float" office:value="2845997" calcext:value-type="float">
            <text:p>2845997</text:p>
          </table:table-cell>
          <table:table-cell/>
          <table:table-cell office:value-type="float" office:value="2843657" calcext:value-type="float">
            <text:p>2843657</text:p>
          </table:table-cell>
          <table:table-cell/>
          <table:table-cell office:value-type="float" office:value="2363932" calcext:value-type="float">
            <text:p>2363932</text:p>
          </table:table-cell>
          <table:table-cell table:number-columns-repeated="2"/>
          <table:table-cell office:value-type="float" office:value="406895" calcext:value-type="float">
            <text:p>406895</text:p>
          </table:table-cell>
          <table:table-cell/>
          <table:table-cell office:value-type="float" office:value="3080542" calcext:value-type="float">
            <text:p>3080542</text:p>
          </table:table-cell>
          <table:table-cell table:number-columns-repeated="2"/>
          <table:table-cell office:value-type="float" office:value="4585767" calcext:value-type="float">
            <text:p>4585767</text:p>
          </table:table-cell>
          <table:table-cell table:number-columns-repeated="2"/>
          <table:table-cell office:value-type="float" office:value="2120264" calcext:value-type="float">
            <text:p>2120264</text:p>
          </table:table-cell>
          <table:table-cell table:number-columns-repeated="2"/>
          <table:table-cell office:value-type="float" office:value="426524" calcext:value-type="float">
            <text:p>426524</text:p>
          </table:table-cell>
          <table:table-cell table:number-columns-repeated="2"/>
          <table:table-cell office:value-type="float" office:value="429234" calcext:value-type="float">
            <text:p>429234</text:p>
          </table:table-cell>
          <table:table-cell/>
          <table:table-cell office:value-type="float" office:value="2429022" calcext:value-type="float">
            <text:p>2429022</text:p>
          </table:table-cell>
          <table:table-cell/>
          <table:table-cell office:value-type="float" office:value="2450200" calcext:value-type="float">
            <text:p>2450200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29453" calcext:value-type="float">
            <text:p>429453</text:p>
          </table:table-cell>
          <table:table-cell table:number-columns-repeated="2"/>
          <table:table-cell office:value-type="float" office:value="429425" calcext:value-type="float">
            <text:p>429425</text:p>
          </table:table-cell>
          <table:table-cell/>
          <table:table-cell office:value-type="float" office:value="3032810" calcext:value-type="float">
            <text:p>3032810</text:p>
          </table:table-cell>
          <table:table-cell/>
          <table:table-cell office:value-type="float" office:value="3018283" calcext:value-type="float">
            <text:p>3018283</text:p>
          </table:table-cell>
          <table:table-cell/>
          <table:table-cell office:value-type="float" office:value="2747020" calcext:value-type="float">
            <text:p>2747020</text:p>
          </table:table-cell>
          <table:table-cell table:number-columns-repeated="2"/>
          <table:table-cell office:value-type="float" office:value="425310" calcext:value-type="float">
            <text:p>425310</text:p>
          </table:table-cell>
          <table:table-cell/>
          <table:table-cell office:value-type="float" office:value="3517073" calcext:value-type="float">
            <text:p>3517073</text:p>
          </table:table-cell>
          <table:table-cell table:number-columns-repeated="2"/>
          <table:table-cell office:value-type="float" office:value="6271837" calcext:value-type="float">
            <text:p>6271837</text:p>
          </table:table-cell>
          <table:table-cell table:number-columns-repeated="2"/>
          <table:table-cell office:value-type="float" office:value="2382267" calcext:value-type="float">
            <text:p>2382267</text:p>
          </table:table-cell>
          <table:table-cell table:number-columns-repeated="2"/>
          <table:table-cell office:value-type="float" office:value="432871" calcext:value-type="float">
            <text:p>432871</text:p>
          </table:table-cell>
          <table:table-cell table:number-columns-repeated="2"/>
          <table:table-cell office:value-type="float" office:value="433695" calcext:value-type="float">
            <text:p>433695</text:p>
          </table:table-cell>
          <table:table-cell/>
          <table:table-cell office:value-type="float" office:value="2531495" calcext:value-type="float">
            <text:p>2531495</text:p>
          </table:table-cell>
          <table:table-cell/>
          <table:table-cell office:value-type="float" office:value="2586828" calcext:value-type="float">
            <text:p>2586828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423035" calcext:value-type="float">
            <text:p>423035</text:p>
          </table:table-cell>
          <table:table-cell table:number-columns-repeated="2"/>
          <table:table-cell office:value-type="float" office:value="438326" calcext:value-type="float">
            <text:p>438326</text:p>
          </table:table-cell>
          <table:table-cell/>
          <table:table-cell office:value-type="float" office:value="3158041" calcext:value-type="float">
            <text:p>3158041</text:p>
          </table:table-cell>
          <table:table-cell/>
          <table:table-cell office:value-type="float" office:value="3209988" calcext:value-type="float">
            <text:p>3209988</text:p>
          </table:table-cell>
          <table:table-cell/>
          <table:table-cell office:value-type="float" office:value="3191343" calcext:value-type="float">
            <text:p>3191343</text:p>
          </table:table-cell>
          <table:table-cell table:number-columns-repeated="2"/>
          <table:table-cell office:value-type="float" office:value="428824" calcext:value-type="float">
            <text:p>428824</text:p>
          </table:table-cell>
          <table:table-cell/>
          <table:table-cell office:value-type="float" office:value="3915542" calcext:value-type="float">
            <text:p>3915542</text:p>
          </table:table-cell>
          <table:table-cell table:number-columns-repeated="2"/>
          <table:table-cell office:value-type="float" office:value="7959096" calcext:value-type="float">
            <text:p>7959096</text:p>
          </table:table-cell>
          <table:table-cell table:number-columns-repeated="2"/>
          <table:table-cell office:value-type="float" office:value="2593782" calcext:value-type="float">
            <text:p>2593782</text:p>
          </table:table-cell>
          <table:table-cell table:number-columns-repeated="2"/>
          <table:table-cell office:value-type="float" office:value="422893" calcext:value-type="float">
            <text:p>422893</text:p>
          </table:table-cell>
          <table:table-cell table:number-columns-repeated="2"/>
          <table:table-cell office:value-type="float" office:value="432816" calcext:value-type="float">
            <text:p>432816</text:p>
          </table:table-cell>
          <table:table-cell/>
          <table:table-cell office:value-type="float" office:value="2567798" calcext:value-type="float">
            <text:p>2567798</text:p>
          </table:table-cell>
          <table:table-cell/>
          <table:table-cell office:value-type="float" office:value="2549996" calcext:value-type="float">
            <text:p>2549996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442076" calcext:value-type="float">
            <text:p>442076</text:p>
          </table:table-cell>
          <table:table-cell table:number-columns-repeated="2"/>
          <table:table-cell office:value-type="float" office:value="431214" calcext:value-type="float">
            <text:p>431214</text:p>
          </table:table-cell>
          <table:table-cell/>
          <table:table-cell office:value-type="float" office:value="3300593" calcext:value-type="float">
            <text:p>3300593</text:p>
          </table:table-cell>
          <table:table-cell/>
          <table:table-cell office:value-type="float" office:value="3293076" calcext:value-type="float">
            <text:p>3293076</text:p>
          </table:table-cell>
          <table:table-cell/>
          <table:table-cell office:value-type="float" office:value="3324026" calcext:value-type="float">
            <text:p>3324026</text:p>
          </table:table-cell>
          <table:table-cell table:number-columns-repeated="2"/>
          <table:table-cell office:value-type="float" office:value="432740" calcext:value-type="float">
            <text:p>432740</text:p>
          </table:table-cell>
          <table:table-cell/>
          <table:table-cell office:value-type="float" office:value="4170714" calcext:value-type="float">
            <text:p>4170714</text:p>
          </table:table-cell>
          <table:table-cell table:number-columns-repeated="2"/>
          <table:table-cell office:value-type="float" office:value="9474833" calcext:value-type="float">
            <text:p>9474833</text:p>
          </table:table-cell>
          <table:table-cell table:number-columns-repeated="2"/>
          <table:table-cell office:value-type="float" office:value="2686446" calcext:value-type="float">
            <text:p>2686446</text:p>
          </table:table-cell>
          <table:table-cell table:number-columns-repeated="2"/>
          <table:table-cell office:value-type="float" office:value="435369" calcext:value-type="float">
            <text:p>435369</text:p>
          </table:table-cell>
          <table:table-cell table:number-columns-repeated="2"/>
          <table:table-cell office:value-type="float" office:value="428874" calcext:value-type="float">
            <text:p>428874</text:p>
          </table:table-cell>
          <table:table-cell/>
          <table:table-cell office:value-type="float" office:value="2631370" calcext:value-type="float">
            <text:p>2631370</text:p>
          </table:table-cell>
          <table:table-cell/>
          <table:table-cell office:value-type="float" office:value="2660069" calcext:value-type="float">
            <text:p>266006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39840" calcext:value-type="float">
            <text:p>439840</text:p>
          </table:table-cell>
          <table:table-cell table:number-columns-repeated="2"/>
          <table:table-cell office:value-type="float" office:value="436543" calcext:value-type="float">
            <text:p>436543</text:p>
          </table:table-cell>
          <table:table-cell/>
          <table:table-cell office:value-type="float" office:value="3356371" calcext:value-type="float">
            <text:p>3356371</text:p>
          </table:table-cell>
          <table:table-cell/>
          <table:table-cell office:value-type="float" office:value="3363895" calcext:value-type="float">
            <text:p>3363895</text:p>
          </table:table-cell>
          <table:table-cell/>
          <table:table-cell office:value-type="float" office:value="3435088" calcext:value-type="float">
            <text:p>3435088</text:p>
          </table:table-cell>
          <table:table-cell table:number-columns-repeated="2"/>
          <table:table-cell office:value-type="float" office:value="429963" calcext:value-type="float">
            <text:p>429963</text:p>
          </table:table-cell>
          <table:table-cell/>
          <table:table-cell office:value-type="float" office:value="4327286" calcext:value-type="float">
            <text:p>4327286</text:p>
          </table:table-cell>
          <table:table-cell table:number-columns-repeated="2"/>
          <table:table-cell office:value-type="float" office:value="9980734" calcext:value-type="float">
            <text:p>9980734</text:p>
          </table:table-cell>
          <table:table-cell table:number-columns-repeated="2"/>
          <table:table-cell office:value-type="float" office:value="3299820" calcext:value-type="float">
            <text:p>3299820</text:p>
          </table:table-cell>
          <table:table-cell table:number-columns-repeated="2"/>
          <table:table-cell office:value-type="float" office:value="434664" calcext:value-type="float">
            <text:p>434664</text:p>
          </table:table-cell>
          <table:table-cell table:number-columns-repeated="2"/>
          <table:table-cell office:value-type="float" office:value="434570" calcext:value-type="float">
            <text:p>434570</text:p>
          </table:table-cell>
          <table:table-cell/>
          <table:table-cell office:value-type="float" office:value="2663686" calcext:value-type="float">
            <text:p>2663686</text:p>
          </table:table-cell>
          <table:table-cell/>
          <table:table-cell office:value-type="float" office:value="2687719" calcext:value-type="float">
            <text:p>2687719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426944" calcext:value-type="float">
            <text:p>426944</text:p>
          </table:table-cell>
          <table:table-cell table:number-columns-repeated="2"/>
          <table:table-cell office:value-type="float" office:value="429084" calcext:value-type="float">
            <text:p>429084</text:p>
          </table:table-cell>
          <table:table-cell/>
          <table:table-cell office:value-type="float" office:value="3409408" calcext:value-type="float">
            <text:p>3409408</text:p>
          </table:table-cell>
          <table:table-cell/>
          <table:table-cell office:value-type="float" office:value="3418336" calcext:value-type="float">
            <text:p>3418336</text:p>
          </table:table-cell>
          <table:table-cell/>
          <table:table-cell office:value-type="float" office:value="3497319" calcext:value-type="float">
            <text:p>3497319</text:p>
          </table:table-cell>
          <table:table-cell table:number-columns-repeated="2"/>
          <table:table-cell office:value-type="float" office:value="428675" calcext:value-type="float">
            <text:p>428675</text:p>
          </table:table-cell>
          <table:table-cell/>
          <table:table-cell office:value-type="float" office:value="3679343" calcext:value-type="float">
            <text:p>3679343</text:p>
          </table:table-cell>
          <table:table-cell/>
          <table:table-cell office:value-type="float" office:value="10246043" calcext:value-type="float">
            <text:p>10246043</text:p>
          </table:table-cell>
          <table:table-cell table:number-columns-repeated="2"/>
          <table:table-cell office:value-type="float" office:value="3485081" calcext:value-type="float">
            <text:p>3485081</text:p>
          </table:table-cell>
          <table:table-cell table:number-columns-repeated="2"/>
          <table:table-cell office:value-type="float" office:value="428485" calcext:value-type="float">
            <text:p>428485</text:p>
          </table:table-cell>
          <table:table-cell table:number-columns-repeated="2"/>
          <table:table-cell office:value-type="float" office:value="442340" calcext:value-type="float">
            <text:p>442340</text:p>
          </table:table-cell>
          <table:table-cell/>
          <table:table-cell office:value-type="float" office:value="2638272" calcext:value-type="float">
            <text:p>2638272</text:p>
          </table:table-cell>
          <table:table-cell/>
          <table:table-cell office:value-type="float" office:value="2664666" calcext:value-type="float">
            <text:p>2664666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441231" calcext:value-type="float">
            <text:p>441231</text:p>
          </table:table-cell>
          <table:table-cell table:number-columns-repeated="2"/>
          <table:table-cell office:value-type="float" office:value="443043" calcext:value-type="float">
            <text:p>443043</text:p>
          </table:table-cell>
          <table:table-cell/>
          <table:table-cell office:value-type="float" office:value="3444137" calcext:value-type="float">
            <text:p>3444137</text:p>
          </table:table-cell>
          <table:table-cell/>
          <table:table-cell office:value-type="float" office:value="3480117" calcext:value-type="float">
            <text:p>3480117</text:p>
          </table:table-cell>
          <table:table-cell/>
          <table:table-cell office:value-type="float" office:value="3419054" calcext:value-type="float">
            <text:p>3419054</text:p>
          </table:table-cell>
          <table:table-cell table:number-columns-repeated="2"/>
          <table:table-cell office:value-type="float" office:value="437602" calcext:value-type="float">
            <text:p>437602</text:p>
          </table:table-cell>
          <table:table-cell/>
          <table:table-cell office:value-type="float" office:value="3474655" calcext:value-type="float">
            <text:p>3474655</text:p>
          </table:table-cell>
          <table:table-cell table:number-columns-repeated="2"/>
          <table:table-cell office:value-type="float" office:value="3547280" calcext:value-type="float">
            <text:p>3547280</text:p>
          </table:table-cell>
          <table:table-cell table:number-columns-repeated="2"/>
          <table:table-cell office:value-type="float" office:value="3546785" calcext:value-type="float">
            <text:p>3546785</text:p>
          </table:table-cell>
          <table:table-cell table:number-columns-repeated="2"/>
          <table:table-cell office:value-type="float" office:value="429610" calcext:value-type="float">
            <text:p>429610</text:p>
          </table:table-cell>
          <table:table-cell table:number-columns-repeated="2"/>
          <table:table-cell office:value-type="float" office:value="438391" calcext:value-type="float">
            <text:p>438391</text:p>
          </table:table-cell>
          <table:table-cell/>
          <table:table-cell office:value-type="float" office:value="2338825" calcext:value-type="float">
            <text:p>2338825</text:p>
          </table:table-cell>
          <table:table-cell/>
          <table:table-cell office:value-type="float" office:value="2410266" calcext:value-type="float">
            <text:p>2410266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24236" calcext:value-type="float">
            <text:p>424236</text:p>
          </table:table-cell>
          <table:table-cell table:number-columns-repeated="2"/>
          <table:table-cell office:value-type="float" office:value="427342" calcext:value-type="float">
            <text:p>427342</text:p>
          </table:table-cell>
          <table:table-cell/>
          <table:table-cell office:value-type="float" office:value="3288866" calcext:value-type="float">
            <text:p>3288866</text:p>
          </table:table-cell>
          <table:table-cell/>
          <table:table-cell office:value-type="float" office:value="3295696" calcext:value-type="float">
            <text:p>3295696</text:p>
          </table:table-cell>
          <table:table-cell/>
          <table:table-cell office:value-type="float" office:value="3338742" calcext:value-type="float">
            <text:p>3338742</text:p>
          </table:table-cell>
          <table:table-cell table:number-columns-repeated="2"/>
          <table:table-cell office:value-type="float" office:value="432887" calcext:value-type="float">
            <text:p>432887</text:p>
          </table:table-cell>
          <table:table-cell/>
          <table:table-cell office:value-type="float" office:value="3237049" calcext:value-type="float">
            <text:p>3237049</text:p>
          </table:table-cell>
          <table:table-cell table:number-columns-repeated="2"/>
          <table:table-cell office:value-type="float" office:value="3066775" calcext:value-type="float">
            <text:p>3066775</text:p>
          </table:table-cell>
          <table:table-cell table:number-columns-repeated="2"/>
          <table:table-cell office:value-type="float" office:value="3307635" calcext:value-type="float">
            <text:p>3307635</text:p>
          </table:table-cell>
          <table:table-cell table:number-columns-repeated="2"/>
          <table:table-cell office:value-type="float" office:value="435923" calcext:value-type="float">
            <text:p>435923</text:p>
          </table:table-cell>
          <table:table-cell table:number-columns-repeated="2"/>
          <table:table-cell office:value-type="float" office:value="434123" calcext:value-type="float">
            <text:p>434123</text:p>
          </table:table-cell>
          <table:table-cell/>
          <table:table-cell office:value-type="float" office:value="2153768" calcext:value-type="float">
            <text:p>2153768</text:p>
          </table:table-cell>
          <table:table-cell/>
          <table:table-cell office:value-type="float" office:value="2202962" calcext:value-type="float">
            <text:p>220296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428810" calcext:value-type="float">
            <text:p>428810</text:p>
          </table:table-cell>
          <table:table-cell table:number-columns-repeated="2"/>
          <table:table-cell office:value-type="float" office:value="431779" calcext:value-type="float">
            <text:p>431779</text:p>
          </table:table-cell>
          <table:table-cell/>
          <table:table-cell office:value-type="float" office:value="3156486" calcext:value-type="float">
            <text:p>3156486</text:p>
          </table:table-cell>
          <table:table-cell/>
          <table:table-cell office:value-type="float" office:value="3179958" calcext:value-type="float">
            <text:p>3179958</text:p>
          </table:table-cell>
          <table:table-cell/>
          <table:table-cell office:value-type="float" office:value="3188207" calcext:value-type="float">
            <text:p>3188207</text:p>
          </table:table-cell>
          <table:table-cell table:number-columns-repeated="2"/>
          <table:table-cell office:value-type="float" office:value="430477" calcext:value-type="float">
            <text:p>430477</text:p>
          </table:table-cell>
          <table:table-cell/>
          <table:table-cell office:value-type="float" office:value="3187564" calcext:value-type="float">
            <text:p>3187564</text:p>
          </table:table-cell>
          <table:table-cell table:number-columns-repeated="2"/>
          <table:table-cell office:value-type="float" office:value="2861159" calcext:value-type="float">
            <text:p>2861159</text:p>
          </table:table-cell>
          <table:table-cell table:number-columns-repeated="2"/>
          <table:table-cell office:value-type="float" office:value="3477185" calcext:value-type="float">
            <text:p>3477185</text:p>
          </table:table-cell>
          <table:table-cell table:number-columns-repeated="2"/>
          <table:table-cell office:value-type="float" office:value="431708" calcext:value-type="float">
            <text:p>431708</text:p>
          </table:table-cell>
          <table:table-cell table:number-columns-repeated="2"/>
          <table:table-cell office:value-type="float" office:value="426835" calcext:value-type="float">
            <text:p>426835</text:p>
          </table:table-cell>
          <table:table-cell/>
          <table:table-cell office:value-type="float" office:value="1997500" calcext:value-type="float">
            <text:p>1997500</text:p>
          </table:table-cell>
          <table:table-cell/>
          <table:table-cell office:value-type="float" office:value="2116807" calcext:value-type="float">
            <text:p>2116807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09264" calcext:value-type="float">
            <text:p>309264</text:p>
          </table:table-cell>
          <table:table-cell table:number-columns-repeated="2"/>
          <table:table-cell office:value-type="float" office:value="308761" calcext:value-type="float">
            <text:p>308761</text:p>
          </table:table-cell>
          <table:table-cell/>
          <table:table-cell office:value-type="float" office:value="2885153" calcext:value-type="float">
            <text:p>2885153</text:p>
          </table:table-cell>
          <table:table-cell/>
          <table:table-cell office:value-type="float" office:value="2917724" calcext:value-type="float">
            <text:p>2917724</text:p>
          </table:table-cell>
          <table:table-cell/>
          <table:table-cell office:value-type="float" office:value="2343334" calcext:value-type="float">
            <text:p>2343334</text:p>
          </table:table-cell>
          <table:table-cell table:number-columns-repeated="2"/>
          <table:table-cell office:value-type="float" office:value="296707" calcext:value-type="float">
            <text:p>296707</text:p>
          </table:table-cell>
          <table:table-cell/>
          <table:table-cell office:value-type="float" office:value="3109311" calcext:value-type="float">
            <text:p>3109311</text:p>
          </table:table-cell>
          <table:table-cell table:number-columns-repeated="2"/>
          <table:table-cell office:value-type="float" office:value="4563224" calcext:value-type="float">
            <text:p>4563224</text:p>
          </table:table-cell>
          <table:table-cell table:number-columns-repeated="2"/>
          <table:table-cell office:value-type="float" office:value="2126253" calcext:value-type="float">
            <text:p>2126253</text:p>
          </table:table-cell>
          <table:table-cell table:number-columns-repeated="2"/>
          <table:table-cell office:value-type="float" office:value="310366" calcext:value-type="float">
            <text:p>310366</text:p>
          </table:table-cell>
          <table:table-cell table:number-columns-repeated="2"/>
          <table:table-cell office:value-type="float" office:value="312077" calcext:value-type="float">
            <text:p>312077</text:p>
          </table:table-cell>
          <table:table-cell/>
          <table:table-cell office:value-type="float" office:value="2479191" calcext:value-type="float">
            <text:p>2479191</text:p>
          </table:table-cell>
          <table:table-cell/>
          <table:table-cell office:value-type="float" office:value="2414995" calcext:value-type="float">
            <text:p>2414995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87026" calcext:value-type="float">
            <text:p>287026</text:p>
          </table:table-cell>
          <table:table-cell table:number-columns-repeated="2"/>
          <table:table-cell office:value-type="float" office:value="312158" calcext:value-type="float">
            <text:p>312158</text:p>
          </table:table-cell>
          <table:table-cell/>
          <table:table-cell office:value-type="float" office:value="3122899" calcext:value-type="float">
            <text:p>3122899</text:p>
          </table:table-cell>
          <table:table-cell/>
          <table:table-cell office:value-type="float" office:value="3132540" calcext:value-type="float">
            <text:p>3132540</text:p>
          </table:table-cell>
          <table:table-cell/>
          <table:table-cell office:value-type="float" office:value="2677958" calcext:value-type="float">
            <text:p>2677958</text:p>
          </table:table-cell>
          <table:table-cell table:number-columns-repeated="2"/>
          <table:table-cell office:value-type="float" office:value="321772" calcext:value-type="float">
            <text:p>321772</text:p>
          </table:table-cell>
          <table:table-cell/>
          <table:table-cell office:value-type="float" office:value="3495299" calcext:value-type="float">
            <text:p>3495299</text:p>
          </table:table-cell>
          <table:table-cell table:number-columns-repeated="2"/>
          <table:table-cell office:value-type="float" office:value="6318610" calcext:value-type="float">
            <text:p>6318610</text:p>
          </table:table-cell>
          <table:table-cell table:number-columns-repeated="2"/>
          <table:table-cell office:value-type="float" office:value="2440503" calcext:value-type="float">
            <text:p>2440503</text:p>
          </table:table-cell>
          <table:table-cell table:number-columns-repeated="2"/>
          <table:table-cell office:value-type="float" office:value="310650" calcext:value-type="float">
            <text:p>310650</text:p>
          </table:table-cell>
          <table:table-cell table:number-columns-repeated="2"/>
          <table:table-cell office:value-type="float" office:value="311473" calcext:value-type="float">
            <text:p>311473</text:p>
          </table:table-cell>
          <table:table-cell/>
          <table:table-cell office:value-type="float" office:value="2611093" calcext:value-type="float">
            <text:p>2611093</text:p>
          </table:table-cell>
          <table:table-cell/>
          <table:table-cell office:value-type="float" office:value="2625554" calcext:value-type="float">
            <text:p>262555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08227" calcext:value-type="float">
            <text:p>308227</text:p>
          </table:table-cell>
          <table:table-cell table:number-columns-repeated="2"/>
          <table:table-cell office:value-type="float" office:value="312428" calcext:value-type="float">
            <text:p>312428</text:p>
          </table:table-cell>
          <table:table-cell/>
          <table:table-cell office:value-type="float" office:value="3256157" calcext:value-type="float">
            <text:p>3256157</text:p>
          </table:table-cell>
          <table:table-cell/>
          <table:table-cell office:value-type="float" office:value="3218012" calcext:value-type="float">
            <text:p>3218012</text:p>
          </table:table-cell>
          <table:table-cell/>
          <table:table-cell office:value-type="float" office:value="3132973" calcext:value-type="float">
            <text:p>3132973</text:p>
          </table:table-cell>
          <table:table-cell table:number-columns-repeated="2"/>
          <table:table-cell office:value-type="float" office:value="239839" calcext:value-type="float">
            <text:p>239839</text:p>
          </table:table-cell>
          <table:table-cell/>
          <table:table-cell office:value-type="float" office:value="3560191" calcext:value-type="float">
            <text:p>3560191</text:p>
          </table:table-cell>
          <table:table-cell table:number-columns-repeated="2"/>
          <table:table-cell office:value-type="float" office:value="7516706" calcext:value-type="float">
            <text:p>7516706</text:p>
          </table:table-cell>
          <table:table-cell table:number-columns-repeated="2"/>
          <table:table-cell office:value-type="float" office:value="2602748" calcext:value-type="float">
            <text:p>2602748</text:p>
          </table:table-cell>
          <table:table-cell table:number-columns-repeated="2"/>
          <table:table-cell office:value-type="float" office:value="310834" calcext:value-type="float">
            <text:p>310834</text:p>
          </table:table-cell>
          <table:table-cell table:number-columns-repeated="2"/>
          <table:table-cell office:value-type="float" office:value="310764" calcext:value-type="float">
            <text:p>310764</text:p>
          </table:table-cell>
          <table:table-cell/>
          <table:table-cell office:value-type="float" office:value="2611474" calcext:value-type="float">
            <text:p>2611474</text:p>
          </table:table-cell>
          <table:table-cell/>
          <table:table-cell office:value-type="float" office:value="2647674" calcext:value-type="float">
            <text:p>2647674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11634" calcext:value-type="float">
            <text:p>311634</text:p>
          </table:table-cell>
          <table:table-cell table:number-columns-repeated="2"/>
          <table:table-cell office:value-type="float" office:value="304045" calcext:value-type="float">
            <text:p>304045</text:p>
          </table:table-cell>
          <table:table-cell/>
          <table:table-cell office:value-type="float" office:value="3411296" calcext:value-type="float">
            <text:p>3411296</text:p>
          </table:table-cell>
          <table:table-cell/>
          <table:table-cell office:value-type="float" office:value="3415579" calcext:value-type="float">
            <text:p>3415579</text:p>
          </table:table-cell>
          <table:table-cell/>
          <table:table-cell office:value-type="float" office:value="3168427" calcext:value-type="float">
            <text:p>3168427</text:p>
          </table:table-cell>
          <table:table-cell table:number-columns-repeated="2"/>
          <table:table-cell office:value-type="float" office:value="302732" calcext:value-type="float">
            <text:p>302732</text:p>
          </table:table-cell>
          <table:table-cell/>
          <table:table-cell office:value-type="float" office:value="4159375" calcext:value-type="float">
            <text:p>4159375</text:p>
          </table:table-cell>
          <table:table-cell table:number-columns-repeated="2"/>
          <table:table-cell office:value-type="float" office:value="9483007" calcext:value-type="float">
            <text:p>9483007</text:p>
          </table:table-cell>
          <table:table-cell table:number-columns-repeated="2"/>
          <table:table-cell office:value-type="float" office:value="2689256" calcext:value-type="float">
            <text:p>2689256</text:p>
          </table:table-cell>
          <table:table-cell table:number-columns-repeated="2"/>
          <table:table-cell office:value-type="float" office:value="310320" calcext:value-type="float">
            <text:p>310320</text:p>
          </table:table-cell>
          <table:table-cell table:number-columns-repeated="2"/>
          <table:table-cell office:value-type="float" office:value="313221" calcext:value-type="float">
            <text:p>313221</text:p>
          </table:table-cell>
          <table:table-cell/>
          <table:table-cell office:value-type="float" office:value="2688099" calcext:value-type="float">
            <text:p>2688099</text:p>
          </table:table-cell>
          <table:table-cell/>
          <table:table-cell office:value-type="float" office:value="2693100" calcext:value-type="float">
            <text:p>2693100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13225" calcext:value-type="float">
            <text:p>313225</text:p>
          </table:table-cell>
          <table:table-cell table:number-columns-repeated="2"/>
          <table:table-cell office:value-type="float" office:value="311519" calcext:value-type="float">
            <text:p>311519</text:p>
          </table:table-cell>
          <table:table-cell/>
          <table:table-cell office:value-type="float" office:value="3483583" calcext:value-type="float">
            <text:p>3483583</text:p>
          </table:table-cell>
          <table:table-cell/>
          <table:table-cell office:value-type="float" office:value="3522721" calcext:value-type="float">
            <text:p>3522721</text:p>
          </table:table-cell>
          <table:table-cell/>
          <table:table-cell office:value-type="float" office:value="3407915" calcext:value-type="float">
            <text:p>3407915</text:p>
          </table:table-cell>
          <table:table-cell table:number-columns-repeated="2"/>
          <table:table-cell office:value-type="float" office:value="305599" calcext:value-type="float">
            <text:p>305599</text:p>
          </table:table-cell>
          <table:table-cell/>
          <table:table-cell office:value-type="float" office:value="4360063" calcext:value-type="float">
            <text:p>4360063</text:p>
          </table:table-cell>
          <table:table-cell table:number-columns-repeated="2"/>
          <table:table-cell office:value-type="float" office:value="9893458" calcext:value-type="float">
            <text:p>9893458</text:p>
          </table:table-cell>
          <table:table-cell table:number-columns-repeated="2"/>
          <table:table-cell office:value-type="float" office:value="3042262" calcext:value-type="float">
            <text:p>3042262</text:p>
          </table:table-cell>
          <table:table-cell table:number-columns-repeated="2"/>
          <table:table-cell office:value-type="float" office:value="312828" calcext:value-type="float">
            <text:p>312828</text:p>
          </table:table-cell>
          <table:table-cell table:number-columns-repeated="2"/>
          <table:table-cell office:value-type="float" office:value="310977" calcext:value-type="float">
            <text:p>310977</text:p>
          </table:table-cell>
          <table:table-cell/>
          <table:table-cell office:value-type="float" office:value="2772433" calcext:value-type="float">
            <text:p>2772433</text:p>
          </table:table-cell>
          <table:table-cell/>
          <table:table-cell office:value-type="float" office:value="2777461" calcext:value-type="float">
            <text:p>2777461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12515" calcext:value-type="float">
            <text:p>312515</text:p>
          </table:table-cell>
          <table:table-cell table:number-columns-repeated="2"/>
          <table:table-cell office:value-type="float" office:value="307988" calcext:value-type="float">
            <text:p>307988</text:p>
          </table:table-cell>
          <table:table-cell/>
          <table:table-cell office:value-type="float" office:value="3500817" calcext:value-type="float">
            <text:p>3500817</text:p>
          </table:table-cell>
          <table:table-cell/>
          <table:table-cell office:value-type="float" office:value="3402181" calcext:value-type="float">
            <text:p>3402181</text:p>
          </table:table-cell>
          <table:table-cell/>
          <table:table-cell office:value-type="float" office:value="3500256" calcext:value-type="float">
            <text:p>3500256</text:p>
          </table:table-cell>
          <table:table-cell table:number-columns-repeated="2"/>
          <table:table-cell office:value-type="float" office:value="305418" calcext:value-type="float">
            <text:p>305418</text:p>
          </table:table-cell>
          <table:table-cell/>
          <table:table-cell office:value-type="float" office:value="3906029" calcext:value-type="float">
            <text:p>3906029</text:p>
          </table:table-cell>
          <table:table-cell/>
          <table:table-cell office:value-type="float" office:value="11044873" calcext:value-type="float">
            <text:p>11044873</text:p>
          </table:table-cell>
          <table:table-cell table:number-columns-repeated="2"/>
          <table:table-cell office:value-type="float" office:value="3690962" calcext:value-type="float">
            <text:p>3690962</text:p>
          </table:table-cell>
          <table:table-cell table:number-columns-repeated="2"/>
          <table:table-cell office:value-type="float" office:value="314918" calcext:value-type="float">
            <text:p>314918</text:p>
          </table:table-cell>
          <table:table-cell table:number-columns-repeated="2"/>
          <table:table-cell office:value-type="float" office:value="314714" calcext:value-type="float">
            <text:p>314714</text:p>
          </table:table-cell>
          <table:table-cell/>
          <table:table-cell office:value-type="float" office:value="2686956" calcext:value-type="float">
            <text:p>2686956</text:p>
          </table:table-cell>
          <table:table-cell/>
          <table:table-cell office:value-type="float" office:value="2706562" calcext:value-type="float">
            <text:p>2706562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15632" calcext:value-type="float">
            <text:p>315632</text:p>
          </table:table-cell>
          <table:table-cell table:number-columns-repeated="2"/>
          <table:table-cell office:value-type="float" office:value="315639" calcext:value-type="float">
            <text:p>315639</text:p>
          </table:table-cell>
          <table:table-cell/>
          <table:table-cell office:value-type="float" office:value="3517608" calcext:value-type="float">
            <text:p>3517608</text:p>
          </table:table-cell>
          <table:table-cell/>
          <table:table-cell office:value-type="float" office:value="3515882" calcext:value-type="float">
            <text:p>3515882</text:p>
          </table:table-cell>
          <table:table-cell/>
          <table:table-cell office:value-type="float" office:value="3535882" calcext:value-type="float">
            <text:p>3535882</text:p>
          </table:table-cell>
          <table:table-cell table:number-columns-repeated="2"/>
          <table:table-cell office:value-type="float" office:value="311633" calcext:value-type="float">
            <text:p>311633</text:p>
          </table:table-cell>
          <table:table-cell/>
          <table:table-cell office:value-type="float" office:value="3560831" calcext:value-type="float">
            <text:p>3560831</text:p>
          </table:table-cell>
          <table:table-cell table:number-columns-repeated="2"/>
          <table:table-cell office:value-type="float" office:value="3512405" calcext:value-type="float">
            <text:p>3512405</text:p>
          </table:table-cell>
          <table:table-cell table:number-columns-repeated="2"/>
          <table:table-cell office:value-type="float" office:value="3574210" calcext:value-type="float">
            <text:p>3574210</text:p>
          </table:table-cell>
          <table:table-cell table:number-columns-repeated="2"/>
          <table:table-cell office:value-type="float" office:value="315103" calcext:value-type="float">
            <text:p>315103</text:p>
          </table:table-cell>
          <table:table-cell table:number-columns-repeated="2"/>
          <table:table-cell office:value-type="float" office:value="316603" calcext:value-type="float">
            <text:p>316603</text:p>
          </table:table-cell>
          <table:table-cell/>
          <table:table-cell office:value-type="float" office:value="2367615" calcext:value-type="float">
            <text:p>2367615</text:p>
          </table:table-cell>
          <table:table-cell/>
          <table:table-cell office:value-type="float" office:value="2435725" calcext:value-type="float">
            <text:p>2435725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12742" calcext:value-type="float">
            <text:p>312742</text:p>
          </table:table-cell>
          <table:table-cell table:number-columns-repeated="2"/>
          <table:table-cell office:value-type="float" office:value="305536" calcext:value-type="float">
            <text:p>305536</text:p>
          </table:table-cell>
          <table:table-cell/>
          <table:table-cell office:value-type="float" office:value="3296173" calcext:value-type="float">
            <text:p>3296173</text:p>
          </table:table-cell>
          <table:table-cell/>
          <table:table-cell office:value-type="float" office:value="3321772" calcext:value-type="float">
            <text:p>3321772</text:p>
          </table:table-cell>
          <table:table-cell/>
          <table:table-cell office:value-type="float" office:value="3356231" calcext:value-type="float">
            <text:p>3356231</text:p>
          </table:table-cell>
          <table:table-cell table:number-columns-repeated="2"/>
          <table:table-cell office:value-type="float" office:value="310923" calcext:value-type="float">
            <text:p>310923</text:p>
          </table:table-cell>
          <table:table-cell/>
          <table:table-cell office:value-type="float" office:value="3333250" calcext:value-type="float">
            <text:p>3333250</text:p>
          </table:table-cell>
          <table:table-cell table:number-columns-repeated="2"/>
          <table:table-cell office:value-type="float" office:value="2949383" calcext:value-type="float">
            <text:p>2949383</text:p>
          </table:table-cell>
          <table:table-cell table:number-columns-repeated="2"/>
          <table:table-cell office:value-type="float" office:value="3344023" calcext:value-type="float">
            <text:p>3344023</text:p>
          </table:table-cell>
          <table:table-cell table:number-columns-repeated="2"/>
          <table:table-cell office:value-type="float" office:value="314862" calcext:value-type="float">
            <text:p>314862</text:p>
          </table:table-cell>
          <table:table-cell table:number-columns-repeated="2"/>
          <table:table-cell office:value-type="float" office:value="318499" calcext:value-type="float">
            <text:p>318499</text:p>
          </table:table-cell>
          <table:table-cell/>
          <table:table-cell office:value-type="float" office:value="2146181" calcext:value-type="float">
            <text:p>2146181</text:p>
          </table:table-cell>
          <table:table-cell/>
          <table:table-cell office:value-type="float" office:value="2217516" calcext:value-type="float">
            <text:p>2217516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17169" calcext:value-type="float">
            <text:p>317169</text:p>
          </table:table-cell>
          <table:table-cell table:number-columns-repeated="2"/>
          <table:table-cell office:value-type="float" office:value="314523" calcext:value-type="float">
            <text:p>314523</text:p>
          </table:table-cell>
          <table:table-cell/>
          <table:table-cell office:value-type="float" office:value="3246723" calcext:value-type="float">
            <text:p>3246723</text:p>
          </table:table-cell>
          <table:table-cell/>
          <table:table-cell office:value-type="float" office:value="3232281" calcext:value-type="float">
            <text:p>3232281</text:p>
          </table:table-cell>
          <table:table-cell/>
          <table:table-cell office:value-type="float" office:value="3215774" calcext:value-type="float">
            <text:p>3215774</text:p>
          </table:table-cell>
          <table:table-cell table:number-columns-repeated="2"/>
          <table:table-cell office:value-type="float" office:value="310239" calcext:value-type="float">
            <text:p>310239</text:p>
          </table:table-cell>
          <table:table-cell/>
          <table:table-cell office:value-type="float" office:value="3217584" calcext:value-type="float">
            <text:p>3217584</text:p>
          </table:table-cell>
          <table:table-cell table:number-columns-repeated="2"/>
          <table:table-cell office:value-type="float" office:value="2571411" calcext:value-type="float">
            <text:p>2571411</text:p>
          </table:table-cell>
          <table:table-cell table:number-columns-repeated="2"/>
          <table:table-cell office:value-type="float" office:value="3220594" calcext:value-type="float">
            <text:p>3220594</text:p>
          </table:table-cell>
          <table:table-cell table:number-columns-repeated="2"/>
          <table:table-cell office:value-type="float" office:value="315673" calcext:value-type="float">
            <text:p>315673</text:p>
          </table:table-cell>
          <table:table-cell table:number-columns-repeated="2"/>
          <table:table-cell office:value-type="float" office:value="312215" calcext:value-type="float">
            <text:p>312215</text:p>
          </table:table-cell>
          <table:table-cell/>
          <table:table-cell office:value-type="float" office:value="2086997" calcext:value-type="float">
            <text:p>2086997</text:p>
          </table:table-cell>
          <table:table-cell/>
          <table:table-cell office:value-type="float" office:value="2156105" calcext:value-type="float">
            <text:p>2156105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23101" calcext:value-type="float">
            <text:p>223101</text:p>
          </table:table-cell>
          <table:table-cell table:number-columns-repeated="2"/>
          <table:table-cell office:value-type="float" office:value="278536" calcext:value-type="float">
            <text:p>278536</text:p>
          </table:table-cell>
          <table:table-cell table:number-columns-repeated="2"/>
          <table:table-cell office:value-type="float" office:value="458285" calcext:value-type="float">
            <text:p>458285</text:p>
          </table:table-cell>
          <table:table-cell/>
          <table:table-cell office:value-type="float" office:value="2849685" calcext:value-type="float">
            <text:p>2849685</text:p>
          </table:table-cell>
          <table:table-cell/>
          <table:table-cell office:value-type="float" office:value="2306520" calcext:value-type="float">
            <text:p>2306520</text:p>
          </table:table-cell>
          <table:table-cell table:number-columns-repeated="2"/>
          <table:table-cell office:value-type="float" office:value="257704" calcext:value-type="float">
            <text:p>257704</text:p>
          </table:table-cell>
          <table:table-cell/>
          <table:table-cell office:value-type="float" office:value="2758320" calcext:value-type="float">
            <text:p>2758320</text:p>
          </table:table-cell>
          <table:table-cell table:number-columns-repeated="2"/>
          <table:table-cell office:value-type="float" office:value="4423313" calcext:value-type="float">
            <text:p>4423313</text:p>
          </table:table-cell>
          <table:table-cell table:number-columns-repeated="2"/>
          <table:table-cell office:value-type="float" office:value="1931746" calcext:value-type="float">
            <text:p>1931746</text:p>
          </table:table-cell>
          <table:table-cell table:number-columns-repeated="2"/>
          <table:table-cell office:value-type="float" office:value="272522" calcext:value-type="float">
            <text:p>272522</text:p>
          </table:table-cell>
          <table:table-cell table:number-columns-repeated="2"/>
          <table:table-cell office:value-type="float" office:value="275884" calcext:value-type="float">
            <text:p>275884</text:p>
          </table:table-cell>
          <table:table-cell/>
          <table:table-cell office:value-type="float" office:value="2429008" calcext:value-type="float">
            <text:p>2429008</text:p>
          </table:table-cell>
          <table:table-cell/>
          <table:table-cell office:value-type="float" office:value="2442599" calcext:value-type="float">
            <text:p>2442599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35389" calcext:value-type="float">
            <text:p>235389</text:p>
          </table:table-cell>
          <table:table-cell table:number-columns-repeated="2"/>
          <table:table-cell office:value-type="float" office:value="280021" calcext:value-type="float">
            <text:p>280021</text:p>
          </table:table-cell>
          <table:table-cell/>
          <table:table-cell office:value-type="float" office:value="3138571" calcext:value-type="float">
            <text:p>3138571</text:p>
          </table:table-cell>
          <table:table-cell/>
          <table:table-cell office:value-type="float" office:value="3121098" calcext:value-type="float">
            <text:p>3121098</text:p>
          </table:table-cell>
          <table:table-cell/>
          <table:table-cell office:value-type="float" office:value="2750952" calcext:value-type="float">
            <text:p>2750952</text:p>
          </table:table-cell>
          <table:table-cell table:number-columns-repeated="2"/>
          <table:table-cell office:value-type="float" office:value="302697" calcext:value-type="float">
            <text:p>302697</text:p>
          </table:table-cell>
          <table:table-cell/>
          <table:table-cell office:value-type="float" office:value="3394661" calcext:value-type="float">
            <text:p>3394661</text:p>
          </table:table-cell>
          <table:table-cell table:number-columns-repeated="2"/>
          <table:table-cell office:value-type="float" office:value="3273233" calcext:value-type="float">
            <text:p>3273233</text:p>
          </table:table-cell>
          <table:table-cell table:number-columns-repeated="2"/>
          <table:table-cell office:value-type="float" office:value="2281059" calcext:value-type="float">
            <text:p>2281059</text:p>
          </table:table-cell>
          <table:table-cell table:number-columns-repeated="2"/>
          <table:table-cell office:value-type="float" office:value="277961" calcext:value-type="float">
            <text:p>277961</text:p>
          </table:table-cell>
          <table:table-cell table:number-columns-repeated="2"/>
          <table:table-cell office:value-type="float" office:value="278189" calcext:value-type="float">
            <text:p>278189</text:p>
          </table:table-cell>
          <table:table-cell/>
          <table:table-cell office:value-type="float" office:value="2440802" calcext:value-type="float">
            <text:p>2440802</text:p>
          </table:table-cell>
          <table:table-cell/>
          <table:table-cell office:value-type="float" office:value="2290175" calcext:value-type="float">
            <text:p>2290175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8728" calcext:value-type="float">
            <text:p>258728</text:p>
          </table:table-cell>
          <table:table-cell table:number-columns-repeated="2"/>
          <table:table-cell office:value-type="float" office:value="276225" calcext:value-type="float">
            <text:p>276225</text:p>
          </table:table-cell>
          <table:table-cell/>
          <table:table-cell office:value-type="float" office:value="3285110" calcext:value-type="float">
            <text:p>3285110</text:p>
          </table:table-cell>
          <table:table-cell/>
          <table:table-cell office:value-type="float" office:value="3235001" calcext:value-type="float">
            <text:p>3235001</text:p>
          </table:table-cell>
          <table:table-cell/>
          <table:table-cell office:value-type="float" office:value="3173404" calcext:value-type="float">
            <text:p>3173404</text:p>
          </table:table-cell>
          <table:table-cell table:number-columns-repeated="2"/>
          <table:table-cell office:value-type="float" office:value="268444" calcext:value-type="float">
            <text:p>268444</text:p>
          </table:table-cell>
          <table:table-cell/>
          <table:table-cell office:value-type="float" office:value="3949922" calcext:value-type="float">
            <text:p>3949922</text:p>
          </table:table-cell>
          <table:table-cell table:number-columns-repeated="2"/>
          <table:table-cell office:value-type="float" office:value="7937461" calcext:value-type="float">
            <text:p>7937461</text:p>
          </table:table-cell>
          <table:table-cell table:number-columns-repeated="2"/>
          <table:table-cell office:value-type="float" office:value="2662822" calcext:value-type="float">
            <text:p>2662822</text:p>
          </table:table-cell>
          <table:table-cell table:number-columns-repeated="2"/>
          <table:table-cell office:value-type="float" office:value="280220" calcext:value-type="float">
            <text:p>280220</text:p>
          </table:table-cell>
          <table:table-cell table:number-columns-repeated="2"/>
          <table:table-cell office:value-type="float" office:value="279369" calcext:value-type="float">
            <text:p>279369</text:p>
          </table:table-cell>
          <table:table-cell/>
          <table:table-cell office:value-type="float" office:value="2615779" calcext:value-type="float">
            <text:p>2615779</text:p>
          </table:table-cell>
          <table:table-cell/>
          <table:table-cell office:value-type="float" office:value="2641686" calcext:value-type="float">
            <text:p>2641686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79099" calcext:value-type="float">
            <text:p>279099</text:p>
          </table:table-cell>
          <table:table-cell table:number-columns-repeated="2"/>
          <table:table-cell office:value-type="float" office:value="231736" calcext:value-type="float">
            <text:p>231736</text:p>
          </table:table-cell>
          <table:table-cell/>
          <table:table-cell office:value-type="float" office:value="3403591" calcext:value-type="float">
            <text:p>3403591</text:p>
          </table:table-cell>
          <table:table-cell/>
          <table:table-cell office:value-type="float" office:value="3357461" calcext:value-type="float">
            <text:p>3357461</text:p>
          </table:table-cell>
          <table:table-cell/>
          <table:table-cell office:value-type="float" office:value="3362528" calcext:value-type="float">
            <text:p>3362528</text:p>
          </table:table-cell>
          <table:table-cell table:number-columns-repeated="2"/>
          <table:table-cell office:value-type="float" office:value="265252" calcext:value-type="float">
            <text:p>265252</text:p>
          </table:table-cell>
          <table:table-cell/>
          <table:table-cell office:value-type="float" office:value="3958535" calcext:value-type="float">
            <text:p>3958535</text:p>
          </table:table-cell>
          <table:table-cell table:number-columns-repeated="2"/>
          <table:table-cell office:value-type="float" office:value="4736149" calcext:value-type="float">
            <text:p>4736149</text:p>
          </table:table-cell>
          <table:table-cell table:number-columns-repeated="2"/>
          <table:table-cell office:value-type="float" office:value="2547750" calcext:value-type="float">
            <text:p>2547750</text:p>
          </table:table-cell>
          <table:table-cell table:number-columns-repeated="2"/>
          <table:table-cell office:value-type="float" office:value="281582" calcext:value-type="float">
            <text:p>281582</text:p>
          </table:table-cell>
          <table:table-cell table:number-columns-repeated="2"/>
          <table:table-cell office:value-type="float" office:value="282316" calcext:value-type="float">
            <text:p>282316</text:p>
          </table:table-cell>
          <table:table-cell/>
          <table:table-cell office:value-type="float" office:value="2739991" calcext:value-type="float">
            <text:p>2739991</text:p>
          </table:table-cell>
          <table:table-cell/>
          <table:table-cell office:value-type="float" office:value="2748056" calcext:value-type="float">
            <text:p>2748056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83135" calcext:value-type="float">
            <text:p>283135</text:p>
          </table:table-cell>
          <table:table-cell table:number-columns-repeated="2"/>
          <table:table-cell office:value-type="float" office:value="252650" calcext:value-type="float">
            <text:p>252650</text:p>
          </table:table-cell>
          <table:table-cell/>
          <table:table-cell office:value-type="float" office:value="3507372" calcext:value-type="float">
            <text:p>3507372</text:p>
          </table:table-cell>
          <table:table-cell/>
          <table:table-cell office:value-type="float" office:value="3486239" calcext:value-type="float">
            <text:p>3486239</text:p>
          </table:table-cell>
          <table:table-cell/>
          <table:table-cell office:value-type="float" office:value="3481813" calcext:value-type="float">
            <text:p>3481813</text:p>
          </table:table-cell>
          <table:table-cell table:number-columns-repeated="2"/>
          <table:table-cell office:value-type="float" office:value="188400" calcext:value-type="float">
            <text:p>188400</text:p>
          </table:table-cell>
          <table:table-cell/>
          <table:table-cell office:value-type="float" office:value="4102196" calcext:value-type="float">
            <text:p>4102196</text:p>
          </table:table-cell>
          <table:table-cell table:number-columns-repeated="2"/>
          <table:table-cell office:value-type="float" office:value="9880695" calcext:value-type="float">
            <text:p>9880695</text:p>
          </table:table-cell>
          <table:table-cell table:number-columns-repeated="2"/>
          <table:table-cell office:value-type="float" office:value="3093451" calcext:value-type="float">
            <text:p>3093451</text:p>
          </table:table-cell>
          <table:table-cell table:number-columns-repeated="2"/>
          <table:table-cell office:value-type="float" office:value="244769" calcext:value-type="float">
            <text:p>244769</text:p>
          </table:table-cell>
          <table:table-cell table:number-columns-repeated="2"/>
          <table:table-cell office:value-type="float" office:value="282041" calcext:value-type="float">
            <text:p>282041</text:p>
          </table:table-cell>
          <table:table-cell/>
          <table:table-cell office:value-type="float" office:value="2741829" calcext:value-type="float">
            <text:p>2741829</text:p>
          </table:table-cell>
          <table:table-cell/>
          <table:table-cell office:value-type="float" office:value="2743280" calcext:value-type="float">
            <text:p>2743280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6750" calcext:value-type="float">
            <text:p>286750</text:p>
          </table:table-cell>
          <table:table-cell table:number-columns-repeated="2"/>
          <table:table-cell office:value-type="float" office:value="271759" calcext:value-type="float">
            <text:p>271759</text:p>
          </table:table-cell>
          <table:table-cell/>
          <table:table-cell office:value-type="float" office:value="3480642" calcext:value-type="float">
            <text:p>3480642</text:p>
          </table:table-cell>
          <table:table-cell/>
          <table:table-cell office:value-type="float" office:value="3433513" calcext:value-type="float">
            <text:p>3433513</text:p>
          </table:table-cell>
          <table:table-cell/>
          <table:table-cell office:value-type="float" office:value="3503312" calcext:value-type="float">
            <text:p>3503312</text:p>
          </table:table-cell>
          <table:table-cell table:number-columns-repeated="2"/>
          <table:table-cell office:value-type="float" office:value="243134" calcext:value-type="float">
            <text:p>243134</text:p>
          </table:table-cell>
          <table:table-cell/>
          <table:table-cell office:value-type="float" office:value="3803287" calcext:value-type="float">
            <text:p>3803287</text:p>
          </table:table-cell>
          <table:table-cell/>
          <table:table-cell office:value-type="float" office:value="10313950" calcext:value-type="float">
            <text:p>10313950</text:p>
          </table:table-cell>
          <table:table-cell table:number-columns-repeated="2"/>
          <table:table-cell office:value-type="float" office:value="3655918" calcext:value-type="float">
            <text:p>3655918</text:p>
          </table:table-cell>
          <table:table-cell table:number-columns-repeated="2"/>
          <table:table-cell office:value-type="float" office:value="285678" calcext:value-type="float">
            <text:p>285678</text:p>
          </table:table-cell>
          <table:table-cell table:number-columns-repeated="2"/>
          <table:table-cell office:value-type="float" office:value="287200" calcext:value-type="float">
            <text:p>287200</text:p>
          </table:table-cell>
          <table:table-cell/>
          <table:table-cell office:value-type="float" office:value="2718714" calcext:value-type="float">
            <text:p>2718714</text:p>
          </table:table-cell>
          <table:table-cell/>
          <table:table-cell office:value-type="float" office:value="2737440" calcext:value-type="float">
            <text:p>2737440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89072" calcext:value-type="float">
            <text:p>289072</text:p>
          </table:table-cell>
          <table:table-cell table:number-columns-repeated="2"/>
          <table:table-cell office:value-type="float" office:value="286859" calcext:value-type="float">
            <text:p>286859</text:p>
          </table:table-cell>
          <table:table-cell/>
          <table:table-cell office:value-type="float" office:value="3441537" calcext:value-type="float">
            <text:p>3441537</text:p>
          </table:table-cell>
          <table:table-cell/>
          <table:table-cell office:value-type="float" office:value="3409125" calcext:value-type="float">
            <text:p>3409125</text:p>
          </table:table-cell>
          <table:table-cell/>
          <table:table-cell office:value-type="float" office:value="3483111" calcext:value-type="float">
            <text:p>3483111</text:p>
          </table:table-cell>
          <table:table-cell table:number-columns-repeated="2"/>
          <table:table-cell office:value-type="float" office:value="284352" calcext:value-type="float">
            <text:p>284352</text:p>
          </table:table-cell>
          <table:table-cell/>
          <table:table-cell office:value-type="float" office:value="3386817" calcext:value-type="float">
            <text:p>3386817</text:p>
          </table:table-cell>
          <table:table-cell table:number-columns-repeated="2"/>
          <table:table-cell office:value-type="float" office:value="3498543" calcext:value-type="float">
            <text:p>3498543</text:p>
          </table:table-cell>
          <table:table-cell table:number-columns-repeated="2"/>
          <table:table-cell office:value-type="float" office:value="3637622" calcext:value-type="float">
            <text:p>3637622</text:p>
          </table:table-cell>
          <table:table-cell table:number-columns-repeated="2"/>
          <table:table-cell office:value-type="float" office:value="256117" calcext:value-type="float">
            <text:p>256117</text:p>
          </table:table-cell>
          <table:table-cell table:number-columns-repeated="2"/>
          <table:table-cell office:value-type="float" office:value="283161" calcext:value-type="float">
            <text:p>283161</text:p>
          </table:table-cell>
          <table:table-cell/>
          <table:table-cell office:value-type="float" office:value="2405787" calcext:value-type="float">
            <text:p>2405787</text:p>
          </table:table-cell>
          <table:table-cell/>
          <table:table-cell office:value-type="float" office:value="2411691" calcext:value-type="float">
            <text:p>2411691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85469" calcext:value-type="float">
            <text:p>285469</text:p>
          </table:table-cell>
          <table:table-cell table:number-columns-repeated="2"/>
          <table:table-cell office:value-type="float" office:value="285582" calcext:value-type="float">
            <text:p>285582</text:p>
          </table:table-cell>
          <table:table-cell/>
          <table:table-cell office:value-type="float" office:value="3348738" calcext:value-type="float">
            <text:p>3348738</text:p>
          </table:table-cell>
          <table:table-cell/>
          <table:table-cell office:value-type="float" office:value="3313568" calcext:value-type="float">
            <text:p>3313568</text:p>
          </table:table-cell>
          <table:table-cell/>
          <table:table-cell office:value-type="float" office:value="3345909" calcext:value-type="float">
            <text:p>3345909</text:p>
          </table:table-cell>
          <table:table-cell table:number-columns-repeated="2"/>
          <table:table-cell office:value-type="float" office:value="284130" calcext:value-type="float">
            <text:p>284130</text:p>
          </table:table-cell>
          <table:table-cell/>
          <table:table-cell office:value-type="float" office:value="3285805" calcext:value-type="float">
            <text:p>3285805</text:p>
          </table:table-cell>
          <table:table-cell table:number-columns-repeated="2"/>
          <table:table-cell office:value-type="float" office:value="3033616" calcext:value-type="float">
            <text:p>3033616</text:p>
          </table:table-cell>
          <table:table-cell table:number-columns-repeated="2"/>
          <table:table-cell office:value-type="float" office:value="3335267" calcext:value-type="float">
            <text:p>3335267</text:p>
          </table:table-cell>
          <table:table-cell table:number-columns-repeated="2"/>
          <table:table-cell office:value-type="float" office:value="285385" calcext:value-type="float">
            <text:p>285385</text:p>
          </table:table-cell>
          <table:table-cell table:number-columns-repeated="2"/>
          <table:table-cell office:value-type="float" office:value="260993" calcext:value-type="float">
            <text:p>260993</text:p>
          </table:table-cell>
          <table:table-cell/>
          <table:table-cell office:value-type="float" office:value="2177955" calcext:value-type="float">
            <text:p>2177955</text:p>
          </table:table-cell>
          <table:table-cell/>
          <table:table-cell office:value-type="float" office:value="2207353" calcext:value-type="float">
            <text:p>2207353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28598" calcext:value-type="float">
            <text:p>228598</text:p>
          </table:table-cell>
          <table:table-cell table:number-columns-repeated="2"/>
          <table:table-cell office:value-type="float" office:value="209022" calcext:value-type="float">
            <text:p>209022</text:p>
          </table:table-cell>
          <table:table-cell/>
          <table:table-cell office:value-type="float" office:value="3257047" calcext:value-type="float">
            <text:p>3257047</text:p>
          </table:table-cell>
          <table:table-cell/>
          <table:table-cell office:value-type="float" office:value="3257646" calcext:value-type="float">
            <text:p>3257646</text:p>
          </table:table-cell>
          <table:table-cell/>
          <table:table-cell office:value-type="float" office:value="3237562" calcext:value-type="float">
            <text:p>3237562</text:p>
          </table:table-cell>
          <table:table-cell table:number-columns-repeated="2"/>
          <table:table-cell office:value-type="float" office:value="281827" calcext:value-type="float">
            <text:p>281827</text:p>
          </table:table-cell>
          <table:table-cell/>
          <table:table-cell office:value-type="float" office:value="3240634" calcext:value-type="float">
            <text:p>3240634</text:p>
          </table:table-cell>
          <table:table-cell table:number-columns-repeated="2"/>
          <table:table-cell office:value-type="float" office:value="2843068" calcext:value-type="float">
            <text:p>2843068</text:p>
          </table:table-cell>
          <table:table-cell table:number-columns-repeated="2"/>
          <table:table-cell office:value-type="float" office:value="3297920" calcext:value-type="float">
            <text:p>3297920</text:p>
          </table:table-cell>
          <table:table-cell table:number-columns-repeated="2"/>
          <table:table-cell office:value-type="float" office:value="283623" calcext:value-type="float">
            <text:p>283623</text:p>
          </table:table-cell>
          <table:table-cell table:number-columns-repeated="2"/>
          <table:table-cell office:value-type="float" office:value="261942" calcext:value-type="float">
            <text:p>261942</text:p>
          </table:table-cell>
          <table:table-cell/>
          <table:table-cell office:value-type="float" office:value="2138129" calcext:value-type="float">
            <text:p>2138129</text:p>
          </table:table-cell>
          <table:table-cell/>
          <table:table-cell office:value-type="float" office:value="2142426" calcext:value-type="float">
            <text:p>2142426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5325" calcext:value-type="float">
            <text:p>185325</text:p>
          </table:table-cell>
          <table:table-cell table:number-columns-repeated="2"/>
          <table:table-cell office:value-type="float" office:value="262868" calcext:value-type="float">
            <text:p>262868</text:p>
          </table:table-cell>
          <table:table-cell table:number-columns-repeated="2"/>
          <table:table-cell office:value-type="float" office:value="314533" calcext:value-type="float">
            <text:p>314533</text:p>
          </table:table-cell>
          <table:table-cell table:number-columns-repeated="2"/>
          <table:table-cell office:value-type="float" office:value="318137" calcext:value-type="float">
            <text:p>318137</text:p>
          </table:table-cell>
          <table:table-cell table:number-columns-repeated="2"/>
          <table:table-cell office:value-type="float" office:value="188247" calcext:value-type="float">
            <text:p>188247</text:p>
          </table:table-cell>
          <table:table-cell table:number-columns-repeated="2"/>
          <table:table-cell office:value-type="float" office:value="240945" calcext:value-type="float">
            <text:p>240945</text:p>
          </table:table-cell>
          <table:table-cell table:number-columns-repeated="2"/>
          <table:table-cell office:value-type="float" office:value="250762" calcext:value-type="float">
            <text:p>250762</text:p>
          </table:table-cell>
          <table:table-cell table:number-columns-repeated="2"/>
          <table:table-cell office:value-type="float" office:value="4604759" calcext:value-type="float">
            <text:p>4604759</text:p>
          </table:table-cell>
          <table:table-cell table:number-columns-repeated="3"/>
          <table:table-cell office:value-type="float" office:value="388768" calcext:value-type="float">
            <text:p>388768</text:p>
          </table:table-cell>
          <table:table-cell table:number-columns-repeated="2"/>
          <table:table-cell office:value-type="float" office:value="252869" calcext:value-type="float">
            <text:p>252869</text:p>
          </table:table-cell>
          <table:table-cell table:number-columns-repeated="2"/>
          <table:table-cell office:value-type="float" office:value="262355" calcext:value-type="float">
            <text:p>262355</text:p>
          </table:table-cell>
          <table:table-cell table:number-columns-repeated="2"/>
          <table:table-cell office:value-type="float" office:value="306757" calcext:value-type="float">
            <text:p>306757</text:p>
          </table:table-cell>
          <table:table-cell table:number-columns-repeated="2"/>
          <table:table-cell office:value-type="float" office:value="300390" calcext:value-type="float">
            <text:p>30039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93315" calcext:value-type="float">
            <text:p>193315</text:p>
          </table:table-cell>
          <table:table-cell table:number-columns-repeated="2"/>
          <table:table-cell office:value-type="float" office:value="263329" calcext:value-type="float">
            <text:p>263329</text:p>
          </table:table-cell>
          <table:table-cell table:number-columns-repeated="2"/>
          <table:table-cell office:value-type="float" office:value="379954" calcext:value-type="float">
            <text:p>379954</text:p>
          </table:table-cell>
          <table:table-cell table:number-columns-repeated="2"/>
          <table:table-cell office:value-type="float" office:value="377279" calcext:value-type="float">
            <text:p>377279</text:p>
          </table:table-cell>
          <table:table-cell table:number-columns-repeated="2"/>
          <table:table-cell office:value-type="float" office:value="313884" calcext:value-type="float">
            <text:p>313884</text:p>
          </table:table-cell>
          <table:table-cell table:number-columns-repeated="2"/>
          <table:table-cell office:value-type="float" office:value="281559" calcext:value-type="float">
            <text:p>281559</text:p>
          </table:table-cell>
          <table:table-cell table:number-columns-repeated="2"/>
          <table:table-cell office:value-type="float" office:value="382027" calcext:value-type="float">
            <text:p>382027</text:p>
          </table:table-cell>
          <table:table-cell table:number-columns-repeated="2"/>
          <table:table-cell office:value-type="float" office:value="5810080" calcext:value-type="float">
            <text:p>5810080</text:p>
          </table:table-cell>
          <table:table-cell table:number-columns-repeated="3"/>
          <table:table-cell office:value-type="float" office:value="497344" calcext:value-type="float">
            <text:p>497344</text:p>
          </table:table-cell>
          <table:table-cell table:number-columns-repeated="2"/>
          <table:table-cell office:value-type="float" office:value="268031" calcext:value-type="float">
            <text:p>268031</text:p>
          </table:table-cell>
          <table:table-cell table:number-columns-repeated="2"/>
          <table:table-cell office:value-type="float" office:value="266940" calcext:value-type="float">
            <text:p>266940</text:p>
          </table:table-cell>
          <table:table-cell table:number-columns-repeated="2"/>
          <table:table-cell office:value-type="float" office:value="379514" calcext:value-type="float">
            <text:p>379514</text:p>
          </table:table-cell>
          <table:table-cell table:number-columns-repeated="2"/>
          <table:table-cell office:value-type="float" office:value="374236" calcext:value-type="float">
            <text:p>37423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98474" calcext:value-type="float">
            <text:p>198474</text:p>
          </table:table-cell>
          <table:table-cell table:number-columns-repeated="2"/>
          <table:table-cell office:value-type="float" office:value="261486" calcext:value-type="float">
            <text:p>261486</text:p>
          </table:table-cell>
          <table:table-cell table:number-columns-repeated="2"/>
          <table:table-cell office:value-type="float" office:value="437242" calcext:value-type="float">
            <text:p>437242</text:p>
          </table:table-cell>
          <table:table-cell table:number-columns-repeated="2"/>
          <table:table-cell office:value-type="float" office:value="439830" calcext:value-type="float">
            <text:p>439830</text:p>
          </table:table-cell>
          <table:table-cell table:number-columns-repeated="2"/>
          <table:table-cell office:value-type="float" office:value="455214" calcext:value-type="float">
            <text:p>455214</text:p>
          </table:table-cell>
          <table:table-cell table:number-columns-repeated="2"/>
          <table:table-cell office:value-type="float" office:value="253162" calcext:value-type="float">
            <text:p>253162</text:p>
          </table:table-cell>
          <table:table-cell table:number-columns-repeated="2"/>
          <table:table-cell office:value-type="float" office:value="570528" calcext:value-type="float">
            <text:p>570528</text:p>
          </table:table-cell>
          <table:table-cell table:number-columns-repeated="2"/>
          <table:table-cell office:value-type="float" office:value="7862060" calcext:value-type="float">
            <text:p>7862060</text:p>
          </table:table-cell>
          <table:table-cell table:number-columns-repeated="3"/>
          <table:table-cell office:value-type="float" office:value="586244" calcext:value-type="float">
            <text:p>586244</text:p>
          </table:table-cell>
          <table:table-cell table:number-columns-repeated="2"/>
          <table:table-cell office:value-type="float" office:value="251572" calcext:value-type="float">
            <text:p>251572</text:p>
          </table:table-cell>
          <table:table-cell table:number-columns-repeated="2"/>
          <table:table-cell office:value-type="float" office:value="252516" calcext:value-type="float">
            <text:p>252516</text:p>
          </table:table-cell>
          <table:table-cell table:number-columns-repeated="2"/>
          <table:table-cell office:value-type="float" office:value="424713" calcext:value-type="float">
            <text:p>424713</text:p>
          </table:table-cell>
          <table:table-cell table:number-columns-repeated="2"/>
          <table:table-cell office:value-type="float" office:value="421379" calcext:value-type="float">
            <text:p>42137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96984" calcext:value-type="float">
            <text:p>196984</text:p>
          </table:table-cell>
          <table:table-cell table:number-columns-repeated="2"/>
          <table:table-cell office:value-type="float" office:value="255607" calcext:value-type="float">
            <text:p>255607</text:p>
          </table:table-cell>
          <table:table-cell table:number-columns-repeated="2"/>
          <table:table-cell office:value-type="float" office:value="352130" calcext:value-type="float">
            <text:p>352130</text:p>
          </table:table-cell>
          <table:table-cell table:number-columns-repeated="2"/>
          <table:table-cell office:value-type="float" office:value="464056" calcext:value-type="float">
            <text:p>464056</text:p>
          </table:table-cell>
          <table:table-cell table:number-columns-repeated="2"/>
          <table:table-cell office:value-type="float" office:value="530350" calcext:value-type="float">
            <text:p>530350</text:p>
          </table:table-cell>
          <table:table-cell table:number-columns-repeated="2"/>
          <table:table-cell office:value-type="float" office:value="259124" calcext:value-type="float">
            <text:p>259124</text:p>
          </table:table-cell>
          <table:table-cell table:number-columns-repeated="2"/>
          <table:table-cell office:value-type="float" office:value="650247" calcext:value-type="float">
            <text:p>650247</text:p>
          </table:table-cell>
          <table:table-cell table:number-columns-repeated="2"/>
          <table:table-cell office:value-type="float" office:value="8956626" calcext:value-type="float">
            <text:p>8956626</text:p>
          </table:table-cell>
          <table:table-cell table:number-columns-repeated="3"/>
          <table:table-cell office:value-type="float" office:value="644573" calcext:value-type="float">
            <text:p>644573</text:p>
          </table:table-cell>
          <table:table-cell table:number-columns-repeated="2"/>
          <table:table-cell office:value-type="float" office:value="263355" calcext:value-type="float">
            <text:p>263355</text:p>
          </table:table-cell>
          <table:table-cell table:number-columns-repeated="2"/>
          <table:table-cell office:value-type="float" office:value="263124" calcext:value-type="float">
            <text:p>263124</text:p>
          </table:table-cell>
          <table:table-cell table:number-columns-repeated="2"/>
          <table:table-cell office:value-type="float" office:value="453987" calcext:value-type="float">
            <text:p>453987</text:p>
          </table:table-cell>
          <table:table-cell table:number-columns-repeated="2"/>
          <table:table-cell office:value-type="float" office:value="455895" calcext:value-type="float">
            <text:p>45589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58977" calcext:value-type="float">
            <text:p>258977</text:p>
          </table:table-cell>
          <table:table-cell table:number-columns-repeated="2"/>
          <table:table-cell office:value-type="float" office:value="263457" calcext:value-type="float">
            <text:p>263457</text:p>
          </table:table-cell>
          <table:table-cell table:number-columns-repeated="2"/>
          <table:table-cell office:value-type="float" office:value="461783" calcext:value-type="float">
            <text:p>461783</text:p>
          </table:table-cell>
          <table:table-cell table:number-columns-repeated="2"/>
          <table:table-cell office:value-type="float" office:value="479094" calcext:value-type="float">
            <text:p>479094</text:p>
          </table:table-cell>
          <table:table-cell table:number-columns-repeated="2"/>
          <table:table-cell office:value-type="float" office:value="571592" calcext:value-type="float">
            <text:p>571592</text:p>
          </table:table-cell>
          <table:table-cell table:number-columns-repeated="2"/>
          <table:table-cell office:value-type="float" office:value="247251" calcext:value-type="float">
            <text:p>247251</text:p>
          </table:table-cell>
          <table:table-cell table:number-columns-repeated="2"/>
          <table:table-cell office:value-type="float" office:value="578858" calcext:value-type="float">
            <text:p>578858</text:p>
          </table:table-cell>
          <table:table-cell table:number-columns-repeated="2"/>
          <table:table-cell office:value-type="float" office:value="9652844" calcext:value-type="float">
            <text:p>9652844</text:p>
          </table:table-cell>
          <table:table-cell table:number-columns-repeated="3"/>
          <table:table-cell office:value-type="float" office:value="682850" calcext:value-type="float">
            <text:p>682850</text:p>
          </table:table-cell>
          <table:table-cell table:number-columns-repeated="2"/>
          <table:table-cell office:value-type="float" office:value="264428" calcext:value-type="float">
            <text:p>264428</text:p>
          </table:table-cell>
          <table:table-cell table:number-columns-repeated="2"/>
          <table:table-cell office:value-type="float" office:value="263697" calcext:value-type="float">
            <text:p>263697</text:p>
          </table:table-cell>
          <table:table-cell table:number-columns-repeated="2"/>
          <table:table-cell office:value-type="float" office:value="481656" calcext:value-type="float">
            <text:p>481656</text:p>
          </table:table-cell>
          <table:table-cell table:number-columns-repeated="2"/>
          <table:table-cell office:value-type="float" office:value="480975" calcext:value-type="float">
            <text:p>48097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96470" calcext:value-type="float">
            <text:p>196470</text:p>
          </table:table-cell>
          <table:table-cell table:number-columns-repeated="2"/>
          <table:table-cell office:value-type="float" office:value="246785" calcext:value-type="float">
            <text:p>246785</text:p>
          </table:table-cell>
          <table:table-cell table:number-columns-repeated="2"/>
          <table:table-cell office:value-type="float" office:value="457682" calcext:value-type="float">
            <text:p>457682</text:p>
          </table:table-cell>
          <table:table-cell table:number-columns-repeated="2"/>
          <table:table-cell office:value-type="float" office:value="462952" calcext:value-type="float">
            <text:p>462952</text:p>
          </table:table-cell>
          <table:table-cell table:number-columns-repeated="2"/>
          <table:table-cell office:value-type="float" office:value="623779" calcext:value-type="float">
            <text:p>623779</text:p>
          </table:table-cell>
          <table:table-cell table:number-columns-repeated="2"/>
          <table:table-cell office:value-type="float" office:value="261242" calcext:value-type="float">
            <text:p>261242</text:p>
          </table:table-cell>
          <table:table-cell table:number-columns-repeated="2"/>
          <table:table-cell office:value-type="float" office:value="691687" calcext:value-type="float">
            <text:p>691687</text:p>
          </table:table-cell>
          <table:table-cell/>
          <table:table-cell office:value-type="float" office:value="10088558" calcext:value-type="float">
            <text:p>10088558</text:p>
          </table:table-cell>
          <table:table-cell table:number-columns-repeated="3"/>
          <table:table-cell office:value-type="float" office:value="760952" calcext:value-type="float">
            <text:p>760952</text:p>
          </table:table-cell>
          <table:table-cell table:number-columns-repeated="2"/>
          <table:table-cell office:value-type="float" office:value="251385" calcext:value-type="float">
            <text:p>251385</text:p>
          </table:table-cell>
          <table:table-cell table:number-columns-repeated="2"/>
          <table:table-cell office:value-type="float" office:value="263594" calcext:value-type="float">
            <text:p>263594</text:p>
          </table:table-cell>
          <table:table-cell table:number-columns-repeated="2"/>
          <table:table-cell office:value-type="float" office:value="461115" calcext:value-type="float">
            <text:p>461115</text:p>
          </table:table-cell>
          <table:table-cell table:number-columns-repeated="2"/>
          <table:table-cell office:value-type="float" office:value="458249" calcext:value-type="float">
            <text:p>458249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61740" calcext:value-type="float">
            <text:p>261740</text:p>
          </table:table-cell>
          <table:table-cell table:number-columns-repeated="2"/>
          <table:table-cell office:value-type="float" office:value="242037" calcext:value-type="float">
            <text:p>242037</text:p>
          </table:table-cell>
          <table:table-cell table:number-columns-repeated="2"/>
          <table:table-cell office:value-type="float" office:value="432898" calcext:value-type="float">
            <text:p>432898</text:p>
          </table:table-cell>
          <table:table-cell table:number-columns-repeated="2"/>
          <table:table-cell office:value-type="float" office:value="468166" calcext:value-type="float">
            <text:p>468166</text:p>
          </table:table-cell>
          <table:table-cell table:number-columns-repeated="2"/>
          <table:table-cell office:value-type="float" office:value="650073" calcext:value-type="float">
            <text:p>650073</text:p>
          </table:table-cell>
          <table:table-cell table:number-columns-repeated="2"/>
          <table:table-cell office:value-type="float" office:value="260094" calcext:value-type="float">
            <text:p>260094</text:p>
          </table:table-cell>
          <table:table-cell table:number-columns-repeated="2"/>
          <table:table-cell office:value-type="float" office:value="762332" calcext:value-type="float">
            <text:p>762332</text:p>
          </table:table-cell>
          <table:table-cell table:number-columns-repeated="2"/>
          <table:table-cell office:value-type="float" office:value="3194829" calcext:value-type="float">
            <text:p>3194829</text:p>
          </table:table-cell>
          <table:table-cell table:number-columns-repeated="3"/>
          <table:table-cell office:value-type="float" office:value="783446" calcext:value-type="float">
            <text:p>783446</text:p>
          </table:table-cell>
          <table:table-cell table:number-columns-repeated="2"/>
          <table:table-cell office:value-type="float" office:value="265664" calcext:value-type="float">
            <text:p>265664</text:p>
          </table:table-cell>
          <table:table-cell table:number-columns-repeated="2"/>
          <table:table-cell office:value-type="float" office:value="265394" calcext:value-type="float">
            <text:p>265394</text:p>
          </table:table-cell>
          <table:table-cell table:number-columns-repeated="2"/>
          <table:table-cell office:value-type="float" office:value="461333" calcext:value-type="float">
            <text:p>461333</text:p>
          </table:table-cell>
          <table:table-cell table:number-columns-repeated="2"/>
          <table:table-cell office:value-type="float" office:value="459660" calcext:value-type="float">
            <text:p>459660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43665" calcext:value-type="float">
            <text:p>243665</text:p>
          </table:table-cell>
          <table:table-cell table:number-columns-repeated="2"/>
          <table:table-cell office:value-type="float" office:value="264831" calcext:value-type="float">
            <text:p>264831</text:p>
          </table:table-cell>
          <table:table-cell table:number-columns-repeated="2"/>
          <table:table-cell office:value-type="float" office:value="473390" calcext:value-type="float">
            <text:p>473390</text:p>
          </table:table-cell>
          <table:table-cell table:number-columns-repeated="2"/>
          <table:table-cell office:value-type="float" office:value="475816" calcext:value-type="float">
            <text:p>475816</text:p>
          </table:table-cell>
          <table:table-cell table:number-columns-repeated="2"/>
          <table:table-cell office:value-type="float" office:value="573663" calcext:value-type="float">
            <text:p>573663</text:p>
          </table:table-cell>
          <table:table-cell table:number-columns-repeated="2"/>
          <table:table-cell office:value-type="float" office:value="250871" calcext:value-type="float">
            <text:p>250871</text:p>
          </table:table-cell>
          <table:table-cell table:number-columns-repeated="2"/>
          <table:table-cell office:value-type="float" office:value="733448" calcext:value-type="float">
            <text:p>733448</text:p>
          </table:table-cell>
          <table:table-cell table:number-columns-repeated="2"/>
          <table:table-cell office:value-type="float" office:value="2892149" calcext:value-type="float">
            <text:p>2892149</text:p>
          </table:table-cell>
          <table:table-cell table:number-columns-repeated="3"/>
          <table:table-cell office:value-type="float" office:value="730516" calcext:value-type="float">
            <text:p>730516</text:p>
          </table:table-cell>
          <table:table-cell table:number-columns-repeated="2"/>
          <table:table-cell office:value-type="float" office:value="260868" calcext:value-type="float">
            <text:p>260868</text:p>
          </table:table-cell>
          <table:table-cell table:number-columns-repeated="2"/>
          <table:table-cell office:value-type="float" office:value="261861" calcext:value-type="float">
            <text:p>261861</text:p>
          </table:table-cell>
          <table:table-cell table:number-columns-repeated="2"/>
          <table:table-cell office:value-type="float" office:value="467638" calcext:value-type="float">
            <text:p>467638</text:p>
          </table:table-cell>
          <table:table-cell table:number-columns-repeated="2"/>
          <table:table-cell office:value-type="float" office:value="470423" calcext:value-type="float">
            <text:p>47042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61608" calcext:value-type="float">
            <text:p>261608</text:p>
          </table:table-cell>
          <table:table-cell table:number-columns-repeated="2"/>
          <table:table-cell office:value-type="float" office:value="261019" calcext:value-type="float">
            <text:p>261019</text:p>
          </table:table-cell>
          <table:table-cell table:number-columns-repeated="2"/>
          <table:table-cell office:value-type="float" office:value="484338" calcext:value-type="float">
            <text:p>484338</text:p>
          </table:table-cell>
          <table:table-cell table:number-columns-repeated="2"/>
          <table:table-cell office:value-type="float" office:value="485385" calcext:value-type="float">
            <text:p>485385</text:p>
          </table:table-cell>
          <table:table-cell table:number-columns-repeated="2"/>
          <table:table-cell office:value-type="float" office:value="592428" calcext:value-type="float">
            <text:p>592428</text:p>
          </table:table-cell>
          <table:table-cell table:number-columns-repeated="2"/>
          <table:table-cell office:value-type="float" office:value="247372" calcext:value-type="float">
            <text:p>247372</text:p>
          </table:table-cell>
          <table:table-cell table:number-columns-repeated="2"/>
          <table:table-cell office:value-type="float" office:value="733687" calcext:value-type="float">
            <text:p>733687</text:p>
          </table:table-cell>
          <table:table-cell table:number-columns-repeated="2"/>
          <table:table-cell office:value-type="float" office:value="2644485" calcext:value-type="float">
            <text:p>2644485</text:p>
          </table:table-cell>
          <table:table-cell table:number-columns-repeated="3"/>
          <table:table-cell office:value-type="float" office:value="680138" calcext:value-type="float">
            <text:p>680138</text:p>
          </table:table-cell>
          <table:table-cell table:number-columns-repeated="2"/>
          <table:table-cell office:value-type="float" office:value="260448" calcext:value-type="float">
            <text:p>260448</text:p>
          </table:table-cell>
          <table:table-cell table:number-columns-repeated="2"/>
          <table:table-cell office:value-type="float" office:value="260614" calcext:value-type="float">
            <text:p>260614</text:p>
          </table:table-cell>
          <table:table-cell table:number-columns-repeated="2"/>
          <table:table-cell office:value-type="float" office:value="447042" calcext:value-type="float">
            <text:p>447042</text:p>
          </table:table-cell>
          <table:table-cell table:number-columns-repeated="2"/>
          <table:table-cell office:value-type="float" office:value="446869" calcext:value-type="float">
            <text:p>446869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9630" calcext:value-type="float">
            <text:p>209630</text:p>
          </table:table-cell>
          <table:table-cell table:number-columns-repeated="2"/>
          <table:table-cell office:value-type="float" office:value="235952" calcext:value-type="float">
            <text:p>235952</text:p>
          </table:table-cell>
          <table:table-cell table:number-columns-repeated="2"/>
          <table:table-cell office:value-type="float" office:value="305978" calcext:value-type="float">
            <text:p>305978</text:p>
          </table:table-cell>
          <table:table-cell table:number-columns-repeated="2"/>
          <table:table-cell office:value-type="float" office:value="309452" calcext:value-type="float">
            <text:p>309452</text:p>
          </table:table-cell>
          <table:table-cell table:number-columns-repeated="2"/>
          <table:table-cell office:value-type="float" office:value="150518" calcext:value-type="float">
            <text:p>150518</text:p>
          </table:table-cell>
          <table:table-cell table:number-columns-repeated="2"/>
          <table:table-cell office:value-type="float" office:value="204244" calcext:value-type="float">
            <text:p>204244</text:p>
          </table:table-cell>
          <table:table-cell table:number-columns-repeated="2"/>
          <table:table-cell office:value-type="float" office:value="200434" calcext:value-type="float">
            <text:p>200434</text:p>
          </table:table-cell>
          <table:table-cell table:number-columns-repeated="2"/>
          <table:table-cell office:value-type="float" office:value="4513758" calcext:value-type="float">
            <text:p>4513758</text:p>
          </table:table-cell>
          <table:table-cell table:number-columns-repeated="3"/>
          <table:table-cell office:value-type="float" office:value="228488" calcext:value-type="float">
            <text:p>228488</text:p>
          </table:table-cell>
          <table:table-cell table:number-columns-repeated="2"/>
          <table:table-cell office:value-type="float" office:value="251823" calcext:value-type="float">
            <text:p>251823</text:p>
          </table:table-cell>
          <table:table-cell table:number-columns-repeated="2"/>
          <table:table-cell office:value-type="float" office:value="245996" calcext:value-type="float">
            <text:p>245996</text:p>
          </table:table-cell>
          <table:table-cell table:number-columns-repeated="2"/>
          <table:table-cell office:value-type="float" office:value="298647" calcext:value-type="float">
            <text:p>298647</text:p>
          </table:table-cell>
          <table:table-cell table:number-columns-repeated="2"/>
          <table:table-cell office:value-type="float" office:value="305275" calcext:value-type="float">
            <text:p>30527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61901" calcext:value-type="float">
            <text:p>161901</text:p>
          </table:table-cell>
          <table:table-cell table:number-columns-repeated="2"/>
          <table:table-cell office:value-type="float" office:value="253651" calcext:value-type="float">
            <text:p>253651</text:p>
          </table:table-cell>
          <table:table-cell table:number-columns-repeated="2"/>
          <table:table-cell office:value-type="float" office:value="382792" calcext:value-type="float">
            <text:p>382792</text:p>
          </table:table-cell>
          <table:table-cell table:number-columns-repeated="2"/>
          <table:table-cell office:value-type="float" office:value="378191" calcext:value-type="float">
            <text:p>378191</text:p>
          </table:table-cell>
          <table:table-cell table:number-columns-repeated="2"/>
          <table:table-cell office:value-type="float" office:value="230539" calcext:value-type="float">
            <text:p>230539</text:p>
          </table:table-cell>
          <table:table-cell table:number-columns-repeated="2"/>
          <table:table-cell office:value-type="float" office:value="280538" calcext:value-type="float">
            <text:p>280538</text:p>
          </table:table-cell>
          <table:table-cell table:number-columns-repeated="2"/>
          <table:table-cell office:value-type="float" office:value="276131" calcext:value-type="float">
            <text:p>276131</text:p>
          </table:table-cell>
          <table:table-cell table:number-columns-repeated="2"/>
          <table:table-cell office:value-type="float" office:value="6093671" calcext:value-type="float">
            <text:p>6093671</text:p>
          </table:table-cell>
          <table:table-cell table:number-columns-repeated="3"/>
          <table:table-cell office:value-type="float" office:value="298095" calcext:value-type="float">
            <text:p>298095</text:p>
          </table:table-cell>
          <table:table-cell table:number-columns-repeated="2"/>
          <table:table-cell office:value-type="float" office:value="244038" calcext:value-type="float">
            <text:p>244038</text:p>
          </table:table-cell>
          <table:table-cell table:number-columns-repeated="2"/>
          <table:table-cell office:value-type="float" office:value="251022" calcext:value-type="float">
            <text:p>251022</text:p>
          </table:table-cell>
          <table:table-cell table:number-columns-repeated="2"/>
          <table:table-cell office:value-type="float" office:value="374230" calcext:value-type="float">
            <text:p>374230</text:p>
          </table:table-cell>
          <table:table-cell table:number-columns-repeated="2"/>
          <table:table-cell office:value-type="float" office:value="375391" calcext:value-type="float">
            <text:p>37539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43006" calcext:value-type="float">
            <text:p>243006</text:p>
          </table:table-cell>
          <table:table-cell table:number-columns-repeated="2"/>
          <table:table-cell office:value-type="float" office:value="246147" calcext:value-type="float">
            <text:p>246147</text:p>
          </table:table-cell>
          <table:table-cell table:number-columns-repeated="2"/>
          <table:table-cell office:value-type="float" office:value="419203" calcext:value-type="float">
            <text:p>419203</text:p>
          </table:table-cell>
          <table:table-cell table:number-columns-repeated="2"/>
          <table:table-cell office:value-type="float" office:value="425522" calcext:value-type="float">
            <text:p>425522</text:p>
          </table:table-cell>
          <table:table-cell table:number-columns-repeated="2"/>
          <table:table-cell office:value-type="float" office:value="270027" calcext:value-type="float">
            <text:p>270027</text:p>
          </table:table-cell>
          <table:table-cell table:number-columns-repeated="2"/>
          <table:table-cell office:value-type="float" office:value="241882" calcext:value-type="float">
            <text:p>241882</text:p>
          </table:table-cell>
          <table:table-cell table:number-columns-repeated="2"/>
          <table:table-cell office:value-type="float" office:value="328579" calcext:value-type="float">
            <text:p>328579</text:p>
          </table:table-cell>
          <table:table-cell table:number-columns-repeated="2"/>
          <table:table-cell office:value-type="float" office:value="7109588" calcext:value-type="float">
            <text:p>7109588</text:p>
          </table:table-cell>
          <table:table-cell table:number-columns-repeated="3"/>
          <table:table-cell office:value-type="float" office:value="360867" calcext:value-type="float">
            <text:p>360867</text:p>
          </table:table-cell>
          <table:table-cell table:number-columns-repeated="2"/>
          <table:table-cell office:value-type="float" office:value="234472" calcext:value-type="float">
            <text:p>234472</text:p>
          </table:table-cell>
          <table:table-cell table:number-columns-repeated="2"/>
          <table:table-cell office:value-type="float" office:value="244363" calcext:value-type="float">
            <text:p>244363</text:p>
          </table:table-cell>
          <table:table-cell table:number-columns-repeated="2"/>
          <table:table-cell office:value-type="float" office:value="420728" calcext:value-type="float">
            <text:p>420728</text:p>
          </table:table-cell>
          <table:table-cell table:number-columns-repeated="2"/>
          <table:table-cell office:value-type="float" office:value="422814" calcext:value-type="float">
            <text:p>422814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50646" calcext:value-type="float">
            <text:p>250646</text:p>
          </table:table-cell>
          <table:table-cell table:number-columns-repeated="2"/>
          <table:table-cell office:value-type="float" office:value="244930" calcext:value-type="float">
            <text:p>244930</text:p>
          </table:table-cell>
          <table:table-cell table:number-columns-repeated="2"/>
          <table:table-cell office:value-type="float" office:value="455648" calcext:value-type="float">
            <text:p>455648</text:p>
          </table:table-cell>
          <table:table-cell table:number-columns-repeated="2"/>
          <table:table-cell office:value-type="float" office:value="455412" calcext:value-type="float">
            <text:p>455412</text:p>
          </table:table-cell>
          <table:table-cell table:number-columns-repeated="2"/>
          <table:table-cell office:value-type="float" office:value="311232" calcext:value-type="float">
            <text:p>311232</text:p>
          </table:table-cell>
          <table:table-cell table:number-columns-repeated="2"/>
          <table:table-cell office:value-type="float" office:value="207482" calcext:value-type="float">
            <text:p>207482</text:p>
          </table:table-cell>
          <table:table-cell table:number-columns-repeated="2"/>
          <table:table-cell office:value-type="float" office:value="385016" calcext:value-type="float">
            <text:p>385016</text:p>
          </table:table-cell>
          <table:table-cell table:number-columns-repeated="2"/>
          <table:table-cell office:value-type="float" office:value="9394232" calcext:value-type="float">
            <text:p>9394232</text:p>
          </table:table-cell>
          <table:table-cell table:number-columns-repeated="3"/>
          <table:table-cell office:value-type="float" office:value="407519" calcext:value-type="float">
            <text:p>407519</text:p>
          </table:table-cell>
          <table:table-cell table:number-columns-repeated="2"/>
          <table:table-cell office:value-type="float" office:value="250844" calcext:value-type="float">
            <text:p>250844</text:p>
          </table:table-cell>
          <table:table-cell table:number-columns-repeated="2"/>
          <table:table-cell office:value-type="float" office:value="248591" calcext:value-type="float">
            <text:p>248591</text:p>
          </table:table-cell>
          <table:table-cell table:number-columns-repeated="2"/>
          <table:table-cell office:value-type="float" office:value="445824" calcext:value-type="float">
            <text:p>445824</text:p>
          </table:table-cell>
          <table:table-cell table:number-columns-repeated="2"/>
          <table:table-cell office:value-type="float" office:value="447973" calcext:value-type="float">
            <text:p>44797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9958" calcext:value-type="float">
            <text:p>249958</text:p>
          </table:table-cell>
          <table:table-cell table:number-columns-repeated="2"/>
          <table:table-cell office:value-type="float" office:value="244645" calcext:value-type="float">
            <text:p>244645</text:p>
          </table:table-cell>
          <table:table-cell table:number-columns-repeated="2"/>
          <table:table-cell office:value-type="float" office:value="474760" calcext:value-type="float">
            <text:p>474760</text:p>
          </table:table-cell>
          <table:table-cell table:number-columns-repeated="2"/>
          <table:table-cell office:value-type="float" office:value="477415" calcext:value-type="float">
            <text:p>477415</text:p>
          </table:table-cell>
          <table:table-cell table:number-columns-repeated="2"/>
          <table:table-cell office:value-type="float" office:value="367901" calcext:value-type="float">
            <text:p>367901</text:p>
          </table:table-cell>
          <table:table-cell table:number-columns-repeated="2"/>
          <table:table-cell office:value-type="float" office:value="243989" calcext:value-type="float">
            <text:p>243989</text:p>
          </table:table-cell>
          <table:table-cell table:number-columns-repeated="2"/>
          <table:table-cell office:value-type="float" office:value="427713" calcext:value-type="float">
            <text:p>427713</text:p>
          </table:table-cell>
          <table:table-cell table:number-columns-repeated="2"/>
          <table:table-cell office:value-type="float" office:value="9848243" calcext:value-type="float">
            <text:p>9848243</text:p>
          </table:table-cell>
          <table:table-cell table:number-columns-repeated="3"/>
          <table:table-cell office:value-type="float" office:value="500677" calcext:value-type="float">
            <text:p>500677</text:p>
          </table:table-cell>
          <table:table-cell table:number-columns-repeated="2"/>
          <table:table-cell office:value-type="float" office:value="239068" calcext:value-type="float">
            <text:p>239068</text:p>
          </table:table-cell>
          <table:table-cell table:number-columns-repeated="2"/>
          <table:table-cell office:value-type="float" office:value="250274" calcext:value-type="float">
            <text:p>250274</text:p>
          </table:table-cell>
          <table:table-cell table:number-columns-repeated="2"/>
          <table:table-cell office:value-type="float" office:value="422763" calcext:value-type="float">
            <text:p>422763</text:p>
          </table:table-cell>
          <table:table-cell table:number-columns-repeated="2"/>
          <table:table-cell office:value-type="float" office:value="466353" calcext:value-type="float">
            <text:p>46635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43348" calcext:value-type="float">
            <text:p>243348</text:p>
          </table:table-cell>
          <table:table-cell table:number-columns-repeated="2"/>
          <table:table-cell office:value-type="float" office:value="250501" calcext:value-type="float">
            <text:p>250501</text:p>
          </table:table-cell>
          <table:table-cell table:number-columns-repeated="2"/>
          <table:table-cell office:value-type="float" office:value="475418" calcext:value-type="float">
            <text:p>475418</text:p>
          </table:table-cell>
          <table:table-cell table:number-columns-repeated="2"/>
          <table:table-cell office:value-type="float" office:value="468983" calcext:value-type="float">
            <text:p>468983</text:p>
          </table:table-cell>
          <table:table-cell table:number-columns-repeated="2"/>
          <table:table-cell office:value-type="float" office:value="425640" calcext:value-type="float">
            <text:p>425640</text:p>
          </table:table-cell>
          <table:table-cell table:number-columns-repeated="2"/>
          <table:table-cell office:value-type="float" office:value="243246" calcext:value-type="float">
            <text:p>243246</text:p>
          </table:table-cell>
          <table:table-cell table:number-columns-repeated="2"/>
          <table:table-cell office:value-type="float" office:value="445430" calcext:value-type="float">
            <text:p>445430</text:p>
          </table:table-cell>
          <table:table-cell/>
          <table:table-cell office:value-type="float" office:value="10468808" calcext:value-type="float">
            <text:p>10468808</text:p>
          </table:table-cell>
          <table:table-cell table:number-columns-repeated="3"/>
          <table:table-cell office:value-type="float" office:value="598321" calcext:value-type="float">
            <text:p>598321</text:p>
          </table:table-cell>
          <table:table-cell table:number-columns-repeated="2"/>
          <table:table-cell office:value-type="float" office:value="249476" calcext:value-type="float">
            <text:p>249476</text:p>
          </table:table-cell>
          <table:table-cell table:number-columns-repeated="2"/>
          <table:table-cell office:value-type="float" office:value="243113" calcext:value-type="float">
            <text:p>243113</text:p>
          </table:table-cell>
          <table:table-cell table:number-columns-repeated="2"/>
          <table:table-cell office:value-type="float" office:value="445387" calcext:value-type="float">
            <text:p>445387</text:p>
          </table:table-cell>
          <table:table-cell table:number-columns-repeated="2"/>
          <table:table-cell office:value-type="float" office:value="455390" calcext:value-type="float">
            <text:p>455390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49710" calcext:value-type="float">
            <text:p>249710</text:p>
          </table:table-cell>
          <table:table-cell table:number-columns-repeated="2"/>
          <table:table-cell office:value-type="float" office:value="251611" calcext:value-type="float">
            <text:p>251611</text:p>
          </table:table-cell>
          <table:table-cell table:number-columns-repeated="2"/>
          <table:table-cell office:value-type="float" office:value="468146" calcext:value-type="float">
            <text:p>468146</text:p>
          </table:table-cell>
          <table:table-cell table:number-columns-repeated="2"/>
          <table:table-cell office:value-type="float" office:value="466794" calcext:value-type="float">
            <text:p>466794</text:p>
          </table:table-cell>
          <table:table-cell table:number-columns-repeated="2"/>
          <table:table-cell office:value-type="float" office:value="465252" calcext:value-type="float">
            <text:p>465252</text:p>
          </table:table-cell>
          <table:table-cell table:number-columns-repeated="2"/>
          <table:table-cell office:value-type="float" office:value="213605" calcext:value-type="float">
            <text:p>213605</text:p>
          </table:table-cell>
          <table:table-cell table:number-columns-repeated="2"/>
          <table:table-cell office:value-type="float" office:value="489922" calcext:value-type="float">
            <text:p>489922</text:p>
          </table:table-cell>
          <table:table-cell table:number-columns-repeated="2"/>
          <table:table-cell office:value-type="float" office:value="3009291" calcext:value-type="float">
            <text:p>3009291</text:p>
          </table:table-cell>
          <table:table-cell table:number-columns-repeated="3"/>
          <table:table-cell office:value-type="float" office:value="677018" calcext:value-type="float">
            <text:p>677018</text:p>
          </table:table-cell>
          <table:table-cell table:number-columns-repeated="2"/>
          <table:table-cell office:value-type="float" office:value="249896" calcext:value-type="float">
            <text:p>249896</text:p>
          </table:table-cell>
          <table:table-cell table:number-columns-repeated="2"/>
          <table:table-cell office:value-type="float" office:value="247330" calcext:value-type="float">
            <text:p>247330</text:p>
          </table:table-cell>
          <table:table-cell table:number-columns-repeated="2"/>
          <table:table-cell office:value-type="float" office:value="461656" calcext:value-type="float">
            <text:p>461656</text:p>
          </table:table-cell>
          <table:table-cell table:number-columns-repeated="2"/>
          <table:table-cell office:value-type="float" office:value="461455" calcext:value-type="float">
            <text:p>46145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51840" calcext:value-type="float">
            <text:p>251840</text:p>
          </table:table-cell>
          <table:table-cell table:number-columns-repeated="2"/>
          <table:table-cell office:value-type="float" office:value="215103" calcext:value-type="float">
            <text:p>215103</text:p>
          </table:table-cell>
          <table:table-cell table:number-columns-repeated="2"/>
          <table:table-cell office:value-type="float" office:value="472360" calcext:value-type="float">
            <text:p>472360</text:p>
          </table:table-cell>
          <table:table-cell table:number-columns-repeated="2"/>
          <table:table-cell office:value-type="float" office:value="473524" calcext:value-type="float">
            <text:p>473524</text:p>
          </table:table-cell>
          <table:table-cell table:number-columns-repeated="2"/>
          <table:table-cell office:value-type="float" office:value="450946" calcext:value-type="float">
            <text:p>450946</text:p>
          </table:table-cell>
          <table:table-cell table:number-columns-repeated="2"/>
          <table:table-cell office:value-type="float" office:value="246180" calcext:value-type="float">
            <text:p>246180</text:p>
          </table:table-cell>
          <table:table-cell table:number-columns-repeated="2"/>
          <table:table-cell office:value-type="float" office:value="523102" calcext:value-type="float">
            <text:p>523102</text:p>
          </table:table-cell>
          <table:table-cell table:number-columns-repeated="2"/>
          <table:table-cell office:value-type="float" office:value="2966137" calcext:value-type="float">
            <text:p>2966137</text:p>
          </table:table-cell>
          <table:table-cell table:number-columns-repeated="3"/>
          <table:table-cell office:value-type="float" office:value="558084" calcext:value-type="float">
            <text:p>558084</text:p>
          </table:table-cell>
          <table:table-cell table:number-columns-repeated="2"/>
          <table:table-cell office:value-type="float" office:value="253605" calcext:value-type="float">
            <text:p>253605</text:p>
          </table:table-cell>
          <table:table-cell table:number-columns-repeated="2"/>
          <table:table-cell office:value-type="float" office:value="231094" calcext:value-type="float">
            <text:p>231094</text:p>
          </table:table-cell>
          <table:table-cell table:number-columns-repeated="2"/>
          <table:table-cell office:value-type="float" office:value="458877" calcext:value-type="float">
            <text:p>458877</text:p>
          </table:table-cell>
          <table:table-cell table:number-columns-repeated="2"/>
          <table:table-cell office:value-type="float" office:value="472274" calcext:value-type="float">
            <text:p>47227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52582" calcext:value-type="float">
            <text:p>252582</text:p>
          </table:table-cell>
          <table:table-cell table:number-columns-repeated="2"/>
          <table:table-cell office:value-type="float" office:value="244835" calcext:value-type="float">
            <text:p>244835</text:p>
          </table:table-cell>
          <table:table-cell table:number-columns-repeated="2"/>
          <table:table-cell office:value-type="float" office:value="488411" calcext:value-type="float">
            <text:p>488411</text:p>
          </table:table-cell>
          <table:table-cell table:number-columns-repeated="2"/>
          <table:table-cell office:value-type="float" office:value="488547" calcext:value-type="float">
            <text:p>488547</text:p>
          </table:table-cell>
          <table:table-cell table:number-columns-repeated="2"/>
          <table:table-cell office:value-type="float" office:value="453838" calcext:value-type="float">
            <text:p>453838</text:p>
          </table:table-cell>
          <table:table-cell table:number-columns-repeated="2"/>
          <table:table-cell office:value-type="float" office:value="246475" calcext:value-type="float">
            <text:p>246475</text:p>
          </table:table-cell>
          <table:table-cell table:number-columns-repeated="2"/>
          <table:table-cell office:value-type="float" office:value="533470" calcext:value-type="float">
            <text:p>533470</text:p>
          </table:table-cell>
          <table:table-cell table:number-columns-repeated="2"/>
          <table:table-cell office:value-type="float" office:value="2697806" calcext:value-type="float">
            <text:p>2697806</text:p>
          </table:table-cell>
          <table:table-cell table:number-columns-repeated="3"/>
          <table:table-cell office:value-type="float" office:value="533982" calcext:value-type="float">
            <text:p>533982</text:p>
          </table:table-cell>
          <table:table-cell table:number-columns-repeated="2"/>
          <table:table-cell office:value-type="float" office:value="248776" calcext:value-type="float">
            <text:p>248776</text:p>
          </table:table-cell>
          <table:table-cell table:number-columns-repeated="2"/>
          <table:table-cell office:value-type="float" office:value="250499" calcext:value-type="float">
            <text:p>250499</text:p>
          </table:table-cell>
          <table:table-cell table:number-columns-repeated="2"/>
          <table:table-cell office:value-type="float" office:value="449586" calcext:value-type="float">
            <text:p>449586</text:p>
          </table:table-cell>
          <table:table-cell table:number-columns-repeated="2"/>
          <table:table-cell office:value-type="float" office:value="449234" calcext:value-type="float">
            <text:p>449234</text:p>
          </table:table-cell>
          <table:table-cell table:number-columns-repeated="27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24246" calcext:value-type="float">
            <text:p>224246</text:p>
          </table:table-cell>
          <table:table-cell office:value-type="float" office:value="278019" calcext:value-type="float">
            <text:p>278019</text:p>
          </table:table-cell>
          <table:table-cell office:value-type="float" office:value="274914" calcext:value-type="float">
            <text:p>274914</text:p>
          </table:table-cell>
          <table:table-cell office:value-type="float" office:value="372093" calcext:value-type="float">
            <text:p>372093</text:p>
          </table:table-cell>
          <table:table-cell office:value-type="float" office:value="484114" calcext:value-type="float">
            <text:p>484114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307618" calcext:value-type="float">
            <text:p>307618</text:p>
          </table:table-cell>
          <table:table-cell office:value-type="float" office:value="374488" calcext:value-type="float">
            <text:p>374488</text:p>
          </table:table-cell>
          <table:table-cell office:value-type="float" office:value="349059" calcext:value-type="float">
            <text:p>349059</text:p>
          </table:table-cell>
          <table:table-cell office:value-type="float" office:value="470242" calcext:value-type="float">
            <text:p>470242</text:p>
          </table:table-cell>
          <table:table-cell office:value-type="float" office:value="566873" calcext:value-type="float">
            <text:p>566873</text:p>
          </table:table-cell>
          <table:table-cell office:value-type="float" office:value="672975" calcext:value-type="float">
            <text:p>672975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385194" calcext:value-type="float">
            <text:p>385194</text:p>
          </table:table-cell>
          <table:table-cell office:value-type="float" office:value="464020" calcext:value-type="float">
            <text:p>464020</text:p>
          </table:table-cell>
          <table:table-cell office:value-type="float" office:value="600656" calcext:value-type="float">
            <text:p>600656</text:p>
          </table:table-cell>
          <table:table-cell office:value-type="float" office:value="740312" calcext:value-type="float">
            <text:p>740312</text:p>
          </table:table-cell>
          <table:table-cell office:value-type="float" office:value="853617" calcext:value-type="float">
            <text:p>853617</text:p>
          </table:table-cell>
          <table:table-cell office:value-type="float" office:value="1040650" calcext:value-type="float">
            <text:p>1040650</text:p>
          </table:table-cell>
          <table:table-cell office:value-type="float" office:value="1286432" calcext:value-type="float">
            <text:p>1286432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387643" calcext:value-type="float">
            <text:p>387643</text:p>
          </table:table-cell>
          <table:table-cell office:value-type="float" office:value="451260" calcext:value-type="float">
            <text:p>451260</text:p>
          </table:table-cell>
          <table:table-cell office:value-type="float" office:value="828344" calcext:value-type="float">
            <text:p>828344</text:p>
          </table:table-cell>
          <table:table-cell office:value-type="float" office:value="1034552" calcext:value-type="float">
            <text:p>1034552</text:p>
          </table:table-cell>
          <table:table-cell office:value-type="float" office:value="1156539" calcext:value-type="float">
            <text:p>1156539</text:p>
          </table:table-cell>
          <table:table-cell office:value-type="float" office:value="1317211" calcext:value-type="float">
            <text:p>1317211</text:p>
          </table:table-cell>
          <table:table-cell office:value-type="float" office:value="1558125" calcext:value-type="float">
            <text:p>1558125</text:p>
          </table:table-cell>
          <table:table-cell office:value-type="float" office:value="1769177" calcext:value-type="float">
            <text:p>1769177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398986" calcext:value-type="float">
            <text:p>398986</text:p>
          </table:table-cell>
          <table:table-cell office:value-type="float" office:value="724289" calcext:value-type="float">
            <text:p>724289</text:p>
          </table:table-cell>
          <table:table-cell office:value-type="float" office:value="1106070" calcext:value-type="float">
            <text:p>1106070</text:p>
          </table:table-cell>
          <table:table-cell office:value-type="float" office:value="1391682" calcext:value-type="float">
            <text:p>1391682</text:p>
          </table:table-cell>
          <table:table-cell office:value-type="float" office:value="1577083" calcext:value-type="float">
            <text:p>1577083</text:p>
          </table:table-cell>
          <table:table-cell office:value-type="float" office:value="1841726" calcext:value-type="float">
            <text:p>1841726</text:p>
          </table:table-cell>
          <table:table-cell office:value-type="float" office:value="2024915" calcext:value-type="float">
            <text:p>2024915</text:p>
          </table:table-cell>
          <table:table-cell office:value-type="float" office:value="2224152" calcext:value-type="float">
            <text:p>2224152</text:p>
          </table:table-cell>
          <table:table-cell office:value-type="float" office:value="2250549" calcext:value-type="float">
            <text:p>2250549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361588" calcext:value-type="float">
            <text:p>361588</text:p>
          </table:table-cell>
          <table:table-cell office:value-type="float" office:value="872491" calcext:value-type="float">
            <text:p>872491</text:p>
          </table:table-cell>
          <table:table-cell office:value-type="float" office:value="1272444" calcext:value-type="float">
            <text:p>1272444</text:p>
          </table:table-cell>
          <table:table-cell office:value-type="float" office:value="1592411" calcext:value-type="float">
            <text:p>1592411</text:p>
          </table:table-cell>
          <table:table-cell office:value-type="float" office:value="1895945" calcext:value-type="float">
            <text:p>1895945</text:p>
          </table:table-cell>
          <table:table-cell office:value-type="float" office:value="2019325" calcext:value-type="float">
            <text:p>2019325</text:p>
          </table:table-cell>
          <table:table-cell office:value-type="float" office:value="2199312" calcext:value-type="float">
            <text:p>2199312</text:p>
          </table:table-cell>
          <table:table-cell office:value-type="float" office:value="2422808" calcext:value-type="float">
            <text:p>2422808</text:p>
          </table:table-cell>
          <table:table-cell office:value-type="float" office:value="2415094" calcext:value-type="float">
            <text:p>2415094</text:p>
          </table:table-cell>
          <table:table-cell office:value-type="float" office:value="2432304" calcext:value-type="float">
            <text:p>2432304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537180" calcext:value-type="float">
            <text:p>537180</text:p>
          </table:table-cell>
          <table:table-cell office:value-type="float" office:value="897635" calcext:value-type="float">
            <text:p>897635</text:p>
          </table:table-cell>
          <table:table-cell office:value-type="float" office:value="1332682" calcext:value-type="float">
            <text:p>1332682</text:p>
          </table:table-cell>
          <table:table-cell office:value-type="float" office:value="1767116" calcext:value-type="float">
            <text:p>1767116</text:p>
          </table:table-cell>
          <table:table-cell office:value-type="float" office:value="2122059" calcext:value-type="float">
            <text:p>2122059</text:p>
          </table:table-cell>
          <table:table-cell office:value-type="float" office:value="2363531" calcext:value-type="float">
            <text:p>2363531</text:p>
          </table:table-cell>
          <table:table-cell office:value-type="float" office:value="2486493" calcext:value-type="float">
            <text:p>2486493</text:p>
          </table:table-cell>
          <table:table-cell office:value-type="float" office:value="2628168" calcext:value-type="float">
            <text:p>2628168</text:p>
          </table:table-cell>
          <table:table-cell office:value-type="float" office:value="2236906" calcext:value-type="float">
            <text:p>2236906</text:p>
          </table:table-cell>
          <table:table-cell office:value-type="float" office:value="2622111" calcext:value-type="float">
            <text:p>2622111</text:p>
          </table:table-cell>
          <table:table-cell office:value-type="float" office:value="2389871" calcext:value-type="float">
            <text:p>2389871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525259" calcext:value-type="float">
            <text:p>525259</text:p>
          </table:table-cell>
          <table:table-cell office:value-type="float" office:value="901686" calcext:value-type="float">
            <text:p>901686</text:p>
          </table:table-cell>
          <table:table-cell office:value-type="float" office:value="1270964" calcext:value-type="float">
            <text:p>1270964</text:p>
          </table:table-cell>
          <table:table-cell office:value-type="float" office:value="1828612" calcext:value-type="float">
            <text:p>1828612</text:p>
          </table:table-cell>
          <table:table-cell office:value-type="float" office:value="2168056" calcext:value-type="float">
            <text:p>2168056</text:p>
          </table:table-cell>
          <table:table-cell office:value-type="float" office:value="2361079" calcext:value-type="float">
            <text:p>2361079</text:p>
          </table:table-cell>
          <table:table-cell office:value-type="float" office:value="2643774" calcext:value-type="float">
            <text:p>2643774</text:p>
          </table:table-cell>
          <table:table-cell office:value-type="float" office:value="2689958" calcext:value-type="float">
            <text:p>2689958</text:p>
          </table:table-cell>
          <table:table-cell office:value-type="float" office:value="2796381" calcext:value-type="float">
            <text:p>2796381</text:p>
          </table:table-cell>
          <table:table-cell office:value-type="float" office:value="2706041" calcext:value-type="float">
            <text:p>2706041</text:p>
          </table:table-cell>
          <table:table-cell office:value-type="float" office:value="2518987" calcext:value-type="float">
            <text:p>2518987</text:p>
          </table:table-cell>
          <table:table-cell office:value-type="float" office:value="2564568" calcext:value-type="float">
            <text:p>2564568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542205" calcext:value-type="float">
            <text:p>542205</text:p>
          </table:table-cell>
          <table:table-cell office:value-type="float" office:value="799828" calcext:value-type="float">
            <text:p>799828</text:p>
          </table:table-cell>
          <table:table-cell office:value-type="float" office:value="1346714" calcext:value-type="float">
            <text:p>1346714</text:p>
          </table:table-cell>
          <table:table-cell office:value-type="float" office:value="1823645" calcext:value-type="float">
            <text:p>1823645</text:p>
          </table:table-cell>
          <table:table-cell office:value-type="float" office:value="2222041" calcext:value-type="float">
            <text:p>2222041</text:p>
          </table:table-cell>
          <table:table-cell office:value-type="float" office:value="2465316" calcext:value-type="float">
            <text:p>2465316</text:p>
          </table:table-cell>
          <table:table-cell office:value-type="float" office:value="2745216" calcext:value-type="float">
            <text:p>2745216</text:p>
          </table:table-cell>
          <table:table-cell office:value-type="float" office:value="2843358" calcext:value-type="float">
            <text:p>2843358</text:p>
          </table:table-cell>
          <table:table-cell office:value-type="float" office:value="2932207" calcext:value-type="float">
            <text:p>2932207</text:p>
          </table:table-cell>
          <table:table-cell office:value-type="float" office:value="2710473" calcext:value-type="float">
            <text:p>2710473</text:p>
          </table:table-cell>
          <table:table-cell office:value-type="float" office:value="2798244" calcext:value-type="float">
            <text:p>2798244</text:p>
          </table:table-cell>
          <table:table-cell office:value-type="float" office:value="2664195" calcext:value-type="float">
            <text:p>2664195</text:p>
          </table:table-cell>
          <table:table-cell office:value-type="float" office:value="2556205" calcext:value-type="float">
            <text:p>255620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3379" calcext:value-type="float">
            <text:p>2203379</text:p>
          </table:table-cell>
          <table:table-cell office:value-type="float" office:value="2452676" calcext:value-type="float">
            <text:p>2452676</text:p>
          </table:table-cell>
          <table:table-cell office:value-type="float" office:value="2687289" calcext:value-type="float">
            <text:p>2687289</text:p>
          </table:table-cell>
          <table:table-cell office:value-type="float" office:value="2813114" calcext:value-type="float">
            <text:p>2813114</text:p>
          </table:table-cell>
          <table:table-cell office:value-type="float" office:value="2917638" calcext:value-type="float">
            <text:p>2917638</text:p>
          </table:table-cell>
          <table:table-cell office:value-type="float" office:value="2875647" calcext:value-type="float">
            <text:p>2875647</text:p>
          </table:table-cell>
          <table:table-cell office:value-type="float" office:value="2800013" calcext:value-type="float">
            <text:p>2800013</text:p>
          </table:table-cell>
          <table:table-cell office:value-type="float" office:value="2619197" calcext:value-type="float">
            <text:p>2619197</text:p>
          </table:table-cell>
          <table:table-cell office:value-type="float" office:value="2624190" calcext:value-type="float">
            <text:p>262419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29735" calcext:value-type="float">
            <text:p>2129735</text:p>
          </table:table-cell>
          <table:table-cell office:value-type="float" office:value="2424825" calcext:value-type="float">
            <text:p>2424825</text:p>
          </table:table-cell>
          <table:table-cell office:value-type="float" office:value="2551041" calcext:value-type="float">
            <text:p>2551041</text:p>
          </table:table-cell>
          <table:table-cell office:value-type="float" office:value="2777973" calcext:value-type="float">
            <text:p>2777973</text:p>
          </table:table-cell>
          <table:table-cell office:value-type="float" office:value="2866628" calcext:value-type="float">
            <text:p>2866628</text:p>
          </table:table-cell>
          <table:table-cell office:value-type="float" office:value="2895889" calcext:value-type="float">
            <text:p>2895889</text:p>
          </table:table-cell>
          <table:table-cell office:value-type="float" office:value="2784654" calcext:value-type="float">
            <text:p>2784654</text:p>
          </table:table-cell>
          <table:table-cell office:value-type="float" office:value="2584339" calcext:value-type="float">
            <text:p>2584339</text:p>
          </table:table-cell>
          <table:table-cell office:value-type="float" office:value="2590007" calcext:value-type="float">
            <text:p>259000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5380" calcext:value-type="float">
            <text:p>1565380</text:p>
          </table:table-cell>
          <table:table-cell office:value-type="float" office:value="1888642" calcext:value-type="float">
            <text:p>1888642</text:p>
          </table:table-cell>
          <table:table-cell office:value-type="float" office:value="1993633" calcext:value-type="float">
            <text:p>1993633</text:p>
          </table:table-cell>
          <table:table-cell office:value-type="float" office:value="2065713" calcext:value-type="float">
            <text:p>2065713</text:p>
          </table:table-cell>
          <table:table-cell office:value-type="float" office:value="2077042" calcext:value-type="float">
            <text:p>2077042</text:p>
          </table:table-cell>
          <table:table-cell office:value-type="float" office:value="2281211" calcext:value-type="float">
            <text:p>2281211</text:p>
          </table:table-cell>
          <table:table-cell office:value-type="float" office:value="2186778" calcext:value-type="float">
            <text:p>2186778</text:p>
          </table:table-cell>
          <table:table-cell office:value-type="float" office:value="2035241" calcext:value-type="float">
            <text:p>2035241</text:p>
          </table:table-cell>
          <table:table-cell office:value-type="float" office:value="2013571" calcext:value-type="float">
            <text:p>2013571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1915" calcext:value-type="float">
            <text:p>421915</text:p>
          </table:table-cell>
          <table:table-cell office:value-type="float" office:value="429453" calcext:value-type="float">
            <text:p>429453</text:p>
          </table:table-cell>
          <table:table-cell office:value-type="float" office:value="423035" calcext:value-type="float">
            <text:p>423035</text:p>
          </table:table-cell>
          <table:table-cell office:value-type="float" office:value="442076" calcext:value-type="float">
            <text:p>442076</text:p>
          </table:table-cell>
          <table:table-cell office:value-type="float" office:value="439840" calcext:value-type="float">
            <text:p>439840</text:p>
          </table:table-cell>
          <table:table-cell office:value-type="float" office:value="426944" calcext:value-type="float">
            <text:p>426944</text:p>
          </table:table-cell>
          <table:table-cell office:value-type="float" office:value="441231" calcext:value-type="float">
            <text:p>441231</text:p>
          </table:table-cell>
          <table:table-cell office:value-type="float" office:value="424236" calcext:value-type="float">
            <text:p>424236</text:p>
          </table:table-cell>
          <table:table-cell office:value-type="float" office:value="428810" calcext:value-type="float">
            <text:p>42881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9264" calcext:value-type="float">
            <text:p>309264</text:p>
          </table:table-cell>
          <table:table-cell office:value-type="float" office:value="287026" calcext:value-type="float">
            <text:p>287026</text:p>
          </table:table-cell>
          <table:table-cell office:value-type="float" office:value="308227" calcext:value-type="float">
            <text:p>308227</text:p>
          </table:table-cell>
          <table:table-cell office:value-type="float" office:value="311634" calcext:value-type="float">
            <text:p>311634</text:p>
          </table:table-cell>
          <table:table-cell office:value-type="float" office:value="313225" calcext:value-type="float">
            <text:p>313225</text:p>
          </table:table-cell>
          <table:table-cell office:value-type="float" office:value="312515" calcext:value-type="float">
            <text:p>312515</text:p>
          </table:table-cell>
          <table:table-cell office:value-type="float" office:value="315632" calcext:value-type="float">
            <text:p>315632</text:p>
          </table:table-cell>
          <table:table-cell office:value-type="float" office:value="312742" calcext:value-type="float">
            <text:p>312742</text:p>
          </table:table-cell>
          <table:table-cell office:value-type="float" office:value="317169" calcext:value-type="float">
            <text:p>31716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101" calcext:value-type="float">
            <text:p>223101</text:p>
          </table:table-cell>
          <table:table-cell office:value-type="float" office:value="235389" calcext:value-type="float">
            <text:p>235389</text:p>
          </table:table-cell>
          <table:table-cell office:value-type="float" office:value="258728" calcext:value-type="float">
            <text:p>258728</text:p>
          </table:table-cell>
          <table:table-cell office:value-type="float" office:value="279099" calcext:value-type="float">
            <text:p>279099</text:p>
          </table:table-cell>
          <table:table-cell office:value-type="float" office:value="283135" calcext:value-type="float">
            <text:p>283135</text:p>
          </table:table-cell>
          <table:table-cell office:value-type="float" office:value="286750" calcext:value-type="float">
            <text:p>286750</text:p>
          </table:table-cell>
          <table:table-cell office:value-type="float" office:value="289072" calcext:value-type="float">
            <text:p>289072</text:p>
          </table:table-cell>
          <table:table-cell office:value-type="float" office:value="285469" calcext:value-type="float">
            <text:p>285469</text:p>
          </table:table-cell>
          <table:table-cell office:value-type="float" office:value="228598" calcext:value-type="float">
            <text:p>22859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325" calcext:value-type="float">
            <text:p>185325</text:p>
          </table:table-cell>
          <table:table-cell office:value-type="float" office:value="193315" calcext:value-type="float">
            <text:p>193315</text:p>
          </table:table-cell>
          <table:table-cell office:value-type="float" office:value="198474" calcext:value-type="float">
            <text:p>198474</text:p>
          </table:table-cell>
          <table:table-cell office:value-type="float" office:value="196984" calcext:value-type="float">
            <text:p>196984</text:p>
          </table:table-cell>
          <table:table-cell office:value-type="float" office:value="258977" calcext:value-type="float">
            <text:p>258977</text:p>
          </table:table-cell>
          <table:table-cell office:value-type="float" office:value="196470" calcext:value-type="float">
            <text:p>196470</text:p>
          </table:table-cell>
          <table:table-cell office:value-type="float" office:value="261740" calcext:value-type="float">
            <text:p>261740</text:p>
          </table:table-cell>
          <table:table-cell office:value-type="float" office:value="243665" calcext:value-type="float">
            <text:p>243665</text:p>
          </table:table-cell>
          <table:table-cell office:value-type="float" office:value="261608" calcext:value-type="float">
            <text:p>26160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630" calcext:value-type="float">
            <text:p>209630</text:p>
          </table:table-cell>
          <table:table-cell office:value-type="float" office:value="161901" calcext:value-type="float">
            <text:p>161901</text:p>
          </table:table-cell>
          <table:table-cell office:value-type="float" office:value="243006" calcext:value-type="float">
            <text:p>243006</text:p>
          </table:table-cell>
          <table:table-cell office:value-type="float" office:value="250646" calcext:value-type="float">
            <text:p>250646</text:p>
          </table:table-cell>
          <table:table-cell office:value-type="float" office:value="249958" calcext:value-type="float">
            <text:p>249958</text:p>
          </table:table-cell>
          <table:table-cell office:value-type="float" office:value="243348" calcext:value-type="float">
            <text:p>243348</text:p>
          </table:table-cell>
          <table:table-cell office:value-type="float" office:value="249710" calcext:value-type="float">
            <text:p>249710</text:p>
          </table:table-cell>
          <table:table-cell office:value-type="float" office:value="251840" calcext:value-type="float">
            <text:p>251840</text:p>
          </table:table-cell>
          <table:table-cell office:value-type="float" office:value="252582" calcext:value-type="float">
            <text:p>252582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10366" calcext:value-type="float">
            <text:p>510366</text:p>
          </table:table-cell>
          <table:table-cell/>
          <table:table-cell office:value-type="float" office:value="668058" calcext:value-type="float">
            <text:p>668058</text:p>
          </table:table-cell>
          <table:table-cell/>
          <table:table-cell office:value-type="float" office:value="805031" calcext:value-type="float">
            <text:p>805031</text:p>
          </table:table-cell>
          <table:table-cell/>
          <table:table-cell office:value-type="float" office:value="901408" calcext:value-type="float">
            <text:p>901408</text:p>
          </table:table-cell>
          <table:table-cell/>
          <table:table-cell office:value-type="float" office:value="996884" calcext:value-type="float">
            <text:p>99688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27450" calcext:value-type="float">
            <text:p>627450</text:p>
          </table:table-cell>
          <table:table-cell/>
          <table:table-cell office:value-type="float" office:value="888888" calcext:value-type="float">
            <text:p>888888</text:p>
          </table:table-cell>
          <table:table-cell/>
          <table:table-cell office:value-type="float" office:value="1079258" calcext:value-type="float">
            <text:p>1079258</text:p>
          </table:table-cell>
          <table:table-cell/>
          <table:table-cell office:value-type="float" office:value="1360255" calcext:value-type="float">
            <text:p>1360255</text:p>
          </table:table-cell>
          <table:table-cell/>
          <table:table-cell office:value-type="float" office:value="1397379" calcext:value-type="float">
            <text:p>1397379</text:p>
          </table:table-cell>
          <table:table-cell/>
          <table:table-cell office:value-type="float" office:value="1590062" calcext:value-type="float">
            <text:p>159006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86511" calcext:value-type="float">
            <text:p>686511</text:p>
          </table:table-cell>
          <table:table-cell/>
          <table:table-cell office:value-type="float" office:value="1002741" calcext:value-type="float">
            <text:p>1002741</text:p>
          </table:table-cell>
          <table:table-cell/>
          <table:table-cell office:value-type="float" office:value="1415146" calcext:value-type="float">
            <text:p>1415146</text:p>
          </table:table-cell>
          <table:table-cell/>
          <table:table-cell office:value-type="float" office:value="1728561" calcext:value-type="float">
            <text:p>1728561</text:p>
          </table:table-cell>
          <table:table-cell/>
          <table:table-cell office:value-type="float" office:value="1878209" calcext:value-type="float">
            <text:p>1878209</text:p>
          </table:table-cell>
          <table:table-cell/>
          <table:table-cell office:value-type="float" office:value="1714668" calcext:value-type="float">
            <text:p>1714668</text:p>
          </table:table-cell>
          <table:table-cell/>
          <table:table-cell office:value-type="float" office:value="2112211" calcext:value-type="float">
            <text:p>211221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40205" calcext:value-type="float">
            <text:p>740205</text:p>
          </table:table-cell>
          <table:table-cell/>
          <table:table-cell office:value-type="float" office:value="1116684" calcext:value-type="float">
            <text:p>1116684</text:p>
          </table:table-cell>
          <table:table-cell/>
          <table:table-cell office:value-type="float" office:value="1471264" calcext:value-type="float">
            <text:p>1471264</text:p>
          </table:table-cell>
          <table:table-cell/>
          <table:table-cell office:value-type="float" office:value="1859789" calcext:value-type="float">
            <text:p>1859789</text:p>
          </table:table-cell>
          <table:table-cell/>
          <table:table-cell office:value-type="float" office:value="2044728" calcext:value-type="float">
            <text:p>2044728</text:p>
          </table:table-cell>
          <table:table-cell/>
          <table:table-cell office:value-type="float" office:value="2423095" calcext:value-type="float">
            <text:p>2423095</text:p>
          </table:table-cell>
          <table:table-cell/>
          <table:table-cell office:value-type="float" office:value="2481822" calcext:value-type="float">
            <text:p>2481822</text:p>
          </table:table-cell>
          <table:table-cell/>
          <table:table-cell office:value-type="float" office:value="2559999" calcext:value-type="float">
            <text:p>255999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44781" calcext:value-type="float">
            <text:p>744781</text:p>
          </table:table-cell>
          <table:table-cell/>
          <table:table-cell office:value-type="float" office:value="1251833" calcext:value-type="float">
            <text:p>1251833</text:p>
          </table:table-cell>
          <table:table-cell/>
          <table:table-cell office:value-type="float" office:value="1799332" calcext:value-type="float">
            <text:p>1799332</text:p>
          </table:table-cell>
          <table:table-cell/>
          <table:table-cell office:value-type="float" office:value="2390847" calcext:value-type="float">
            <text:p>2390847</text:p>
          </table:table-cell>
          <table:table-cell/>
          <table:table-cell office:value-type="float" office:value="2770562" calcext:value-type="float">
            <text:p>2770562</text:p>
          </table:table-cell>
          <table:table-cell/>
          <table:table-cell office:value-type="float" office:value="2932416" calcext:value-type="float">
            <text:p>2932416</text:p>
          </table:table-cell>
          <table:table-cell/>
          <table:table-cell office:value-type="float" office:value="3180124" calcext:value-type="float">
            <text:p>3180124</text:p>
          </table:table-cell>
          <table:table-cell/>
          <table:table-cell office:value-type="float" office:value="3228247" calcext:value-type="float">
            <text:p>3228247</text:p>
          </table:table-cell>
          <table:table-cell/>
          <table:table-cell office:value-type="float" office:value="3090854" calcext:value-type="float">
            <text:p>309085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621528" calcext:value-type="float">
            <text:p>621528</text:p>
          </table:table-cell>
          <table:table-cell/>
          <table:table-cell office:value-type="float" office:value="1266856" calcext:value-type="float">
            <text:p>1266856</text:p>
          </table:table-cell>
          <table:table-cell/>
          <table:table-cell office:value-type="float" office:value="1805200" calcext:value-type="float">
            <text:p>1805200</text:p>
          </table:table-cell>
          <table:table-cell/>
          <table:table-cell office:value-type="float" office:value="2405732" calcext:value-type="float">
            <text:p>2405732</text:p>
          </table:table-cell>
          <table:table-cell/>
          <table:table-cell office:value-type="float" office:value="2857541" calcext:value-type="float">
            <text:p>2857541</text:p>
          </table:table-cell>
          <table:table-cell/>
          <table:table-cell office:value-type="float" office:value="3048072" calcext:value-type="float">
            <text:p>3048072</text:p>
          </table:table-cell>
          <table:table-cell/>
          <table:table-cell office:value-type="float" office:value="3254409" calcext:value-type="float">
            <text:p>3254409</text:p>
          </table:table-cell>
          <table:table-cell/>
          <table:table-cell office:value-type="float" office:value="3390167" calcext:value-type="float">
            <text:p>3390167</text:p>
          </table:table-cell>
          <table:table-cell/>
          <table:table-cell office:value-type="float" office:value="3372303" calcext:value-type="float">
            <text:p>3372303</text:p>
          </table:table-cell>
          <table:table-cell/>
          <table:table-cell office:value-type="float" office:value="3031379" calcext:value-type="float">
            <text:p>303137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46369" calcext:value-type="float">
            <text:p>746369</text:p>
          </table:table-cell>
          <table:table-cell/>
          <table:table-cell office:value-type="float" office:value="1191563" calcext:value-type="float">
            <text:p>1191563</text:p>
          </table:table-cell>
          <table:table-cell/>
          <table:table-cell office:value-type="float" office:value="1590062" calcext:value-type="float">
            <text:p>1590062</text:p>
          </table:table-cell>
          <table:table-cell/>
          <table:table-cell office:value-type="float" office:value="2130005" calcext:value-type="float">
            <text:p>2130005</text:p>
          </table:table-cell>
          <table:table-cell/>
          <table:table-cell office:value-type="float" office:value="2431726" calcext:value-type="float">
            <text:p>2431726</text:p>
          </table:table-cell>
          <table:table-cell/>
          <table:table-cell office:value-type="float" office:value="2614746" calcext:value-type="float">
            <text:p>2614746</text:p>
          </table:table-cell>
          <table:table-cell/>
          <table:table-cell office:value-type="float" office:value="2790190" calcext:value-type="float">
            <text:p>2790190</text:p>
          </table:table-cell>
          <table:table-cell/>
          <table:table-cell office:value-type="float" office:value="2676249" calcext:value-type="float">
            <text:p>2676249</text:p>
          </table:table-cell>
          <table:table-cell/>
          <table:table-cell office:value-type="float" office:value="2785447" calcext:value-type="float">
            <text:p>2785447</text:p>
          </table:table-cell>
          <table:table-cell/>
          <table:table-cell office:value-type="float" office:value="2662679" calcext:value-type="float">
            <text:p>2662679</text:p>
          </table:table-cell>
          <table:table-cell/>
          <table:table-cell office:value-type="float" office:value="2502596" calcext:value-type="float">
            <text:p>250259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52222" calcext:value-type="float">
            <text:p>752222</text:p>
          </table:table-cell>
          <table:table-cell/>
          <table:table-cell office:value-type="float" office:value="1157438" calcext:value-type="float">
            <text:p>1157438</text:p>
          </table:table-cell>
          <table:table-cell/>
          <table:table-cell office:value-type="float" office:value="1612471" calcext:value-type="float">
            <text:p>1612471</text:p>
          </table:table-cell>
          <table:table-cell/>
          <table:table-cell office:value-type="float" office:value="2097178" calcext:value-type="float">
            <text:p>2097178</text:p>
          </table:table-cell>
          <table:table-cell/>
          <table:table-cell office:value-type="float" office:value="2393851" calcext:value-type="float">
            <text:p>2393851</text:p>
          </table:table-cell>
          <table:table-cell/>
          <table:table-cell office:value-type="float" office:value="2658359" calcext:value-type="float">
            <text:p>2658359</text:p>
          </table:table-cell>
          <table:table-cell/>
          <table:table-cell office:value-type="float" office:value="2734768" calcext:value-type="float">
            <text:p>2734768</text:p>
          </table:table-cell>
          <table:table-cell/>
          <table:table-cell office:value-type="float" office:value="2802024" calcext:value-type="float">
            <text:p>2802024</text:p>
          </table:table-cell>
          <table:table-cell/>
          <table:table-cell office:value-type="float" office:value="2745492" calcext:value-type="float">
            <text:p>2745492</text:p>
          </table:table-cell>
          <table:table-cell/>
          <table:table-cell office:value-type="float" office:value="2719155" calcext:value-type="float">
            <text:p>2719155</text:p>
          </table:table-cell>
          <table:table-cell/>
          <table:table-cell office:value-type="float" office:value="2535045" calcext:value-type="float">
            <text:p>2535045</text:p>
          </table:table-cell>
          <table:table-cell/>
          <table:table-cell office:value-type="float" office:value="2448662" calcext:value-type="float">
            <text:p>244866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38433" calcext:value-type="float">
            <text:p>738433</text:p>
          </table:table-cell>
          <table:table-cell/>
          <table:table-cell office:value-type="float" office:value="1168324" calcext:value-type="float">
            <text:p>1168324</text:p>
          </table:table-cell>
          <table:table-cell/>
          <table:table-cell office:value-type="float" office:value="1624123" calcext:value-type="float">
            <text:p>1624123</text:p>
          </table:table-cell>
          <table:table-cell/>
          <table:table-cell office:value-type="float" office:value="2071564" calcext:value-type="float">
            <text:p>2071564</text:p>
          </table:table-cell>
          <table:table-cell/>
          <table:table-cell office:value-type="float" office:value="2379493" calcext:value-type="float">
            <text:p>2379493</text:p>
          </table:table-cell>
          <table:table-cell/>
          <table:table-cell office:value-type="float" office:value="2522750" calcext:value-type="float">
            <text:p>2522750</text:p>
          </table:table-cell>
          <table:table-cell/>
          <table:table-cell office:value-type="float" office:value="2707651" calcext:value-type="float">
            <text:p>2707651</text:p>
          </table:table-cell>
          <table:table-cell/>
          <table:table-cell office:value-type="float" office:value="2798913" calcext:value-type="float">
            <text:p>2798913</text:p>
          </table:table-cell>
          <table:table-cell/>
          <table:table-cell office:value-type="float" office:value="2833278" calcext:value-type="float">
            <text:p>2833278</text:p>
          </table:table-cell>
          <table:table-cell/>
          <table:table-cell office:value-type="float" office:value="2802552" calcext:value-type="float">
            <text:p>2802552</text:p>
          </table:table-cell>
          <table:table-cell/>
          <table:table-cell office:value-type="float" office:value="2573510" calcext:value-type="float">
            <text:p>2573510</text:p>
          </table:table-cell>
          <table:table-cell/>
          <table:table-cell office:value-type="float" office:value="2549721" calcext:value-type="float">
            <text:p>2549721</text:p>
          </table:table-cell>
          <table:table-cell/>
          <table:table-cell office:value-type="float" office:value="2547184" calcext:value-type="float">
            <text:p>25471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5630" calcext:value-type="float">
            <text:p>2365630</text:p>
          </table:table-cell>
          <table:table-cell/>
          <table:table-cell office:value-type="float" office:value="2558560" calcext:value-type="float">
            <text:p>2558560</text:p>
          </table:table-cell>
          <table:table-cell/>
          <table:table-cell office:value-type="float" office:value="2673258" calcext:value-type="float">
            <text:p>2673258</text:p>
          </table:table-cell>
          <table:table-cell/>
          <table:table-cell office:value-type="float" office:value="2761550" calcext:value-type="float">
            <text:p>2761550</text:p>
          </table:table-cell>
          <table:table-cell/>
          <table:table-cell office:value-type="float" office:value="2843481" calcext:value-type="float">
            <text:p>2843481</text:p>
          </table:table-cell>
          <table:table-cell/>
          <table:table-cell office:value-type="float" office:value="2810942" calcext:value-type="float">
            <text:p>2810942</text:p>
          </table:table-cell>
          <table:table-cell/>
          <table:table-cell office:value-type="float" office:value="2704255" calcext:value-type="float">
            <text:p>2704255</text:p>
          </table:table-cell>
          <table:table-cell/>
          <table:table-cell office:value-type="float" office:value="2524849" calcext:value-type="float">
            <text:p>2524849</text:p>
          </table:table-cell>
          <table:table-cell/>
          <table:table-cell office:value-type="float" office:value="2542066" calcext:value-type="float">
            <text:p>25420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8134" calcext:value-type="float">
            <text:p>2368134</text:p>
          </table:table-cell>
          <table:table-cell/>
          <table:table-cell office:value-type="float" office:value="2534682" calcext:value-type="float">
            <text:p>2534682</text:p>
          </table:table-cell>
          <table:table-cell/>
          <table:table-cell office:value-type="float" office:value="2708658" calcext:value-type="float">
            <text:p>2708658</text:p>
          </table:table-cell>
          <table:table-cell/>
          <table:table-cell office:value-type="float" office:value="2837424" calcext:value-type="float">
            <text:p>2837424</text:p>
          </table:table-cell>
          <table:table-cell/>
          <table:table-cell office:value-type="float" office:value="2787615" calcext:value-type="float">
            <text:p>2787615</text:p>
          </table:table-cell>
          <table:table-cell/>
          <table:table-cell office:value-type="float" office:value="2828875" calcext:value-type="float">
            <text:p>2828875</text:p>
          </table:table-cell>
          <table:table-cell/>
          <table:table-cell office:value-type="float" office:value="2759712" calcext:value-type="float">
            <text:p>2759712</text:p>
          </table:table-cell>
          <table:table-cell/>
          <table:table-cell office:value-type="float" office:value="2551101" calcext:value-type="float">
            <text:p>2551101</text:p>
          </table:table-cell>
          <table:table-cell/>
          <table:table-cell office:value-type="float" office:value="2534026" calcext:value-type="float">
            <text:p>25340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4953" calcext:value-type="float">
            <text:p>1714953</text:p>
          </table:table-cell>
          <table:table-cell/>
          <table:table-cell office:value-type="float" office:value="1783680" calcext:value-type="float">
            <text:p>1783680</text:p>
          </table:table-cell>
          <table:table-cell/>
          <table:table-cell office:value-type="float" office:value="2145180" calcext:value-type="float">
            <text:p>2145180</text:p>
          </table:table-cell>
          <table:table-cell/>
          <table:table-cell office:value-type="float" office:value="2061463" calcext:value-type="float">
            <text:p>2061463</text:p>
          </table:table-cell>
          <table:table-cell/>
          <table:table-cell office:value-type="float" office:value="2416287" calcext:value-type="float">
            <text:p>2416287</text:p>
          </table:table-cell>
          <table:table-cell/>
          <table:table-cell office:value-type="float" office:value="2220893" calcext:value-type="float">
            <text:p>2220893</text:p>
          </table:table-cell>
          <table:table-cell/>
          <table:table-cell office:value-type="float" office:value="2152815" calcext:value-type="float">
            <text:p>2152815</text:p>
          </table:table-cell>
          <table:table-cell/>
          <table:table-cell office:value-type="float" office:value="2024246" calcext:value-type="float">
            <text:p>2024246</text:p>
          </table:table-cell>
          <table:table-cell/>
          <table:table-cell office:value-type="float" office:value="1987529" calcext:value-type="float">
            <text:p>19875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6262" calcext:value-type="float">
            <text:p>426262</text:p>
          </table:table-cell>
          <table:table-cell/>
          <table:table-cell office:value-type="float" office:value="429425" calcext:value-type="float">
            <text:p>429425</text:p>
          </table:table-cell>
          <table:table-cell/>
          <table:table-cell office:value-type="float" office:value="438326" calcext:value-type="float">
            <text:p>438326</text:p>
          </table:table-cell>
          <table:table-cell/>
          <table:table-cell office:value-type="float" office:value="431214" calcext:value-type="float">
            <text:p>431214</text:p>
          </table:table-cell>
          <table:table-cell/>
          <table:table-cell office:value-type="float" office:value="436543" calcext:value-type="float">
            <text:p>436543</text:p>
          </table:table-cell>
          <table:table-cell/>
          <table:table-cell office:value-type="float" office:value="429084" calcext:value-type="float">
            <text:p>429084</text:p>
          </table:table-cell>
          <table:table-cell/>
          <table:table-cell office:value-type="float" office:value="443043" calcext:value-type="float">
            <text:p>443043</text:p>
          </table:table-cell>
          <table:table-cell/>
          <table:table-cell office:value-type="float" office:value="427342" calcext:value-type="float">
            <text:p>427342</text:p>
          </table:table-cell>
          <table:table-cell/>
          <table:table-cell office:value-type="float" office:value="431779" calcext:value-type="float">
            <text:p>43177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8761" calcext:value-type="float">
            <text:p>308761</text:p>
          </table:table-cell>
          <table:table-cell/>
          <table:table-cell office:value-type="float" office:value="312158" calcext:value-type="float">
            <text:p>312158</text:p>
          </table:table-cell>
          <table:table-cell/>
          <table:table-cell office:value-type="float" office:value="312428" calcext:value-type="float">
            <text:p>312428</text:p>
          </table:table-cell>
          <table:table-cell/>
          <table:table-cell office:value-type="float" office:value="304045" calcext:value-type="float">
            <text:p>304045</text:p>
          </table:table-cell>
          <table:table-cell/>
          <table:table-cell office:value-type="float" office:value="311519" calcext:value-type="float">
            <text:p>311519</text:p>
          </table:table-cell>
          <table:table-cell/>
          <table:table-cell office:value-type="float" office:value="307988" calcext:value-type="float">
            <text:p>307988</text:p>
          </table:table-cell>
          <table:table-cell/>
          <table:table-cell office:value-type="float" office:value="315639" calcext:value-type="float">
            <text:p>315639</text:p>
          </table:table-cell>
          <table:table-cell/>
          <table:table-cell office:value-type="float" office:value="305536" calcext:value-type="float">
            <text:p>305536</text:p>
          </table:table-cell>
          <table:table-cell/>
          <table:table-cell office:value-type="float" office:value="314523" calcext:value-type="float">
            <text:p>3145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8536" calcext:value-type="float">
            <text:p>278536</text:p>
          </table:table-cell>
          <table:table-cell/>
          <table:table-cell office:value-type="float" office:value="280021" calcext:value-type="float">
            <text:p>280021</text:p>
          </table:table-cell>
          <table:table-cell/>
          <table:table-cell office:value-type="float" office:value="276225" calcext:value-type="float">
            <text:p>276225</text:p>
          </table:table-cell>
          <table:table-cell/>
          <table:table-cell office:value-type="float" office:value="231736" calcext:value-type="float">
            <text:p>231736</text:p>
          </table:table-cell>
          <table:table-cell/>
          <table:table-cell office:value-type="float" office:value="252650" calcext:value-type="float">
            <text:p>252650</text:p>
          </table:table-cell>
          <table:table-cell/>
          <table:table-cell office:value-type="float" office:value="271759" calcext:value-type="float">
            <text:p>271759</text:p>
          </table:table-cell>
          <table:table-cell/>
          <table:table-cell office:value-type="float" office:value="286859" calcext:value-type="float">
            <text:p>286859</text:p>
          </table:table-cell>
          <table:table-cell/>
          <table:table-cell office:value-type="float" office:value="285582" calcext:value-type="float">
            <text:p>285582</text:p>
          </table:table-cell>
          <table:table-cell/>
          <table:table-cell office:value-type="float" office:value="209022" calcext:value-type="float">
            <text:p>2090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2868" calcext:value-type="float">
            <text:p>262868</text:p>
          </table:table-cell>
          <table:table-cell/>
          <table:table-cell office:value-type="float" office:value="263329" calcext:value-type="float">
            <text:p>263329</text:p>
          </table:table-cell>
          <table:table-cell/>
          <table:table-cell office:value-type="float" office:value="261486" calcext:value-type="float">
            <text:p>261486</text:p>
          </table:table-cell>
          <table:table-cell/>
          <table:table-cell office:value-type="float" office:value="255607" calcext:value-type="float">
            <text:p>255607</text:p>
          </table:table-cell>
          <table:table-cell/>
          <table:table-cell office:value-type="float" office:value="263457" calcext:value-type="float">
            <text:p>263457</text:p>
          </table:table-cell>
          <table:table-cell/>
          <table:table-cell office:value-type="float" office:value="246785" calcext:value-type="float">
            <text:p>246785</text:p>
          </table:table-cell>
          <table:table-cell/>
          <table:table-cell office:value-type="float" office:value="242037" calcext:value-type="float">
            <text:p>242037</text:p>
          </table:table-cell>
          <table:table-cell/>
          <table:table-cell office:value-type="float" office:value="264831" calcext:value-type="float">
            <text:p>264831</text:p>
          </table:table-cell>
          <table:table-cell/>
          <table:table-cell office:value-type="float" office:value="261019" calcext:value-type="float">
            <text:p>2610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5952" calcext:value-type="float">
            <text:p>235952</text:p>
          </table:table-cell>
          <table:table-cell/>
          <table:table-cell office:value-type="float" office:value="253651" calcext:value-type="float">
            <text:p>253651</text:p>
          </table:table-cell>
          <table:table-cell/>
          <table:table-cell office:value-type="float" office:value="246147" calcext:value-type="float">
            <text:p>246147</text:p>
          </table:table-cell>
          <table:table-cell/>
          <table:table-cell office:value-type="float" office:value="244930" calcext:value-type="float">
            <text:p>244930</text:p>
          </table:table-cell>
          <table:table-cell/>
          <table:table-cell office:value-type="float" office:value="244645" calcext:value-type="float">
            <text:p>244645</text:p>
          </table:table-cell>
          <table:table-cell/>
          <table:table-cell office:value-type="float" office:value="250501" calcext:value-type="float">
            <text:p>250501</text:p>
          </table:table-cell>
          <table:table-cell/>
          <table:table-cell office:value-type="float" office:value="251611" calcext:value-type="float">
            <text:p>251611</text:p>
          </table:table-cell>
          <table:table-cell/>
          <table:table-cell office:value-type="float" office:value="215103" calcext:value-type="float">
            <text:p>215103</text:p>
          </table:table-cell>
          <table:table-cell/>
          <table:table-cell office:value-type="float" office:value="244835" calcext:value-type="float">
            <text:p>24483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706401" calcext:value-type="float">
            <text:p>706401</text:p>
          </table:table-cell>
          <table:table-cell office:value-type="float" office:value="1467889" calcext:value-type="float">
            <text:p>1467889</text:p>
          </table:table-cell>
          <table:table-cell office:value-type="float" office:value="2245614" calcext:value-type="float">
            <text:p>2245614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4413793" calcext:value-type="float">
            <text:p>4413793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900774" calcext:value-type="float">
            <text:p>900774</text:p>
          </table:table-cell>
          <table:table-cell office:value-type="float" office:value="1576354" calcext:value-type="float">
            <text:p>1576354</text:p>
          </table:table-cell>
          <table:table-cell office:value-type="float" office:value="2424242" calcext:value-type="float">
            <text:p>2424242</text:p>
          </table:table-cell>
          <table:table-cell office:value-type="float" office:value="3506849" calcext:value-type="float">
            <text:p>3506849</text:p>
          </table:table-cell>
          <table:table-cell office:value-type="float" office:value="4604316" calcext:value-type="float">
            <text:p>4604316</text:p>
          </table:table-cell>
          <table:table-cell office:value-type="float" office:value="4776119" calcext:value-type="float">
            <text:p>4776119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888888" calcext:value-type="float">
            <text:p>888888</text:p>
          </table:table-cell>
          <table:table-cell office:value-type="float" office:value="1565749" calcext:value-type="float">
            <text:p>1565749</text:p>
          </table:table-cell>
          <table:table-cell office:value-type="float" office:value="2628336" calcext:value-type="float">
            <text:p>2628336</text:p>
          </table:table-cell>
          <table:table-cell office:value-type="float" office:value="3872919" calcext:value-type="float">
            <text:p>3872919</text:p>
          </table:table-cell>
          <table:table-cell office:value-type="float" office:value="5119999" calcext:value-type="float">
            <text:p>5119999</text:p>
          </table:table-cell>
          <table:table-cell office:value-type="float" office:value="6023529" calcext:value-type="float">
            <text:p>6023529</text:p>
          </table:table-cell>
          <table:table-cell office:value-type="float" office:value="7398843" calcext:value-type="float">
            <text:p>7398843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926361" calcext:value-type="float">
            <text:p>926361</text:p>
          </table:table-cell>
          <table:table-cell office:value-type="float" office:value="1482339" calcext:value-type="float">
            <text:p>1482339</text:p>
          </table:table-cell>
          <table:table-cell office:value-type="float" office:value="2506118" calcext:value-type="float">
            <text:p>2506118</text:p>
          </table:table-cell>
          <table:table-cell office:value-type="float" office:value="4079681" calcext:value-type="float">
            <text:p>4079681</text:p>
          </table:table-cell>
          <table:table-cell office:value-type="float" office:value="4044233" calcext:value-type="float">
            <text:p>4044233</text:p>
          </table:table-cell>
          <table:table-cell office:value-type="float" office:value="6087990" calcext:value-type="float">
            <text:p>6087990</text:p>
          </table:table-cell>
          <table:table-cell office:value-type="float" office:value="7004103" calcext:value-type="float">
            <text:p>7004103</text:p>
          </table:table-cell>
          <table:table-cell office:value-type="float" office:value="8012519" calcext:value-type="float">
            <text:p>8012519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925189" calcext:value-type="float">
            <text:p>925189</text:p>
          </table:table-cell>
          <table:table-cell office:value-type="float" office:value="1603758" calcext:value-type="float">
            <text:p>1603758</text:p>
          </table:table-cell>
          <table:table-cell office:value-type="float" office:value="2794759" calcext:value-type="float">
            <text:p>2794759</text:p>
          </table:table-cell>
          <table:table-cell office:value-type="float" office:value="4391080" calcext:value-type="float">
            <text:p>4391080</text:p>
          </table:table-cell>
          <table:table-cell office:value-type="float" office:value="5756042" calcext:value-type="float">
            <text:p>5756042</text:p>
          </table:table-cell>
          <table:table-cell office:value-type="float" office:value="6671009" calcext:value-type="float">
            <text:p>6671009</text:p>
          </table:table-cell>
          <table:table-cell office:value-type="float" office:value="7490855" calcext:value-type="float">
            <text:p>7490855</text:p>
          </table:table-cell>
          <table:table-cell office:value-type="float" office:value="8685326" calcext:value-type="float">
            <text:p>8685326</text:p>
          </table:table-cell>
          <table:table-cell office:value-type="float" office:value="10545829" calcext:value-type="float">
            <text:p>10545829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922979" calcext:value-type="float">
            <text:p>922979</text:p>
          </table:table-cell>
          <table:table-cell office:value-type="float" office:value="1634477" calcext:value-type="float">
            <text:p>1634477</text:p>
          </table:table-cell>
          <table:table-cell office:value-type="float" office:value="2804711" calcext:value-type="float">
            <text:p>2804711</text:p>
          </table:table-cell>
          <table:table-cell office:value-type="float" office:value="4348195" calcext:value-type="float">
            <text:p>4348195</text:p>
          </table:table-cell>
          <table:table-cell office:value-type="float" office:value="5886749" calcext:value-type="float">
            <text:p>5886749</text:p>
          </table:table-cell>
          <table:table-cell office:value-type="float" office:value="5922498" calcext:value-type="float">
            <text:p>5922498</text:p>
          </table:table-cell>
          <table:table-cell office:value-type="float" office:value="6961250" calcext:value-type="float">
            <text:p>6961250</text:p>
          </table:table-cell>
          <table:table-cell office:value-type="float" office:value="8348960" calcext:value-type="float">
            <text:p>8348960</text:p>
          </table:table-cell>
          <table:table-cell office:value-type="float" office:value="9018053" calcext:value-type="float">
            <text:p>9018053</text:p>
          </table:table-cell>
          <table:table-cell office:value-type="float" office:value="9472710" calcext:value-type="float">
            <text:p>9472710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778781" calcext:value-type="float">
            <text:p>778781</text:p>
          </table:table-cell>
          <table:table-cell office:value-type="float" office:value="1304915" calcext:value-type="float">
            <text:p>1304915</text:p>
          </table:table-cell>
          <table:table-cell office:value-type="float" office:value="1955878" calcext:value-type="float">
            <text:p>1955878</text:p>
          </table:table-cell>
          <table:table-cell office:value-type="float" office:value="2713481" calcext:value-type="float">
            <text:p>2713481</text:p>
          </table:table-cell>
          <table:table-cell office:value-type="float" office:value="3193513" calcext:value-type="float">
            <text:p>3193513</text:p>
          </table:table-cell>
          <table:table-cell office:value-type="float" office:value="3612630" calcext:value-type="float">
            <text:p>3612630</text:p>
          </table:table-cell>
          <table:table-cell office:value-type="float" office:value="3749199" calcext:value-type="float">
            <text:p>3749199</text:p>
          </table:table-cell>
          <table:table-cell office:value-type="float" office:value="4096409" calcext:value-type="float">
            <text:p>4096409</text:p>
          </table:table-cell>
          <table:table-cell office:value-type="float" office:value="4245439" calcext:value-type="float">
            <text:p>4245439</text:p>
          </table:table-cell>
          <table:table-cell office:value-type="float" office:value="4301617" calcext:value-type="float">
            <text:p>4301617</text:p>
          </table:table-cell>
          <table:table-cell office:value-type="float" office:value="4284967" calcext:value-type="float">
            <text:p>4284967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763466" calcext:value-type="float">
            <text:p>763466</text:p>
          </table:table-cell>
          <table:table-cell office:value-type="float" office:value="1236229" calcext:value-type="float">
            <text:p>1236229</text:p>
          </table:table-cell>
          <table:table-cell office:value-type="float" office:value="1823037" calcext:value-type="float">
            <text:p>1823037</text:p>
          </table:table-cell>
          <table:table-cell office:value-type="float" office:value="2510957" calcext:value-type="float">
            <text:p>2510957</text:p>
          </table:table-cell>
          <table:table-cell office:value-type="float" office:value="3068394" calcext:value-type="float">
            <text:p>3068394</text:p>
          </table:table-cell>
          <table:table-cell office:value-type="float" office:value="3156475" calcext:value-type="float">
            <text:p>3156475</text:p>
          </table:table-cell>
          <table:table-cell office:value-type="float" office:value="3231303" calcext:value-type="float">
            <text:p>3231303</text:p>
          </table:table-cell>
          <table:table-cell office:value-type="float" office:value="3631205" calcext:value-type="float">
            <text:p>3631205</text:p>
          </table:table-cell>
          <table:table-cell office:value-type="float" office:value="3858145" calcext:value-type="float">
            <text:p>3858145</text:p>
          </table:table-cell>
          <table:table-cell office:value-type="float" office:value="3935434" calcext:value-type="float">
            <text:p>3935434</text:p>
          </table:table-cell>
          <table:table-cell office:value-type="float" office:value="3887254" calcext:value-type="float">
            <text:p>3887254</text:p>
          </table:table-cell>
          <table:table-cell office:value-type="float" office:value="3431204" calcext:value-type="float">
            <text:p>3431204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745686" calcext:value-type="float">
            <text:p>745686</text:p>
          </table:table-cell>
          <table:table-cell office:value-type="float" office:value="1216440" calcext:value-type="float">
            <text:p>1216440</text:p>
          </table:table-cell>
          <table:table-cell office:value-type="float" office:value="1828163" calcext:value-type="float">
            <text:p>1828163</text:p>
          </table:table-cell>
          <table:table-cell office:value-type="float" office:value="2374561" calcext:value-type="float">
            <text:p>2374561</text:p>
          </table:table-cell>
          <table:table-cell office:value-type="float" office:value="2936884" calcext:value-type="float">
            <text:p>2936884</text:p>
          </table:table-cell>
          <table:table-cell office:value-type="float" office:value="3065638" calcext:value-type="float">
            <text:p>3065638</text:p>
          </table:table-cell>
          <table:table-cell office:value-type="float" office:value="3333943" calcext:value-type="float">
            <text:p>3333943</text:p>
          </table:table-cell>
          <table:table-cell office:value-type="float" office:value="3336184" calcext:value-type="float">
            <text:p>3336184</text:p>
          </table:table-cell>
          <table:table-cell office:value-type="float" office:value="3543865" calcext:value-type="float">
            <text:p>3543865</text:p>
          </table:table-cell>
          <table:table-cell office:value-type="float" office:value="3597953" calcext:value-type="float">
            <text:p>3597953</text:p>
          </table:table-cell>
          <table:table-cell office:value-type="float" office:value="3418960" calcext:value-type="float">
            <text:p>3418960</text:p>
          </table:table-cell>
          <table:table-cell office:value-type="float" office:value="3446941" calcext:value-type="float">
            <text:p>3446941</text:p>
          </table:table-cell>
          <table:table-cell office:value-type="float" office:value="3262380" calcext:value-type="float">
            <text:p>326238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1262" calcext:value-type="float">
            <text:p>2841262</text:p>
          </table:table-cell>
          <table:table-cell office:value-type="float" office:value="3040210" calcext:value-type="float">
            <text:p>3040210</text:p>
          </table:table-cell>
          <table:table-cell office:value-type="float" office:value="3212391" calcext:value-type="float">
            <text:p>3212391</text:p>
          </table:table-cell>
          <table:table-cell office:value-type="float" office:value="3316565" calcext:value-type="float">
            <text:p>3316565</text:p>
          </table:table-cell>
          <table:table-cell office:value-type="float" office:value="3375812" calcext:value-type="float">
            <text:p>3375812</text:p>
          </table:table-cell>
          <table:table-cell office:value-type="float" office:value="3526778" calcext:value-type="float">
            <text:p>3526778</text:p>
          </table:table-cell>
          <table:table-cell office:value-type="float" office:value="3521623" calcext:value-type="float">
            <text:p>3521623</text:p>
          </table:table-cell>
          <table:table-cell office:value-type="float" office:value="3026284" calcext:value-type="float">
            <text:p>3026284</text:p>
          </table:table-cell>
          <table:table-cell office:value-type="float" office:value="3277848" calcext:value-type="float">
            <text:p>327784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1701" calcext:value-type="float">
            <text:p>2821701</text:p>
          </table:table-cell>
          <table:table-cell office:value-type="float" office:value="3043401" calcext:value-type="float">
            <text:p>3043401</text:p>
          </table:table-cell>
          <table:table-cell office:value-type="float" office:value="3217675" calcext:value-type="float">
            <text:p>3217675</text:p>
          </table:table-cell>
          <table:table-cell office:value-type="float" office:value="3362027" calcext:value-type="float">
            <text:p>3362027</text:p>
          </table:table-cell>
          <table:table-cell office:value-type="float" office:value="3341337" calcext:value-type="float">
            <text:p>3341337</text:p>
          </table:table-cell>
          <table:table-cell office:value-type="float" office:value="3432893" calcext:value-type="float">
            <text:p>3432893</text:p>
          </table:table-cell>
          <table:table-cell office:value-type="float" office:value="3484622" calcext:value-type="float">
            <text:p>3484622</text:p>
          </table:table-cell>
          <table:table-cell office:value-type="float" office:value="3236105" calcext:value-type="float">
            <text:p>3236105</text:p>
          </table:table-cell>
          <table:table-cell office:value-type="float" office:value="3228533" calcext:value-type="float">
            <text:p>322853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36847" calcext:value-type="float">
            <text:p>2836847</text:p>
          </table:table-cell>
          <table:table-cell office:value-type="float" office:value="3039646" calcext:value-type="float">
            <text:p>3039646</text:p>
          </table:table-cell>
          <table:table-cell office:value-type="float" office:value="3153179" calcext:value-type="float">
            <text:p>3153179</text:p>
          </table:table-cell>
          <table:table-cell office:value-type="float" office:value="3163674" calcext:value-type="float">
            <text:p>3163674</text:p>
          </table:table-cell>
          <table:table-cell office:value-type="float" office:value="3312324" calcext:value-type="float">
            <text:p>3312324</text:p>
          </table:table-cell>
          <table:table-cell office:value-type="float" office:value="3498023" calcext:value-type="float">
            <text:p>3498023</text:p>
          </table:table-cell>
          <table:table-cell office:value-type="float" office:value="3430422" calcext:value-type="float">
            <text:p>3430422</text:p>
          </table:table-cell>
          <table:table-cell office:value-type="float" office:value="3201977" calcext:value-type="float">
            <text:p>3201977</text:p>
          </table:table-cell>
          <table:table-cell office:value-type="float" office:value="3157402" calcext:value-type="float">
            <text:p>315740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45997" calcext:value-type="float">
            <text:p>2845997</text:p>
          </table:table-cell>
          <table:table-cell office:value-type="float" office:value="3032810" calcext:value-type="float">
            <text:p>3032810</text:p>
          </table:table-cell>
          <table:table-cell office:value-type="float" office:value="3158041" calcext:value-type="float">
            <text:p>3158041</text:p>
          </table:table-cell>
          <table:table-cell office:value-type="float" office:value="3300593" calcext:value-type="float">
            <text:p>3300593</text:p>
          </table:table-cell>
          <table:table-cell office:value-type="float" office:value="3356371" calcext:value-type="float">
            <text:p>3356371</text:p>
          </table:table-cell>
          <table:table-cell office:value-type="float" office:value="3409408" calcext:value-type="float">
            <text:p>3409408</text:p>
          </table:table-cell>
          <table:table-cell office:value-type="float" office:value="3444137" calcext:value-type="float">
            <text:p>3444137</text:p>
          </table:table-cell>
          <table:table-cell office:value-type="float" office:value="3288866" calcext:value-type="float">
            <text:p>3288866</text:p>
          </table:table-cell>
          <table:table-cell office:value-type="float" office:value="3156486" calcext:value-type="float">
            <text:p>315648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85153" calcext:value-type="float">
            <text:p>2885153</text:p>
          </table:table-cell>
          <table:table-cell office:value-type="float" office:value="3122899" calcext:value-type="float">
            <text:p>3122899</text:p>
          </table:table-cell>
          <table:table-cell office:value-type="float" office:value="3256157" calcext:value-type="float">
            <text:p>3256157</text:p>
          </table:table-cell>
          <table:table-cell office:value-type="float" office:value="3411296" calcext:value-type="float">
            <text:p>3411296</text:p>
          </table:table-cell>
          <table:table-cell office:value-type="float" office:value="3483583" calcext:value-type="float">
            <text:p>3483583</text:p>
          </table:table-cell>
          <table:table-cell office:value-type="float" office:value="3500817" calcext:value-type="float">
            <text:p>3500817</text:p>
          </table:table-cell>
          <table:table-cell office:value-type="float" office:value="3517608" calcext:value-type="float">
            <text:p>3517608</text:p>
          </table:table-cell>
          <table:table-cell office:value-type="float" office:value="3296173" calcext:value-type="float">
            <text:p>3296173</text:p>
          </table:table-cell>
          <table:table-cell office:value-type="float" office:value="3246723" calcext:value-type="float">
            <text:p>324672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8285" calcext:value-type="float">
            <text:p>458285</text:p>
          </table:table-cell>
          <table:table-cell office:value-type="float" office:value="3138571" calcext:value-type="float">
            <text:p>3138571</text:p>
          </table:table-cell>
          <table:table-cell office:value-type="float" office:value="3285110" calcext:value-type="float">
            <text:p>3285110</text:p>
          </table:table-cell>
          <table:table-cell office:value-type="float" office:value="3403591" calcext:value-type="float">
            <text:p>3403591</text:p>
          </table:table-cell>
          <table:table-cell office:value-type="float" office:value="3507372" calcext:value-type="float">
            <text:p>3507372</text:p>
          </table:table-cell>
          <table:table-cell office:value-type="float" office:value="3480642" calcext:value-type="float">
            <text:p>3480642</text:p>
          </table:table-cell>
          <table:table-cell office:value-type="float" office:value="3441537" calcext:value-type="float">
            <text:p>3441537</text:p>
          </table:table-cell>
          <table:table-cell office:value-type="float" office:value="3348738" calcext:value-type="float">
            <text:p>3348738</text:p>
          </table:table-cell>
          <table:table-cell office:value-type="float" office:value="3257047" calcext:value-type="float">
            <text:p>325704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4533" calcext:value-type="float">
            <text:p>314533</text:p>
          </table:table-cell>
          <table:table-cell office:value-type="float" office:value="379954" calcext:value-type="float">
            <text:p>379954</text:p>
          </table:table-cell>
          <table:table-cell office:value-type="float" office:value="437242" calcext:value-type="float">
            <text:p>437242</text:p>
          </table:table-cell>
          <table:table-cell office:value-type="float" office:value="352130" calcext:value-type="float">
            <text:p>352130</text:p>
          </table:table-cell>
          <table:table-cell office:value-type="float" office:value="461783" calcext:value-type="float">
            <text:p>461783</text:p>
          </table:table-cell>
          <table:table-cell office:value-type="float" office:value="457682" calcext:value-type="float">
            <text:p>457682</text:p>
          </table:table-cell>
          <table:table-cell office:value-type="float" office:value="432898" calcext:value-type="float">
            <text:p>432898</text:p>
          </table:table-cell>
          <table:table-cell office:value-type="float" office:value="473390" calcext:value-type="float">
            <text:p>473390</text:p>
          </table:table-cell>
          <table:table-cell office:value-type="float" office:value="484338" calcext:value-type="float">
            <text:p>48433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5978" calcext:value-type="float">
            <text:p>305978</text:p>
          </table:table-cell>
          <table:table-cell office:value-type="float" office:value="382792" calcext:value-type="float">
            <text:p>382792</text:p>
          </table:table-cell>
          <table:table-cell office:value-type="float" office:value="419203" calcext:value-type="float">
            <text:p>419203</text:p>
          </table:table-cell>
          <table:table-cell office:value-type="float" office:value="455648" calcext:value-type="float">
            <text:p>455648</text:p>
          </table:table-cell>
          <table:table-cell office:value-type="float" office:value="474760" calcext:value-type="float">
            <text:p>474760</text:p>
          </table:table-cell>
          <table:table-cell office:value-type="float" office:value="475418" calcext:value-type="float">
            <text:p>475418</text:p>
          </table:table-cell>
          <table:table-cell office:value-type="float" office:value="468146" calcext:value-type="float">
            <text:p>468146</text:p>
          </table:table-cell>
          <table:table-cell office:value-type="float" office:value="472360" calcext:value-type="float">
            <text:p>472360</text:p>
          </table:table-cell>
          <table:table-cell office:value-type="float" office:value="488411" calcext:value-type="float">
            <text:p>488411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902679" calcext:value-type="float">
            <text:p>902679</text:p>
          </table:table-cell>
          <table:table-cell/>
          <table:table-cell office:value-type="float" office:value="1588089" calcext:value-type="float">
            <text:p>1588089</text:p>
          </table:table-cell>
          <table:table-cell/>
          <table:table-cell office:value-type="float" office:value="2612244" calcext:value-type="float">
            <text:p>2612244</text:p>
          </table:table-cell>
          <table:table-cell/>
          <table:table-cell office:value-type="float" office:value="3975155" calcext:value-type="float">
            <text:p>3975155</text:p>
          </table:table-cell>
          <table:table-cell/>
          <table:table-cell office:value-type="float" office:value="5203252" calcext:value-type="float">
            <text:p>520325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937728" calcext:value-type="float">
            <text:p>937728</text:p>
          </table:table-cell>
          <table:table-cell/>
          <table:table-cell office:value-type="float" office:value="1662337" calcext:value-type="float">
            <text:p>1662337</text:p>
          </table:table-cell>
          <table:table-cell/>
          <table:table-cell office:value-type="float" office:value="2735042" calcext:value-type="float">
            <text:p>2735042</text:p>
          </table:table-cell>
          <table:table-cell/>
          <table:table-cell office:value-type="float" office:value="4280936" calcext:value-type="float">
            <text:p>4280936</text:p>
          </table:table-cell>
          <table:table-cell/>
          <table:table-cell office:value-type="float" office:value="5871559" calcext:value-type="float">
            <text:p>5871559</text:p>
          </table:table-cell>
          <table:table-cell/>
          <table:table-cell office:value-type="float" office:value="6808510" calcext:value-type="float">
            <text:p>680851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938416" calcext:value-type="float">
            <text:p>938416</text:p>
          </table:table-cell>
          <table:table-cell/>
          <table:table-cell office:value-type="float" office:value="1643132" calcext:value-type="float">
            <text:p>1643132</text:p>
          </table:table-cell>
          <table:table-cell/>
          <table:table-cell office:value-type="float" office:value="2866741" calcext:value-type="float">
            <text:p>2866741</text:p>
          </table:table-cell>
          <table:table-cell/>
          <table:table-cell office:value-type="float" office:value="4459930" calcext:value-type="float">
            <text:p>4459930</text:p>
          </table:table-cell>
          <table:table-cell/>
          <table:table-cell office:value-type="float" office:value="5995316" calcext:value-type="float">
            <text:p>5995316</text:p>
          </table:table-cell>
          <table:table-cell/>
          <table:table-cell office:value-type="float" office:value="7191011" calcext:value-type="float">
            <text:p>7191011</text:p>
          </table:table-cell>
          <table:table-cell/>
          <table:table-cell office:value-type="float" office:value="7852760" calcext:value-type="float">
            <text:p>785276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943257" calcext:value-type="float">
            <text:p>943257</text:p>
          </table:table-cell>
          <table:table-cell/>
          <table:table-cell office:value-type="float" office:value="1702693" calcext:value-type="float">
            <text:p>1702693</text:p>
          </table:table-cell>
          <table:table-cell/>
          <table:table-cell office:value-type="float" office:value="2720510" calcext:value-type="float">
            <text:p>2720510</text:p>
          </table:table-cell>
          <table:table-cell/>
          <table:table-cell office:value-type="float" office:value="4483362" calcext:value-type="float">
            <text:p>4483362</text:p>
          </table:table-cell>
          <table:table-cell/>
          <table:table-cell office:value-type="float" office:value="6037735" calcext:value-type="float">
            <text:p>6037735</text:p>
          </table:table-cell>
          <table:table-cell/>
          <table:table-cell office:value-type="float" office:value="7356321" calcext:value-type="float">
            <text:p>7356321</text:p>
          </table:table-cell>
          <table:table-cell/>
          <table:table-cell office:value-type="float" office:value="7937984" calcext:value-type="float">
            <text:p>7937984</text:p>
          </table:table-cell>
          <table:table-cell/>
          <table:table-cell office:value-type="float" office:value="9411764" calcext:value-type="float">
            <text:p>941176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936356" calcext:value-type="float">
            <text:p>936356</text:p>
          </table:table-cell>
          <table:table-cell/>
          <table:table-cell office:value-type="float" office:value="1474229" calcext:value-type="float">
            <text:p>1474229</text:p>
          </table:table-cell>
          <table:table-cell/>
          <table:table-cell office:value-type="float" office:value="2988036" calcext:value-type="float">
            <text:p>2988036</text:p>
          </table:table-cell>
          <table:table-cell/>
          <table:table-cell office:value-type="float" office:value="4818823" calcext:value-type="float">
            <text:p>4818823</text:p>
          </table:table-cell>
          <table:table-cell/>
          <table:table-cell office:value-type="float" office:value="6547314" calcext:value-type="float">
            <text:p>6547314</text:p>
          </table:table-cell>
          <table:table-cell/>
          <table:table-cell office:value-type="float" office:value="7658937" calcext:value-type="float">
            <text:p>7658937</text:p>
          </table:table-cell>
          <table:table-cell/>
          <table:table-cell office:value-type="float" office:value="8812392" calcext:value-type="float">
            <text:p>8812392</text:p>
          </table:table-cell>
          <table:table-cell/>
          <table:table-cell office:value-type="float" office:value="10088669" calcext:value-type="float">
            <text:p>10088669</text:p>
          </table:table-cell>
          <table:table-cell/>
          <table:table-cell office:value-type="float" office:value="11365149" calcext:value-type="float">
            <text:p>1136514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935843" calcext:value-type="float">
            <text:p>935843</text:p>
          </table:table-cell>
          <table:table-cell/>
          <table:table-cell office:value-type="float" office:value="1655618" calcext:value-type="float">
            <text:p>1655618</text:p>
          </table:table-cell>
          <table:table-cell/>
          <table:table-cell office:value-type="float" office:value="2914472" calcext:value-type="float">
            <text:p>2914472</text:p>
          </table:table-cell>
          <table:table-cell/>
          <table:table-cell office:value-type="float" office:value="4643990" calcext:value-type="float">
            <text:p>4643990</text:p>
          </table:table-cell>
          <table:table-cell/>
          <table:table-cell office:value-type="float" office:value="6372121" calcext:value-type="float">
            <text:p>6372121</text:p>
          </table:table-cell>
          <table:table-cell/>
          <table:table-cell office:value-type="float" office:value="6041297" calcext:value-type="float">
            <text:p>6041297</text:p>
          </table:table-cell>
          <table:table-cell/>
          <table:table-cell office:value-type="float" office:value="7956487" calcext:value-type="float">
            <text:p>7956487</text:p>
          </table:table-cell>
          <table:table-cell/>
          <table:table-cell office:value-type="float" office:value="9309090" calcext:value-type="float">
            <text:p>9309090</text:p>
          </table:table-cell>
          <table:table-cell/>
          <table:table-cell office:value-type="float" office:value="10534979" calcext:value-type="float">
            <text:p>10534979</text:p>
          </table:table-cell>
          <table:table-cell/>
          <table:table-cell office:value-type="float" office:value="11551043" calcext:value-type="float">
            <text:p>1155104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97834" calcext:value-type="float">
            <text:p>797834</text:p>
          </table:table-cell>
          <table:table-cell/>
          <table:table-cell office:value-type="float" office:value="1340094" calcext:value-type="float">
            <text:p>1340094</text:p>
          </table:table-cell>
          <table:table-cell/>
          <table:table-cell office:value-type="float" office:value="2061087" calcext:value-type="float">
            <text:p>2061087</text:p>
          </table:table-cell>
          <table:table-cell/>
          <table:table-cell office:value-type="float" office:value="2921749" calcext:value-type="float">
            <text:p>2921749</text:p>
          </table:table-cell>
          <table:table-cell/>
          <table:table-cell office:value-type="float" office:value="3547241" calcext:value-type="float">
            <text:p>3547241</text:p>
          </table:table-cell>
          <table:table-cell/>
          <table:table-cell office:value-type="float" office:value="3875851" calcext:value-type="float">
            <text:p>3875851</text:p>
          </table:table-cell>
          <table:table-cell/>
          <table:table-cell office:value-type="float" office:value="4145748" calcext:value-type="float">
            <text:p>4145748</text:p>
          </table:table-cell>
          <table:table-cell/>
          <table:table-cell office:value-type="float" office:value="4521969" calcext:value-type="float">
            <text:p>4521969</text:p>
          </table:table-cell>
          <table:table-cell/>
          <table:table-cell office:value-type="float" office:value="4778905" calcext:value-type="float">
            <text:p>4778905</text:p>
          </table:table-cell>
          <table:table-cell/>
          <table:table-cell office:value-type="float" office:value="4933156" calcext:value-type="float">
            <text:p>4933156</text:p>
          </table:table-cell>
          <table:table-cell/>
          <table:table-cell office:value-type="float" office:value="4413317" calcext:value-type="float">
            <text:p>441331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80487" calcext:value-type="float">
            <text:p>780487</text:p>
          </table:table-cell>
          <table:table-cell/>
          <table:table-cell office:value-type="float" office:value="1247278" calcext:value-type="float">
            <text:p>1247278</text:p>
          </table:table-cell>
          <table:table-cell/>
          <table:table-cell office:value-type="float" office:value="1873313" calcext:value-type="float">
            <text:p>1873313</text:p>
          </table:table-cell>
          <table:table-cell/>
          <table:table-cell office:value-type="float" office:value="2690577" calcext:value-type="float">
            <text:p>2690577</text:p>
          </table:table-cell>
          <table:table-cell/>
          <table:table-cell office:value-type="float" office:value="3263745" calcext:value-type="float">
            <text:p>3263745</text:p>
          </table:table-cell>
          <table:table-cell/>
          <table:table-cell office:value-type="float" office:value="3452170" calcext:value-type="float">
            <text:p>3452170</text:p>
          </table:table-cell>
          <table:table-cell/>
          <table:table-cell office:value-type="float" office:value="3631044" calcext:value-type="float">
            <text:p>3631044</text:p>
          </table:table-cell>
          <table:table-cell/>
          <table:table-cell office:value-type="float" office:value="3928074" calcext:value-type="float">
            <text:p>3928074</text:p>
          </table:table-cell>
          <table:table-cell/>
          <table:table-cell office:value-type="float" office:value="4197581" calcext:value-type="float">
            <text:p>4197581</text:p>
          </table:table-cell>
          <table:table-cell/>
          <table:table-cell office:value-type="float" office:value="4196506" calcext:value-type="float">
            <text:p>4196506</text:p>
          </table:table-cell>
          <table:table-cell/>
          <table:table-cell office:value-type="float" office:value="3917180" calcext:value-type="float">
            <text:p>3917180</text:p>
          </table:table-cell>
          <table:table-cell/>
          <table:table-cell office:value-type="float" office:value="3604523" calcext:value-type="float">
            <text:p>360452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54995" calcext:value-type="float">
            <text:p>754995</text:p>
          </table:table-cell>
          <table:table-cell/>
          <table:table-cell office:value-type="float" office:value="1247363" calcext:value-type="float">
            <text:p>1247363</text:p>
          </table:table-cell>
          <table:table-cell/>
          <table:table-cell office:value-type="float" office:value="1853519" calcext:value-type="float">
            <text:p>1853519</text:p>
          </table:table-cell>
          <table:table-cell/>
          <table:table-cell office:value-type="float" office:value="2518871" calcext:value-type="float">
            <text:p>2518871</text:p>
          </table:table-cell>
          <table:table-cell/>
          <table:table-cell office:value-type="float" office:value="3100505" calcext:value-type="float">
            <text:p>3100505</text:p>
          </table:table-cell>
          <table:table-cell/>
          <table:table-cell office:value-type="float" office:value="3325350" calcext:value-type="float">
            <text:p>3325350</text:p>
          </table:table-cell>
          <table:table-cell/>
          <table:table-cell office:value-type="float" office:value="3589754" calcext:value-type="float">
            <text:p>3589754</text:p>
          </table:table-cell>
          <table:table-cell/>
          <table:table-cell office:value-type="float" office:value="3632091" calcext:value-type="float">
            <text:p>3632091</text:p>
          </table:table-cell>
          <table:table-cell/>
          <table:table-cell office:value-type="float" office:value="3754267" calcext:value-type="float">
            <text:p>3754267</text:p>
          </table:table-cell>
          <table:table-cell/>
          <table:table-cell office:value-type="float" office:value="3721690" calcext:value-type="float">
            <text:p>3721690</text:p>
          </table:table-cell>
          <table:table-cell/>
          <table:table-cell office:value-type="float" office:value="3511659" calcext:value-type="float">
            <text:p>3511659</text:p>
          </table:table-cell>
          <table:table-cell/>
          <table:table-cell office:value-type="float" office:value="3420387" calcext:value-type="float">
            <text:p>3420387</text:p>
          </table:table-cell>
          <table:table-cell/>
          <table:table-cell office:value-type="float" office:value="3439704" calcext:value-type="float">
            <text:p>34397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34383" calcext:value-type="float">
            <text:p>3034383</text:p>
          </table:table-cell>
          <table:table-cell/>
          <table:table-cell office:value-type="float" office:value="3231781" calcext:value-type="float">
            <text:p>3231781</text:p>
          </table:table-cell>
          <table:table-cell/>
          <table:table-cell office:value-type="float" office:value="3403937" calcext:value-type="float">
            <text:p>3403937</text:p>
          </table:table-cell>
          <table:table-cell/>
          <table:table-cell office:value-type="float" office:value="3545706" calcext:value-type="float">
            <text:p>3545706</text:p>
          </table:table-cell>
          <table:table-cell/>
          <table:table-cell office:value-type="float" office:value="3598585" calcext:value-type="float">
            <text:p>3598585</text:p>
          </table:table-cell>
          <table:table-cell/>
          <table:table-cell office:value-type="float" office:value="3547702" calcext:value-type="float">
            <text:p>3547702</text:p>
          </table:table-cell>
          <table:table-cell/>
          <table:table-cell office:value-type="float" office:value="3504036" calcext:value-type="float">
            <text:p>3504036</text:p>
          </table:table-cell>
          <table:table-cell/>
          <table:table-cell office:value-type="float" office:value="3338121" calcext:value-type="float">
            <text:p>3338121</text:p>
          </table:table-cell>
          <table:table-cell/>
          <table:table-cell office:value-type="float" office:value="3217248" calcext:value-type="float">
            <text:p>32172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39157" calcext:value-type="float">
            <text:p>2839157</text:p>
          </table:table-cell>
          <table:table-cell/>
          <table:table-cell office:value-type="float" office:value="3069803" calcext:value-type="float">
            <text:p>3069803</text:p>
          </table:table-cell>
          <table:table-cell/>
          <table:table-cell office:value-type="float" office:value="3345192" calcext:value-type="float">
            <text:p>3345192</text:p>
          </table:table-cell>
          <table:table-cell/>
          <table:table-cell office:value-type="float" office:value="3422781" calcext:value-type="float">
            <text:p>3422781</text:p>
          </table:table-cell>
          <table:table-cell/>
          <table:table-cell office:value-type="float" office:value="3441257" calcext:value-type="float">
            <text:p>3441257</text:p>
          </table:table-cell>
          <table:table-cell/>
          <table:table-cell office:value-type="float" office:value="3469514" calcext:value-type="float">
            <text:p>3469514</text:p>
          </table:table-cell>
          <table:table-cell/>
          <table:table-cell office:value-type="float" office:value="3493464" calcext:value-type="float">
            <text:p>3493464</text:p>
          </table:table-cell>
          <table:table-cell/>
          <table:table-cell office:value-type="float" office:value="3313631" calcext:value-type="float">
            <text:p>3313631</text:p>
          </table:table-cell>
          <table:table-cell/>
          <table:table-cell office:value-type="float" office:value="3244356" calcext:value-type="float">
            <text:p>32443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60828" calcext:value-type="float">
            <text:p>2860828</text:p>
          </table:table-cell>
          <table:table-cell/>
          <table:table-cell office:value-type="float" office:value="3092721" calcext:value-type="float">
            <text:p>3092721</text:p>
          </table:table-cell>
          <table:table-cell/>
          <table:table-cell office:value-type="float" office:value="3249077" calcext:value-type="float">
            <text:p>3249077</text:p>
          </table:table-cell>
          <table:table-cell/>
          <table:table-cell office:value-type="float" office:value="3268049" calcext:value-type="float">
            <text:p>3268049</text:p>
          </table:table-cell>
          <table:table-cell/>
          <table:table-cell office:value-type="float" office:value="3343443" calcext:value-type="float">
            <text:p>3343443</text:p>
          </table:table-cell>
          <table:table-cell/>
          <table:table-cell office:value-type="float" office:value="3506483" calcext:value-type="float">
            <text:p>3506483</text:p>
          </table:table-cell>
          <table:table-cell/>
          <table:table-cell office:value-type="float" office:value="3449571" calcext:value-type="float">
            <text:p>3449571</text:p>
          </table:table-cell>
          <table:table-cell/>
          <table:table-cell office:value-type="float" office:value="3256002" calcext:value-type="float">
            <text:p>3256002</text:p>
          </table:table-cell>
          <table:table-cell/>
          <table:table-cell office:value-type="float" office:value="3199750" calcext:value-type="float">
            <text:p>319975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3657" calcext:value-type="float">
            <text:p>2843657</text:p>
          </table:table-cell>
          <table:table-cell/>
          <table:table-cell office:value-type="float" office:value="3018283" calcext:value-type="float">
            <text:p>3018283</text:p>
          </table:table-cell>
          <table:table-cell/>
          <table:table-cell office:value-type="float" office:value="3209988" calcext:value-type="float">
            <text:p>3209988</text:p>
          </table:table-cell>
          <table:table-cell/>
          <table:table-cell office:value-type="float" office:value="3293076" calcext:value-type="float">
            <text:p>3293076</text:p>
          </table:table-cell>
          <table:table-cell/>
          <table:table-cell office:value-type="float" office:value="3363895" calcext:value-type="float">
            <text:p>3363895</text:p>
          </table:table-cell>
          <table:table-cell/>
          <table:table-cell office:value-type="float" office:value="3418336" calcext:value-type="float">
            <text:p>3418336</text:p>
          </table:table-cell>
          <table:table-cell/>
          <table:table-cell office:value-type="float" office:value="3480117" calcext:value-type="float">
            <text:p>3480117</text:p>
          </table:table-cell>
          <table:table-cell/>
          <table:table-cell office:value-type="float" office:value="3295696" calcext:value-type="float">
            <text:p>3295696</text:p>
          </table:table-cell>
          <table:table-cell/>
          <table:table-cell office:value-type="float" office:value="3179958" calcext:value-type="float">
            <text:p>31799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17724" calcext:value-type="float">
            <text:p>2917724</text:p>
          </table:table-cell>
          <table:table-cell/>
          <table:table-cell office:value-type="float" office:value="3132540" calcext:value-type="float">
            <text:p>3132540</text:p>
          </table:table-cell>
          <table:table-cell/>
          <table:table-cell office:value-type="float" office:value="3218012" calcext:value-type="float">
            <text:p>3218012</text:p>
          </table:table-cell>
          <table:table-cell/>
          <table:table-cell office:value-type="float" office:value="3415579" calcext:value-type="float">
            <text:p>3415579</text:p>
          </table:table-cell>
          <table:table-cell/>
          <table:table-cell office:value-type="float" office:value="3522721" calcext:value-type="float">
            <text:p>3522721</text:p>
          </table:table-cell>
          <table:table-cell/>
          <table:table-cell office:value-type="float" office:value="3402181" calcext:value-type="float">
            <text:p>3402181</text:p>
          </table:table-cell>
          <table:table-cell/>
          <table:table-cell office:value-type="float" office:value="3515882" calcext:value-type="float">
            <text:p>3515882</text:p>
          </table:table-cell>
          <table:table-cell/>
          <table:table-cell office:value-type="float" office:value="3321772" calcext:value-type="float">
            <text:p>3321772</text:p>
          </table:table-cell>
          <table:table-cell/>
          <table:table-cell office:value-type="float" office:value="3232281" calcext:value-type="float">
            <text:p>323228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9685" calcext:value-type="float">
            <text:p>2849685</text:p>
          </table:table-cell>
          <table:table-cell/>
          <table:table-cell office:value-type="float" office:value="3121098" calcext:value-type="float">
            <text:p>3121098</text:p>
          </table:table-cell>
          <table:table-cell/>
          <table:table-cell office:value-type="float" office:value="3235001" calcext:value-type="float">
            <text:p>3235001</text:p>
          </table:table-cell>
          <table:table-cell/>
          <table:table-cell office:value-type="float" office:value="3357461" calcext:value-type="float">
            <text:p>3357461</text:p>
          </table:table-cell>
          <table:table-cell/>
          <table:table-cell office:value-type="float" office:value="3486239" calcext:value-type="float">
            <text:p>3486239</text:p>
          </table:table-cell>
          <table:table-cell/>
          <table:table-cell office:value-type="float" office:value="3433513" calcext:value-type="float">
            <text:p>3433513</text:p>
          </table:table-cell>
          <table:table-cell/>
          <table:table-cell office:value-type="float" office:value="3409125" calcext:value-type="float">
            <text:p>3409125</text:p>
          </table:table-cell>
          <table:table-cell/>
          <table:table-cell office:value-type="float" office:value="3313568" calcext:value-type="float">
            <text:p>3313568</text:p>
          </table:table-cell>
          <table:table-cell/>
          <table:table-cell office:value-type="float" office:value="3257646" calcext:value-type="float">
            <text:p>325764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8137" calcext:value-type="float">
            <text:p>318137</text:p>
          </table:table-cell>
          <table:table-cell/>
          <table:table-cell office:value-type="float" office:value="377279" calcext:value-type="float">
            <text:p>377279</text:p>
          </table:table-cell>
          <table:table-cell/>
          <table:table-cell office:value-type="float" office:value="439830" calcext:value-type="float">
            <text:p>439830</text:p>
          </table:table-cell>
          <table:table-cell/>
          <table:table-cell office:value-type="float" office:value="464056" calcext:value-type="float">
            <text:p>464056</text:p>
          </table:table-cell>
          <table:table-cell/>
          <table:table-cell office:value-type="float" office:value="479094" calcext:value-type="float">
            <text:p>479094</text:p>
          </table:table-cell>
          <table:table-cell/>
          <table:table-cell office:value-type="float" office:value="462952" calcext:value-type="float">
            <text:p>462952</text:p>
          </table:table-cell>
          <table:table-cell/>
          <table:table-cell office:value-type="float" office:value="468166" calcext:value-type="float">
            <text:p>468166</text:p>
          </table:table-cell>
          <table:table-cell/>
          <table:table-cell office:value-type="float" office:value="475816" calcext:value-type="float">
            <text:p>475816</text:p>
          </table:table-cell>
          <table:table-cell/>
          <table:table-cell office:value-type="float" office:value="485385" calcext:value-type="float">
            <text:p>4853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9452" calcext:value-type="float">
            <text:p>309452</text:p>
          </table:table-cell>
          <table:table-cell/>
          <table:table-cell office:value-type="float" office:value="378191" calcext:value-type="float">
            <text:p>378191</text:p>
          </table:table-cell>
          <table:table-cell/>
          <table:table-cell office:value-type="float" office:value="425522" calcext:value-type="float">
            <text:p>425522</text:p>
          </table:table-cell>
          <table:table-cell/>
          <table:table-cell office:value-type="float" office:value="455412" calcext:value-type="float">
            <text:p>455412</text:p>
          </table:table-cell>
          <table:table-cell/>
          <table:table-cell office:value-type="float" office:value="477415" calcext:value-type="float">
            <text:p>477415</text:p>
          </table:table-cell>
          <table:table-cell/>
          <table:table-cell office:value-type="float" office:value="468983" calcext:value-type="float">
            <text:p>468983</text:p>
          </table:table-cell>
          <table:table-cell/>
          <table:table-cell office:value-type="float" office:value="466794" calcext:value-type="float">
            <text:p>466794</text:p>
          </table:table-cell>
          <table:table-cell/>
          <table:table-cell office:value-type="float" office:value="473524" calcext:value-type="float">
            <text:p>473524</text:p>
          </table:table-cell>
          <table:table-cell/>
          <table:table-cell office:value-type="float" office:value="488547" calcext:value-type="float">
            <text:p>48854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30541" calcext:value-type="float">
            <text:p>630541</text:p>
          </table:table-cell>
          <table:table-cell/>
          <table:table-cell office:value-type="float" office:value="1030595" calcext:value-type="float">
            <text:p>1030595</text:p>
          </table:table-cell>
          <table:table-cell/>
          <table:table-cell office:value-type="float" office:value="1542168" calcext:value-type="float">
            <text:p>1542168</text:p>
          </table:table-cell>
          <table:table-cell/>
          <table:table-cell office:value-type="float" office:value="2064516" calcext:value-type="float">
            <text:p>2064516</text:p>
          </table:table-cell>
          <table:table-cell/>
          <table:table-cell office:value-type="float" office:value="2644628" calcext:value-type="float">
            <text:p>264462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85591" calcext:value-type="float">
            <text:p>685591</text:p>
          </table:table-cell>
          <table:table-cell/>
          <table:table-cell office:value-type="float" office:value="1194029" calcext:value-type="float">
            <text:p>1194029</text:p>
          </table:table-cell>
          <table:table-cell/>
          <table:table-cell office:value-type="float" office:value="1868613" calcext:value-type="float">
            <text:p>1868613</text:p>
          </table:table-cell>
          <table:table-cell/>
          <table:table-cell office:value-type="float" office:value="2633744" calcext:value-type="float">
            <text:p>2633744</text:p>
          </table:table-cell>
          <table:table-cell/>
          <table:table-cell office:value-type="float" office:value="3440860" calcext:value-type="float">
            <text:p>3440860</text:p>
          </table:table-cell>
          <table:table-cell/>
          <table:table-cell office:value-type="float" office:value="4063492" calcext:value-type="float">
            <text:p>406349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11308" calcext:value-type="float">
            <text:p>711308</text:p>
          </table:table-cell>
          <table:table-cell/>
          <table:table-cell office:value-type="float" office:value="1125769" calcext:value-type="float">
            <text:p>1125769</text:p>
          </table:table-cell>
          <table:table-cell/>
          <table:table-cell office:value-type="float" office:value="2119205" calcext:value-type="float">
            <text:p>2119205</text:p>
          </table:table-cell>
          <table:table-cell/>
          <table:table-cell office:value-type="float" office:value="3176178" calcext:value-type="float">
            <text:p>3176178</text:p>
          </table:table-cell>
          <table:table-cell/>
          <table:table-cell office:value-type="float" office:value="4231404" calcext:value-type="float">
            <text:p>4231404</text:p>
          </table:table-cell>
          <table:table-cell/>
          <table:table-cell office:value-type="float" office:value="4830188" calcext:value-type="float">
            <text:p>4830188</text:p>
          </table:table-cell>
          <table:table-cell/>
          <table:table-cell office:value-type="float" office:value="5688888" calcext:value-type="float">
            <text:p>568888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13614" calcext:value-type="float">
            <text:p>613614</text:p>
          </table:table-cell>
          <table:table-cell/>
          <table:table-cell office:value-type="float" office:value="1323681" calcext:value-type="float">
            <text:p>1323681</text:p>
          </table:table-cell>
          <table:table-cell/>
          <table:table-cell office:value-type="float" office:value="2186165" calcext:value-type="float">
            <text:p>2186165</text:p>
          </table:table-cell>
          <table:table-cell/>
          <table:table-cell office:value-type="float" office:value="3567944" calcext:value-type="float">
            <text:p>3567944</text:p>
          </table:table-cell>
          <table:table-cell/>
          <table:table-cell office:value-type="float" office:value="4885496" calcext:value-type="float">
            <text:p>4885496</text:p>
          </table:table-cell>
          <table:table-cell/>
          <table:table-cell office:value-type="float" office:value="5638766" calcext:value-type="float">
            <text:p>5638766</text:p>
          </table:table-cell>
          <table:table-cell/>
          <table:table-cell office:value-type="float" office:value="6464646" calcext:value-type="float">
            <text:p>6464646</text:p>
          </table:table-cell>
          <table:table-cell/>
          <table:table-cell office:value-type="float" office:value="7562776" calcext:value-type="float">
            <text:p>756277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689191" calcext:value-type="float">
            <text:p>689191</text:p>
          </table:table-cell>
          <table:table-cell/>
          <table:table-cell office:value-type="float" office:value="1333854" calcext:value-type="float">
            <text:p>1333854</text:p>
          </table:table-cell>
          <table:table-cell/>
          <table:table-cell office:value-type="float" office:value="2420803" calcext:value-type="float">
            <text:p>2420803</text:p>
          </table:table-cell>
          <table:table-cell/>
          <table:table-cell office:value-type="float" office:value="4049031" calcext:value-type="float">
            <text:p>4049031</text:p>
          </table:table-cell>
          <table:table-cell/>
          <table:table-cell office:value-type="float" office:value="5635663" calcext:value-type="float">
            <text:p>5635663</text:p>
          </table:table-cell>
          <table:table-cell/>
          <table:table-cell office:value-type="float" office:value="6619263" calcext:value-type="float">
            <text:p>6619263</text:p>
          </table:table-cell>
          <table:table-cell/>
          <table:table-cell office:value-type="float" office:value="8037676" calcext:value-type="float">
            <text:p>8037676</text:p>
          </table:table-cell>
          <table:table-cell/>
          <table:table-cell office:value-type="float" office:value="9053934" calcext:value-type="float">
            <text:p>9053934</text:p>
          </table:table-cell>
          <table:table-cell/>
          <table:table-cell office:value-type="float" office:value="9752380" calcext:value-type="float">
            <text:p>975238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31036" calcext:value-type="float">
            <text:p>731036</text:p>
          </table:table-cell>
          <table:table-cell/>
          <table:table-cell office:value-type="float" office:value="1346659" calcext:value-type="float">
            <text:p>1346659</text:p>
          </table:table-cell>
          <table:table-cell/>
          <table:table-cell office:value-type="float" office:value="2391126" calcext:value-type="float">
            <text:p>2391126</text:p>
          </table:table-cell>
          <table:table-cell/>
          <table:table-cell office:value-type="float" office:value="4014112" calcext:value-type="float">
            <text:p>4014112</text:p>
          </table:table-cell>
          <table:table-cell/>
          <table:table-cell office:value-type="float" office:value="5856448" calcext:value-type="float">
            <text:p>5856448</text:p>
          </table:table-cell>
          <table:table-cell/>
          <table:table-cell office:value-type="float" office:value="7018505" calcext:value-type="float">
            <text:p>7018505</text:p>
          </table:table-cell>
          <table:table-cell/>
          <table:table-cell office:value-type="float" office:value="8228204" calcext:value-type="float">
            <text:p>8228204</text:p>
          </table:table-cell>
          <table:table-cell/>
          <table:table-cell office:value-type="float" office:value="9724596" calcext:value-type="float">
            <text:p>9724596</text:p>
          </table:table-cell>
          <table:table-cell/>
          <table:table-cell office:value-type="float" office:value="10039215" calcext:value-type="float">
            <text:p>10039215</text:p>
          </table:table-cell>
          <table:table-cell/>
          <table:table-cell office:value-type="float" office:value="10153693" calcext:value-type="float">
            <text:p>1015369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525155" calcext:value-type="float">
            <text:p>525155</text:p>
          </table:table-cell>
          <table:table-cell/>
          <table:table-cell office:value-type="float" office:value="941068" calcext:value-type="float">
            <text:p>941068</text:p>
          </table:table-cell>
          <table:table-cell/>
          <table:table-cell office:value-type="float" office:value="1568147" calcext:value-type="float">
            <text:p>1568147</text:p>
          </table:table-cell>
          <table:table-cell/>
          <table:table-cell office:value-type="float" office:value="2466281" calcext:value-type="float">
            <text:p>2466281</text:p>
          </table:table-cell>
          <table:table-cell/>
          <table:table-cell office:value-type="float" office:value="3397478" calcext:value-type="float">
            <text:p>3397478</text:p>
          </table:table-cell>
          <table:table-cell/>
          <table:table-cell office:value-type="float" office:value="3695083" calcext:value-type="float">
            <text:p>3695083</text:p>
          </table:table-cell>
          <table:table-cell/>
          <table:table-cell office:value-type="float" office:value="4760023" calcext:value-type="float">
            <text:p>4760023</text:p>
          </table:table-cell>
          <table:table-cell/>
          <table:table-cell office:value-type="float" office:value="4660370" calcext:value-type="float">
            <text:p>4660370</text:p>
          </table:table-cell>
          <table:table-cell/>
          <table:table-cell office:value-type="float" office:value="5014077" calcext:value-type="float">
            <text:p>5014077</text:p>
          </table:table-cell>
          <table:table-cell/>
          <table:table-cell office:value-type="float" office:value="4379811" calcext:value-type="float">
            <text:p>4379811</text:p>
          </table:table-cell>
          <table:table-cell/>
          <table:table-cell office:value-type="float" office:value="4304329" calcext:value-type="float">
            <text:p>4304329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468577" calcext:value-type="float">
            <text:p>468577</text:p>
          </table:table-cell>
          <table:table-cell/>
          <table:table-cell office:value-type="float" office:value="842382" calcext:value-type="float">
            <text:p>842382</text:p>
          </table:table-cell>
          <table:table-cell/>
          <table:table-cell office:value-type="float" office:value="1393481" calcext:value-type="float">
            <text:p>1393481</text:p>
          </table:table-cell>
          <table:table-cell/>
          <table:table-cell office:value-type="float" office:value="2103587" calcext:value-type="float">
            <text:p>2103587</text:p>
          </table:table-cell>
          <table:table-cell/>
          <table:table-cell office:value-type="float" office:value="2835386" calcext:value-type="float">
            <text:p>2835386</text:p>
          </table:table-cell>
          <table:table-cell/>
          <table:table-cell office:value-type="float" office:value="3592667" calcext:value-type="float">
            <text:p>3592667</text:p>
          </table:table-cell>
          <table:table-cell/>
          <table:table-cell office:value-type="float" office:value="3855784" calcext:value-type="float">
            <text:p>3855784</text:p>
          </table:table-cell>
          <table:table-cell/>
          <table:table-cell office:value-type="float" office:value="3919992" calcext:value-type="float">
            <text:p>3919992</text:p>
          </table:table-cell>
          <table:table-cell/>
          <table:table-cell office:value-type="float" office:value="4119273" calcext:value-type="float">
            <text:p>4119273</text:p>
          </table:table-cell>
          <table:table-cell/>
          <table:table-cell office:value-type="float" office:value="4180444" calcext:value-type="float">
            <text:p>4180444</text:p>
          </table:table-cell>
          <table:table-cell/>
          <table:table-cell office:value-type="float" office:value="3793119" calcext:value-type="float">
            <text:p>3793119</text:p>
          </table:table-cell>
          <table:table-cell/>
          <table:table-cell office:value-type="float" office:value="3502950" calcext:value-type="float">
            <text:p>350295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448640" calcext:value-type="float">
            <text:p>448640</text:p>
          </table:table-cell>
          <table:table-cell/>
          <table:table-cell office:value-type="float" office:value="802272" calcext:value-type="float">
            <text:p>802272</text:p>
          </table:table-cell>
          <table:table-cell/>
          <table:table-cell office:value-type="float" office:value="1301164" calcext:value-type="float">
            <text:p>1301164</text:p>
          </table:table-cell>
          <table:table-cell/>
          <table:table-cell office:value-type="float" office:value="1978887" calcext:value-type="float">
            <text:p>1978887</text:p>
          </table:table-cell>
          <table:table-cell/>
          <table:table-cell office:value-type="float" office:value="2655902" calcext:value-type="float">
            <text:p>2655902</text:p>
          </table:table-cell>
          <table:table-cell/>
          <table:table-cell office:value-type="float" office:value="3180803" calcext:value-type="float">
            <text:p>3180803</text:p>
          </table:table-cell>
          <table:table-cell/>
          <table:table-cell office:value-type="float" office:value="3619413" calcext:value-type="float">
            <text:p>3619413</text:p>
          </table:table-cell>
          <table:table-cell/>
          <table:table-cell office:value-type="float" office:value="3858599" calcext:value-type="float">
            <text:p>3858599</text:p>
          </table:table-cell>
          <table:table-cell/>
          <table:table-cell office:value-type="float" office:value="3925721" calcext:value-type="float">
            <text:p>3925721</text:p>
          </table:table-cell>
          <table:table-cell/>
          <table:table-cell office:value-type="float" office:value="3869352" calcext:value-type="float">
            <text:p>3869352</text:p>
          </table:table-cell>
          <table:table-cell/>
          <table:table-cell office:value-type="float" office:value="3495178" calcext:value-type="float">
            <text:p>3495178</text:p>
          </table:table-cell>
          <table:table-cell/>
          <table:table-cell office:value-type="float" office:value="3371540" calcext:value-type="float">
            <text:p>3371540</text:p>
          </table:table-cell>
          <table:table-cell/>
          <table:table-cell office:value-type="float" office:value="3505273" calcext:value-type="float">
            <text:p>35052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8551" calcext:value-type="float">
            <text:p>2548551</text:p>
          </table:table-cell>
          <table:table-cell/>
          <table:table-cell office:value-type="float" office:value="3056545" calcext:value-type="float">
            <text:p>3056545</text:p>
          </table:table-cell>
          <table:table-cell/>
          <table:table-cell office:value-type="float" office:value="3302826" calcext:value-type="float">
            <text:p>3302826</text:p>
          </table:table-cell>
          <table:table-cell/>
          <table:table-cell office:value-type="float" office:value="3647373" calcext:value-type="float">
            <text:p>3647373</text:p>
          </table:table-cell>
          <table:table-cell/>
          <table:table-cell office:value-type="float" office:value="3794876" calcext:value-type="float">
            <text:p>3794876</text:p>
          </table:table-cell>
          <table:table-cell/>
          <table:table-cell office:value-type="float" office:value="3531909" calcext:value-type="float">
            <text:p>3531909</text:p>
          </table:table-cell>
          <table:table-cell/>
          <table:table-cell office:value-type="float" office:value="3583473" calcext:value-type="float">
            <text:p>3583473</text:p>
          </table:table-cell>
          <table:table-cell/>
          <table:table-cell office:value-type="float" office:value="3335335" calcext:value-type="float">
            <text:p>3335335</text:p>
          </table:table-cell>
          <table:table-cell/>
          <table:table-cell office:value-type="float" office:value="3207768" calcext:value-type="float">
            <text:p>32077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4623" calcext:value-type="float">
            <text:p>2454623</text:p>
          </table:table-cell>
          <table:table-cell/>
          <table:table-cell office:value-type="float" office:value="2838653" calcext:value-type="float">
            <text:p>2838653</text:p>
          </table:table-cell>
          <table:table-cell/>
          <table:table-cell office:value-type="float" office:value="3399840" calcext:value-type="float">
            <text:p>3399840</text:p>
          </table:table-cell>
          <table:table-cell/>
          <table:table-cell office:value-type="float" office:value="3496558" calcext:value-type="float">
            <text:p>3496558</text:p>
          </table:table-cell>
          <table:table-cell/>
          <table:table-cell office:value-type="float" office:value="3521547" calcext:value-type="float">
            <text:p>3521547</text:p>
          </table:table-cell>
          <table:table-cell/>
          <table:table-cell office:value-type="float" office:value="3562184" calcext:value-type="float">
            <text:p>3562184</text:p>
          </table:table-cell>
          <table:table-cell/>
          <table:table-cell office:value-type="float" office:value="3538641" calcext:value-type="float">
            <text:p>3538641</text:p>
          </table:table-cell>
          <table:table-cell/>
          <table:table-cell office:value-type="float" office:value="3363390" calcext:value-type="float">
            <text:p>3363390</text:p>
          </table:table-cell>
          <table:table-cell/>
          <table:table-cell office:value-type="float" office:value="3224530" calcext:value-type="float">
            <text:p>32245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5184" calcext:value-type="float">
            <text:p>2425184</text:p>
          </table:table-cell>
          <table:table-cell/>
          <table:table-cell office:value-type="float" office:value="2826947" calcext:value-type="float">
            <text:p>2826947</text:p>
          </table:table-cell>
          <table:table-cell/>
          <table:table-cell office:value-type="float" office:value="3190691" calcext:value-type="float">
            <text:p>3190691</text:p>
          </table:table-cell>
          <table:table-cell/>
          <table:table-cell office:value-type="float" office:value="3385307" calcext:value-type="float">
            <text:p>3385307</text:p>
          </table:table-cell>
          <table:table-cell/>
          <table:table-cell office:value-type="float" office:value="3504795" calcext:value-type="float">
            <text:p>3504795</text:p>
          </table:table-cell>
          <table:table-cell/>
          <table:table-cell office:value-type="float" office:value="3561729" calcext:value-type="float">
            <text:p>3561729</text:p>
          </table:table-cell>
          <table:table-cell/>
          <table:table-cell office:value-type="float" office:value="3497911" calcext:value-type="float">
            <text:p>3497911</text:p>
          </table:table-cell>
          <table:table-cell/>
          <table:table-cell office:value-type="float" office:value="3340520" calcext:value-type="float">
            <text:p>3340520</text:p>
          </table:table-cell>
          <table:table-cell/>
          <table:table-cell office:value-type="float" office:value="3217596" calcext:value-type="float">
            <text:p>32175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3932" calcext:value-type="float">
            <text:p>2363932</text:p>
          </table:table-cell>
          <table:table-cell/>
          <table:table-cell office:value-type="float" office:value="2747020" calcext:value-type="float">
            <text:p>2747020</text:p>
          </table:table-cell>
          <table:table-cell/>
          <table:table-cell office:value-type="float" office:value="3191343" calcext:value-type="float">
            <text:p>3191343</text:p>
          </table:table-cell>
          <table:table-cell/>
          <table:table-cell office:value-type="float" office:value="3324026" calcext:value-type="float">
            <text:p>3324026</text:p>
          </table:table-cell>
          <table:table-cell/>
          <table:table-cell office:value-type="float" office:value="3435088" calcext:value-type="float">
            <text:p>3435088</text:p>
          </table:table-cell>
          <table:table-cell/>
          <table:table-cell office:value-type="float" office:value="3497319" calcext:value-type="float">
            <text:p>3497319</text:p>
          </table:table-cell>
          <table:table-cell/>
          <table:table-cell office:value-type="float" office:value="3419054" calcext:value-type="float">
            <text:p>3419054</text:p>
          </table:table-cell>
          <table:table-cell/>
          <table:table-cell office:value-type="float" office:value="3338742" calcext:value-type="float">
            <text:p>3338742</text:p>
          </table:table-cell>
          <table:table-cell/>
          <table:table-cell office:value-type="float" office:value="3188207" calcext:value-type="float">
            <text:p>31882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43334" calcext:value-type="float">
            <text:p>2343334</text:p>
          </table:table-cell>
          <table:table-cell/>
          <table:table-cell office:value-type="float" office:value="2677958" calcext:value-type="float">
            <text:p>2677958</text:p>
          </table:table-cell>
          <table:table-cell/>
          <table:table-cell office:value-type="float" office:value="3132973" calcext:value-type="float">
            <text:p>3132973</text:p>
          </table:table-cell>
          <table:table-cell/>
          <table:table-cell office:value-type="float" office:value="3168427" calcext:value-type="float">
            <text:p>3168427</text:p>
          </table:table-cell>
          <table:table-cell/>
          <table:table-cell office:value-type="float" office:value="3407915" calcext:value-type="float">
            <text:p>3407915</text:p>
          </table:table-cell>
          <table:table-cell/>
          <table:table-cell office:value-type="float" office:value="3500256" calcext:value-type="float">
            <text:p>3500256</text:p>
          </table:table-cell>
          <table:table-cell/>
          <table:table-cell office:value-type="float" office:value="3535882" calcext:value-type="float">
            <text:p>3535882</text:p>
          </table:table-cell>
          <table:table-cell/>
          <table:table-cell office:value-type="float" office:value="3356231" calcext:value-type="float">
            <text:p>3356231</text:p>
          </table:table-cell>
          <table:table-cell/>
          <table:table-cell office:value-type="float" office:value="3215774" calcext:value-type="float">
            <text:p>32157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06520" calcext:value-type="float">
            <text:p>2306520</text:p>
          </table:table-cell>
          <table:table-cell/>
          <table:table-cell office:value-type="float" office:value="2750952" calcext:value-type="float">
            <text:p>2750952</text:p>
          </table:table-cell>
          <table:table-cell/>
          <table:table-cell office:value-type="float" office:value="3173404" calcext:value-type="float">
            <text:p>3173404</text:p>
          </table:table-cell>
          <table:table-cell/>
          <table:table-cell office:value-type="float" office:value="3362528" calcext:value-type="float">
            <text:p>3362528</text:p>
          </table:table-cell>
          <table:table-cell/>
          <table:table-cell office:value-type="float" office:value="3481813" calcext:value-type="float">
            <text:p>3481813</text:p>
          </table:table-cell>
          <table:table-cell/>
          <table:table-cell office:value-type="float" office:value="3503312" calcext:value-type="float">
            <text:p>3503312</text:p>
          </table:table-cell>
          <table:table-cell/>
          <table:table-cell office:value-type="float" office:value="3483111" calcext:value-type="float">
            <text:p>3483111</text:p>
          </table:table-cell>
          <table:table-cell/>
          <table:table-cell office:value-type="float" office:value="3345909" calcext:value-type="float">
            <text:p>3345909</text:p>
          </table:table-cell>
          <table:table-cell/>
          <table:table-cell office:value-type="float" office:value="3237562" calcext:value-type="float">
            <text:p>323756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8247" calcext:value-type="float">
            <text:p>188247</text:p>
          </table:table-cell>
          <table:table-cell/>
          <table:table-cell office:value-type="float" office:value="313884" calcext:value-type="float">
            <text:p>313884</text:p>
          </table:table-cell>
          <table:table-cell/>
          <table:table-cell office:value-type="float" office:value="455214" calcext:value-type="float">
            <text:p>455214</text:p>
          </table:table-cell>
          <table:table-cell/>
          <table:table-cell office:value-type="float" office:value="530350" calcext:value-type="float">
            <text:p>530350</text:p>
          </table:table-cell>
          <table:table-cell/>
          <table:table-cell office:value-type="float" office:value="571592" calcext:value-type="float">
            <text:p>571592</text:p>
          </table:table-cell>
          <table:table-cell/>
          <table:table-cell office:value-type="float" office:value="623779" calcext:value-type="float">
            <text:p>623779</text:p>
          </table:table-cell>
          <table:table-cell/>
          <table:table-cell office:value-type="float" office:value="650073" calcext:value-type="float">
            <text:p>650073</text:p>
          </table:table-cell>
          <table:table-cell/>
          <table:table-cell office:value-type="float" office:value="573663" calcext:value-type="float">
            <text:p>573663</text:p>
          </table:table-cell>
          <table:table-cell/>
          <table:table-cell office:value-type="float" office:value="592428" calcext:value-type="float">
            <text:p>5924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0518" calcext:value-type="float">
            <text:p>150518</text:p>
          </table:table-cell>
          <table:table-cell/>
          <table:table-cell office:value-type="float" office:value="230539" calcext:value-type="float">
            <text:p>230539</text:p>
          </table:table-cell>
          <table:table-cell/>
          <table:table-cell office:value-type="float" office:value="270027" calcext:value-type="float">
            <text:p>270027</text:p>
          </table:table-cell>
          <table:table-cell/>
          <table:table-cell office:value-type="float" office:value="311232" calcext:value-type="float">
            <text:p>311232</text:p>
          </table:table-cell>
          <table:table-cell/>
          <table:table-cell office:value-type="float" office:value="367901" calcext:value-type="float">
            <text:p>367901</text:p>
          </table:table-cell>
          <table:table-cell/>
          <table:table-cell office:value-type="float" office:value="425640" calcext:value-type="float">
            <text:p>425640</text:p>
          </table:table-cell>
          <table:table-cell/>
          <table:table-cell office:value-type="float" office:value="465252" calcext:value-type="float">
            <text:p>465252</text:p>
          </table:table-cell>
          <table:table-cell/>
          <table:table-cell office:value-type="float" office:value="450946" calcext:value-type="float">
            <text:p>450946</text:p>
          </table:table-cell>
          <table:table-cell/>
          <table:table-cell office:value-type="float" office:value="453838" calcext:value-type="float">
            <text:p>45383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28710" calcext:value-type="float">
            <text:p>328710</text:p>
          </table:table-cell>
          <table:table-cell/>
          <table:table-cell office:value-type="float" office:value="510366" calcext:value-type="float">
            <text:p>510366</text:p>
          </table:table-cell>
          <table:table-cell/>
          <table:table-cell office:value-type="float" office:value="747663" calcext:value-type="float">
            <text:p>747663</text:p>
          </table:table-cell>
          <table:table-cell/>
          <table:table-cell office:value-type="float" office:value="919540" calcext:value-type="float">
            <text:p>919540</text:p>
          </table:table-cell>
          <table:table-cell/>
          <table:table-cell office:value-type="float" office:value="1124780" calcext:value-type="float">
            <text:p>112478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73069" calcext:value-type="float">
            <text:p>373069</text:p>
          </table:table-cell>
          <table:table-cell/>
          <table:table-cell office:value-type="float" office:value="628992" calcext:value-type="float">
            <text:p>628992</text:p>
          </table:table-cell>
          <table:table-cell/>
          <table:table-cell office:value-type="float" office:value="963855" calcext:value-type="float">
            <text:p>963855</text:p>
          </table:table-cell>
          <table:table-cell/>
          <table:table-cell office:value-type="float" office:value="1307456" calcext:value-type="float">
            <text:p>1307456</text:p>
          </table:table-cell>
          <table:table-cell/>
          <table:table-cell office:value-type="float" office:value="1647361" calcext:value-type="float">
            <text:p>1647361</text:p>
          </table:table-cell>
          <table:table-cell/>
          <table:table-cell office:value-type="float" office:value="1879588" calcext:value-type="float">
            <text:p>187958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95427" calcext:value-type="float">
            <text:p>395427</text:p>
          </table:table-cell>
          <table:table-cell/>
          <table:table-cell office:value-type="float" office:value="687063" calcext:value-type="float">
            <text:p>687063</text:p>
          </table:table-cell>
          <table:table-cell/>
          <table:table-cell office:value-type="float" office:value="1120350" calcext:value-type="float">
            <text:p>1120350</text:p>
          </table:table-cell>
          <table:table-cell/>
          <table:table-cell office:value-type="float" office:value="1730899" calcext:value-type="float">
            <text:p>1730899</text:p>
          </table:table-cell>
          <table:table-cell/>
          <table:table-cell office:value-type="float" office:value="2265486" calcext:value-type="float">
            <text:p>2265486</text:p>
          </table:table-cell>
          <table:table-cell/>
          <table:table-cell office:value-type="float" office:value="2514734" calcext:value-type="float">
            <text:p>2514734</text:p>
          </table:table-cell>
          <table:table-cell/>
          <table:table-cell office:value-type="float" office:value="3164400" calcext:value-type="float">
            <text:p>31644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303623" calcext:value-type="float">
            <text:p>303623</text:p>
          </table:table-cell>
          <table:table-cell/>
          <table:table-cell office:value-type="float" office:value="745703" calcext:value-type="float">
            <text:p>745703</text:p>
          </table:table-cell>
          <table:table-cell/>
          <table:table-cell office:value-type="float" office:value="1265134" calcext:value-type="float">
            <text:p>1265134</text:p>
          </table:table-cell>
          <table:table-cell/>
          <table:table-cell office:value-type="float" office:value="2004698" calcext:value-type="float">
            <text:p>2004698</text:p>
          </table:table-cell>
          <table:table-cell/>
          <table:table-cell office:value-type="float" office:value="2743837" calcext:value-type="float">
            <text:p>2743837</text:p>
          </table:table-cell>
          <table:table-cell/>
          <table:table-cell office:value-type="float" office:value="3480625" calcext:value-type="float">
            <text:p>3480625</text:p>
          </table:table-cell>
          <table:table-cell/>
          <table:table-cell office:value-type="float" office:value="3908396" calcext:value-type="float">
            <text:p>3908396</text:p>
          </table:table-cell>
          <table:table-cell/>
          <table:table-cell office:value-type="float" office:value="4050632" calcext:value-type="float">
            <text:p>405063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11261" calcext:value-type="float">
            <text:p>411261</text:p>
          </table:table-cell>
          <table:table-cell/>
          <table:table-cell office:value-type="float" office:value="785577" calcext:value-type="float">
            <text:p>785577</text:p>
          </table:table-cell>
          <table:table-cell/>
          <table:table-cell office:value-type="float" office:value="1347723" calcext:value-type="float">
            <text:p>1347723</text:p>
          </table:table-cell>
          <table:table-cell/>
          <table:table-cell office:value-type="float" office:value="2307865" calcext:value-type="float">
            <text:p>2307865</text:p>
          </table:table-cell>
          <table:table-cell/>
          <table:table-cell office:value-type="float" office:value="3292604" calcext:value-type="float">
            <text:p>3292604</text:p>
          </table:table-cell>
          <table:table-cell/>
          <table:table-cell office:value-type="float" office:value="3985986" calcext:value-type="float">
            <text:p>3985986</text:p>
          </table:table-cell>
          <table:table-cell/>
          <table:table-cell office:value-type="float" office:value="5022069" calcext:value-type="float">
            <text:p>5022069</text:p>
          </table:table-cell>
          <table:table-cell/>
          <table:table-cell office:value-type="float" office:value="4985394" calcext:value-type="float">
            <text:p>4985394</text:p>
          </table:table-cell>
          <table:table-cell/>
          <table:table-cell office:value-type="float" office:value="5844748" calcext:value-type="float">
            <text:p>5844748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19715" calcext:value-type="float">
            <text:p>419715</text:p>
          </table:table-cell>
          <table:table-cell/>
          <table:table-cell office:value-type="float" office:value="658881" calcext:value-type="float">
            <text:p>658881</text:p>
          </table:table-cell>
          <table:table-cell/>
          <table:table-cell office:value-type="float" office:value="1402163" calcext:value-type="float">
            <text:p>1402163</text:p>
          </table:table-cell>
          <table:table-cell/>
          <table:table-cell office:value-type="float" office:value="2395321" calcext:value-type="float">
            <text:p>2395321</text:p>
          </table:table-cell>
          <table:table-cell/>
          <table:table-cell office:value-type="float" office:value="3633782" calcext:value-type="float">
            <text:p>3633782</text:p>
          </table:table-cell>
          <table:table-cell/>
          <table:table-cell office:value-type="float" office:value="4614691" calcext:value-type="float">
            <text:p>4614691</text:p>
          </table:table-cell>
          <table:table-cell/>
          <table:table-cell office:value-type="float" office:value="5134118" calcext:value-type="float">
            <text:p>5134118</text:p>
          </table:table-cell>
          <table:table-cell/>
          <table:table-cell office:value-type="float" office:value="6352357" calcext:value-type="float">
            <text:p>6352357</text:p>
          </table:table-cell>
          <table:table-cell/>
          <table:table-cell office:value-type="float" office:value="7032967" calcext:value-type="float">
            <text:p>7032967</text:p>
          </table:table-cell>
          <table:table-cell/>
          <table:table-cell office:value-type="float" office:value="6400000" calcext:value-type="float">
            <text:p>6400000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335556" calcext:value-type="float">
            <text:p>335556</text:p>
          </table:table-cell>
          <table:table-cell/>
          <table:table-cell office:value-type="float" office:value="630940" calcext:value-type="float">
            <text:p>630940</text:p>
          </table:table-cell>
          <table:table-cell/>
          <table:table-cell office:value-type="float" office:value="1021956" calcext:value-type="float">
            <text:p>1021956</text:p>
          </table:table-cell>
          <table:table-cell/>
          <table:table-cell office:value-type="float" office:value="1649086" calcext:value-type="float">
            <text:p>1649086</text:p>
          </table:table-cell>
          <table:table-cell/>
          <table:table-cell office:value-type="float" office:value="2294035" calcext:value-type="float">
            <text:p>2294035</text:p>
          </table:table-cell>
          <table:table-cell/>
          <table:table-cell office:value-type="float" office:value="2798578" calcext:value-type="float">
            <text:p>2798578</text:p>
          </table:table-cell>
          <table:table-cell/>
          <table:table-cell office:value-type="float" office:value="3272088" calcext:value-type="float">
            <text:p>3272088</text:p>
          </table:table-cell>
          <table:table-cell/>
          <table:table-cell office:value-type="float" office:value="3476194" calcext:value-type="float">
            <text:p>3476194</text:p>
          </table:table-cell>
          <table:table-cell/>
          <table:table-cell office:value-type="float" office:value="3604681" calcext:value-type="float">
            <text:p>3604681</text:p>
          </table:table-cell>
          <table:table-cell/>
          <table:table-cell office:value-type="float" office:value="3395788" calcext:value-type="float">
            <text:p>3395788</text:p>
          </table:table-cell>
          <table:table-cell/>
          <table:table-cell office:value-type="float" office:value="3380374" calcext:value-type="float">
            <text:p>338037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320876" calcext:value-type="float">
            <text:p>320876</text:p>
          </table:table-cell>
          <table:table-cell/>
          <table:table-cell office:value-type="float" office:value="576527" calcext:value-type="float">
            <text:p>576527</text:p>
          </table:table-cell>
          <table:table-cell/>
          <table:table-cell office:value-type="float" office:value="976621" calcext:value-type="float">
            <text:p>976621</text:p>
          </table:table-cell>
          <table:table-cell/>
          <table:table-cell office:value-type="float" office:value="1499213" calcext:value-type="float">
            <text:p>1499213</text:p>
          </table:table-cell>
          <table:table-cell/>
          <table:table-cell office:value-type="float" office:value="2121894" calcext:value-type="float">
            <text:p>2121894</text:p>
          </table:table-cell>
          <table:table-cell/>
          <table:table-cell office:value-type="float" office:value="2509727" calcext:value-type="float">
            <text:p>2509727</text:p>
          </table:table-cell>
          <table:table-cell/>
          <table:table-cell office:value-type="float" office:value="2930004" calcext:value-type="float">
            <text:p>2930004</text:p>
          </table:table-cell>
          <table:table-cell/>
          <table:table-cell office:value-type="float" office:value="3018089" calcext:value-type="float">
            <text:p>3018089</text:p>
          </table:table-cell>
          <table:table-cell/>
          <table:table-cell office:value-type="float" office:value="3095525" calcext:value-type="float">
            <text:p>3095525</text:p>
          </table:table-cell>
          <table:table-cell/>
          <table:table-cell office:value-type="float" office:value="3117792" calcext:value-type="float">
            <text:p>3117792</text:p>
          </table:table-cell>
          <table:table-cell/>
          <table:table-cell office:value-type="float" office:value="3092487" calcext:value-type="float">
            <text:p>3092487</text:p>
          </table:table-cell>
          <table:table-cell/>
          <table:table-cell office:value-type="float" office:value="2874688" calcext:value-type="float">
            <text:p>287468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305347" calcext:value-type="float">
            <text:p>305347</text:p>
          </table:table-cell>
          <table:table-cell/>
          <table:table-cell office:value-type="float" office:value="554731" calcext:value-type="float">
            <text:p>554731</text:p>
          </table:table-cell>
          <table:table-cell/>
          <table:table-cell office:value-type="float" office:value="924198" calcext:value-type="float">
            <text:p>924198</text:p>
          </table:table-cell>
          <table:table-cell/>
          <table:table-cell office:value-type="float" office:value="1432543" calcext:value-type="float">
            <text:p>1432543</text:p>
          </table:table-cell>
          <table:table-cell/>
          <table:table-cell office:value-type="float" office:value="1968639" calcext:value-type="float">
            <text:p>1968639</text:p>
          </table:table-cell>
          <table:table-cell/>
          <table:table-cell office:value-type="float" office:value="2386146" calcext:value-type="float">
            <text:p>2386146</text:p>
          </table:table-cell>
          <table:table-cell/>
          <table:table-cell office:value-type="float" office:value="2772578" calcext:value-type="float">
            <text:p>2772578</text:p>
          </table:table-cell>
          <table:table-cell/>
          <table:table-cell office:value-type="float" office:value="2948088" calcext:value-type="float">
            <text:p>2948088</text:p>
          </table:table-cell>
          <table:table-cell/>
          <table:table-cell office:value-type="float" office:value="2971561" calcext:value-type="float">
            <text:p>2971561</text:p>
          </table:table-cell>
          <table:table-cell/>
          <table:table-cell office:value-type="float" office:value="2985259" calcext:value-type="float">
            <text:p>2985259</text:p>
          </table:table-cell>
          <table:table-cell/>
          <table:table-cell office:value-type="float" office:value="2892808" calcext:value-type="float">
            <text:p>2892808</text:p>
          </table:table-cell>
          <table:table-cell/>
          <table:table-cell office:value-type="float" office:value="2730120" calcext:value-type="float">
            <text:p>2730120</text:p>
          </table:table-cell>
          <table:table-cell/>
          <table:table-cell office:value-type="float" office:value="2753983" calcext:value-type="float">
            <text:p>27539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19504" calcext:value-type="float">
            <text:p>1819504</text:p>
          </table:table-cell>
          <table:table-cell/>
          <table:table-cell office:value-type="float" office:value="2349836" calcext:value-type="float">
            <text:p>2349836</text:p>
          </table:table-cell>
          <table:table-cell/>
          <table:table-cell office:value-type="float" office:value="2710877" calcext:value-type="float">
            <text:p>2710877</text:p>
          </table:table-cell>
          <table:table-cell/>
          <table:table-cell office:value-type="float" office:value="2803919" calcext:value-type="float">
            <text:p>2803919</text:p>
          </table:table-cell>
          <table:table-cell/>
          <table:table-cell office:value-type="float" office:value="2927727" calcext:value-type="float">
            <text:p>2927727</text:p>
          </table:table-cell>
          <table:table-cell/>
          <table:table-cell office:value-type="float" office:value="2890537" calcext:value-type="float">
            <text:p>2890537</text:p>
          </table:table-cell>
          <table:table-cell/>
          <table:table-cell office:value-type="float" office:value="2791165" calcext:value-type="float">
            <text:p>2791165</text:p>
          </table:table-cell>
          <table:table-cell/>
          <table:table-cell office:value-type="float" office:value="2677846" calcext:value-type="float">
            <text:p>2677846</text:p>
          </table:table-cell>
          <table:table-cell/>
          <table:table-cell office:value-type="float" office:value="2622593" calcext:value-type="float">
            <text:p>262259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2138" calcext:value-type="float">
            <text:p>1532138</text:p>
          </table:table-cell>
          <table:table-cell/>
          <table:table-cell office:value-type="float" office:value="2249259" calcext:value-type="float">
            <text:p>2249259</text:p>
          </table:table-cell>
          <table:table-cell/>
          <table:table-cell office:value-type="float" office:value="2628937" calcext:value-type="float">
            <text:p>2628937</text:p>
          </table:table-cell>
          <table:table-cell/>
          <table:table-cell office:value-type="float" office:value="2820220" calcext:value-type="float">
            <text:p>2820220</text:p>
          </table:table-cell>
          <table:table-cell/>
          <table:table-cell office:value-type="float" office:value="2865989" calcext:value-type="float">
            <text:p>2865989</text:p>
          </table:table-cell>
          <table:table-cell/>
          <table:table-cell office:value-type="float" office:value="2863046" calcext:value-type="float">
            <text:p>2863046</text:p>
          </table:table-cell>
          <table:table-cell/>
          <table:table-cell office:value-type="float" office:value="2805383" calcext:value-type="float">
            <text:p>2805383</text:p>
          </table:table-cell>
          <table:table-cell/>
          <table:table-cell office:value-type="float" office:value="2662528" calcext:value-type="float">
            <text:p>2662528</text:p>
          </table:table-cell>
          <table:table-cell/>
          <table:table-cell office:value-type="float" office:value="2581651" calcext:value-type="float">
            <text:p>25816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60062" calcext:value-type="float">
            <text:p>1460062</text:p>
          </table:table-cell>
          <table:table-cell/>
          <table:table-cell office:value-type="float" office:value="1760610" calcext:value-type="float">
            <text:p>1760610</text:p>
          </table:table-cell>
          <table:table-cell/>
          <table:table-cell office:value-type="float" office:value="1942811" calcext:value-type="float">
            <text:p>1942811</text:p>
          </table:table-cell>
          <table:table-cell/>
          <table:table-cell office:value-type="float" office:value="2018740" calcext:value-type="float">
            <text:p>2018740</text:p>
          </table:table-cell>
          <table:table-cell/>
          <table:table-cell office:value-type="float" office:value="2349491" calcext:value-type="float">
            <text:p>2349491</text:p>
          </table:table-cell>
          <table:table-cell/>
          <table:table-cell office:value-type="float" office:value="2208011" calcext:value-type="float">
            <text:p>2208011</text:p>
          </table:table-cell>
          <table:table-cell/>
          <table:table-cell office:value-type="float" office:value="2160209" calcext:value-type="float">
            <text:p>2160209</text:p>
          </table:table-cell>
          <table:table-cell/>
          <table:table-cell office:value-type="float" office:value="2077655" calcext:value-type="float">
            <text:p>2077655</text:p>
          </table:table-cell>
          <table:table-cell/>
          <table:table-cell office:value-type="float" office:value="2028604" calcext:value-type="float">
            <text:p>20286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6895" calcext:value-type="float">
            <text:p>406895</text:p>
          </table:table-cell>
          <table:table-cell/>
          <table:table-cell office:value-type="float" office:value="425310" calcext:value-type="float">
            <text:p>425310</text:p>
          </table:table-cell>
          <table:table-cell/>
          <table:table-cell office:value-type="float" office:value="428824" calcext:value-type="float">
            <text:p>428824</text:p>
          </table:table-cell>
          <table:table-cell/>
          <table:table-cell office:value-type="float" office:value="432740" calcext:value-type="float">
            <text:p>432740</text:p>
          </table:table-cell>
          <table:table-cell/>
          <table:table-cell office:value-type="float" office:value="429963" calcext:value-type="float">
            <text:p>429963</text:p>
          </table:table-cell>
          <table:table-cell/>
          <table:table-cell office:value-type="float" office:value="428675" calcext:value-type="float">
            <text:p>428675</text:p>
          </table:table-cell>
          <table:table-cell/>
          <table:table-cell office:value-type="float" office:value="437602" calcext:value-type="float">
            <text:p>437602</text:p>
          </table:table-cell>
          <table:table-cell/>
          <table:table-cell office:value-type="float" office:value="432887" calcext:value-type="float">
            <text:p>432887</text:p>
          </table:table-cell>
          <table:table-cell/>
          <table:table-cell office:value-type="float" office:value="430477" calcext:value-type="float">
            <text:p>4304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6707" calcext:value-type="float">
            <text:p>296707</text:p>
          </table:table-cell>
          <table:table-cell/>
          <table:table-cell office:value-type="float" office:value="321772" calcext:value-type="float">
            <text:p>321772</text:p>
          </table:table-cell>
          <table:table-cell/>
          <table:table-cell office:value-type="float" office:value="239839" calcext:value-type="float">
            <text:p>239839</text:p>
          </table:table-cell>
          <table:table-cell/>
          <table:table-cell office:value-type="float" office:value="302732" calcext:value-type="float">
            <text:p>302732</text:p>
          </table:table-cell>
          <table:table-cell/>
          <table:table-cell office:value-type="float" office:value="305599" calcext:value-type="float">
            <text:p>305599</text:p>
          </table:table-cell>
          <table:table-cell/>
          <table:table-cell office:value-type="float" office:value="305418" calcext:value-type="float">
            <text:p>305418</text:p>
          </table:table-cell>
          <table:table-cell/>
          <table:table-cell office:value-type="float" office:value="311633" calcext:value-type="float">
            <text:p>311633</text:p>
          </table:table-cell>
          <table:table-cell/>
          <table:table-cell office:value-type="float" office:value="310923" calcext:value-type="float">
            <text:p>310923</text:p>
          </table:table-cell>
          <table:table-cell/>
          <table:table-cell office:value-type="float" office:value="310239" calcext:value-type="float">
            <text:p>3102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7704" calcext:value-type="float">
            <text:p>257704</text:p>
          </table:table-cell>
          <table:table-cell/>
          <table:table-cell office:value-type="float" office:value="302697" calcext:value-type="float">
            <text:p>302697</text:p>
          </table:table-cell>
          <table:table-cell/>
          <table:table-cell office:value-type="float" office:value="268444" calcext:value-type="float">
            <text:p>268444</text:p>
          </table:table-cell>
          <table:table-cell/>
          <table:table-cell office:value-type="float" office:value="265252" calcext:value-type="float">
            <text:p>265252</text:p>
          </table:table-cell>
          <table:table-cell/>
          <table:table-cell office:value-type="float" office:value="188400" calcext:value-type="float">
            <text:p>188400</text:p>
          </table:table-cell>
          <table:table-cell/>
          <table:table-cell office:value-type="float" office:value="243134" calcext:value-type="float">
            <text:p>243134</text:p>
          </table:table-cell>
          <table:table-cell/>
          <table:table-cell office:value-type="float" office:value="284352" calcext:value-type="float">
            <text:p>284352</text:p>
          </table:table-cell>
          <table:table-cell/>
          <table:table-cell office:value-type="float" office:value="284130" calcext:value-type="float">
            <text:p>284130</text:p>
          </table:table-cell>
          <table:table-cell/>
          <table:table-cell office:value-type="float" office:value="281827" calcext:value-type="float">
            <text:p>2818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0945" calcext:value-type="float">
            <text:p>240945</text:p>
          </table:table-cell>
          <table:table-cell/>
          <table:table-cell office:value-type="float" office:value="281559" calcext:value-type="float">
            <text:p>281559</text:p>
          </table:table-cell>
          <table:table-cell/>
          <table:table-cell office:value-type="float" office:value="253162" calcext:value-type="float">
            <text:p>253162</text:p>
          </table:table-cell>
          <table:table-cell/>
          <table:table-cell office:value-type="float" office:value="259124" calcext:value-type="float">
            <text:p>259124</text:p>
          </table:table-cell>
          <table:table-cell/>
          <table:table-cell office:value-type="float" office:value="247251" calcext:value-type="float">
            <text:p>247251</text:p>
          </table:table-cell>
          <table:table-cell/>
          <table:table-cell office:value-type="float" office:value="261242" calcext:value-type="float">
            <text:p>261242</text:p>
          </table:table-cell>
          <table:table-cell/>
          <table:table-cell office:value-type="float" office:value="260094" calcext:value-type="float">
            <text:p>260094</text:p>
          </table:table-cell>
          <table:table-cell/>
          <table:table-cell office:value-type="float" office:value="250871" calcext:value-type="float">
            <text:p>250871</text:p>
          </table:table-cell>
          <table:table-cell/>
          <table:table-cell office:value-type="float" office:value="247372" calcext:value-type="float">
            <text:p>2473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4244" calcext:value-type="float">
            <text:p>204244</text:p>
          </table:table-cell>
          <table:table-cell/>
          <table:table-cell office:value-type="float" office:value="280538" calcext:value-type="float">
            <text:p>280538</text:p>
          </table:table-cell>
          <table:table-cell/>
          <table:table-cell office:value-type="float" office:value="241882" calcext:value-type="float">
            <text:p>241882</text:p>
          </table:table-cell>
          <table:table-cell/>
          <table:table-cell office:value-type="float" office:value="207482" calcext:value-type="float">
            <text:p>207482</text:p>
          </table:table-cell>
          <table:table-cell/>
          <table:table-cell office:value-type="float" office:value="243989" calcext:value-type="float">
            <text:p>243989</text:p>
          </table:table-cell>
          <table:table-cell/>
          <table:table-cell office:value-type="float" office:value="243246" calcext:value-type="float">
            <text:p>243246</text:p>
          </table:table-cell>
          <table:table-cell/>
          <table:table-cell office:value-type="float" office:value="213605" calcext:value-type="float">
            <text:p>213605</text:p>
          </table:table-cell>
          <table:table-cell/>
          <table:table-cell office:value-type="float" office:value="246180" calcext:value-type="float">
            <text:p>246180</text:p>
          </table:table-cell>
          <table:table-cell/>
          <table:table-cell office:value-type="float" office:value="246475" calcext:value-type="float">
            <text:p>246475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24214" calcext:value-type="float">
            <text:p>324214</text:p>
          </table:table-cell>
          <table:table-cell/>
          <table:table-cell office:value-type="float" office:value="415045" calcext:value-type="float">
            <text:p>415045</text:p>
          </table:table-cell>
          <table:table-cell/>
          <table:table-cell office:value-type="float" office:value="509148" calcext:value-type="float">
            <text:p>509148</text:p>
          </table:table-cell>
          <table:table-cell/>
          <table:table-cell office:value-type="float" office:value="551724" calcext:value-type="float">
            <text:p>551724</text:p>
          </table:table-cell>
          <table:table-cell/>
          <table:table-cell office:value-type="float" office:value="518218" calcext:value-type="float">
            <text:p>51821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419809" calcext:value-type="float">
            <text:p>419809</text:p>
          </table:table-cell>
          <table:table-cell/>
          <table:table-cell office:value-type="float" office:value="622568" calcext:value-type="float">
            <text:p>622568</text:p>
          </table:table-cell>
          <table:table-cell/>
          <table:table-cell office:value-type="float" office:value="784313" calcext:value-type="float">
            <text:p>784313</text:p>
          </table:table-cell>
          <table:table-cell/>
          <table:table-cell office:value-type="float" office:value="855043" calcext:value-type="float">
            <text:p>855043</text:p>
          </table:table-cell>
          <table:table-cell/>
          <table:table-cell office:value-type="float" office:value="1028938" calcext:value-type="float">
            <text:p>1028938</text:p>
          </table:table-cell>
          <table:table-cell/>
          <table:table-cell office:value-type="float" office:value="1094952" calcext:value-type="float">
            <text:p>109495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504234" calcext:value-type="float">
            <text:p>504234</text:p>
          </table:table-cell>
          <table:table-cell/>
          <table:table-cell office:value-type="float" office:value="798004" calcext:value-type="float">
            <text:p>798004</text:p>
          </table:table-cell>
          <table:table-cell/>
          <table:table-cell office:value-type="float" office:value="1176470" calcext:value-type="float">
            <text:p>1176470</text:p>
          </table:table-cell>
          <table:table-cell/>
          <table:table-cell office:value-type="float" office:value="1465369" calcext:value-type="float">
            <text:p>1465369</text:p>
          </table:table-cell>
          <table:table-cell/>
          <table:table-cell office:value-type="float" office:value="1667752" calcext:value-type="float">
            <text:p>1667752</text:p>
          </table:table-cell>
          <table:table-cell/>
          <table:table-cell office:value-type="float" office:value="1729729" calcext:value-type="float">
            <text:p>1729729</text:p>
          </table:table-cell>
          <table:table-cell/>
          <table:table-cell office:value-type="float" office:value="1893491" calcext:value-type="float">
            <text:p>189349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552975" calcext:value-type="float">
            <text:p>552975</text:p>
          </table:table-cell>
          <table:table-cell/>
          <table:table-cell office:value-type="float" office:value="947446" calcext:value-type="float">
            <text:p>947446</text:p>
          </table:table-cell>
          <table:table-cell/>
          <table:table-cell office:value-type="float" office:value="1412024" calcext:value-type="float">
            <text:p>1412024</text:p>
          </table:table-cell>
          <table:table-cell/>
          <table:table-cell office:value-type="float" office:value="2022915" calcext:value-type="float">
            <text:p>2022915</text:p>
          </table:table-cell>
          <table:table-cell/>
          <table:table-cell office:value-type="float" office:value="2066182" calcext:value-type="float">
            <text:p>2066182</text:p>
          </table:table-cell>
          <table:table-cell/>
          <table:table-cell office:value-type="float" office:value="2698998" calcext:value-type="float">
            <text:p>2698998</text:p>
          </table:table-cell>
          <table:table-cell/>
          <table:table-cell office:value-type="float" office:value="2895927" calcext:value-type="float">
            <text:p>2895927</text:p>
          </table:table-cell>
          <table:table-cell/>
          <table:table-cell office:value-type="float" office:value="3011764" calcext:value-type="float">
            <text:p>301176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584108" calcext:value-type="float">
            <text:p>584108</text:p>
          </table:table-cell>
          <table:table-cell/>
          <table:table-cell office:value-type="float" office:value="1015067" calcext:value-type="float">
            <text:p>1015067</text:p>
          </table:table-cell>
          <table:table-cell/>
          <table:table-cell office:value-type="float" office:value="1739425" calcext:value-type="float">
            <text:p>1739425</text:p>
          </table:table-cell>
          <table:table-cell/>
          <table:table-cell office:value-type="float" office:value="2621607" calcext:value-type="float">
            <text:p>2621607</text:p>
          </table:table-cell>
          <table:table-cell/>
          <table:table-cell office:value-type="float" office:value="3125763" calcext:value-type="float">
            <text:p>3125763</text:p>
          </table:table-cell>
          <table:table-cell/>
          <table:table-cell office:value-type="float" office:value="3664996" calcext:value-type="float">
            <text:p>3664996</text:p>
          </table:table-cell>
          <table:table-cell/>
          <table:table-cell office:value-type="float" office:value="4147428" calcext:value-type="float">
            <text:p>4147428</text:p>
          </table:table-cell>
          <table:table-cell/>
          <table:table-cell office:value-type="float" office:value="4179591" calcext:value-type="float">
            <text:p>4179591</text:p>
          </table:table-cell>
          <table:table-cell/>
          <table:table-cell office:value-type="float" office:value="4152473" calcext:value-type="float">
            <text:p>415247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598935" calcext:value-type="float">
            <text:p>598935</text:p>
          </table:table-cell>
          <table:table-cell/>
          <table:table-cell office:value-type="float" office:value="1089129" calcext:value-type="float">
            <text:p>1089129</text:p>
          </table:table-cell>
          <table:table-cell/>
          <table:table-cell office:value-type="float" office:value="1796333" calcext:value-type="float">
            <text:p>1796333</text:p>
          </table:table-cell>
          <table:table-cell/>
          <table:table-cell office:value-type="float" office:value="2842076" calcext:value-type="float">
            <text:p>2842076</text:p>
          </table:table-cell>
          <table:table-cell/>
          <table:table-cell office:value-type="float" office:value="3640241" calcext:value-type="float">
            <text:p>3640241</text:p>
          </table:table-cell>
          <table:table-cell/>
          <table:table-cell office:value-type="float" office:value="4456048" calcext:value-type="float">
            <text:p>4456048</text:p>
          </table:table-cell>
          <table:table-cell/>
          <table:table-cell office:value-type="float" office:value="5090728" calcext:value-type="float">
            <text:p>5090728</text:p>
          </table:table-cell>
          <table:table-cell/>
          <table:table-cell office:value-type="float" office:value="5176946" calcext:value-type="float">
            <text:p>5176946</text:p>
          </table:table-cell>
          <table:table-cell/>
          <table:table-cell office:value-type="float" office:value="4776119" calcext:value-type="float">
            <text:p>4776119</text:p>
          </table:table-cell>
          <table:table-cell/>
          <table:table-cell office:value-type="float" office:value="4766115" calcext:value-type="float">
            <text:p>476611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565620" calcext:value-type="float">
            <text:p>565620</text:p>
          </table:table-cell>
          <table:table-cell/>
          <table:table-cell office:value-type="float" office:value="993451" calcext:value-type="float">
            <text:p>993451</text:p>
          </table:table-cell>
          <table:table-cell/>
          <table:table-cell office:value-type="float" office:value="1650016" calcext:value-type="float">
            <text:p>1650016</text:p>
          </table:table-cell>
          <table:table-cell/>
          <table:table-cell office:value-type="float" office:value="2436354" calcext:value-type="float">
            <text:p>2436354</text:p>
          </table:table-cell>
          <table:table-cell/>
          <table:table-cell office:value-type="float" office:value="3095993" calcext:value-type="float">
            <text:p>3095993</text:p>
          </table:table-cell>
          <table:table-cell/>
          <table:table-cell office:value-type="float" office:value="3472657" calcext:value-type="float">
            <text:p>3472657</text:p>
          </table:table-cell>
          <table:table-cell/>
          <table:table-cell office:value-type="float" office:value="3508651" calcext:value-type="float">
            <text:p>3508651</text:p>
          </table:table-cell>
          <table:table-cell/>
          <table:table-cell office:value-type="float" office:value="4133615" calcext:value-type="float">
            <text:p>4133615</text:p>
          </table:table-cell>
          <table:table-cell/>
          <table:table-cell office:value-type="float" office:value="3755730" calcext:value-type="float">
            <text:p>3755730</text:p>
          </table:table-cell>
          <table:table-cell/>
          <table:table-cell office:value-type="float" office:value="3373136" calcext:value-type="float">
            <text:p>3373136</text:p>
          </table:table-cell>
          <table:table-cell/>
          <table:table-cell office:value-type="float" office:value="2793616" calcext:value-type="float">
            <text:p>279361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562012" calcext:value-type="float">
            <text:p>562012</text:p>
          </table:table-cell>
          <table:table-cell/>
          <table:table-cell office:value-type="float" office:value="997491" calcext:value-type="float">
            <text:p>997491</text:p>
          </table:table-cell>
          <table:table-cell/>
          <table:table-cell office:value-type="float" office:value="1616416" calcext:value-type="float">
            <text:p>1616416</text:p>
          </table:table-cell>
          <table:table-cell/>
          <table:table-cell office:value-type="float" office:value="2350173" calcext:value-type="float">
            <text:p>2350173</text:p>
          </table:table-cell>
          <table:table-cell/>
          <table:table-cell office:value-type="float" office:value="3064262" calcext:value-type="float">
            <text:p>3064262</text:p>
          </table:table-cell>
          <table:table-cell/>
          <table:table-cell office:value-type="float" office:value="3250019" calcext:value-type="float">
            <text:p>3250019</text:p>
          </table:table-cell>
          <table:table-cell/>
          <table:table-cell office:value-type="float" office:value="3762630" calcext:value-type="float">
            <text:p>3762630</text:p>
          </table:table-cell>
          <table:table-cell/>
          <table:table-cell office:value-type="float" office:value="4027531" calcext:value-type="float">
            <text:p>4027531</text:p>
          </table:table-cell>
          <table:table-cell/>
          <table:table-cell office:value-type="float" office:value="3856510" calcext:value-type="float">
            <text:p>3856510</text:p>
          </table:table-cell>
          <table:table-cell/>
          <table:table-cell office:value-type="float" office:value="3445346" calcext:value-type="float">
            <text:p>3445346</text:p>
          </table:table-cell>
          <table:table-cell/>
          <table:table-cell office:value-type="float" office:value="3091554" calcext:value-type="float">
            <text:p>3091554</text:p>
          </table:table-cell>
          <table:table-cell/>
          <table:table-cell office:value-type="float" office:value="3045126" calcext:value-type="float">
            <text:p>304512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56960" calcext:value-type="float">
            <text:p>556960</text:p>
          </table:table-cell>
          <table:table-cell/>
          <table:table-cell office:value-type="float" office:value="981477" calcext:value-type="float">
            <text:p>981477</text:p>
          </table:table-cell>
          <table:table-cell/>
          <table:table-cell office:value-type="float" office:value="1623206" calcext:value-type="float">
            <text:p>1623206</text:p>
          </table:table-cell>
          <table:table-cell/>
          <table:table-cell office:value-type="float" office:value="2407889" calcext:value-type="float">
            <text:p>2407889</text:p>
          </table:table-cell>
          <table:table-cell/>
          <table:table-cell office:value-type="float" office:value="3193886" calcext:value-type="float">
            <text:p>3193886</text:p>
          </table:table-cell>
          <table:table-cell/>
          <table:table-cell office:value-type="float" office:value="3519353" calcext:value-type="float">
            <text:p>3519353</text:p>
          </table:table-cell>
          <table:table-cell/>
          <table:table-cell office:value-type="float" office:value="3741749" calcext:value-type="float">
            <text:p>3741749</text:p>
          </table:table-cell>
          <table:table-cell/>
          <table:table-cell office:value-type="float" office:value="3885871" calcext:value-type="float">
            <text:p>3885871</text:p>
          </table:table-cell>
          <table:table-cell/>
          <table:table-cell office:value-type="float" office:value="4063189" calcext:value-type="float">
            <text:p>4063189</text:p>
          </table:table-cell>
          <table:table-cell/>
          <table:table-cell office:value-type="float" office:value="3546704" calcext:value-type="float">
            <text:p>3546704</text:p>
          </table:table-cell>
          <table:table-cell/>
          <table:table-cell office:value-type="float" office:value="3156292" calcext:value-type="float">
            <text:p>3156292</text:p>
          </table:table-cell>
          <table:table-cell/>
          <table:table-cell office:value-type="float" office:value="3161652" calcext:value-type="float">
            <text:p>3161652</text:p>
          </table:table-cell>
          <table:table-cell/>
          <table:table-cell office:value-type="float" office:value="3106737" calcext:value-type="float">
            <text:p>31067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15273" calcext:value-type="float">
            <text:p>3115273</text:p>
          </table:table-cell>
          <table:table-cell/>
          <table:table-cell office:value-type="float" office:value="3467806" calcext:value-type="float">
            <text:p>3467806</text:p>
          </table:table-cell>
          <table:table-cell/>
          <table:table-cell office:value-type="float" office:value="3811828" calcext:value-type="float">
            <text:p>3811828</text:p>
          </table:table-cell>
          <table:table-cell/>
          <table:table-cell office:value-type="float" office:value="4000048" calcext:value-type="float">
            <text:p>4000048</text:p>
          </table:table-cell>
          <table:table-cell/>
          <table:table-cell office:value-type="float" office:value="4087467" calcext:value-type="float">
            <text:p>4087467</text:p>
          </table:table-cell>
          <table:table-cell/>
          <table:table-cell office:value-type="float" office:value="3694291" calcext:value-type="float">
            <text:p>3694291</text:p>
          </table:table-cell>
          <table:table-cell/>
          <table:table-cell office:value-type="float" office:value="3404290" calcext:value-type="float">
            <text:p>3404290</text:p>
          </table:table-cell>
          <table:table-cell/>
          <table:table-cell office:value-type="float" office:value="3129195" calcext:value-type="float">
            <text:p>3129195</text:p>
          </table:table-cell>
          <table:table-cell/>
          <table:table-cell office:value-type="float" office:value="3148256" calcext:value-type="float">
            <text:p>314825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05927" calcext:value-type="float">
            <text:p>3105927</text:p>
          </table:table-cell>
          <table:table-cell/>
          <table:table-cell office:value-type="float" office:value="3558065" calcext:value-type="float">
            <text:p>3558065</text:p>
          </table:table-cell>
          <table:table-cell/>
          <table:table-cell office:value-type="float" office:value="3826852" calcext:value-type="float">
            <text:p>3826852</text:p>
          </table:table-cell>
          <table:table-cell/>
          <table:table-cell office:value-type="float" office:value="4221537" calcext:value-type="float">
            <text:p>4221537</text:p>
          </table:table-cell>
          <table:table-cell/>
          <table:table-cell office:value-type="float" office:value="4194008" calcext:value-type="float">
            <text:p>4194008</text:p>
          </table:table-cell>
          <table:table-cell/>
          <table:table-cell office:value-type="float" office:value="3629797" calcext:value-type="float">
            <text:p>3629797</text:p>
          </table:table-cell>
          <table:table-cell/>
          <table:table-cell office:value-type="float" office:value="3406307" calcext:value-type="float">
            <text:p>3406307</text:p>
          </table:table-cell>
          <table:table-cell/>
          <table:table-cell office:value-type="float" office:value="3128120" calcext:value-type="float">
            <text:p>3128120</text:p>
          </table:table-cell>
          <table:table-cell/>
          <table:table-cell office:value-type="float" office:value="3133594" calcext:value-type="float">
            <text:p>31335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93787" calcext:value-type="float">
            <text:p>3093787</text:p>
          </table:table-cell>
          <table:table-cell/>
          <table:table-cell office:value-type="float" office:value="3560462" calcext:value-type="float">
            <text:p>3560462</text:p>
          </table:table-cell>
          <table:table-cell/>
          <table:table-cell office:value-type="float" office:value="3887035" calcext:value-type="float">
            <text:p>3887035</text:p>
          </table:table-cell>
          <table:table-cell/>
          <table:table-cell office:value-type="float" office:value="4172752" calcext:value-type="float">
            <text:p>4172752</text:p>
          </table:table-cell>
          <table:table-cell/>
          <table:table-cell office:value-type="float" office:value="4268000" calcext:value-type="float">
            <text:p>4268000</text:p>
          </table:table-cell>
          <table:table-cell/>
          <table:table-cell office:value-type="float" office:value="3609297" calcext:value-type="float">
            <text:p>3609297</text:p>
          </table:table-cell>
          <table:table-cell/>
          <table:table-cell office:value-type="float" office:value="3502051" calcext:value-type="float">
            <text:p>3502051</text:p>
          </table:table-cell>
          <table:table-cell/>
          <table:table-cell office:value-type="float" office:value="3200804" calcext:value-type="float">
            <text:p>3200804</text:p>
          </table:table-cell>
          <table:table-cell/>
          <table:table-cell office:value-type="float" office:value="3157516" calcext:value-type="float">
            <text:p>31575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80542" calcext:value-type="float">
            <text:p>3080542</text:p>
          </table:table-cell>
          <table:table-cell/>
          <table:table-cell office:value-type="float" office:value="3517073" calcext:value-type="float">
            <text:p>3517073</text:p>
          </table:table-cell>
          <table:table-cell/>
          <table:table-cell office:value-type="float" office:value="3915542" calcext:value-type="float">
            <text:p>3915542</text:p>
          </table:table-cell>
          <table:table-cell/>
          <table:table-cell office:value-type="float" office:value="4170714" calcext:value-type="float">
            <text:p>4170714</text:p>
          </table:table-cell>
          <table:table-cell/>
          <table:table-cell office:value-type="float" office:value="4327286" calcext:value-type="float">
            <text:p>4327286</text:p>
          </table:table-cell>
          <table:table-cell/>
          <table:table-cell office:value-type="float" office:value="3679343" calcext:value-type="float">
            <text:p>3679343</text:p>
          </table:table-cell>
          <table:table-cell/>
          <table:table-cell office:value-type="float" office:value="3474655" calcext:value-type="float">
            <text:p>3474655</text:p>
          </table:table-cell>
          <table:table-cell/>
          <table:table-cell office:value-type="float" office:value="3237049" calcext:value-type="float">
            <text:p>3237049</text:p>
          </table:table-cell>
          <table:table-cell/>
          <table:table-cell office:value-type="float" office:value="3187564" calcext:value-type="float">
            <text:p>318756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09311" calcext:value-type="float">
            <text:p>3109311</text:p>
          </table:table-cell>
          <table:table-cell/>
          <table:table-cell office:value-type="float" office:value="3495299" calcext:value-type="float">
            <text:p>3495299</text:p>
          </table:table-cell>
          <table:table-cell/>
          <table:table-cell office:value-type="float" office:value="3560191" calcext:value-type="float">
            <text:p>3560191</text:p>
          </table:table-cell>
          <table:table-cell/>
          <table:table-cell office:value-type="float" office:value="4159375" calcext:value-type="float">
            <text:p>4159375</text:p>
          </table:table-cell>
          <table:table-cell/>
          <table:table-cell office:value-type="float" office:value="4360063" calcext:value-type="float">
            <text:p>4360063</text:p>
          </table:table-cell>
          <table:table-cell/>
          <table:table-cell office:value-type="float" office:value="3906029" calcext:value-type="float">
            <text:p>3906029</text:p>
          </table:table-cell>
          <table:table-cell/>
          <table:table-cell office:value-type="float" office:value="3560831" calcext:value-type="float">
            <text:p>3560831</text:p>
          </table:table-cell>
          <table:table-cell/>
          <table:table-cell office:value-type="float" office:value="3333250" calcext:value-type="float">
            <text:p>3333250</text:p>
          </table:table-cell>
          <table:table-cell/>
          <table:table-cell office:value-type="float" office:value="3217584" calcext:value-type="float">
            <text:p>32175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58320" calcext:value-type="float">
            <text:p>2758320</text:p>
          </table:table-cell>
          <table:table-cell/>
          <table:table-cell office:value-type="float" office:value="3394661" calcext:value-type="float">
            <text:p>3394661</text:p>
          </table:table-cell>
          <table:table-cell/>
          <table:table-cell office:value-type="float" office:value="3949922" calcext:value-type="float">
            <text:p>3949922</text:p>
          </table:table-cell>
          <table:table-cell/>
          <table:table-cell office:value-type="float" office:value="3958535" calcext:value-type="float">
            <text:p>3958535</text:p>
          </table:table-cell>
          <table:table-cell/>
          <table:table-cell office:value-type="float" office:value="4102196" calcext:value-type="float">
            <text:p>4102196</text:p>
          </table:table-cell>
          <table:table-cell/>
          <table:table-cell office:value-type="float" office:value="3803287" calcext:value-type="float">
            <text:p>3803287</text:p>
          </table:table-cell>
          <table:table-cell/>
          <table:table-cell office:value-type="float" office:value="3386817" calcext:value-type="float">
            <text:p>3386817</text:p>
          </table:table-cell>
          <table:table-cell/>
          <table:table-cell office:value-type="float" office:value="3285805" calcext:value-type="float">
            <text:p>3285805</text:p>
          </table:table-cell>
          <table:table-cell/>
          <table:table-cell office:value-type="float" office:value="3240634" calcext:value-type="float">
            <text:p>324063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0762" calcext:value-type="float">
            <text:p>250762</text:p>
          </table:table-cell>
          <table:table-cell/>
          <table:table-cell office:value-type="float" office:value="382027" calcext:value-type="float">
            <text:p>382027</text:p>
          </table:table-cell>
          <table:table-cell/>
          <table:table-cell office:value-type="float" office:value="570528" calcext:value-type="float">
            <text:p>570528</text:p>
          </table:table-cell>
          <table:table-cell/>
          <table:table-cell office:value-type="float" office:value="650247" calcext:value-type="float">
            <text:p>650247</text:p>
          </table:table-cell>
          <table:table-cell/>
          <table:table-cell office:value-type="float" office:value="578858" calcext:value-type="float">
            <text:p>578858</text:p>
          </table:table-cell>
          <table:table-cell/>
          <table:table-cell office:value-type="float" office:value="691687" calcext:value-type="float">
            <text:p>691687</text:p>
          </table:table-cell>
          <table:table-cell/>
          <table:table-cell office:value-type="float" office:value="762332" calcext:value-type="float">
            <text:p>762332</text:p>
          </table:table-cell>
          <table:table-cell/>
          <table:table-cell office:value-type="float" office:value="733448" calcext:value-type="float">
            <text:p>733448</text:p>
          </table:table-cell>
          <table:table-cell/>
          <table:table-cell office:value-type="float" office:value="733687" calcext:value-type="float">
            <text:p>7336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0434" calcext:value-type="float">
            <text:p>200434</text:p>
          </table:table-cell>
          <table:table-cell/>
          <table:table-cell office:value-type="float" office:value="276131" calcext:value-type="float">
            <text:p>276131</text:p>
          </table:table-cell>
          <table:table-cell/>
          <table:table-cell office:value-type="float" office:value="328579" calcext:value-type="float">
            <text:p>328579</text:p>
          </table:table-cell>
          <table:table-cell/>
          <table:table-cell office:value-type="float" office:value="385016" calcext:value-type="float">
            <text:p>385016</text:p>
          </table:table-cell>
          <table:table-cell/>
          <table:table-cell office:value-type="float" office:value="427713" calcext:value-type="float">
            <text:p>427713</text:p>
          </table:table-cell>
          <table:table-cell/>
          <table:table-cell office:value-type="float" office:value="445430" calcext:value-type="float">
            <text:p>445430</text:p>
          </table:table-cell>
          <table:table-cell/>
          <table:table-cell office:value-type="float" office:value="489922" calcext:value-type="float">
            <text:p>489922</text:p>
          </table:table-cell>
          <table:table-cell/>
          <table:table-cell office:value-type="float" office:value="523102" calcext:value-type="float">
            <text:p>523102</text:p>
          </table:table-cell>
          <table:table-cell/>
          <table:table-cell office:value-type="float" office:value="533470" calcext:value-type="float">
            <text:p>53347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335254" calcext:value-type="float">
            <text:p>335254</text:p>
          </table:table-cell>
          <table:table-cell/>
          <table:table-cell office:value-type="float" office:value="506730" calcext:value-type="float">
            <text:p>506730</text:p>
          </table:table-cell>
          <table:table-cell/>
          <table:table-cell office:value-type="float" office:value="733944" calcext:value-type="float">
            <text:p>733944</text:p>
          </table:table-cell>
          <table:table-cell/>
          <table:table-cell office:value-type="float" office:value="939794" calcext:value-type="float">
            <text:p>939794</text:p>
          </table:table-cell>
          <table:table-cell/>
          <table:table-cell office:value-type="float" office:value="1167883" calcext:value-type="float">
            <text:p>116788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381633" calcext:value-type="float">
            <text:p>381633</text:p>
          </table:table-cell>
          <table:table-cell/>
          <table:table-cell office:value-type="float" office:value="652395" calcext:value-type="float">
            <text:p>652395</text:p>
          </table:table-cell>
          <table:table-cell/>
          <table:table-cell office:value-type="float" office:value="968229" calcext:value-type="float">
            <text:p>968229</text:p>
          </table:table-cell>
          <table:table-cell/>
          <table:table-cell office:value-type="float" office:value="1422222" calcext:value-type="float">
            <text:p>1422222</text:p>
          </table:table-cell>
          <table:table-cell/>
          <table:table-cell office:value-type="float" office:value="1825962" calcext:value-type="float">
            <text:p>1825962</text:p>
          </table:table-cell>
          <table:table-cell/>
          <table:table-cell office:value-type="float" office:value="1462857" calcext:value-type="float">
            <text:p>146285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382489" calcext:value-type="float">
            <text:p>382489</text:p>
          </table:table-cell>
          <table:table-cell/>
          <table:table-cell office:value-type="float" office:value="653561" calcext:value-type="float">
            <text:p>653561</text:p>
          </table:table-cell>
          <table:table-cell/>
          <table:table-cell office:value-type="float" office:value="1209829" calcext:value-type="float">
            <text:p>1209829</text:p>
          </table:table-cell>
          <table:table-cell/>
          <table:table-cell office:value-type="float" office:value="1863173" calcext:value-type="float">
            <text:p>1863173</text:p>
          </table:table-cell>
          <table:table-cell/>
          <table:table-cell office:value-type="float" office:value="2507345" calcext:value-type="float">
            <text:p>2507345</text:p>
          </table:table-cell>
          <table:table-cell/>
          <table:table-cell office:value-type="float" office:value="2873176" calcext:value-type="float">
            <text:p>2873176</text:p>
          </table:table-cell>
          <table:table-cell/>
          <table:table-cell office:value-type="float" office:value="3282051" calcext:value-type="float">
            <text:p>328205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418916" calcext:value-type="float">
            <text:p>418916</text:p>
          </table:table-cell>
          <table:table-cell/>
          <table:table-cell office:value-type="float" office:value="765779" calcext:value-type="float">
            <text:p>765779</text:p>
          </table:table-cell>
          <table:table-cell/>
          <table:table-cell office:value-type="float" office:value="1260773" calcext:value-type="float">
            <text:p>1260773</text:p>
          </table:table-cell>
          <table:table-cell/>
          <table:table-cell office:value-type="float" office:value="2205945" calcext:value-type="float">
            <text:p>2205945</text:p>
          </table:table-cell>
          <table:table-cell/>
          <table:table-cell office:value-type="float" office:value="2876404" calcext:value-type="float">
            <text:p>2876404</text:p>
          </table:table-cell>
          <table:table-cell/>
          <table:table-cell office:value-type="float" office:value="3806691" calcext:value-type="float">
            <text:p>3806691</text:p>
          </table:table-cell>
          <table:table-cell/>
          <table:table-cell office:value-type="float" office:value="4270225" calcext:value-type="float">
            <text:p>4270225</text:p>
          </table:table-cell>
          <table:table-cell/>
          <table:table-cell office:value-type="float" office:value="4718894" calcext:value-type="float">
            <text:p>471889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432085" calcext:value-type="float">
            <text:p>432085</text:p>
          </table:table-cell>
          <table:table-cell/>
          <table:table-cell office:value-type="float" office:value="794167" calcext:value-type="float">
            <text:p>794167</text:p>
          </table:table-cell>
          <table:table-cell/>
          <table:table-cell office:value-type="float" office:value="1438000" calcext:value-type="float">
            <text:p>1438000</text:p>
          </table:table-cell>
          <table:table-cell/>
          <table:table-cell office:value-type="float" office:value="2535908" calcext:value-type="float">
            <text:p>2535908</text:p>
          </table:table-cell>
          <table:table-cell/>
          <table:table-cell office:value-type="float" office:value="3670250" calcext:value-type="float">
            <text:p>3670250</text:p>
          </table:table-cell>
          <table:table-cell/>
          <table:table-cell office:value-type="float" office:value="4859990" calcext:value-type="float">
            <text:p>4859990</text:p>
          </table:table-cell>
          <table:table-cell/>
          <table:table-cell office:value-type="float" office:value="5617114" calcext:value-type="float">
            <text:p>5617114</text:p>
          </table:table-cell>
          <table:table-cell/>
          <table:table-cell office:value-type="float" office:value="6005865" calcext:value-type="float">
            <text:p>6005865</text:p>
          </table:table-cell>
          <table:table-cell/>
          <table:table-cell office:value-type="float" office:value="5392311" calcext:value-type="float">
            <text:p>539231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435559" calcext:value-type="float">
            <text:p>435559</text:p>
          </table:table-cell>
          <table:table-cell/>
          <table:table-cell office:value-type="float" office:value="815221" calcext:value-type="float">
            <text:p>815221</text:p>
          </table:table-cell>
          <table:table-cell/>
          <table:table-cell office:value-type="float" office:value="1501246" calcext:value-type="float">
            <text:p>1501246</text:p>
          </table:table-cell>
          <table:table-cell/>
          <table:table-cell office:value-type="float" office:value="2654224" calcext:value-type="float">
            <text:p>2654224</text:p>
          </table:table-cell>
          <table:table-cell/>
          <table:table-cell office:value-type="float" office:value="4167684" calcext:value-type="float">
            <text:p>4167684</text:p>
          </table:table-cell>
          <table:table-cell/>
          <table:table-cell office:value-type="float" office:value="5603283" calcext:value-type="float">
            <text:p>5603283</text:p>
          </table:table-cell>
          <table:table-cell/>
          <table:table-cell office:value-type="float" office:value="6781456" calcext:value-type="float">
            <text:p>6781456</text:p>
          </table:table-cell>
          <table:table-cell/>
          <table:table-cell office:value-type="float" office:value="7425670" calcext:value-type="float">
            <text:p>7425670</text:p>
          </table:table-cell>
          <table:table-cell/>
          <table:table-cell office:value-type="float" office:value="7364257" calcext:value-type="float">
            <text:p>7364257</text:p>
          </table:table-cell>
          <table:table-cell/>
          <table:table-cell office:value-type="float" office:value="7020911" calcext:value-type="float">
            <text:p>702091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437887" calcext:value-type="float">
            <text:p>437887</text:p>
          </table:table-cell>
          <table:table-cell/>
          <table:table-cell office:value-type="float" office:value="801126" calcext:value-type="float">
            <text:p>801126</text:p>
          </table:table-cell>
          <table:table-cell/>
          <table:table-cell office:value-type="float" office:value="1512667" calcext:value-type="float">
            <text:p>1512667</text:p>
          </table:table-cell>
          <table:table-cell/>
          <table:table-cell office:value-type="float" office:value="2713481" calcext:value-type="float">
            <text:p>2713481</text:p>
          </table:table-cell>
          <table:table-cell/>
          <table:table-cell office:value-type="float" office:value="4322955" calcext:value-type="float">
            <text:p>4322955</text:p>
          </table:table-cell>
          <table:table-cell/>
          <table:table-cell office:value-type="float" office:value="5958684" calcext:value-type="float">
            <text:p>5958684</text:p>
          </table:table-cell>
          <table:table-cell/>
          <table:table-cell office:value-type="float" office:value="7235470" calcext:value-type="float">
            <text:p>7235470</text:p>
          </table:table-cell>
          <table:table-cell/>
          <table:table-cell office:value-type="float" office:value="8051896" calcext:value-type="float">
            <text:p>8051896</text:p>
          </table:table-cell>
          <table:table-cell/>
          <table:table-cell office:value-type="float" office:value="7057201" calcext:value-type="float">
            <text:p>7057201</text:p>
          </table:table-cell>
          <table:table-cell/>
          <table:table-cell office:value-type="float" office:value="6735734" calcext:value-type="float">
            <text:p>6735734</text:p>
          </table:table-cell>
          <table:table-cell/>
          <table:table-cell office:value-type="float" office:value="3295253" calcext:value-type="float">
            <text:p>329525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442552" calcext:value-type="float">
            <text:p>442552</text:p>
          </table:table-cell>
          <table:table-cell/>
          <table:table-cell office:value-type="float" office:value="826581" calcext:value-type="float">
            <text:p>826581</text:p>
          </table:table-cell>
          <table:table-cell/>
          <table:table-cell office:value-type="float" office:value="1502678" calcext:value-type="float">
            <text:p>1502678</text:p>
          </table:table-cell>
          <table:table-cell/>
          <table:table-cell office:value-type="float" office:value="2743010" calcext:value-type="float">
            <text:p>2743010</text:p>
          </table:table-cell>
          <table:table-cell/>
          <table:table-cell office:value-type="float" office:value="4501593" calcext:value-type="float">
            <text:p>4501593</text:p>
          </table:table-cell>
          <table:table-cell/>
          <table:table-cell office:value-type="float" office:value="6124401" calcext:value-type="float">
            <text:p>6124401</text:p>
          </table:table-cell>
          <table:table-cell/>
          <table:table-cell office:value-type="float" office:value="7605607" calcext:value-type="float">
            <text:p>7605607</text:p>
          </table:table-cell>
          <table:table-cell/>
          <table:table-cell office:value-type="float" office:value="8840923" calcext:value-type="float">
            <text:p>8840923</text:p>
          </table:table-cell>
          <table:table-cell/>
          <table:table-cell office:value-type="float" office:value="9633113" calcext:value-type="float">
            <text:p>9633113</text:p>
          </table:table-cell>
          <table:table-cell/>
          <table:table-cell office:value-type="float" office:value="8257232" calcext:value-type="float">
            <text:p>8257232</text:p>
          </table:table-cell>
          <table:table-cell/>
          <table:table-cell office:value-type="float" office:value="3350374" calcext:value-type="float">
            <text:p>3350374</text:p>
          </table:table-cell>
          <table:table-cell/>
          <table:table-cell office:value-type="float" office:value="2866741" calcext:value-type="float">
            <text:p>286674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438754" calcext:value-type="float">
            <text:p>438754</text:p>
          </table:table-cell>
          <table:table-cell/>
          <table:table-cell office:value-type="float" office:value="826539" calcext:value-type="float">
            <text:p>826539</text:p>
          </table:table-cell>
          <table:table-cell/>
          <table:table-cell office:value-type="float" office:value="1549695" calcext:value-type="float">
            <text:p>1549695</text:p>
          </table:table-cell>
          <table:table-cell/>
          <table:table-cell office:value-type="float" office:value="2729302" calcext:value-type="float">
            <text:p>2729302</text:p>
          </table:table-cell>
          <table:table-cell/>
          <table:table-cell office:value-type="float" office:value="4552122" calcext:value-type="float">
            <text:p>4552122</text:p>
          </table:table-cell>
          <table:table-cell/>
          <table:table-cell office:value-type="float" office:value="6163569" calcext:value-type="float">
            <text:p>6163569</text:p>
          </table:table-cell>
          <table:table-cell/>
          <table:table-cell office:value-type="float" office:value="7829494" calcext:value-type="float">
            <text:p>7829494</text:p>
          </table:table-cell>
          <table:table-cell/>
          <table:table-cell office:value-type="float" office:value="9094138" calcext:value-type="float">
            <text:p>9094138</text:p>
          </table:table-cell>
          <table:table-cell/>
          <table:table-cell office:value-type="float" office:value="9405281" calcext:value-type="float">
            <text:p>9405281</text:p>
          </table:table-cell>
          <table:table-cell/>
          <table:table-cell office:value-type="float" office:value="9542224" calcext:value-type="float">
            <text:p>9542224</text:p>
          </table:table-cell>
          <table:table-cell/>
          <table:table-cell office:value-type="float" office:value="3467806" calcext:value-type="float">
            <text:p>3467806</text:p>
          </table:table-cell>
          <table:table-cell/>
          <table:table-cell office:value-type="float" office:value="2809857" calcext:value-type="float">
            <text:p>2809857</text:p>
          </table:table-cell>
          <table:table-cell/>
          <table:table-cell office:value-type="float" office:value="2718929" calcext:value-type="float">
            <text:p>27189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92459" calcext:value-type="float">
            <text:p>4492459</text:p>
          </table:table-cell>
          <table:table-cell/>
          <table:table-cell office:value-type="float" office:value="6189882" calcext:value-type="float">
            <text:p>6189882</text:p>
          </table:table-cell>
          <table:table-cell/>
          <table:table-cell office:value-type="float" office:value="7892480" calcext:value-type="float">
            <text:p>7892480</text:p>
          </table:table-cell>
          <table:table-cell/>
          <table:table-cell office:value-type="float" office:value="8832106" calcext:value-type="float">
            <text:p>8832106</text:p>
          </table:table-cell>
          <table:table-cell/>
          <table:table-cell office:value-type="float" office:value="10594245" calcext:value-type="float">
            <text:p>10594245</text:p>
          </table:table-cell>
          <table:table-cell/>
          <table:table-cell office:value-type="float" office:value="9999084" calcext:value-type="float">
            <text:p>9999084</text:p>
          </table:table-cell>
          <table:table-cell/>
          <table:table-cell office:value-type="float" office:value="3596097" calcext:value-type="float">
            <text:p>3596097</text:p>
          </table:table-cell>
          <table:table-cell/>
          <table:table-cell office:value-type="float" office:value="3041932" calcext:value-type="float">
            <text:p>3041932</text:p>
          </table:table-cell>
          <table:table-cell/>
          <table:table-cell office:value-type="float" office:value="2755465" calcext:value-type="float">
            <text:p>27554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63788" calcext:value-type="float">
            <text:p>4463788</text:p>
          </table:table-cell>
          <table:table-cell/>
          <table:table-cell office:value-type="float" office:value="6209647" calcext:value-type="float">
            <text:p>6209647</text:p>
          </table:table-cell>
          <table:table-cell/>
          <table:table-cell office:value-type="float" office:value="7898758" calcext:value-type="float">
            <text:p>7898758</text:p>
          </table:table-cell>
          <table:table-cell/>
          <table:table-cell office:value-type="float" office:value="8867240" calcext:value-type="float">
            <text:p>8867240</text:p>
          </table:table-cell>
          <table:table-cell/>
          <table:table-cell office:value-type="float" office:value="9791722" calcext:value-type="float">
            <text:p>9791722</text:p>
          </table:table-cell>
          <table:table-cell/>
          <table:table-cell office:value-type="float" office:value="9708605" calcext:value-type="float">
            <text:p>9708605</text:p>
          </table:table-cell>
          <table:table-cell/>
          <table:table-cell office:value-type="float" office:value="3548394" calcext:value-type="float">
            <text:p>3548394</text:p>
          </table:table-cell>
          <table:table-cell/>
          <table:table-cell office:value-type="float" office:value="3014701" calcext:value-type="float">
            <text:p>3014701</text:p>
          </table:table-cell>
          <table:table-cell/>
          <table:table-cell office:value-type="float" office:value="2731292" calcext:value-type="float">
            <text:p>273129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25623" calcext:value-type="float">
            <text:p>4525623</text:p>
          </table:table-cell>
          <table:table-cell/>
          <table:table-cell office:value-type="float" office:value="6313680" calcext:value-type="float">
            <text:p>6313680</text:p>
          </table:table-cell>
          <table:table-cell/>
          <table:table-cell office:value-type="float" office:value="7692560" calcext:value-type="float">
            <text:p>7692560</text:p>
          </table:table-cell>
          <table:table-cell/>
          <table:table-cell office:value-type="float" office:value="9493430" calcext:value-type="float">
            <text:p>9493430</text:p>
          </table:table-cell>
          <table:table-cell/>
          <table:table-cell office:value-type="float" office:value="9996644" calcext:value-type="float">
            <text:p>9996644</text:p>
          </table:table-cell>
          <table:table-cell/>
          <table:table-cell office:value-type="float" office:value="10875719" calcext:value-type="float">
            <text:p>10875719</text:p>
          </table:table-cell>
          <table:table-cell/>
          <table:table-cell office:value-type="float" office:value="3633672" calcext:value-type="float">
            <text:p>3633672</text:p>
          </table:table-cell>
          <table:table-cell/>
          <table:table-cell office:value-type="float" office:value="3131124" calcext:value-type="float">
            <text:p>3131124</text:p>
          </table:table-cell>
          <table:table-cell/>
          <table:table-cell office:value-type="float" office:value="2850723" calcext:value-type="float">
            <text:p>28507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85767" calcext:value-type="float">
            <text:p>4585767</text:p>
          </table:table-cell>
          <table:table-cell/>
          <table:table-cell office:value-type="float" office:value="6271837" calcext:value-type="float">
            <text:p>6271837</text:p>
          </table:table-cell>
          <table:table-cell/>
          <table:table-cell office:value-type="float" office:value="7959096" calcext:value-type="float">
            <text:p>7959096</text:p>
          </table:table-cell>
          <table:table-cell/>
          <table:table-cell office:value-type="float" office:value="9474833" calcext:value-type="float">
            <text:p>9474833</text:p>
          </table:table-cell>
          <table:table-cell/>
          <table:table-cell office:value-type="float" office:value="9980734" calcext:value-type="float">
            <text:p>9980734</text:p>
          </table:table-cell>
          <table:table-cell/>
          <table:table-cell office:value-type="float" office:value="10246043" calcext:value-type="float">
            <text:p>10246043</text:p>
          </table:table-cell>
          <table:table-cell/>
          <table:table-cell office:value-type="float" office:value="3547280" calcext:value-type="float">
            <text:p>3547280</text:p>
          </table:table-cell>
          <table:table-cell/>
          <table:table-cell office:value-type="float" office:value="3066775" calcext:value-type="float">
            <text:p>3066775</text:p>
          </table:table-cell>
          <table:table-cell/>
          <table:table-cell office:value-type="float" office:value="2861159" calcext:value-type="float">
            <text:p>28611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63224" calcext:value-type="float">
            <text:p>4563224</text:p>
          </table:table-cell>
          <table:table-cell/>
          <table:table-cell office:value-type="float" office:value="6318610" calcext:value-type="float">
            <text:p>6318610</text:p>
          </table:table-cell>
          <table:table-cell/>
          <table:table-cell office:value-type="float" office:value="7516706" calcext:value-type="float">
            <text:p>7516706</text:p>
          </table:table-cell>
          <table:table-cell/>
          <table:table-cell office:value-type="float" office:value="9483007" calcext:value-type="float">
            <text:p>9483007</text:p>
          </table:table-cell>
          <table:table-cell/>
          <table:table-cell office:value-type="float" office:value="9893458" calcext:value-type="float">
            <text:p>9893458</text:p>
          </table:table-cell>
          <table:table-cell/>
          <table:table-cell office:value-type="float" office:value="11044873" calcext:value-type="float">
            <text:p>11044873</text:p>
          </table:table-cell>
          <table:table-cell/>
          <table:table-cell office:value-type="float" office:value="3512405" calcext:value-type="float">
            <text:p>3512405</text:p>
          </table:table-cell>
          <table:table-cell/>
          <table:table-cell office:value-type="float" office:value="2949383" calcext:value-type="float">
            <text:p>2949383</text:p>
          </table:table-cell>
          <table:table-cell/>
          <table:table-cell office:value-type="float" office:value="2571411" calcext:value-type="float">
            <text:p>257141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23313" calcext:value-type="float">
            <text:p>4423313</text:p>
          </table:table-cell>
          <table:table-cell/>
          <table:table-cell office:value-type="float" office:value="3273233" calcext:value-type="float">
            <text:p>3273233</text:p>
          </table:table-cell>
          <table:table-cell/>
          <table:table-cell office:value-type="float" office:value="7937461" calcext:value-type="float">
            <text:p>7937461</text:p>
          </table:table-cell>
          <table:table-cell/>
          <table:table-cell office:value-type="float" office:value="4736149" calcext:value-type="float">
            <text:p>4736149</text:p>
          </table:table-cell>
          <table:table-cell/>
          <table:table-cell office:value-type="float" office:value="9880695" calcext:value-type="float">
            <text:p>9880695</text:p>
          </table:table-cell>
          <table:table-cell/>
          <table:table-cell office:value-type="float" office:value="10313950" calcext:value-type="float">
            <text:p>10313950</text:p>
          </table:table-cell>
          <table:table-cell/>
          <table:table-cell office:value-type="float" office:value="3498543" calcext:value-type="float">
            <text:p>3498543</text:p>
          </table:table-cell>
          <table:table-cell/>
          <table:table-cell office:value-type="float" office:value="3033616" calcext:value-type="float">
            <text:p>3033616</text:p>
          </table:table-cell>
          <table:table-cell/>
          <table:table-cell office:value-type="float" office:value="2843068" calcext:value-type="float">
            <text:p>284306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04759" calcext:value-type="float">
            <text:p>4604759</text:p>
          </table:table-cell>
          <table:table-cell/>
          <table:table-cell office:value-type="float" office:value="5810080" calcext:value-type="float">
            <text:p>5810080</text:p>
          </table:table-cell>
          <table:table-cell/>
          <table:table-cell office:value-type="float" office:value="7862060" calcext:value-type="float">
            <text:p>7862060</text:p>
          </table:table-cell>
          <table:table-cell/>
          <table:table-cell office:value-type="float" office:value="8956626" calcext:value-type="float">
            <text:p>8956626</text:p>
          </table:table-cell>
          <table:table-cell/>
          <table:table-cell office:value-type="float" office:value="9652844" calcext:value-type="float">
            <text:p>9652844</text:p>
          </table:table-cell>
          <table:table-cell/>
          <table:table-cell office:value-type="float" office:value="10088558" calcext:value-type="float">
            <text:p>10088558</text:p>
          </table:table-cell>
          <table:table-cell/>
          <table:table-cell office:value-type="float" office:value="3194829" calcext:value-type="float">
            <text:p>3194829</text:p>
          </table:table-cell>
          <table:table-cell/>
          <table:table-cell office:value-type="float" office:value="2892149" calcext:value-type="float">
            <text:p>2892149</text:p>
          </table:table-cell>
          <table:table-cell/>
          <table:table-cell office:value-type="float" office:value="2644485" calcext:value-type="float">
            <text:p>26444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13758" calcext:value-type="float">
            <text:p>4513758</text:p>
          </table:table-cell>
          <table:table-cell/>
          <table:table-cell office:value-type="float" office:value="6093671" calcext:value-type="float">
            <text:p>6093671</text:p>
          </table:table-cell>
          <table:table-cell/>
          <table:table-cell office:value-type="float" office:value="7109588" calcext:value-type="float">
            <text:p>7109588</text:p>
          </table:table-cell>
          <table:table-cell/>
          <table:table-cell office:value-type="float" office:value="9394232" calcext:value-type="float">
            <text:p>9394232</text:p>
          </table:table-cell>
          <table:table-cell/>
          <table:table-cell office:value-type="float" office:value="9848243" calcext:value-type="float">
            <text:p>9848243</text:p>
          </table:table-cell>
          <table:table-cell/>
          <table:table-cell office:value-type="float" office:value="10468808" calcext:value-type="float">
            <text:p>10468808</text:p>
          </table:table-cell>
          <table:table-cell/>
          <table:table-cell office:value-type="float" office:value="3009291" calcext:value-type="float">
            <text:p>3009291</text:p>
          </table:table-cell>
          <table:table-cell/>
          <table:table-cell office:value-type="float" office:value="2966137" calcext:value-type="float">
            <text:p>2966137</text:p>
          </table:table-cell>
          <table:table-cell/>
          <table:table-cell office:value-type="float" office:value="2697806" calcext:value-type="float">
            <text:p>269780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36182" calcext:value-type="float">
            <text:p>636182</text:p>
          </table:table-cell>
          <table:table-cell/>
          <table:table-cell office:value-type="float" office:value="1032258" calcext:value-type="float">
            <text:p>1032258</text:p>
          </table:table-cell>
          <table:table-cell/>
          <table:table-cell office:value-type="float" office:value="1509433" calcext:value-type="float">
            <text:p>1509433</text:p>
          </table:table-cell>
          <table:table-cell/>
          <table:table-cell office:value-type="float" office:value="1957186" calcext:value-type="float">
            <text:p>1957186</text:p>
          </table:table-cell>
          <table:table-cell/>
          <table:table-cell office:value-type="float" office:value="2184300" calcext:value-type="float">
            <text:p>218430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99250" calcext:value-type="float">
            <text:p>599250</text:p>
          </table:table-cell>
          <table:table-cell/>
          <table:table-cell office:value-type="float" office:value="1210974" calcext:value-type="float">
            <text:p>1210974</text:p>
          </table:table-cell>
          <table:table-cell/>
          <table:table-cell office:value-type="float" office:value="1879588" calcext:value-type="float">
            <text:p>1879588</text:p>
          </table:table-cell>
          <table:table-cell/>
          <table:table-cell office:value-type="float" office:value="2800875" calcext:value-type="float">
            <text:p>2800875</text:p>
          </table:table-cell>
          <table:table-cell/>
          <table:table-cell office:value-type="float" office:value="3440860" calcext:value-type="float">
            <text:p>3440860</text:p>
          </table:table-cell>
          <table:table-cell/>
          <table:table-cell office:value-type="float" office:value="3938461" calcext:value-type="float">
            <text:p>393846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88727" calcext:value-type="float">
            <text:p>688727</text:p>
          </table:table-cell>
          <table:table-cell/>
          <table:table-cell office:value-type="float" office:value="1212121" calcext:value-type="float">
            <text:p>1212121</text:p>
          </table:table-cell>
          <table:table-cell/>
          <table:table-cell office:value-type="float" office:value="2165820" calcext:value-type="float">
            <text:p>2165820</text:p>
          </table:table-cell>
          <table:table-cell/>
          <table:table-cell office:value-type="float" office:value="3232323" calcext:value-type="float">
            <text:p>3232323</text:p>
          </table:table-cell>
          <table:table-cell/>
          <table:table-cell office:value-type="float" office:value="4266666" calcext:value-type="float">
            <text:p>4266666</text:p>
          </table:table-cell>
          <table:table-cell/>
          <table:table-cell office:value-type="float" office:value="4680073" calcext:value-type="float">
            <text:p>4680073</text:p>
          </table:table-cell>
          <table:table-cell/>
          <table:table-cell office:value-type="float" office:value="3550624" calcext:value-type="float">
            <text:p>355062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710321" calcext:value-type="float">
            <text:p>710321</text:p>
          </table:table-cell>
          <table:table-cell/>
          <table:table-cell office:value-type="float" office:value="1271102" calcext:value-type="float">
            <text:p>1271102</text:p>
          </table:table-cell>
          <table:table-cell/>
          <table:table-cell office:value-type="float" office:value="2020520" calcext:value-type="float">
            <text:p>2020520</text:p>
          </table:table-cell>
          <table:table-cell/>
          <table:table-cell office:value-type="float" office:value="3737226" calcext:value-type="float">
            <text:p>3737226</text:p>
          </table:table-cell>
          <table:table-cell/>
          <table:table-cell office:value-type="float" office:value="4843897" calcext:value-type="float">
            <text:p>4843897</text:p>
          </table:table-cell>
          <table:table-cell/>
          <table:table-cell office:value-type="float" office:value="5919075" calcext:value-type="float">
            <text:p>5919075</text:p>
          </table:table-cell>
          <table:table-cell/>
          <table:table-cell office:value-type="float" office:value="6228710" calcext:value-type="float">
            <text:p>6228710</text:p>
          </table:table-cell>
          <table:table-cell/>
          <table:table-cell office:value-type="float" office:value="6191051" calcext:value-type="float">
            <text:p>619105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37167" calcext:value-type="float">
            <text:p>737167</text:p>
          </table:table-cell>
          <table:table-cell/>
          <table:table-cell office:value-type="float" office:value="1299327" calcext:value-type="float">
            <text:p>1299327</text:p>
          </table:table-cell>
          <table:table-cell/>
          <table:table-cell office:value-type="float" office:value="2172713" calcext:value-type="float">
            <text:p>2172713</text:p>
          </table:table-cell>
          <table:table-cell/>
          <table:table-cell office:value-type="float" office:value="3718228" calcext:value-type="float">
            <text:p>3718228</text:p>
          </table:table-cell>
          <table:table-cell/>
          <table:table-cell office:value-type="float" office:value="6102502" calcext:value-type="float">
            <text:p>6102502</text:p>
          </table:table-cell>
          <table:table-cell/>
          <table:table-cell office:value-type="float" office:value="7231638" calcext:value-type="float">
            <text:p>7231638</text:p>
          </table:table-cell>
          <table:table-cell/>
          <table:table-cell office:value-type="float" office:value="8018794" calcext:value-type="float">
            <text:p>8018794</text:p>
          </table:table-cell>
          <table:table-cell/>
          <table:table-cell office:value-type="float" office:value="8198558" calcext:value-type="float">
            <text:p>8198558</text:p>
          </table:table-cell>
          <table:table-cell/>
          <table:table-cell office:value-type="float" office:value="6452425" calcext:value-type="float">
            <text:p>645242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25700" calcext:value-type="float">
            <text:p>725700</text:p>
          </table:table-cell>
          <table:table-cell/>
          <table:table-cell office:value-type="float" office:value="1341543" calcext:value-type="float">
            <text:p>1341543</text:p>
          </table:table-cell>
          <table:table-cell/>
          <table:table-cell office:value-type="float" office:value="2307605" calcext:value-type="float">
            <text:p>2307605</text:p>
          </table:table-cell>
          <table:table-cell/>
          <table:table-cell office:value-type="float" office:value="3626704" calcext:value-type="float">
            <text:p>3626704</text:p>
          </table:table-cell>
          <table:table-cell/>
          <table:table-cell office:value-type="float" office:value="4929001" calcext:value-type="float">
            <text:p>4929001</text:p>
          </table:table-cell>
          <table:table-cell/>
          <table:table-cell office:value-type="float" office:value="7975077" calcext:value-type="float">
            <text:p>7975077</text:p>
          </table:table-cell>
          <table:table-cell/>
          <table:table-cell office:value-type="float" office:value="8982456" calcext:value-type="float">
            <text:p>8982456</text:p>
          </table:table-cell>
          <table:table-cell/>
          <table:table-cell office:value-type="float" office:value="9490268" calcext:value-type="float">
            <text:p>9490268</text:p>
          </table:table-cell>
          <table:table-cell/>
          <table:table-cell office:value-type="float" office:value="7422979" calcext:value-type="float">
            <text:p>7422979</text:p>
          </table:table-cell>
          <table:table-cell/>
          <table:table-cell office:value-type="float" office:value="6109785" calcext:value-type="float">
            <text:p>610978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563070" calcext:value-type="float">
            <text:p>563070</text:p>
          </table:table-cell>
          <table:table-cell/>
          <table:table-cell office:value-type="float" office:value="882739" calcext:value-type="float">
            <text:p>882739</text:p>
          </table:table-cell>
          <table:table-cell/>
          <table:table-cell office:value-type="float" office:value="1334549" calcext:value-type="float">
            <text:p>1334549</text:p>
          </table:table-cell>
          <table:table-cell/>
          <table:table-cell office:value-type="float" office:value="2031846" calcext:value-type="float">
            <text:p>2031846</text:p>
          </table:table-cell>
          <table:table-cell/>
          <table:table-cell office:value-type="float" office:value="2424385" calcext:value-type="float">
            <text:p>2424385</text:p>
          </table:table-cell>
          <table:table-cell/>
          <table:table-cell office:value-type="float" office:value="3048072" calcext:value-type="float">
            <text:p>3048072</text:p>
          </table:table-cell>
          <table:table-cell/>
          <table:table-cell office:value-type="float" office:value="9429097" calcext:value-type="float">
            <text:p>9429097</text:p>
          </table:table-cell>
          <table:table-cell/>
          <table:table-cell office:value-type="float" office:value="10106094" calcext:value-type="float">
            <text:p>10106094</text:p>
          </table:table-cell>
          <table:table-cell/>
          <table:table-cell office:value-type="float" office:value="10049067" calcext:value-type="float">
            <text:p>10049067</text:p>
          </table:table-cell>
          <table:table-cell/>
          <table:table-cell office:value-type="float" office:value="7381510" calcext:value-type="float">
            <text:p>7381510</text:p>
          </table:table-cell>
          <table:table-cell/>
          <table:table-cell office:value-type="float" office:value="3278373" calcext:value-type="float">
            <text:p>327837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544695" calcext:value-type="float">
            <text:p>544695</text:p>
          </table:table-cell>
          <table:table-cell/>
          <table:table-cell office:value-type="float" office:value="856482" calcext:value-type="float">
            <text:p>856482</text:p>
          </table:table-cell>
          <table:table-cell/>
          <table:table-cell office:value-type="float" office:value="1214493" calcext:value-type="float">
            <text:p>1214493</text:p>
          </table:table-cell>
          <table:table-cell/>
          <table:table-cell office:value-type="float" office:value="1855997" calcext:value-type="float">
            <text:p>1855997</text:p>
          </table:table-cell>
          <table:table-cell/>
          <table:table-cell office:value-type="float" office:value="2736047" calcext:value-type="float">
            <text:p>2736047</text:p>
          </table:table-cell>
          <table:table-cell/>
          <table:table-cell office:value-type="float" office:value="2864235" calcext:value-type="float">
            <text:p>2864235</text:p>
          </table:table-cell>
          <table:table-cell/>
          <table:table-cell office:value-type="float" office:value="3386383" calcext:value-type="float">
            <text:p>3386383</text:p>
          </table:table-cell>
          <table:table-cell/>
          <table:table-cell office:value-type="float" office:value="10264377" calcext:value-type="float">
            <text:p>10264377</text:p>
          </table:table-cell>
          <table:table-cell/>
          <table:table-cell office:value-type="float" office:value="10912481" calcext:value-type="float">
            <text:p>10912481</text:p>
          </table:table-cell>
          <table:table-cell/>
          <table:table-cell office:value-type="float" office:value="8754007" calcext:value-type="float">
            <text:p>8754007</text:p>
          </table:table-cell>
          <table:table-cell/>
          <table:table-cell office:value-type="float" office:value="3518295" calcext:value-type="float">
            <text:p>3518295</text:p>
          </table:table-cell>
          <table:table-cell/>
          <table:table-cell office:value-type="float" office:value="3028018" calcext:value-type="float">
            <text:p>302801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529045" calcext:value-type="float">
            <text:p>529045</text:p>
          </table:table-cell>
          <table:table-cell/>
          <table:table-cell office:value-type="float" office:value="820796" calcext:value-type="float">
            <text:p>820796</text:p>
          </table:table-cell>
          <table:table-cell/>
          <table:table-cell office:value-type="float" office:value="1180131" calcext:value-type="float">
            <text:p>1180131</text:p>
          </table:table-cell>
          <table:table-cell/>
          <table:table-cell office:value-type="float" office:value="1745336" calcext:value-type="float">
            <text:p>1745336</text:p>
          </table:table-cell>
          <table:table-cell/>
          <table:table-cell office:value-type="float" office:value="2469924" calcext:value-type="float">
            <text:p>2469924</text:p>
          </table:table-cell>
          <table:table-cell/>
          <table:table-cell office:value-type="float" office:value="2629686" calcext:value-type="float">
            <text:p>2629686</text:p>
          </table:table-cell>
          <table:table-cell/>
          <table:table-cell office:value-type="float" office:value="2998096" calcext:value-type="float">
            <text:p>2998096</text:p>
          </table:table-cell>
          <table:table-cell/>
          <table:table-cell office:value-type="float" office:value="3322989" calcext:value-type="float">
            <text:p>3322989</text:p>
          </table:table-cell>
          <table:table-cell/>
          <table:table-cell office:value-type="float" office:value="11031510" calcext:value-type="float">
            <text:p>11031510</text:p>
          </table:table-cell>
          <table:table-cell/>
          <table:table-cell office:value-type="float" office:value="9389111" calcext:value-type="float">
            <text:p>9389111</text:p>
          </table:table-cell>
          <table:table-cell/>
          <table:table-cell office:value-type="float" office:value="3930147" calcext:value-type="float">
            <text:p>3930147</text:p>
          </table:table-cell>
          <table:table-cell/>
          <table:table-cell office:value-type="float" office:value="3354146" calcext:value-type="float">
            <text:p>3354146</text:p>
          </table:table-cell>
          <table:table-cell/>
          <table:table-cell office:value-type="float" office:value="3077905" calcext:value-type="float">
            <text:p>30779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63077" calcext:value-type="float">
            <text:p>2263077</text:p>
          </table:table-cell>
          <table:table-cell/>
          <table:table-cell office:value-type="float" office:value="2575898" calcext:value-type="float">
            <text:p>2575898</text:p>
          </table:table-cell>
          <table:table-cell/>
          <table:table-cell office:value-type="float" office:value="2679203" calcext:value-type="float">
            <text:p>2679203</text:p>
          </table:table-cell>
          <table:table-cell/>
          <table:table-cell office:value-type="float" office:value="2858513" calcext:value-type="float">
            <text:p>2858513</text:p>
          </table:table-cell>
          <table:table-cell/>
          <table:table-cell office:value-type="float" office:value="3814712" calcext:value-type="float">
            <text:p>3814712</text:p>
          </table:table-cell>
          <table:table-cell/>
          <table:table-cell office:value-type="float" office:value="11309449" calcext:value-type="float">
            <text:p>11309449</text:p>
          </table:table-cell>
          <table:table-cell/>
          <table:table-cell office:value-type="float" office:value="4073696" calcext:value-type="float">
            <text:p>4073696</text:p>
          </table:table-cell>
          <table:table-cell/>
          <table:table-cell office:value-type="float" office:value="3341525" calcext:value-type="float">
            <text:p>3341525</text:p>
          </table:table-cell>
          <table:table-cell/>
          <table:table-cell office:value-type="float" office:value="3176455" calcext:value-type="float">
            <text:p>31764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85589" calcext:value-type="float">
            <text:p>2185589</text:p>
          </table:table-cell>
          <table:table-cell/>
          <table:table-cell office:value-type="float" office:value="2492100" calcext:value-type="float">
            <text:p>2492100</text:p>
          </table:table-cell>
          <table:table-cell/>
          <table:table-cell office:value-type="float" office:value="2644414" calcext:value-type="float">
            <text:p>2644414</text:p>
          </table:table-cell>
          <table:table-cell/>
          <table:table-cell office:value-type="float" office:value="2700522" calcext:value-type="float">
            <text:p>2700522</text:p>
          </table:table-cell>
          <table:table-cell/>
          <table:table-cell office:value-type="float" office:value="3523099" calcext:value-type="float">
            <text:p>3523099</text:p>
          </table:table-cell>
          <table:table-cell/>
          <table:table-cell office:value-type="float" office:value="3611196" calcext:value-type="float">
            <text:p>3611196</text:p>
          </table:table-cell>
          <table:table-cell/>
          <table:table-cell office:value-type="float" office:value="4335796" calcext:value-type="float">
            <text:p>4335796</text:p>
          </table:table-cell>
          <table:table-cell/>
          <table:table-cell office:value-type="float" office:value="3614622" calcext:value-type="float">
            <text:p>3614622</text:p>
          </table:table-cell>
          <table:table-cell/>
          <table:table-cell office:value-type="float" office:value="3359855" calcext:value-type="float">
            <text:p>33598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9849" calcext:value-type="float">
            <text:p>2149849</text:p>
          </table:table-cell>
          <table:table-cell/>
          <table:table-cell office:value-type="float" office:value="2433460" calcext:value-type="float">
            <text:p>2433460</text:p>
          </table:table-cell>
          <table:table-cell/>
          <table:table-cell office:value-type="float" office:value="2658806" calcext:value-type="float">
            <text:p>2658806</text:p>
          </table:table-cell>
          <table:table-cell/>
          <table:table-cell office:value-type="float" office:value="2683064" calcext:value-type="float">
            <text:p>2683064</text:p>
          </table:table-cell>
          <table:table-cell/>
          <table:table-cell office:value-type="float" office:value="3408531" calcext:value-type="float">
            <text:p>3408531</text:p>
          </table:table-cell>
          <table:table-cell/>
          <table:table-cell office:value-type="float" office:value="3743352" calcext:value-type="float">
            <text:p>3743352</text:p>
          </table:table-cell>
          <table:table-cell/>
          <table:table-cell office:value-type="float" office:value="3475567" calcext:value-type="float">
            <text:p>3475567</text:p>
          </table:table-cell>
          <table:table-cell/>
          <table:table-cell office:value-type="float" office:value="3609009" calcext:value-type="float">
            <text:p>3609009</text:p>
          </table:table-cell>
          <table:table-cell/>
          <table:table-cell office:value-type="float" office:value="3456166" calcext:value-type="float">
            <text:p>34561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20264" calcext:value-type="float">
            <text:p>2120264</text:p>
          </table:table-cell>
          <table:table-cell/>
          <table:table-cell office:value-type="float" office:value="2382267" calcext:value-type="float">
            <text:p>2382267</text:p>
          </table:table-cell>
          <table:table-cell/>
          <table:table-cell office:value-type="float" office:value="2593782" calcext:value-type="float">
            <text:p>2593782</text:p>
          </table:table-cell>
          <table:table-cell/>
          <table:table-cell office:value-type="float" office:value="2686446" calcext:value-type="float">
            <text:p>2686446</text:p>
          </table:table-cell>
          <table:table-cell/>
          <table:table-cell office:value-type="float" office:value="3299820" calcext:value-type="float">
            <text:p>3299820</text:p>
          </table:table-cell>
          <table:table-cell/>
          <table:table-cell office:value-type="float" office:value="3485081" calcext:value-type="float">
            <text:p>3485081</text:p>
          </table:table-cell>
          <table:table-cell/>
          <table:table-cell office:value-type="float" office:value="3546785" calcext:value-type="float">
            <text:p>3546785</text:p>
          </table:table-cell>
          <table:table-cell/>
          <table:table-cell office:value-type="float" office:value="3307635" calcext:value-type="float">
            <text:p>3307635</text:p>
          </table:table-cell>
          <table:table-cell/>
          <table:table-cell office:value-type="float" office:value="3477185" calcext:value-type="float">
            <text:p>34771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26253" calcext:value-type="float">
            <text:p>2126253</text:p>
          </table:table-cell>
          <table:table-cell/>
          <table:table-cell office:value-type="float" office:value="2440503" calcext:value-type="float">
            <text:p>2440503</text:p>
          </table:table-cell>
          <table:table-cell/>
          <table:table-cell office:value-type="float" office:value="2602748" calcext:value-type="float">
            <text:p>2602748</text:p>
          </table:table-cell>
          <table:table-cell/>
          <table:table-cell office:value-type="float" office:value="2689256" calcext:value-type="float">
            <text:p>2689256</text:p>
          </table:table-cell>
          <table:table-cell/>
          <table:table-cell office:value-type="float" office:value="3042262" calcext:value-type="float">
            <text:p>3042262</text:p>
          </table:table-cell>
          <table:table-cell/>
          <table:table-cell office:value-type="float" office:value="3690962" calcext:value-type="float">
            <text:p>3690962</text:p>
          </table:table-cell>
          <table:table-cell/>
          <table:table-cell office:value-type="float" office:value="3574210" calcext:value-type="float">
            <text:p>3574210</text:p>
          </table:table-cell>
          <table:table-cell/>
          <table:table-cell office:value-type="float" office:value="3344023" calcext:value-type="float">
            <text:p>3344023</text:p>
          </table:table-cell>
          <table:table-cell/>
          <table:table-cell office:value-type="float" office:value="3220594" calcext:value-type="float">
            <text:p>32205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31746" calcext:value-type="float">
            <text:p>1931746</text:p>
          </table:table-cell>
          <table:table-cell/>
          <table:table-cell office:value-type="float" office:value="2281059" calcext:value-type="float">
            <text:p>2281059</text:p>
          </table:table-cell>
          <table:table-cell/>
          <table:table-cell office:value-type="float" office:value="2662822" calcext:value-type="float">
            <text:p>2662822</text:p>
          </table:table-cell>
          <table:table-cell/>
          <table:table-cell office:value-type="float" office:value="2547750" calcext:value-type="float">
            <text:p>2547750</text:p>
          </table:table-cell>
          <table:table-cell/>
          <table:table-cell office:value-type="float" office:value="3093451" calcext:value-type="float">
            <text:p>3093451</text:p>
          </table:table-cell>
          <table:table-cell/>
          <table:table-cell office:value-type="float" office:value="3655918" calcext:value-type="float">
            <text:p>3655918</text:p>
          </table:table-cell>
          <table:table-cell/>
          <table:table-cell office:value-type="float" office:value="3637622" calcext:value-type="float">
            <text:p>3637622</text:p>
          </table:table-cell>
          <table:table-cell/>
          <table:table-cell office:value-type="float" office:value="3335267" calcext:value-type="float">
            <text:p>3335267</text:p>
          </table:table-cell>
          <table:table-cell/>
          <table:table-cell office:value-type="float" office:value="3297920" calcext:value-type="float">
            <text:p>32979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8768" calcext:value-type="float">
            <text:p>388768</text:p>
          </table:table-cell>
          <table:table-cell/>
          <table:table-cell office:value-type="float" office:value="497344" calcext:value-type="float">
            <text:p>497344</text:p>
          </table:table-cell>
          <table:table-cell/>
          <table:table-cell office:value-type="float" office:value="586244" calcext:value-type="float">
            <text:p>586244</text:p>
          </table:table-cell>
          <table:table-cell/>
          <table:table-cell office:value-type="float" office:value="644573" calcext:value-type="float">
            <text:p>644573</text:p>
          </table:table-cell>
          <table:table-cell/>
          <table:table-cell office:value-type="float" office:value="682850" calcext:value-type="float">
            <text:p>682850</text:p>
          </table:table-cell>
          <table:table-cell/>
          <table:table-cell office:value-type="float" office:value="760952" calcext:value-type="float">
            <text:p>760952</text:p>
          </table:table-cell>
          <table:table-cell/>
          <table:table-cell office:value-type="float" office:value="783446" calcext:value-type="float">
            <text:p>783446</text:p>
          </table:table-cell>
          <table:table-cell/>
          <table:table-cell office:value-type="float" office:value="730516" calcext:value-type="float">
            <text:p>730516</text:p>
          </table:table-cell>
          <table:table-cell/>
          <table:table-cell office:value-type="float" office:value="680138" calcext:value-type="float">
            <text:p>6801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8488" calcext:value-type="float">
            <text:p>228488</text:p>
          </table:table-cell>
          <table:table-cell/>
          <table:table-cell office:value-type="float" office:value="298095" calcext:value-type="float">
            <text:p>298095</text:p>
          </table:table-cell>
          <table:table-cell/>
          <table:table-cell office:value-type="float" office:value="360867" calcext:value-type="float">
            <text:p>360867</text:p>
          </table:table-cell>
          <table:table-cell/>
          <table:table-cell office:value-type="float" office:value="407519" calcext:value-type="float">
            <text:p>407519</text:p>
          </table:table-cell>
          <table:table-cell/>
          <table:table-cell office:value-type="float" office:value="500677" calcext:value-type="float">
            <text:p>500677</text:p>
          </table:table-cell>
          <table:table-cell/>
          <table:table-cell office:value-type="float" office:value="598321" calcext:value-type="float">
            <text:p>598321</text:p>
          </table:table-cell>
          <table:table-cell/>
          <table:table-cell office:value-type="float" office:value="677018" calcext:value-type="float">
            <text:p>677018</text:p>
          </table:table-cell>
          <table:table-cell/>
          <table:table-cell office:value-type="float" office:value="558084" calcext:value-type="float">
            <text:p>558084</text:p>
          </table:table-cell>
          <table:table-cell/>
          <table:table-cell office:value-type="float" office:value="533982" calcext:value-type="float">
            <text:p>53398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46541" calcext:value-type="float">
            <text:p>546541</text:p>
          </table:table-cell>
          <table:table-cell/>
          <table:table-cell office:value-type="float" office:value="722347" calcext:value-type="float">
            <text:p>722347</text:p>
          </table:table-cell>
          <table:table-cell/>
          <table:table-cell office:value-type="float" office:value="983102" calcext:value-type="float">
            <text:p>983102</text:p>
          </table:table-cell>
          <table:table-cell/>
          <table:table-cell office:value-type="float" office:value="1116928" calcext:value-type="float">
            <text:p>1116928</text:p>
          </table:table-cell>
          <table:table-cell/>
          <table:table-cell office:value-type="float" office:value="1245136" calcext:value-type="float">
            <text:p>1245136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79405" calcext:value-type="float">
            <text:p>679405</text:p>
          </table:table-cell>
          <table:table-cell/>
          <table:table-cell office:value-type="float" office:value="1018297" calcext:value-type="float">
            <text:p>1018297</text:p>
          </table:table-cell>
          <table:table-cell/>
          <table:table-cell office:value-type="float" office:value="1340314" calcext:value-type="float">
            <text:p>1340314</text:p>
          </table:table-cell>
          <table:table-cell/>
          <table:table-cell office:value-type="float" office:value="1795231" calcext:value-type="float">
            <text:p>1795231</text:p>
          </table:table-cell>
          <table:table-cell/>
          <table:table-cell office:value-type="float" office:value="1924812" calcext:value-type="float">
            <text:p>1924812</text:p>
          </table:table-cell>
          <table:table-cell/>
          <table:table-cell office:value-type="float" office:value="2162162" calcext:value-type="float">
            <text:p>216216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57396" calcext:value-type="float">
            <text:p>757396</text:p>
          </table:table-cell>
          <table:table-cell/>
          <table:table-cell office:value-type="float" office:value="1057414" calcext:value-type="float">
            <text:p>1057414</text:p>
          </table:table-cell>
          <table:table-cell/>
          <table:table-cell office:value-type="float" office:value="1849710" calcext:value-type="float">
            <text:p>1849710</text:p>
          </table:table-cell>
          <table:table-cell/>
          <table:table-cell office:value-type="float" office:value="2325158" calcext:value-type="float">
            <text:p>2325158</text:p>
          </table:table-cell>
          <table:table-cell/>
          <table:table-cell office:value-type="float" office:value="2749731" calcext:value-type="float">
            <text:p>2749731</text:p>
          </table:table-cell>
          <table:table-cell/>
          <table:table-cell office:value-type="float" office:value="2857142" calcext:value-type="float">
            <text:p>2857142</text:p>
          </table:table-cell>
          <table:table-cell/>
          <table:table-cell office:value-type="float" office:value="2120961" calcext:value-type="float">
            <text:p>2120961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12698" calcext:value-type="float">
            <text:p>812698</text:p>
          </table:table-cell>
          <table:table-cell/>
          <table:table-cell office:value-type="float" office:value="1272365" calcext:value-type="float">
            <text:p>1272365</text:p>
          </table:table-cell>
          <table:table-cell/>
          <table:table-cell office:value-type="float" office:value="1889298" calcext:value-type="float">
            <text:p>1889298</text:p>
          </table:table-cell>
          <table:table-cell/>
          <table:table-cell office:value-type="float" office:value="2816281" calcext:value-type="float">
            <text:p>2816281</text:p>
          </table:table-cell>
          <table:table-cell/>
          <table:table-cell office:value-type="float" office:value="3131498" calcext:value-type="float">
            <text:p>3131498</text:p>
          </table:table-cell>
          <table:table-cell/>
          <table:table-cell office:value-type="float" office:value="4012539" calcext:value-type="float">
            <text:p>4012539</text:p>
          </table:table-cell>
          <table:table-cell/>
          <table:table-cell office:value-type="float" office:value="4050632" calcext:value-type="float">
            <text:p>4050632</text:p>
          </table:table-cell>
          <table:table-cell/>
          <table:table-cell office:value-type="float" office:value="4718894" calcext:value-type="float">
            <text:p>471889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62461" calcext:value-type="float">
            <text:p>862461</text:p>
          </table:table-cell>
          <table:table-cell/>
          <table:table-cell office:value-type="float" office:value="1418675" calcext:value-type="float">
            <text:p>1418675</text:p>
          </table:table-cell>
          <table:table-cell/>
          <table:table-cell office:value-type="float" office:value="2398688" calcext:value-type="float">
            <text:p>2398688</text:p>
          </table:table-cell>
          <table:table-cell/>
          <table:table-cell office:value-type="float" office:value="3506849" calcext:value-type="float">
            <text:p>3506849</text:p>
          </table:table-cell>
          <table:table-cell/>
          <table:table-cell office:value-type="float" office:value="4160910" calcext:value-type="float">
            <text:p>4160910</text:p>
          </table:table-cell>
          <table:table-cell/>
          <table:table-cell office:value-type="float" office:value="4675799" calcext:value-type="float">
            <text:p>4675799</text:p>
          </table:table-cell>
          <table:table-cell/>
          <table:table-cell office:value-type="float" office:value="5132832" calcext:value-type="float">
            <text:p>5132832</text:p>
          </table:table-cell>
          <table:table-cell/>
          <table:table-cell office:value-type="float" office:value="5291989" calcext:value-type="float">
            <text:p>5291989</text:p>
          </table:table-cell>
          <table:table-cell/>
          <table:table-cell office:value-type="float" office:value="6091612" calcext:value-type="float">
            <text:p>609161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64791" calcext:value-type="float">
            <text:p>864791</text:p>
          </table:table-cell>
          <table:table-cell/>
          <table:table-cell office:value-type="float" office:value="1379682" calcext:value-type="float">
            <text:p>1379682</text:p>
          </table:table-cell>
          <table:table-cell/>
          <table:table-cell office:value-type="float" office:value="2503667" calcext:value-type="float">
            <text:p>2503667</text:p>
          </table:table-cell>
          <table:table-cell/>
          <table:table-cell office:value-type="float" office:value="3719578" calcext:value-type="float">
            <text:p>3719578</text:p>
          </table:table-cell>
          <table:table-cell/>
          <table:table-cell office:value-type="float" office:value="4750637" calcext:value-type="float">
            <text:p>4750637</text:p>
          </table:table-cell>
          <table:table-cell/>
          <table:table-cell office:value-type="float" office:value="5473009" calcext:value-type="float">
            <text:p>5473009</text:p>
          </table:table-cell>
          <table:table-cell/>
          <table:table-cell office:value-type="float" office:value="5943122" calcext:value-type="float">
            <text:p>5943122</text:p>
          </table:table-cell>
          <table:table-cell/>
          <table:table-cell office:value-type="float" office:value="6002344" calcext:value-type="float">
            <text:p>6002344</text:p>
          </table:table-cell>
          <table:table-cell/>
          <table:table-cell office:value-type="float" office:value="6456494" calcext:value-type="float">
            <text:p>6456494</text:p>
          </table:table-cell>
          <table:table-cell/>
          <table:table-cell office:value-type="float" office:value="6684073" calcext:value-type="float">
            <text:p>6684073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41612" calcext:value-type="float">
            <text:p>741612</text:p>
          </table:table-cell>
          <table:table-cell/>
          <table:table-cell office:value-type="float" office:value="1172630" calcext:value-type="float">
            <text:p>1172630</text:p>
          </table:table-cell>
          <table:table-cell/>
          <table:table-cell office:value-type="float" office:value="1828898" calcext:value-type="float">
            <text:p>1828898</text:p>
          </table:table-cell>
          <table:table-cell/>
          <table:table-cell office:value-type="float" office:value="2238496" calcext:value-type="float">
            <text:p>2238496</text:p>
          </table:table-cell>
          <table:table-cell/>
          <table:table-cell office:value-type="float" office:value="2800492" calcext:value-type="float">
            <text:p>2800492</text:p>
          </table:table-cell>
          <table:table-cell/>
          <table:table-cell office:value-type="float" office:value="3240506" calcext:value-type="float">
            <text:p>3240506</text:p>
          </table:table-cell>
          <table:table-cell/>
          <table:table-cell office:value-type="float" office:value="4270225" calcext:value-type="float">
            <text:p>4270225</text:p>
          </table:table-cell>
          <table:table-cell/>
          <table:table-cell office:value-type="float" office:value="4120724" calcext:value-type="float">
            <text:p>4120724</text:p>
          </table:table-cell>
          <table:table-cell/>
          <table:table-cell office:value-type="float" office:value="4418077" calcext:value-type="float">
            <text:p>4418077</text:p>
          </table:table-cell>
          <table:table-cell/>
          <table:table-cell office:value-type="float" office:value="3956341" calcext:value-type="float">
            <text:p>3956341</text:p>
          </table:table-cell>
          <table:table-cell/>
          <table:table-cell office:value-type="float" office:value="3091554" calcext:value-type="float">
            <text:p>3091554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38217" calcext:value-type="float">
            <text:p>738217</text:p>
          </table:table-cell>
          <table:table-cell/>
          <table:table-cell office:value-type="float" office:value="1198186" calcext:value-type="float">
            <text:p>1198186</text:p>
          </table:table-cell>
          <table:table-cell/>
          <table:table-cell office:value-type="float" office:value="1723144" calcext:value-type="float">
            <text:p>1723144</text:p>
          </table:table-cell>
          <table:table-cell/>
          <table:table-cell office:value-type="float" office:value="2289099" calcext:value-type="float">
            <text:p>2289099</text:p>
          </table:table-cell>
          <table:table-cell/>
          <table:table-cell office:value-type="float" office:value="2659135" calcext:value-type="float">
            <text:p>2659135</text:p>
          </table:table-cell>
          <table:table-cell/>
          <table:table-cell office:value-type="float" office:value="2906923" calcext:value-type="float">
            <text:p>2906923</text:p>
          </table:table-cell>
          <table:table-cell/>
          <table:table-cell office:value-type="float" office:value="3073805" calcext:value-type="float">
            <text:p>3073805</text:p>
          </table:table-cell>
          <table:table-cell/>
          <table:table-cell office:value-type="float" office:value="4227910" calcext:value-type="float">
            <text:p>4227910</text:p>
          </table:table-cell>
          <table:table-cell/>
          <table:table-cell office:value-type="float" office:value="4313849" calcext:value-type="float">
            <text:p>4313849</text:p>
          </table:table-cell>
          <table:table-cell/>
          <table:table-cell office:value-type="float" office:value="3536980" calcext:value-type="float">
            <text:p>3536980</text:p>
          </table:table-cell>
          <table:table-cell/>
          <table:table-cell office:value-type="float" office:value="3185317" calcext:value-type="float">
            <text:p>3185317</text:p>
          </table:table-cell>
          <table:table-cell/>
          <table:table-cell office:value-type="float" office:value="2812124" calcext:value-type="float">
            <text:p>281212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27880" calcext:value-type="float">
            <text:p>727880</text:p>
          </table:table-cell>
          <table:table-cell/>
          <table:table-cell office:value-type="float" office:value="1155479" calcext:value-type="float">
            <text:p>1155479</text:p>
          </table:table-cell>
          <table:table-cell/>
          <table:table-cell office:value-type="float" office:value="1663367" calcext:value-type="float">
            <text:p>1663367</text:p>
          </table:table-cell>
          <table:table-cell/>
          <table:table-cell office:value-type="float" office:value="2158942" calcext:value-type="float">
            <text:p>2158942</text:p>
          </table:table-cell>
          <table:table-cell/>
          <table:table-cell office:value-type="float" office:value="2657712" calcext:value-type="float">
            <text:p>2657712</text:p>
          </table:table-cell>
          <table:table-cell/>
          <table:table-cell office:value-type="float" office:value="2881970" calcext:value-type="float">
            <text:p>2881970</text:p>
          </table:table-cell>
          <table:table-cell/>
          <table:table-cell office:value-type="float" office:value="3033063" calcext:value-type="float">
            <text:p>3033063</text:p>
          </table:table-cell>
          <table:table-cell/>
          <table:table-cell office:value-type="float" office:value="3029249" calcext:value-type="float">
            <text:p>3029249</text:p>
          </table:table-cell>
          <table:table-cell/>
          <table:table-cell office:value-type="float" office:value="4180871" calcext:value-type="float">
            <text:p>4180871</text:p>
          </table:table-cell>
          <table:table-cell/>
          <table:table-cell office:value-type="float" office:value="3632977" calcext:value-type="float">
            <text:p>3632977</text:p>
          </table:table-cell>
          <table:table-cell/>
          <table:table-cell office:value-type="float" office:value="3054892" calcext:value-type="float">
            <text:p>3054892</text:p>
          </table:table-cell>
          <table:table-cell/>
          <table:table-cell office:value-type="float" office:value="2818461" calcext:value-type="float">
            <text:p>2818461</text:p>
          </table:table-cell>
          <table:table-cell/>
          <table:table-cell office:value-type="float" office:value="2688325" calcext:value-type="float">
            <text:p>26883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70966" calcext:value-type="float">
            <text:p>2570966</text:p>
          </table:table-cell>
          <table:table-cell/>
          <table:table-cell office:value-type="float" office:value="2716653" calcext:value-type="float">
            <text:p>2716653</text:p>
          </table:table-cell>
          <table:table-cell/>
          <table:table-cell office:value-type="float" office:value="2871111" calcext:value-type="float">
            <text:p>2871111</text:p>
          </table:table-cell>
          <table:table-cell/>
          <table:table-cell office:value-type="float" office:value="2984226" calcext:value-type="float">
            <text:p>2984226</text:p>
          </table:table-cell>
          <table:table-cell/>
          <table:table-cell office:value-type="float" office:value="2963659" calcext:value-type="float">
            <text:p>2963659</text:p>
          </table:table-cell>
          <table:table-cell/>
          <table:table-cell office:value-type="float" office:value="3485883" calcext:value-type="float">
            <text:p>3485883</text:p>
          </table:table-cell>
          <table:table-cell/>
          <table:table-cell office:value-type="float" office:value="2967148" calcext:value-type="float">
            <text:p>2967148</text:p>
          </table:table-cell>
          <table:table-cell/>
          <table:table-cell office:value-type="float" office:value="2786844" calcext:value-type="float">
            <text:p>2786844</text:p>
          </table:table-cell>
          <table:table-cell/>
          <table:table-cell office:value-type="float" office:value="2654526" calcext:value-type="float">
            <text:p>26545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1484" calcext:value-type="float">
            <text:p>2481484</text:p>
          </table:table-cell>
          <table:table-cell/>
          <table:table-cell office:value-type="float" office:value="2652269" calcext:value-type="float">
            <text:p>2652269</text:p>
          </table:table-cell>
          <table:table-cell/>
          <table:table-cell office:value-type="float" office:value="2845691" calcext:value-type="float">
            <text:p>2845691</text:p>
          </table:table-cell>
          <table:table-cell/>
          <table:table-cell office:value-type="float" office:value="2889938" calcext:value-type="float">
            <text:p>2889938</text:p>
          </table:table-cell>
          <table:table-cell/>
          <table:table-cell office:value-type="float" office:value="2984321" calcext:value-type="float">
            <text:p>2984321</text:p>
          </table:table-cell>
          <table:table-cell/>
          <table:table-cell office:value-type="float" office:value="2984172" calcext:value-type="float">
            <text:p>2984172</text:p>
          </table:table-cell>
          <table:table-cell/>
          <table:table-cell office:value-type="float" office:value="3049235" calcext:value-type="float">
            <text:p>3049235</text:p>
          </table:table-cell>
          <table:table-cell/>
          <table:table-cell office:value-type="float" office:value="2773024" calcext:value-type="float">
            <text:p>2773024</text:p>
          </table:table-cell>
          <table:table-cell/>
          <table:table-cell office:value-type="float" office:value="2609374" calcext:value-type="float">
            <text:p>260937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9326" calcext:value-type="float">
            <text:p>849326</text:p>
          </table:table-cell>
          <table:table-cell/>
          <table:table-cell office:value-type="float" office:value="1956672" calcext:value-type="float">
            <text:p>1956672</text:p>
          </table:table-cell>
          <table:table-cell/>
          <table:table-cell office:value-type="float" office:value="2078907" calcext:value-type="float">
            <text:p>2078907</text:p>
          </table:table-cell>
          <table:table-cell/>
          <table:table-cell office:value-type="float" office:value="2126732" calcext:value-type="float">
            <text:p>2126732</text:p>
          </table:table-cell>
          <table:table-cell/>
          <table:table-cell office:value-type="float" office:value="2436368" calcext:value-type="float">
            <text:p>2436368</text:p>
          </table:table-cell>
          <table:table-cell/>
          <table:table-cell office:value-type="float" office:value="2247520" calcext:value-type="float">
            <text:p>2247520</text:p>
          </table:table-cell>
          <table:table-cell/>
          <table:table-cell office:value-type="float" office:value="2179571" calcext:value-type="float">
            <text:p>2179571</text:p>
          </table:table-cell>
          <table:table-cell/>
          <table:table-cell office:value-type="float" office:value="2095415" calcext:value-type="float">
            <text:p>2095415</text:p>
          </table:table-cell>
          <table:table-cell/>
          <table:table-cell office:value-type="float" office:value="909263" calcext:value-type="float">
            <text:p>90926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6524" calcext:value-type="float">
            <text:p>426524</text:p>
          </table:table-cell>
          <table:table-cell/>
          <table:table-cell office:value-type="float" office:value="432871" calcext:value-type="float">
            <text:p>432871</text:p>
          </table:table-cell>
          <table:table-cell/>
          <table:table-cell office:value-type="float" office:value="422893" calcext:value-type="float">
            <text:p>422893</text:p>
          </table:table-cell>
          <table:table-cell/>
          <table:table-cell office:value-type="float" office:value="435369" calcext:value-type="float">
            <text:p>435369</text:p>
          </table:table-cell>
          <table:table-cell/>
          <table:table-cell office:value-type="float" office:value="434664" calcext:value-type="float">
            <text:p>434664</text:p>
          </table:table-cell>
          <table:table-cell/>
          <table:table-cell office:value-type="float" office:value="428485" calcext:value-type="float">
            <text:p>428485</text:p>
          </table:table-cell>
          <table:table-cell/>
          <table:table-cell office:value-type="float" office:value="429610" calcext:value-type="float">
            <text:p>429610</text:p>
          </table:table-cell>
          <table:table-cell/>
          <table:table-cell office:value-type="float" office:value="435923" calcext:value-type="float">
            <text:p>435923</text:p>
          </table:table-cell>
          <table:table-cell/>
          <table:table-cell office:value-type="float" office:value="431708" calcext:value-type="float">
            <text:p>43170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0366" calcext:value-type="float">
            <text:p>310366</text:p>
          </table:table-cell>
          <table:table-cell/>
          <table:table-cell office:value-type="float" office:value="310650" calcext:value-type="float">
            <text:p>310650</text:p>
          </table:table-cell>
          <table:table-cell/>
          <table:table-cell office:value-type="float" office:value="310834" calcext:value-type="float">
            <text:p>310834</text:p>
          </table:table-cell>
          <table:table-cell/>
          <table:table-cell office:value-type="float" office:value="310320" calcext:value-type="float">
            <text:p>310320</text:p>
          </table:table-cell>
          <table:table-cell/>
          <table:table-cell office:value-type="float" office:value="312828" calcext:value-type="float">
            <text:p>312828</text:p>
          </table:table-cell>
          <table:table-cell/>
          <table:table-cell office:value-type="float" office:value="314918" calcext:value-type="float">
            <text:p>314918</text:p>
          </table:table-cell>
          <table:table-cell/>
          <table:table-cell office:value-type="float" office:value="315103" calcext:value-type="float">
            <text:p>315103</text:p>
          </table:table-cell>
          <table:table-cell/>
          <table:table-cell office:value-type="float" office:value="314862" calcext:value-type="float">
            <text:p>314862</text:p>
          </table:table-cell>
          <table:table-cell/>
          <table:table-cell office:value-type="float" office:value="315673" calcext:value-type="float">
            <text:p>3156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2522" calcext:value-type="float">
            <text:p>272522</text:p>
          </table:table-cell>
          <table:table-cell/>
          <table:table-cell office:value-type="float" office:value="277961" calcext:value-type="float">
            <text:p>277961</text:p>
          </table:table-cell>
          <table:table-cell/>
          <table:table-cell office:value-type="float" office:value="280220" calcext:value-type="float">
            <text:p>280220</text:p>
          </table:table-cell>
          <table:table-cell/>
          <table:table-cell office:value-type="float" office:value="281582" calcext:value-type="float">
            <text:p>281582</text:p>
          </table:table-cell>
          <table:table-cell/>
          <table:table-cell office:value-type="float" office:value="244769" calcext:value-type="float">
            <text:p>244769</text:p>
          </table:table-cell>
          <table:table-cell/>
          <table:table-cell office:value-type="float" office:value="285678" calcext:value-type="float">
            <text:p>285678</text:p>
          </table:table-cell>
          <table:table-cell/>
          <table:table-cell office:value-type="float" office:value="256117" calcext:value-type="float">
            <text:p>256117</text:p>
          </table:table-cell>
          <table:table-cell/>
          <table:table-cell office:value-type="float" office:value="285385" calcext:value-type="float">
            <text:p>285385</text:p>
          </table:table-cell>
          <table:table-cell/>
          <table:table-cell office:value-type="float" office:value="283623" calcext:value-type="float">
            <text:p>2836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2869" calcext:value-type="float">
            <text:p>252869</text:p>
          </table:table-cell>
          <table:table-cell/>
          <table:table-cell office:value-type="float" office:value="268031" calcext:value-type="float">
            <text:p>268031</text:p>
          </table:table-cell>
          <table:table-cell/>
          <table:table-cell office:value-type="float" office:value="251572" calcext:value-type="float">
            <text:p>251572</text:p>
          </table:table-cell>
          <table:table-cell/>
          <table:table-cell office:value-type="float" office:value="263355" calcext:value-type="float">
            <text:p>263355</text:p>
          </table:table-cell>
          <table:table-cell/>
          <table:table-cell office:value-type="float" office:value="264428" calcext:value-type="float">
            <text:p>264428</text:p>
          </table:table-cell>
          <table:table-cell/>
          <table:table-cell office:value-type="float" office:value="251385" calcext:value-type="float">
            <text:p>251385</text:p>
          </table:table-cell>
          <table:table-cell/>
          <table:table-cell office:value-type="float" office:value="265664" calcext:value-type="float">
            <text:p>265664</text:p>
          </table:table-cell>
          <table:table-cell/>
          <table:table-cell office:value-type="float" office:value="260868" calcext:value-type="float">
            <text:p>260868</text:p>
          </table:table-cell>
          <table:table-cell/>
          <table:table-cell office:value-type="float" office:value="260448" calcext:value-type="float">
            <text:p>26044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1823" calcext:value-type="float">
            <text:p>251823</text:p>
          </table:table-cell>
          <table:table-cell/>
          <table:table-cell office:value-type="float" office:value="244038" calcext:value-type="float">
            <text:p>244038</text:p>
          </table:table-cell>
          <table:table-cell/>
          <table:table-cell office:value-type="float" office:value="234472" calcext:value-type="float">
            <text:p>234472</text:p>
          </table:table-cell>
          <table:table-cell/>
          <table:table-cell office:value-type="float" office:value="250844" calcext:value-type="float">
            <text:p>250844</text:p>
          </table:table-cell>
          <table:table-cell/>
          <table:table-cell office:value-type="float" office:value="239068" calcext:value-type="float">
            <text:p>239068</text:p>
          </table:table-cell>
          <table:table-cell/>
          <table:table-cell office:value-type="float" office:value="249476" calcext:value-type="float">
            <text:p>249476</text:p>
          </table:table-cell>
          <table:table-cell/>
          <table:table-cell office:value-type="float" office:value="249896" calcext:value-type="float">
            <text:p>249896</text:p>
          </table:table-cell>
          <table:table-cell/>
          <table:table-cell office:value-type="float" office:value="253605" calcext:value-type="float">
            <text:p>253605</text:p>
          </table:table-cell>
          <table:table-cell/>
          <table:table-cell office:value-type="float" office:value="248776" calcext:value-type="float">
            <text:p>24877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76057" calcext:value-type="float">
            <text:p>576057</text:p>
          </table:table-cell>
          <table:table-cell/>
          <table:table-cell office:value-type="float" office:value="803011" calcext:value-type="float">
            <text:p>803011</text:p>
          </table:table-cell>
          <table:table-cell/>
          <table:table-cell office:value-type="float" office:value="948148" calcext:value-type="float">
            <text:p>948148</text:p>
          </table:table-cell>
          <table:table-cell/>
          <table:table-cell office:value-type="float" office:value="1170018" calcext:value-type="float">
            <text:p>1170018</text:p>
          </table:table-cell>
          <table:table-cell/>
          <table:table-cell office:value-type="float" office:value="1149012" calcext:value-type="float">
            <text:p>114901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85591" calcext:value-type="float">
            <text:p>685591</text:p>
          </table:table-cell>
          <table:table-cell/>
          <table:table-cell office:value-type="float" office:value="1072925" calcext:value-type="float">
            <text:p>1072925</text:p>
          </table:table-cell>
          <table:table-cell/>
          <table:table-cell office:value-type="float" office:value="1367521" calcext:value-type="float">
            <text:p>1367521</text:p>
          </table:table-cell>
          <table:table-cell/>
          <table:table-cell office:value-type="float" office:value="1718120" calcext:value-type="float">
            <text:p>1718120</text:p>
          </table:table-cell>
          <table:table-cell/>
          <table:table-cell office:value-type="float" office:value="1871345" calcext:value-type="float">
            <text:p>1871345</text:p>
          </table:table-cell>
          <table:table-cell/>
          <table:table-cell office:value-type="float" office:value="2051282" calcext:value-type="float">
            <text:p>2051282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36266" calcext:value-type="float">
            <text:p>736266</text:p>
          </table:table-cell>
          <table:table-cell/>
          <table:table-cell office:value-type="float" office:value="998439" calcext:value-type="float">
            <text:p>998439</text:p>
          </table:table-cell>
          <table:table-cell/>
          <table:table-cell office:value-type="float" office:value="1739130" calcext:value-type="float">
            <text:p>1739130</text:p>
          </table:table-cell>
          <table:table-cell/>
          <table:table-cell office:value-type="float" office:value="2212618" calcext:value-type="float">
            <text:p>2212618</text:p>
          </table:table-cell>
          <table:table-cell/>
          <table:table-cell office:value-type="float" office:value="2770562" calcext:value-type="float">
            <text:p>2770562</text:p>
          </table:table-cell>
          <table:table-cell/>
          <table:table-cell office:value-type="float" office:value="2905788" calcext:value-type="float">
            <text:p>2905788</text:p>
          </table:table-cell>
          <table:table-cell/>
          <table:table-cell office:value-type="float" office:value="3054892" calcext:value-type="float">
            <text:p>305489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00250" calcext:value-type="float">
            <text:p>800250</text:p>
          </table:table-cell>
          <table:table-cell/>
          <table:table-cell office:value-type="float" office:value="1359532" calcext:value-type="float">
            <text:p>1359532</text:p>
          </table:table-cell>
          <table:table-cell/>
          <table:table-cell office:value-type="float" office:value="2015748" calcext:value-type="float">
            <text:p>2015748</text:p>
          </table:table-cell>
          <table:table-cell/>
          <table:table-cell office:value-type="float" office:value="2764578" calcext:value-type="float">
            <text:p>2764578</text:p>
          </table:table-cell>
          <table:table-cell/>
          <table:table-cell office:value-type="float" office:value="2682032" calcext:value-type="float">
            <text:p>2682032</text:p>
          </table:table-cell>
          <table:table-cell/>
          <table:table-cell office:value-type="float" office:value="3335504" calcext:value-type="float">
            <text:p>3335504</text:p>
          </table:table-cell>
          <table:table-cell/>
          <table:table-cell office:value-type="float" office:value="4086193" calcext:value-type="float">
            <text:p>4086193</text:p>
          </table:table-cell>
          <table:table-cell/>
          <table:table-cell office:value-type="float" office:value="4200164" calcext:value-type="float">
            <text:p>420016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669018" calcext:value-type="float">
            <text:p>669018</text:p>
          </table:table-cell>
          <table:table-cell/>
          <table:table-cell office:value-type="float" office:value="1457029" calcext:value-type="float">
            <text:p>1457029</text:p>
          </table:table-cell>
          <table:table-cell/>
          <table:table-cell office:value-type="float" office:value="2257993" calcext:value-type="float">
            <text:p>2257993</text:p>
          </table:table-cell>
          <table:table-cell/>
          <table:table-cell office:value-type="float" office:value="3262185" calcext:value-type="float">
            <text:p>3262185</text:p>
          </table:table-cell>
          <table:table-cell/>
          <table:table-cell office:value-type="float" office:value="4091090" calcext:value-type="float">
            <text:p>4091090</text:p>
          </table:table-cell>
          <table:table-cell/>
          <table:table-cell office:value-type="float" office:value="4450239" calcext:value-type="float">
            <text:p>4450239</text:p>
          </table:table-cell>
          <table:table-cell/>
          <table:table-cell office:value-type="float" office:value="4181298" calcext:value-type="float">
            <text:p>4181298</text:p>
          </table:table-cell>
          <table:table-cell/>
          <table:table-cell office:value-type="float" office:value="5251282" calcext:value-type="float">
            <text:p>5251282</text:p>
          </table:table-cell>
          <table:table-cell/>
          <table:table-cell office:value-type="float" office:value="4937319" calcext:value-type="float">
            <text:p>493731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47576" calcext:value-type="float">
            <text:p>847576</text:p>
          </table:table-cell>
          <table:table-cell/>
          <table:table-cell office:value-type="float" office:value="1443473" calcext:value-type="float">
            <text:p>1443473</text:p>
          </table:table-cell>
          <table:table-cell/>
          <table:table-cell office:value-type="float" office:value="2365169" calcext:value-type="float">
            <text:p>2365169</text:p>
          </table:table-cell>
          <table:table-cell/>
          <table:table-cell office:value-type="float" office:value="3195506" calcext:value-type="float">
            <text:p>3195506</text:p>
          </table:table-cell>
          <table:table-cell/>
          <table:table-cell office:value-type="float" office:value="4372331" calcext:value-type="float">
            <text:p>4372331</text:p>
          </table:table-cell>
          <table:table-cell/>
          <table:table-cell office:value-type="float" office:value="5060538" calcext:value-type="float">
            <text:p>5060538</text:p>
          </table:table-cell>
          <table:table-cell/>
          <table:table-cell office:value-type="float" office:value="5452609" calcext:value-type="float">
            <text:p>5452609</text:p>
          </table:table-cell>
          <table:table-cell/>
          <table:table-cell office:value-type="float" office:value="5357049" calcext:value-type="float">
            <text:p>5357049</text:p>
          </table:table-cell>
          <table:table-cell/>
          <table:table-cell office:value-type="float" office:value="5646539" calcext:value-type="float">
            <text:p>5646539</text:p>
          </table:table-cell>
          <table:table-cell/>
          <table:table-cell office:value-type="float" office:value="4796252" calcext:value-type="float">
            <text:p>4796252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44064" calcext:value-type="float">
            <text:p>744064</text:p>
          </table:table-cell>
          <table:table-cell/>
          <table:table-cell office:value-type="float" office:value="1190870" calcext:value-type="float">
            <text:p>1190870</text:p>
          </table:table-cell>
          <table:table-cell/>
          <table:table-cell office:value-type="float" office:value="1739056" calcext:value-type="float">
            <text:p>1739056</text:p>
          </table:table-cell>
          <table:table-cell/>
          <table:table-cell office:value-type="float" office:value="2260610" calcext:value-type="float">
            <text:p>2260610</text:p>
          </table:table-cell>
          <table:table-cell/>
          <table:table-cell office:value-type="float" office:value="2575128" calcext:value-type="float">
            <text:p>2575128</text:p>
          </table:table-cell>
          <table:table-cell/>
          <table:table-cell office:value-type="float" office:value="2922374" calcext:value-type="float">
            <text:p>2922374</text:p>
          </table:table-cell>
          <table:table-cell/>
          <table:table-cell office:value-type="float" office:value="3044221" calcext:value-type="float">
            <text:p>3044221</text:p>
          </table:table-cell>
          <table:table-cell/>
          <table:table-cell office:value-type="float" office:value="3152466" calcext:value-type="float">
            <text:p>3152466</text:p>
          </table:table-cell>
          <table:table-cell/>
          <table:table-cell office:value-type="float" office:value="3064721" calcext:value-type="float">
            <text:p>3064721</text:p>
          </table:table-cell>
          <table:table-cell/>
          <table:table-cell office:value-type="float" office:value="2992402" calcext:value-type="float">
            <text:p>2992402</text:p>
          </table:table-cell>
          <table:table-cell/>
          <table:table-cell office:value-type="float" office:value="2602452" calcext:value-type="float">
            <text:p>260245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28845" calcext:value-type="float">
            <text:p>728845</text:p>
          </table:table-cell>
          <table:table-cell/>
          <table:table-cell office:value-type="float" office:value="1149625" calcext:value-type="float">
            <text:p>1149625</text:p>
          </table:table-cell>
          <table:table-cell/>
          <table:table-cell office:value-type="float" office:value="1669962" calcext:value-type="float">
            <text:p>1669962</text:p>
          </table:table-cell>
          <table:table-cell/>
          <table:table-cell office:value-type="float" office:value="2133777" calcext:value-type="float">
            <text:p>2133777</text:p>
          </table:table-cell>
          <table:table-cell/>
          <table:table-cell office:value-type="float" office:value="2482574" calcext:value-type="float">
            <text:p>2482574</text:p>
          </table:table-cell>
          <table:table-cell/>
          <table:table-cell office:value-type="float" office:value="2663112" calcext:value-type="float">
            <text:p>2663112</text:p>
          </table:table-cell>
          <table:table-cell/>
          <table:table-cell office:value-type="float" office:value="2727302" calcext:value-type="float">
            <text:p>2727302</text:p>
          </table:table-cell>
          <table:table-cell/>
          <table:table-cell office:value-type="float" office:value="2943797" calcext:value-type="float">
            <text:p>2943797</text:p>
          </table:table-cell>
          <table:table-cell/>
          <table:table-cell office:value-type="float" office:value="2941155" calcext:value-type="float">
            <text:p>2941155</text:p>
          </table:table-cell>
          <table:table-cell/>
          <table:table-cell office:value-type="float" office:value="2859037" calcext:value-type="float">
            <text:p>2859037</text:p>
          </table:table-cell>
          <table:table-cell/>
          <table:table-cell office:value-type="float" office:value="2691726" calcext:value-type="float">
            <text:p>2691726</text:p>
          </table:table-cell>
          <table:table-cell/>
          <table:table-cell office:value-type="float" office:value="2547263" calcext:value-type="float">
            <text:p>254726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21911" calcext:value-type="float">
            <text:p>721911</text:p>
          </table:table-cell>
          <table:table-cell/>
          <table:table-cell office:value-type="float" office:value="1130188" calcext:value-type="float">
            <text:p>1130188</text:p>
          </table:table-cell>
          <table:table-cell/>
          <table:table-cell office:value-type="float" office:value="1612074" calcext:value-type="float">
            <text:p>1612074</text:p>
          </table:table-cell>
          <table:table-cell/>
          <table:table-cell office:value-type="float" office:value="2085221" calcext:value-type="float">
            <text:p>2085221</text:p>
          </table:table-cell>
          <table:table-cell/>
          <table:table-cell office:value-type="float" office:value="2373392" calcext:value-type="float">
            <text:p>2373392</text:p>
          </table:table-cell>
          <table:table-cell/>
          <table:table-cell office:value-type="float" office:value="2608294" calcext:value-type="float">
            <text:p>2608294</text:p>
          </table:table-cell>
          <table:table-cell/>
          <table:table-cell office:value-type="float" office:value="2720690" calcext:value-type="float">
            <text:p>2720690</text:p>
          </table:table-cell>
          <table:table-cell/>
          <table:table-cell office:value-type="float" office:value="2818995" calcext:value-type="float">
            <text:p>2818995</text:p>
          </table:table-cell>
          <table:table-cell/>
          <table:table-cell office:value-type="float" office:value="2877616" calcext:value-type="float">
            <text:p>2877616</text:p>
          </table:table-cell>
          <table:table-cell/>
          <table:table-cell office:value-type="float" office:value="2869352" calcext:value-type="float">
            <text:p>2869352</text:p>
          </table:table-cell>
          <table:table-cell/>
          <table:table-cell office:value-type="float" office:value="2730939" calcext:value-type="float">
            <text:p>2730939</text:p>
          </table:table-cell>
          <table:table-cell/>
          <table:table-cell office:value-type="float" office:value="2580563" calcext:value-type="float">
            <text:p>2580563</text:p>
          </table:table-cell>
          <table:table-cell/>
          <table:table-cell office:value-type="float" office:value="2610496" calcext:value-type="float">
            <text:p>261049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37999" calcext:value-type="float">
            <text:p>2337999</text:p>
          </table:table-cell>
          <table:table-cell/>
          <table:table-cell office:value-type="float" office:value="2556923" calcext:value-type="float">
            <text:p>2556923</text:p>
          </table:table-cell>
          <table:table-cell/>
          <table:table-cell office:value-type="float" office:value="2679444" calcext:value-type="float">
            <text:p>2679444</text:p>
          </table:table-cell>
          <table:table-cell/>
          <table:table-cell office:value-type="float" office:value="2765232" calcext:value-type="float">
            <text:p>2765232</text:p>
          </table:table-cell>
          <table:table-cell/>
          <table:table-cell office:value-type="float" office:value="2829950" calcext:value-type="float">
            <text:p>2829950</text:p>
          </table:table-cell>
          <table:table-cell/>
          <table:table-cell office:value-type="float" office:value="2877490" calcext:value-type="float">
            <text:p>2877490</text:p>
          </table:table-cell>
          <table:table-cell/>
          <table:table-cell office:value-type="float" office:value="2750169" calcext:value-type="float">
            <text:p>2750169</text:p>
          </table:table-cell>
          <table:table-cell/>
          <table:table-cell office:value-type="float" office:value="2549126" calcext:value-type="float">
            <text:p>2549126</text:p>
          </table:table-cell>
          <table:table-cell/>
          <table:table-cell office:value-type="float" office:value="2553038" calcext:value-type="float">
            <text:p>255303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31694" calcext:value-type="float">
            <text:p>2331694</text:p>
          </table:table-cell>
          <table:table-cell/>
          <table:table-cell office:value-type="float" office:value="2531324" calcext:value-type="float">
            <text:p>2531324</text:p>
          </table:table-cell>
          <table:table-cell/>
          <table:table-cell office:value-type="float" office:value="2699365" calcext:value-type="float">
            <text:p>2699365</text:p>
          </table:table-cell>
          <table:table-cell/>
          <table:table-cell office:value-type="float" office:value="2836540" calcext:value-type="float">
            <text:p>2836540</text:p>
          </table:table-cell>
          <table:table-cell/>
          <table:table-cell office:value-type="float" office:value="2881450" calcext:value-type="float">
            <text:p>2881450</text:p>
          </table:table-cell>
          <table:table-cell/>
          <table:table-cell office:value-type="float" office:value="2856507" calcext:value-type="float">
            <text:p>2856507</text:p>
          </table:table-cell>
          <table:table-cell/>
          <table:table-cell office:value-type="float" office:value="2779634" calcext:value-type="float">
            <text:p>2779634</text:p>
          </table:table-cell>
          <table:table-cell/>
          <table:table-cell office:value-type="float" office:value="2583330" calcext:value-type="float">
            <text:p>2583330</text:p>
          </table:table-cell>
          <table:table-cell/>
          <table:table-cell office:value-type="float" office:value="2532537" calcext:value-type="float">
            <text:p>25325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4006" calcext:value-type="float">
            <text:p>1714006</text:p>
          </table:table-cell>
          <table:table-cell/>
          <table:table-cell office:value-type="float" office:value="1997990" calcext:value-type="float">
            <text:p>1997990</text:p>
          </table:table-cell>
          <table:table-cell/>
          <table:table-cell office:value-type="float" office:value="2142276" calcext:value-type="float">
            <text:p>2142276</text:p>
          </table:table-cell>
          <table:table-cell/>
          <table:table-cell office:value-type="float" office:value="2235659" calcext:value-type="float">
            <text:p>2235659</text:p>
          </table:table-cell>
          <table:table-cell/>
          <table:table-cell office:value-type="float" office:value="2201780" calcext:value-type="float">
            <text:p>2201780</text:p>
          </table:table-cell>
          <table:table-cell/>
          <table:table-cell office:value-type="float" office:value="2211972" calcext:value-type="float">
            <text:p>2211972</text:p>
          </table:table-cell>
          <table:table-cell/>
          <table:table-cell office:value-type="float" office:value="2130971" calcext:value-type="float">
            <text:p>2130971</text:p>
          </table:table-cell>
          <table:table-cell/>
          <table:table-cell office:value-type="float" office:value="2049626" calcext:value-type="float">
            <text:p>2049626</text:p>
          </table:table-cell>
          <table:table-cell/>
          <table:table-cell office:value-type="float" office:value="1987327" calcext:value-type="float">
            <text:p>19873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9234" calcext:value-type="float">
            <text:p>429234</text:p>
          </table:table-cell>
          <table:table-cell/>
          <table:table-cell office:value-type="float" office:value="433695" calcext:value-type="float">
            <text:p>433695</text:p>
          </table:table-cell>
          <table:table-cell/>
          <table:table-cell office:value-type="float" office:value="432816" calcext:value-type="float">
            <text:p>432816</text:p>
          </table:table-cell>
          <table:table-cell/>
          <table:table-cell office:value-type="float" office:value="428874" calcext:value-type="float">
            <text:p>428874</text:p>
          </table:table-cell>
          <table:table-cell/>
          <table:table-cell office:value-type="float" office:value="434570" calcext:value-type="float">
            <text:p>434570</text:p>
          </table:table-cell>
          <table:table-cell/>
          <table:table-cell office:value-type="float" office:value="442340" calcext:value-type="float">
            <text:p>442340</text:p>
          </table:table-cell>
          <table:table-cell/>
          <table:table-cell office:value-type="float" office:value="438391" calcext:value-type="float">
            <text:p>438391</text:p>
          </table:table-cell>
          <table:table-cell/>
          <table:table-cell office:value-type="float" office:value="434123" calcext:value-type="float">
            <text:p>434123</text:p>
          </table:table-cell>
          <table:table-cell/>
          <table:table-cell office:value-type="float" office:value="426835" calcext:value-type="float">
            <text:p>42683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2077" calcext:value-type="float">
            <text:p>312077</text:p>
          </table:table-cell>
          <table:table-cell/>
          <table:table-cell office:value-type="float" office:value="311473" calcext:value-type="float">
            <text:p>311473</text:p>
          </table:table-cell>
          <table:table-cell/>
          <table:table-cell office:value-type="float" office:value="310764" calcext:value-type="float">
            <text:p>310764</text:p>
          </table:table-cell>
          <table:table-cell/>
          <table:table-cell office:value-type="float" office:value="313221" calcext:value-type="float">
            <text:p>313221</text:p>
          </table:table-cell>
          <table:table-cell/>
          <table:table-cell office:value-type="float" office:value="310977" calcext:value-type="float">
            <text:p>310977</text:p>
          </table:table-cell>
          <table:table-cell/>
          <table:table-cell office:value-type="float" office:value="314714" calcext:value-type="float">
            <text:p>314714</text:p>
          </table:table-cell>
          <table:table-cell/>
          <table:table-cell office:value-type="float" office:value="316603" calcext:value-type="float">
            <text:p>316603</text:p>
          </table:table-cell>
          <table:table-cell/>
          <table:table-cell office:value-type="float" office:value="318499" calcext:value-type="float">
            <text:p>318499</text:p>
          </table:table-cell>
          <table:table-cell/>
          <table:table-cell office:value-type="float" office:value="312215" calcext:value-type="float">
            <text:p>31221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5884" calcext:value-type="float">
            <text:p>275884</text:p>
          </table:table-cell>
          <table:table-cell/>
          <table:table-cell office:value-type="float" office:value="278189" calcext:value-type="float">
            <text:p>278189</text:p>
          </table:table-cell>
          <table:table-cell/>
          <table:table-cell office:value-type="float" office:value="279369" calcext:value-type="float">
            <text:p>279369</text:p>
          </table:table-cell>
          <table:table-cell/>
          <table:table-cell office:value-type="float" office:value="282316" calcext:value-type="float">
            <text:p>282316</text:p>
          </table:table-cell>
          <table:table-cell/>
          <table:table-cell office:value-type="float" office:value="282041" calcext:value-type="float">
            <text:p>282041</text:p>
          </table:table-cell>
          <table:table-cell/>
          <table:table-cell office:value-type="float" office:value="287200" calcext:value-type="float">
            <text:p>287200</text:p>
          </table:table-cell>
          <table:table-cell/>
          <table:table-cell office:value-type="float" office:value="283161" calcext:value-type="float">
            <text:p>283161</text:p>
          </table:table-cell>
          <table:table-cell/>
          <table:table-cell office:value-type="float" office:value="260993" calcext:value-type="float">
            <text:p>260993</text:p>
          </table:table-cell>
          <table:table-cell/>
          <table:table-cell office:value-type="float" office:value="261942" calcext:value-type="float">
            <text:p>2619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2355" calcext:value-type="float">
            <text:p>262355</text:p>
          </table:table-cell>
          <table:table-cell/>
          <table:table-cell office:value-type="float" office:value="266940" calcext:value-type="float">
            <text:p>266940</text:p>
          </table:table-cell>
          <table:table-cell/>
          <table:table-cell office:value-type="float" office:value="252516" calcext:value-type="float">
            <text:p>252516</text:p>
          </table:table-cell>
          <table:table-cell/>
          <table:table-cell office:value-type="float" office:value="263124" calcext:value-type="float">
            <text:p>263124</text:p>
          </table:table-cell>
          <table:table-cell/>
          <table:table-cell office:value-type="float" office:value="263697" calcext:value-type="float">
            <text:p>263697</text:p>
          </table:table-cell>
          <table:table-cell/>
          <table:table-cell office:value-type="float" office:value="263594" calcext:value-type="float">
            <text:p>263594</text:p>
          </table:table-cell>
          <table:table-cell/>
          <table:table-cell office:value-type="float" office:value="265394" calcext:value-type="float">
            <text:p>265394</text:p>
          </table:table-cell>
          <table:table-cell/>
          <table:table-cell office:value-type="float" office:value="261861" calcext:value-type="float">
            <text:p>261861</text:p>
          </table:table-cell>
          <table:table-cell/>
          <table:table-cell office:value-type="float" office:value="260614" calcext:value-type="float">
            <text:p>2606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996" calcext:value-type="float">
            <text:p>245996</text:p>
          </table:table-cell>
          <table:table-cell/>
          <table:table-cell office:value-type="float" office:value="251022" calcext:value-type="float">
            <text:p>251022</text:p>
          </table:table-cell>
          <table:table-cell/>
          <table:table-cell office:value-type="float" office:value="244363" calcext:value-type="float">
            <text:p>244363</text:p>
          </table:table-cell>
          <table:table-cell/>
          <table:table-cell office:value-type="float" office:value="248591" calcext:value-type="float">
            <text:p>248591</text:p>
          </table:table-cell>
          <table:table-cell/>
          <table:table-cell office:value-type="float" office:value="250274" calcext:value-type="float">
            <text:p>250274</text:p>
          </table:table-cell>
          <table:table-cell/>
          <table:table-cell office:value-type="float" office:value="243113" calcext:value-type="float">
            <text:p>243113</text:p>
          </table:table-cell>
          <table:table-cell/>
          <table:table-cell office:value-type="float" office:value="247330" calcext:value-type="float">
            <text:p>247330</text:p>
          </table:table-cell>
          <table:table-cell/>
          <table:table-cell office:value-type="float" office:value="231094" calcext:value-type="float">
            <text:p>231094</text:p>
          </table:table-cell>
          <table:table-cell/>
          <table:table-cell office:value-type="float" office:value="250499" calcext:value-type="float">
            <text:p>25049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97572" calcext:value-type="float">
            <text:p>597572</text:p>
          </table:table-cell>
          <table:table-cell/>
          <table:table-cell office:value-type="float" office:value="1092150" calcext:value-type="float">
            <text:p>1092150</text:p>
          </table:table-cell>
          <table:table-cell/>
          <table:table-cell office:value-type="float" office:value="1498829" calcext:value-type="float">
            <text:p>1498829</text:p>
          </table:table-cell>
          <table:table-cell/>
          <table:table-cell office:value-type="float" office:value="1849710" calcext:value-type="float">
            <text:p>1849710</text:p>
          </table:table-cell>
          <table:table-cell/>
          <table:table-cell office:value-type="float" office:value="1916167" calcext:value-type="float">
            <text:p>191616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57844" calcext:value-type="float">
            <text:p>757844</text:p>
          </table:table-cell>
          <table:table-cell/>
          <table:table-cell office:value-type="float" office:value="1268582" calcext:value-type="float">
            <text:p>1268582</text:p>
          </table:table-cell>
          <table:table-cell/>
          <table:table-cell office:value-type="float" office:value="1792717" calcext:value-type="float">
            <text:p>1792717</text:p>
          </table:table-cell>
          <table:table-cell/>
          <table:table-cell office:value-type="float" office:value="2374768" calcext:value-type="float">
            <text:p>2374768</text:p>
          </table:table-cell>
          <table:table-cell/>
          <table:table-cell office:value-type="float" office:value="2764578" calcext:value-type="float">
            <text:p>2764578</text:p>
          </table:table-cell>
          <table:table-cell/>
          <table:table-cell office:value-type="float" office:value="2838137" calcext:value-type="float">
            <text:p>283813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93798" calcext:value-type="float">
            <text:p>793798</text:p>
          </table:table-cell>
          <table:table-cell/>
          <table:table-cell office:value-type="float" office:value="1314843" calcext:value-type="float">
            <text:p>1314843</text:p>
          </table:table-cell>
          <table:table-cell/>
          <table:table-cell office:value-type="float" office:value="1992217" calcext:value-type="float">
            <text:p>1992217</text:p>
          </table:table-cell>
          <table:table-cell/>
          <table:table-cell office:value-type="float" office:value="2770562" calcext:value-type="float">
            <text:p>2770562</text:p>
          </table:table-cell>
          <table:table-cell/>
          <table:table-cell office:value-type="float" office:value="3248730" calcext:value-type="float">
            <text:p>3248730</text:p>
          </table:table-cell>
          <table:table-cell/>
          <table:table-cell office:value-type="float" office:value="3328998" calcext:value-type="float">
            <text:p>3328998</text:p>
          </table:table-cell>
          <table:table-cell/>
          <table:table-cell office:value-type="float" office:value="1637875" calcext:value-type="float">
            <text:p>1637875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04525" calcext:value-type="float">
            <text:p>804525</text:p>
          </table:table-cell>
          <table:table-cell/>
          <table:table-cell office:value-type="float" office:value="1380425" calcext:value-type="float">
            <text:p>1380425</text:p>
          </table:table-cell>
          <table:table-cell/>
          <table:table-cell office:value-type="float" office:value="2053750" calcext:value-type="float">
            <text:p>2053750</text:p>
          </table:table-cell>
          <table:table-cell/>
          <table:table-cell office:value-type="float" office:value="3040380" calcext:value-type="float">
            <text:p>3040380</text:p>
          </table:table-cell>
          <table:table-cell/>
          <table:table-cell office:value-type="float" office:value="3688760" calcext:value-type="float">
            <text:p>3688760</text:p>
          </table:table-cell>
          <table:table-cell/>
          <table:table-cell office:value-type="float" office:value="3226212" calcext:value-type="float">
            <text:p>3226212</text:p>
          </table:table-cell>
          <table:table-cell/>
          <table:table-cell office:value-type="float" office:value="2372567" calcext:value-type="float">
            <text:p>2372567</text:p>
          </table:table-cell>
          <table:table-cell/>
          <table:table-cell office:value-type="float" office:value="1706666" calcext:value-type="float">
            <text:p>1706666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34623" calcext:value-type="float">
            <text:p>834623</text:p>
          </table:table-cell>
          <table:table-cell/>
          <table:table-cell office:value-type="float" office:value="1434776" calcext:value-type="float">
            <text:p>1434776</text:p>
          </table:table-cell>
          <table:table-cell/>
          <table:table-cell office:value-type="float" office:value="2311512" calcext:value-type="float">
            <text:p>2311512</text:p>
          </table:table-cell>
          <table:table-cell/>
          <table:table-cell office:value-type="float" office:value="3279948" calcext:value-type="float">
            <text:p>3279948</text:p>
          </table:table-cell>
          <table:table-cell/>
          <table:table-cell office:value-type="float" office:value="4124043" calcext:value-type="float">
            <text:p>4124043</text:p>
          </table:table-cell>
          <table:table-cell/>
          <table:table-cell office:value-type="float" office:value="4392964" calcext:value-type="float">
            <text:p>4392964</text:p>
          </table:table-cell>
          <table:table-cell/>
          <table:table-cell office:value-type="float" office:value="3096462" calcext:value-type="float">
            <text:p>3096462</text:p>
          </table:table-cell>
          <table:table-cell/>
          <table:table-cell office:value-type="float" office:value="2529644" calcext:value-type="float">
            <text:p>2529644</text:p>
          </table:table-cell>
          <table:table-cell/>
          <table:table-cell office:value-type="float" office:value="1649750" calcext:value-type="float">
            <text:p>164975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26639" calcext:value-type="float">
            <text:p>826639</text:p>
          </table:table-cell>
          <table:table-cell/>
          <table:table-cell office:value-type="float" office:value="1387815" calcext:value-type="float">
            <text:p>1387815</text:p>
          </table:table-cell>
          <table:table-cell/>
          <table:table-cell office:value-type="float" office:value="2307085" calcext:value-type="float">
            <text:p>2307085</text:p>
          </table:table-cell>
          <table:table-cell/>
          <table:table-cell office:value-type="float" office:value="3447231" calcext:value-type="float">
            <text:p>3447231</text:p>
          </table:table-cell>
          <table:table-cell/>
          <table:table-cell office:value-type="float" office:value="4261339" calcext:value-type="float">
            <text:p>4261339</text:p>
          </table:table-cell>
          <table:table-cell/>
          <table:table-cell office:value-type="float" office:value="4500109" calcext:value-type="float">
            <text:p>4500109</text:p>
          </table:table-cell>
          <table:table-cell/>
          <table:table-cell office:value-type="float" office:value="3858327" calcext:value-type="float">
            <text:p>3858327</text:p>
          </table:table-cell>
          <table:table-cell/>
          <table:table-cell office:value-type="float" office:value="3265826" calcext:value-type="float">
            <text:p>3265826</text:p>
          </table:table-cell>
          <table:table-cell/>
          <table:table-cell office:value-type="float" office:value="2437514" calcext:value-type="float">
            <text:p>2437514</text:p>
          </table:table-cell>
          <table:table-cell/>
          <table:table-cell office:value-type="float" office:value="1542284" calcext:value-type="float">
            <text:p>154228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12657" calcext:value-type="float">
            <text:p>712657</text:p>
          </table:table-cell>
          <table:table-cell/>
          <table:table-cell office:value-type="float" office:value="1174244" calcext:value-type="float">
            <text:p>1174244</text:p>
          </table:table-cell>
          <table:table-cell/>
          <table:table-cell office:value-type="float" office:value="1607535" calcext:value-type="float">
            <text:p>1607535</text:p>
          </table:table-cell>
          <table:table-cell/>
          <table:table-cell office:value-type="float" office:value="2258740" calcext:value-type="float">
            <text:p>2258740</text:p>
          </table:table-cell>
          <table:table-cell/>
          <table:table-cell office:value-type="float" office:value="2667187" calcext:value-type="float">
            <text:p>2667187</text:p>
          </table:table-cell>
          <table:table-cell/>
          <table:table-cell office:value-type="float" office:value="2907645" calcext:value-type="float">
            <text:p>2907645</text:p>
          </table:table-cell>
          <table:table-cell/>
          <table:table-cell office:value-type="float" office:value="2759921" calcext:value-type="float">
            <text:p>2759921</text:p>
          </table:table-cell>
          <table:table-cell/>
          <table:table-cell office:value-type="float" office:value="2440564" calcext:value-type="float">
            <text:p>2440564</text:p>
          </table:table-cell>
          <table:table-cell/>
          <table:table-cell office:value-type="float" office:value="2332706" calcext:value-type="float">
            <text:p>2332706</text:p>
          </table:table-cell>
          <table:table-cell/>
          <table:table-cell office:value-type="float" office:value="1807510" calcext:value-type="float">
            <text:p>1807510</text:p>
          </table:table-cell>
          <table:table-cell/>
          <table:table-cell office:value-type="float" office:value="1256017" calcext:value-type="float">
            <text:p>1256017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92582" calcext:value-type="float">
            <text:p>692582</text:p>
          </table:table-cell>
          <table:table-cell/>
          <table:table-cell office:value-type="float" office:value="1102393" calcext:value-type="float">
            <text:p>1102393</text:p>
          </table:table-cell>
          <table:table-cell/>
          <table:table-cell office:value-type="float" office:value="1640664" calcext:value-type="float">
            <text:p>1640664</text:p>
          </table:table-cell>
          <table:table-cell/>
          <table:table-cell office:value-type="float" office:value="2118766" calcext:value-type="float">
            <text:p>2118766</text:p>
          </table:table-cell>
          <table:table-cell/>
          <table:table-cell office:value-type="float" office:value="2556405" calcext:value-type="float">
            <text:p>2556405</text:p>
          </table:table-cell>
          <table:table-cell/>
          <table:table-cell office:value-type="float" office:value="2715010" calcext:value-type="float">
            <text:p>2715010</text:p>
          </table:table-cell>
          <table:table-cell/>
          <table:table-cell office:value-type="float" office:value="2573430" calcext:value-type="float">
            <text:p>2573430</text:p>
          </table:table-cell>
          <table:table-cell/>
          <table:table-cell office:value-type="float" office:value="2521546" calcext:value-type="float">
            <text:p>2521546</text:p>
          </table:table-cell>
          <table:table-cell/>
          <table:table-cell office:value-type="float" office:value="2478293" calcext:value-type="float">
            <text:p>2478293</text:p>
          </table:table-cell>
          <table:table-cell/>
          <table:table-cell office:value-type="float" office:value="2104830" calcext:value-type="float">
            <text:p>2104830</text:p>
          </table:table-cell>
          <table:table-cell/>
          <table:table-cell office:value-type="float" office:value="1717220" calcext:value-type="float">
            <text:p>1717220</text:p>
          </table:table-cell>
          <table:table-cell/>
          <table:table-cell office:value-type="float" office:value="1286189" calcext:value-type="float">
            <text:p>128618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86896" calcext:value-type="float">
            <text:p>686896</text:p>
          </table:table-cell>
          <table:table-cell/>
          <table:table-cell office:value-type="float" office:value="1088688" calcext:value-type="float">
            <text:p>1088688</text:p>
          </table:table-cell>
          <table:table-cell/>
          <table:table-cell office:value-type="float" office:value="1601376" calcext:value-type="float">
            <text:p>1601376</text:p>
          </table:table-cell>
          <table:table-cell/>
          <table:table-cell office:value-type="float" office:value="2136086" calcext:value-type="float">
            <text:p>2136086</text:p>
          </table:table-cell>
          <table:table-cell/>
          <table:table-cell office:value-type="float" office:value="2491294" calcext:value-type="float">
            <text:p>2491294</text:p>
          </table:table-cell>
          <table:table-cell/>
          <table:table-cell office:value-type="float" office:value="2623664" calcext:value-type="float">
            <text:p>2623664</text:p>
          </table:table-cell>
          <table:table-cell/>
          <table:table-cell office:value-type="float" office:value="2533673" calcext:value-type="float">
            <text:p>2533673</text:p>
          </table:table-cell>
          <table:table-cell/>
          <table:table-cell office:value-type="float" office:value="2472534" calcext:value-type="float">
            <text:p>2472534</text:p>
          </table:table-cell>
          <table:table-cell/>
          <table:table-cell office:value-type="float" office:value="2505237" calcext:value-type="float">
            <text:p>2505237</text:p>
          </table:table-cell>
          <table:table-cell/>
          <table:table-cell office:value-type="float" office:value="2352400" calcext:value-type="float">
            <text:p>2352400</text:p>
          </table:table-cell>
          <table:table-cell/>
          <table:table-cell office:value-type="float" office:value="1921358" calcext:value-type="float">
            <text:p>1921358</text:p>
          </table:table-cell>
          <table:table-cell/>
          <table:table-cell office:value-type="float" office:value="1622869" calcext:value-type="float">
            <text:p>1622869</text:p>
          </table:table-cell>
          <table:table-cell/>
          <table:table-cell office:value-type="float" office:value="1308312" calcext:value-type="float">
            <text:p>13083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66374" calcext:value-type="float">
            <text:p>2466374</text:p>
          </table:table-cell>
          <table:table-cell/>
          <table:table-cell office:value-type="float" office:value="2571249" calcext:value-type="float">
            <text:p>2571249</text:p>
          </table:table-cell>
          <table:table-cell/>
          <table:table-cell office:value-type="float" office:value="2607443" calcext:value-type="float">
            <text:p>2607443</text:p>
          </table:table-cell>
          <table:table-cell/>
          <table:table-cell office:value-type="float" office:value="2564247" calcext:value-type="float">
            <text:p>2564247</text:p>
          </table:table-cell>
          <table:table-cell/>
          <table:table-cell office:value-type="float" office:value="2553456" calcext:value-type="float">
            <text:p>2553456</text:p>
          </table:table-cell>
          <table:table-cell/>
          <table:table-cell office:value-type="float" office:value="2500610" calcext:value-type="float">
            <text:p>2500610</text:p>
          </table:table-cell>
          <table:table-cell/>
          <table:table-cell office:value-type="float" office:value="2139601" calcext:value-type="float">
            <text:p>2139601</text:p>
          </table:table-cell>
          <table:table-cell/>
          <table:table-cell office:value-type="float" office:value="1834961" calcext:value-type="float">
            <text:p>1834961</text:p>
          </table:table-cell>
          <table:table-cell/>
          <table:table-cell office:value-type="float" office:value="1605684" calcext:value-type="float">
            <text:p>160568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7717" calcext:value-type="float">
            <text:p>2427717</text:p>
          </table:table-cell>
          <table:table-cell/>
          <table:table-cell office:value-type="float" office:value="2606499" calcext:value-type="float">
            <text:p>2606499</text:p>
          </table:table-cell>
          <table:table-cell/>
          <table:table-cell office:value-type="float" office:value="2548878" calcext:value-type="float">
            <text:p>2548878</text:p>
          </table:table-cell>
          <table:table-cell/>
          <table:table-cell office:value-type="float" office:value="2606530" calcext:value-type="float">
            <text:p>2606530</text:p>
          </table:table-cell>
          <table:table-cell/>
          <table:table-cell office:value-type="float" office:value="2667578" calcext:value-type="float">
            <text:p>2667578</text:p>
          </table:table-cell>
          <table:table-cell/>
          <table:table-cell office:value-type="float" office:value="2558930" calcext:value-type="float">
            <text:p>2558930</text:p>
          </table:table-cell>
          <table:table-cell/>
          <table:table-cell office:value-type="float" office:value="2249676" calcext:value-type="float">
            <text:p>2249676</text:p>
          </table:table-cell>
          <table:table-cell/>
          <table:table-cell office:value-type="float" office:value="1973179" calcext:value-type="float">
            <text:p>1973179</text:p>
          </table:table-cell>
          <table:table-cell/>
          <table:table-cell office:value-type="float" office:value="1661616" calcext:value-type="float">
            <text:p>16616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0108" calcext:value-type="float">
            <text:p>2450108</text:p>
          </table:table-cell>
          <table:table-cell/>
          <table:table-cell office:value-type="float" office:value="2591487" calcext:value-type="float">
            <text:p>2591487</text:p>
          </table:table-cell>
          <table:table-cell/>
          <table:table-cell office:value-type="float" office:value="2547575" calcext:value-type="float">
            <text:p>2547575</text:p>
          </table:table-cell>
          <table:table-cell/>
          <table:table-cell office:value-type="float" office:value="2690786" calcext:value-type="float">
            <text:p>2690786</text:p>
          </table:table-cell>
          <table:table-cell/>
          <table:table-cell office:value-type="float" office:value="2651808" calcext:value-type="float">
            <text:p>2651808</text:p>
          </table:table-cell>
          <table:table-cell/>
          <table:table-cell office:value-type="float" office:value="2592461" calcext:value-type="float">
            <text:p>2592461</text:p>
          </table:table-cell>
          <table:table-cell/>
          <table:table-cell office:value-type="float" office:value="2284459" calcext:value-type="float">
            <text:p>2284459</text:p>
          </table:table-cell>
          <table:table-cell/>
          <table:table-cell office:value-type="float" office:value="2082560" calcext:value-type="float">
            <text:p>2082560</text:p>
          </table:table-cell>
          <table:table-cell/>
          <table:table-cell office:value-type="float" office:value="1955527" calcext:value-type="float">
            <text:p>195552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9022" calcext:value-type="float">
            <text:p>2429022</text:p>
          </table:table-cell>
          <table:table-cell/>
          <table:table-cell office:value-type="float" office:value="2531495" calcext:value-type="float">
            <text:p>2531495</text:p>
          </table:table-cell>
          <table:table-cell/>
          <table:table-cell office:value-type="float" office:value="2567798" calcext:value-type="float">
            <text:p>2567798</text:p>
          </table:table-cell>
          <table:table-cell/>
          <table:table-cell office:value-type="float" office:value="2631370" calcext:value-type="float">
            <text:p>2631370</text:p>
          </table:table-cell>
          <table:table-cell/>
          <table:table-cell office:value-type="float" office:value="2663686" calcext:value-type="float">
            <text:p>2663686</text:p>
          </table:table-cell>
          <table:table-cell/>
          <table:table-cell office:value-type="float" office:value="2638272" calcext:value-type="float">
            <text:p>2638272</text:p>
          </table:table-cell>
          <table:table-cell/>
          <table:table-cell office:value-type="float" office:value="2338825" calcext:value-type="float">
            <text:p>2338825</text:p>
          </table:table-cell>
          <table:table-cell/>
          <table:table-cell office:value-type="float" office:value="2153768" calcext:value-type="float">
            <text:p>2153768</text:p>
          </table:table-cell>
          <table:table-cell/>
          <table:table-cell office:value-type="float" office:value="1997500" calcext:value-type="float">
            <text:p>199750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9191" calcext:value-type="float">
            <text:p>2479191</text:p>
          </table:table-cell>
          <table:table-cell/>
          <table:table-cell office:value-type="float" office:value="2611093" calcext:value-type="float">
            <text:p>2611093</text:p>
          </table:table-cell>
          <table:table-cell/>
          <table:table-cell office:value-type="float" office:value="2611474" calcext:value-type="float">
            <text:p>2611474</text:p>
          </table:table-cell>
          <table:table-cell/>
          <table:table-cell office:value-type="float" office:value="2688099" calcext:value-type="float">
            <text:p>2688099</text:p>
          </table:table-cell>
          <table:table-cell/>
          <table:table-cell office:value-type="float" office:value="2772433" calcext:value-type="float">
            <text:p>2772433</text:p>
          </table:table-cell>
          <table:table-cell/>
          <table:table-cell office:value-type="float" office:value="2686956" calcext:value-type="float">
            <text:p>2686956</text:p>
          </table:table-cell>
          <table:table-cell/>
          <table:table-cell office:value-type="float" office:value="2367615" calcext:value-type="float">
            <text:p>2367615</text:p>
          </table:table-cell>
          <table:table-cell/>
          <table:table-cell office:value-type="float" office:value="2146181" calcext:value-type="float">
            <text:p>2146181</text:p>
          </table:table-cell>
          <table:table-cell/>
          <table:table-cell office:value-type="float" office:value="2086997" calcext:value-type="float">
            <text:p>208699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29008" calcext:value-type="float">
            <text:p>2429008</text:p>
          </table:table-cell>
          <table:table-cell/>
          <table:table-cell office:value-type="float" office:value="2440802" calcext:value-type="float">
            <text:p>2440802</text:p>
          </table:table-cell>
          <table:table-cell/>
          <table:table-cell office:value-type="float" office:value="2615779" calcext:value-type="float">
            <text:p>2615779</text:p>
          </table:table-cell>
          <table:table-cell/>
          <table:table-cell office:value-type="float" office:value="2739991" calcext:value-type="float">
            <text:p>2739991</text:p>
          </table:table-cell>
          <table:table-cell/>
          <table:table-cell office:value-type="float" office:value="2741829" calcext:value-type="float">
            <text:p>2741829</text:p>
          </table:table-cell>
          <table:table-cell/>
          <table:table-cell office:value-type="float" office:value="2718714" calcext:value-type="float">
            <text:p>2718714</text:p>
          </table:table-cell>
          <table:table-cell/>
          <table:table-cell office:value-type="float" office:value="2405787" calcext:value-type="float">
            <text:p>2405787</text:p>
          </table:table-cell>
          <table:table-cell/>
          <table:table-cell office:value-type="float" office:value="2177955" calcext:value-type="float">
            <text:p>2177955</text:p>
          </table:table-cell>
          <table:table-cell/>
          <table:table-cell office:value-type="float" office:value="2138129" calcext:value-type="float">
            <text:p>21381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6757" calcext:value-type="float">
            <text:p>306757</text:p>
          </table:table-cell>
          <table:table-cell/>
          <table:table-cell office:value-type="float" office:value="379514" calcext:value-type="float">
            <text:p>379514</text:p>
          </table:table-cell>
          <table:table-cell/>
          <table:table-cell office:value-type="float" office:value="424713" calcext:value-type="float">
            <text:p>424713</text:p>
          </table:table-cell>
          <table:table-cell/>
          <table:table-cell office:value-type="float" office:value="453987" calcext:value-type="float">
            <text:p>453987</text:p>
          </table:table-cell>
          <table:table-cell/>
          <table:table-cell office:value-type="float" office:value="481656" calcext:value-type="float">
            <text:p>481656</text:p>
          </table:table-cell>
          <table:table-cell/>
          <table:table-cell office:value-type="float" office:value="461115" calcext:value-type="float">
            <text:p>461115</text:p>
          </table:table-cell>
          <table:table-cell/>
          <table:table-cell office:value-type="float" office:value="461333" calcext:value-type="float">
            <text:p>461333</text:p>
          </table:table-cell>
          <table:table-cell/>
          <table:table-cell office:value-type="float" office:value="467638" calcext:value-type="float">
            <text:p>467638</text:p>
          </table:table-cell>
          <table:table-cell/>
          <table:table-cell office:value-type="float" office:value="447042" calcext:value-type="float">
            <text:p>4470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8647" calcext:value-type="float">
            <text:p>298647</text:p>
          </table:table-cell>
          <table:table-cell/>
          <table:table-cell office:value-type="float" office:value="374230" calcext:value-type="float">
            <text:p>374230</text:p>
          </table:table-cell>
          <table:table-cell/>
          <table:table-cell office:value-type="float" office:value="420728" calcext:value-type="float">
            <text:p>420728</text:p>
          </table:table-cell>
          <table:table-cell/>
          <table:table-cell office:value-type="float" office:value="445824" calcext:value-type="float">
            <text:p>445824</text:p>
          </table:table-cell>
          <table:table-cell/>
          <table:table-cell office:value-type="float" office:value="422763" calcext:value-type="float">
            <text:p>422763</text:p>
          </table:table-cell>
          <table:table-cell/>
          <table:table-cell office:value-type="float" office:value="445387" calcext:value-type="float">
            <text:p>445387</text:p>
          </table:table-cell>
          <table:table-cell/>
          <table:table-cell office:value-type="float" office:value="461656" calcext:value-type="float">
            <text:p>461656</text:p>
          </table:table-cell>
          <table:table-cell/>
          <table:table-cell office:value-type="float" office:value="458877" calcext:value-type="float">
            <text:p>458877</text:p>
          </table:table-cell>
          <table:table-cell/>
          <table:table-cell office:value-type="float" office:value="449586" calcext:value-type="float">
            <text:p>449586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52941" calcext:value-type="float">
            <text:p>752941</text:p>
          </table:table-cell>
          <table:table-cell/>
          <table:table-cell office:value-type="float" office:value="1233140" calcext:value-type="float">
            <text:p>1233140</text:p>
          </table:table-cell>
          <table:table-cell/>
          <table:table-cell office:value-type="float" office:value="1792717" calcext:value-type="float">
            <text:p>1792717</text:p>
          </table:table-cell>
          <table:table-cell/>
          <table:table-cell office:value-type="float" office:value="2370370" calcext:value-type="float">
            <text:p>2370370</text:p>
          </table:table-cell>
          <table:table-cell/>
          <table:table-cell office:value-type="float" office:value="2746781" calcext:value-type="float">
            <text:p>274678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802005" calcext:value-type="float">
            <text:p>802005</text:p>
          </table:table-cell>
          <table:table-cell/>
          <table:table-cell office:value-type="float" office:value="1348788" calcext:value-type="float">
            <text:p>1348788</text:p>
          </table:table-cell>
          <table:table-cell/>
          <table:table-cell office:value-type="float" office:value="2015748" calcext:value-type="float">
            <text:p>2015748</text:p>
          </table:table-cell>
          <table:table-cell/>
          <table:table-cell office:value-type="float" office:value="2889390" calcext:value-type="float">
            <text:p>2889390</text:p>
          </table:table-cell>
          <table:table-cell/>
          <table:table-cell office:value-type="float" office:value="3413333" calcext:value-type="float">
            <text:p>3413333</text:p>
          </table:table-cell>
          <table:table-cell/>
          <table:table-cell office:value-type="float" office:value="3820895" calcext:value-type="float">
            <text:p>382089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28478" calcext:value-type="float">
            <text:p>828478</text:p>
          </table:table-cell>
          <table:table-cell/>
          <table:table-cell office:value-type="float" office:value="1389039" calcext:value-type="float">
            <text:p>1389039</text:p>
          </table:table-cell>
          <table:table-cell/>
          <table:table-cell office:value-type="float" office:value="2189905" calcext:value-type="float">
            <text:p>2189905</text:p>
          </table:table-cell>
          <table:table-cell/>
          <table:table-cell office:value-type="float" office:value="3099273" calcext:value-type="float">
            <text:p>3099273</text:p>
          </table:table-cell>
          <table:table-cell/>
          <table:table-cell office:value-type="float" office:value="3884673" calcext:value-type="float">
            <text:p>3884673</text:p>
          </table:table-cell>
          <table:table-cell/>
          <table:table-cell office:value-type="float" office:value="3212045" calcext:value-type="float">
            <text:p>3212045</text:p>
          </table:table-cell>
          <table:table-cell/>
          <table:table-cell office:value-type="float" office:value="4459930" calcext:value-type="float">
            <text:p>445993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35236" calcext:value-type="float">
            <text:p>835236</text:p>
          </table:table-cell>
          <table:table-cell/>
          <table:table-cell office:value-type="float" office:value="1407366" calcext:value-type="float">
            <text:p>1407366</text:p>
          </table:table-cell>
          <table:table-cell/>
          <table:table-cell office:value-type="float" office:value="2288779" calcext:value-type="float">
            <text:p>2288779</text:p>
          </table:table-cell>
          <table:table-cell/>
          <table:table-cell office:value-type="float" office:value="3273657" calcext:value-type="float">
            <text:p>3273657</text:p>
          </table:table-cell>
          <table:table-cell/>
          <table:table-cell office:value-type="float" office:value="4145748" calcext:value-type="float">
            <text:p>4145748</text:p>
          </table:table-cell>
          <table:table-cell/>
          <table:table-cell office:value-type="float" office:value="4346349" calcext:value-type="float">
            <text:p>4346349</text:p>
          </table:table-cell>
          <table:table-cell/>
          <table:table-cell office:value-type="float" office:value="4612612" calcext:value-type="float">
            <text:p>4612612</text:p>
          </table:table-cell>
          <table:table-cell/>
          <table:table-cell office:value-type="float" office:value="4839319" calcext:value-type="float">
            <text:p>483931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42243" calcext:value-type="float">
            <text:p>842243</text:p>
          </table:table-cell>
          <table:table-cell/>
          <table:table-cell office:value-type="float" office:value="1520190" calcext:value-type="float">
            <text:p>1520190</text:p>
          </table:table-cell>
          <table:table-cell/>
          <table:table-cell office:value-type="float" office:value="2434038" calcext:value-type="float">
            <text:p>2434038</text:p>
          </table:table-cell>
          <table:table-cell/>
          <table:table-cell office:value-type="float" office:value="3636363" calcext:value-type="float">
            <text:p>3636363</text:p>
          </table:table-cell>
          <table:table-cell/>
          <table:table-cell office:value-type="float" office:value="4559216" calcext:value-type="float">
            <text:p>4559216</text:p>
          </table:table-cell>
          <table:table-cell/>
          <table:table-cell office:value-type="float" office:value="5071817" calcext:value-type="float">
            <text:p>5071817</text:p>
          </table:table-cell>
          <table:table-cell/>
          <table:table-cell office:value-type="float" office:value="4878513" calcext:value-type="float">
            <text:p>4878513</text:p>
          </table:table-cell>
          <table:table-cell/>
          <table:table-cell office:value-type="float" office:value="5174330" calcext:value-type="float">
            <text:p>5174330</text:p>
          </table:table-cell>
          <table:table-cell/>
          <table:table-cell office:value-type="float" office:value="5119999" calcext:value-type="float">
            <text:p>5119999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31371" calcext:value-type="float">
            <text:p>831371</text:p>
          </table:table-cell>
          <table:table-cell/>
          <table:table-cell office:value-type="float" office:value="1482339" calcext:value-type="float">
            <text:p>1482339</text:p>
          </table:table-cell>
          <table:table-cell/>
          <table:table-cell office:value-type="float" office:value="2414524" calcext:value-type="float">
            <text:p>2414524</text:p>
          </table:table-cell>
          <table:table-cell/>
          <table:table-cell office:value-type="float" office:value="3606268" calcext:value-type="float">
            <text:p>3606268</text:p>
          </table:table-cell>
          <table:table-cell/>
          <table:table-cell office:value-type="float" office:value="4577559" calcext:value-type="float">
            <text:p>4577559</text:p>
          </table:table-cell>
          <table:table-cell/>
          <table:table-cell office:value-type="float" office:value="4978123" calcext:value-type="float">
            <text:p>4978123</text:p>
          </table:table-cell>
          <table:table-cell/>
          <table:table-cell office:value-type="float" office:value="4689718" calcext:value-type="float">
            <text:p>4689718</text:p>
          </table:table-cell>
          <table:table-cell/>
          <table:table-cell office:value-type="float" office:value="5260724" calcext:value-type="float">
            <text:p>5260724</text:p>
          </table:table-cell>
          <table:table-cell/>
          <table:table-cell office:value-type="float" office:value="4883166" calcext:value-type="float">
            <text:p>4883166</text:p>
          </table:table-cell>
          <table:table-cell/>
          <table:table-cell office:value-type="float" office:value="4306139" calcext:value-type="float">
            <text:p>430613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16810" calcext:value-type="float">
            <text:p>716810</text:p>
          </table:table-cell>
          <table:table-cell/>
          <table:table-cell office:value-type="float" office:value="1195528" calcext:value-type="float">
            <text:p>1195528</text:p>
          </table:table-cell>
          <table:table-cell/>
          <table:table-cell office:value-type="float" office:value="1798384" calcext:value-type="float">
            <text:p>1798384</text:p>
          </table:table-cell>
          <table:table-cell/>
          <table:table-cell office:value-type="float" office:value="2389034" calcext:value-type="float">
            <text:p>2389034</text:p>
          </table:table-cell>
          <table:table-cell/>
          <table:table-cell office:value-type="float" office:value="2855549" calcext:value-type="float">
            <text:p>2855549</text:p>
          </table:table-cell>
          <table:table-cell/>
          <table:table-cell office:value-type="float" office:value="3058314" calcext:value-type="float">
            <text:p>3058314</text:p>
          </table:table-cell>
          <table:table-cell/>
          <table:table-cell office:value-type="float" office:value="3162445" calcext:value-type="float">
            <text:p>3162445</text:p>
          </table:table-cell>
          <table:table-cell/>
          <table:table-cell office:value-type="float" office:value="3093889" calcext:value-type="float">
            <text:p>3093889</text:p>
          </table:table-cell>
          <table:table-cell/>
          <table:table-cell office:value-type="float" office:value="3231558" calcext:value-type="float">
            <text:p>3231558</text:p>
          </table:table-cell>
          <table:table-cell/>
          <table:table-cell office:value-type="float" office:value="3122903" calcext:value-type="float">
            <text:p>3122903</text:p>
          </table:table-cell>
          <table:table-cell/>
          <table:table-cell office:value-type="float" office:value="2631545" calcext:value-type="float">
            <text:p>263154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12986" calcext:value-type="float">
            <text:p>712986</text:p>
          </table:table-cell>
          <table:table-cell/>
          <table:table-cell office:value-type="float" office:value="1131773" calcext:value-type="float">
            <text:p>1131773</text:p>
          </table:table-cell>
          <table:table-cell/>
          <table:table-cell office:value-type="float" office:value="1684695" calcext:value-type="float">
            <text:p>1684695</text:p>
          </table:table-cell>
          <table:table-cell/>
          <table:table-cell office:value-type="float" office:value="2311512" calcext:value-type="float">
            <text:p>2311512</text:p>
          </table:table-cell>
          <table:table-cell/>
          <table:table-cell office:value-type="float" office:value="2651647" calcext:value-type="float">
            <text:p>2651647</text:p>
          </table:table-cell>
          <table:table-cell/>
          <table:table-cell office:value-type="float" office:value="2889084" calcext:value-type="float">
            <text:p>2889084</text:p>
          </table:table-cell>
          <table:table-cell/>
          <table:table-cell office:value-type="float" office:value="2760851" calcext:value-type="float">
            <text:p>2760851</text:p>
          </table:table-cell>
          <table:table-cell/>
          <table:table-cell office:value-type="float" office:value="2970806" calcext:value-type="float">
            <text:p>2970806</text:p>
          </table:table-cell>
          <table:table-cell/>
          <table:table-cell office:value-type="float" office:value="3099508" calcext:value-type="float">
            <text:p>3099508</text:p>
          </table:table-cell>
          <table:table-cell/>
          <table:table-cell office:value-type="float" office:value="2938623" calcext:value-type="float">
            <text:p>2938623</text:p>
          </table:table-cell>
          <table:table-cell/>
          <table:table-cell office:value-type="float" office:value="2521468" calcext:value-type="float">
            <text:p>2521468</text:p>
          </table:table-cell>
          <table:table-cell/>
          <table:table-cell office:value-type="float" office:value="2293136" calcext:value-type="float">
            <text:p>229313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97090" calcext:value-type="float">
            <text:p>697090</text:p>
          </table:table-cell>
          <table:table-cell/>
          <table:table-cell office:value-type="float" office:value="1101830" calcext:value-type="float">
            <text:p>1101830</text:p>
          </table:table-cell>
          <table:table-cell/>
          <table:table-cell office:value-type="float" office:value="1656421" calcext:value-type="float">
            <text:p>1656421</text:p>
          </table:table-cell>
          <table:table-cell/>
          <table:table-cell office:value-type="float" office:value="2199578" calcext:value-type="float">
            <text:p>2199578</text:p>
          </table:table-cell>
          <table:table-cell/>
          <table:table-cell office:value-type="float" office:value="2628421" calcext:value-type="float">
            <text:p>2628421</text:p>
          </table:table-cell>
          <table:table-cell/>
          <table:table-cell office:value-type="float" office:value="2821276" calcext:value-type="float">
            <text:p>2821276</text:p>
          </table:table-cell>
          <table:table-cell/>
          <table:table-cell office:value-type="float" office:value="2737418" calcext:value-type="float">
            <text:p>2737418</text:p>
          </table:table-cell>
          <table:table-cell/>
          <table:table-cell office:value-type="float" office:value="2755234" calcext:value-type="float">
            <text:p>2755234</text:p>
          </table:table-cell>
          <table:table-cell/>
          <table:table-cell office:value-type="float" office:value="2975392" calcext:value-type="float">
            <text:p>2975392</text:p>
          </table:table-cell>
          <table:table-cell/>
          <table:table-cell office:value-type="float" office:value="2809809" calcext:value-type="float">
            <text:p>2809809</text:p>
          </table:table-cell>
          <table:table-cell/>
          <table:table-cell office:value-type="float" office:value="2405132" calcext:value-type="float">
            <text:p>2405132</text:p>
          </table:table-cell>
          <table:table-cell/>
          <table:table-cell office:value-type="float" office:value="2177796" calcext:value-type="float">
            <text:p>2177796</text:p>
          </table:table-cell>
          <table:table-cell/>
          <table:table-cell office:value-type="float" office:value="2179795" calcext:value-type="float">
            <text:p>217979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47125" calcext:value-type="float">
            <text:p>2547125</text:p>
          </table:table-cell>
          <table:table-cell/>
          <table:table-cell office:value-type="float" office:value="2717238" calcext:value-type="float">
            <text:p>2717238</text:p>
          </table:table-cell>
          <table:table-cell/>
          <table:table-cell office:value-type="float" office:value="2750562" calcext:value-type="float">
            <text:p>2750562</text:p>
          </table:table-cell>
          <table:table-cell/>
          <table:table-cell office:value-type="float" office:value="2785541" calcext:value-type="float">
            <text:p>2785541</text:p>
          </table:table-cell>
          <table:table-cell/>
          <table:table-cell office:value-type="float" office:value="2775044" calcext:value-type="float">
            <text:p>2775044</text:p>
          </table:table-cell>
          <table:table-cell/>
          <table:table-cell office:value-type="float" office:value="2708524" calcext:value-type="float">
            <text:p>2708524</text:p>
          </table:table-cell>
          <table:table-cell/>
          <table:table-cell office:value-type="float" office:value="2351050" calcext:value-type="float">
            <text:p>2351050</text:p>
          </table:table-cell>
          <table:table-cell/>
          <table:table-cell office:value-type="float" office:value="2201351" calcext:value-type="float">
            <text:p>2201351</text:p>
          </table:table-cell>
          <table:table-cell/>
          <table:table-cell office:value-type="float" office:value="2164304" calcext:value-type="float">
            <text:p>21643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10794" calcext:value-type="float">
            <text:p>2510794</text:p>
          </table:table-cell>
          <table:table-cell/>
          <table:table-cell office:value-type="float" office:value="2684394" calcext:value-type="float">
            <text:p>2684394</text:p>
          </table:table-cell>
          <table:table-cell/>
          <table:table-cell office:value-type="float" office:value="2664498" calcext:value-type="float">
            <text:p>2664498</text:p>
          </table:table-cell>
          <table:table-cell/>
          <table:table-cell office:value-type="float" office:value="2706388" calcext:value-type="float">
            <text:p>2706388</text:p>
          </table:table-cell>
          <table:table-cell/>
          <table:table-cell office:value-type="float" office:value="2718569" calcext:value-type="float">
            <text:p>2718569</text:p>
          </table:table-cell>
          <table:table-cell/>
          <table:table-cell office:value-type="float" office:value="2666395" calcext:value-type="float">
            <text:p>2666395</text:p>
          </table:table-cell>
          <table:table-cell/>
          <table:table-cell office:value-type="float" office:value="2279830" calcext:value-type="float">
            <text:p>2279830</text:p>
          </table:table-cell>
          <table:table-cell/>
          <table:table-cell office:value-type="float" office:value="2178209" calcext:value-type="float">
            <text:p>2178209</text:p>
          </table:table-cell>
          <table:table-cell/>
          <table:table-cell office:value-type="float" office:value="2115320" calcext:value-type="float">
            <text:p>21153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3680" calcext:value-type="float">
            <text:p>2483680</text:p>
          </table:table-cell>
          <table:table-cell/>
          <table:table-cell office:value-type="float" office:value="2597367" calcext:value-type="float">
            <text:p>2597367</text:p>
          </table:table-cell>
          <table:table-cell/>
          <table:table-cell office:value-type="float" office:value="2557442" calcext:value-type="float">
            <text:p>2557442</text:p>
          </table:table-cell>
          <table:table-cell/>
          <table:table-cell office:value-type="float" office:value="2698937" calcext:value-type="float">
            <text:p>2698937</text:p>
          </table:table-cell>
          <table:table-cell/>
          <table:table-cell office:value-type="float" office:value="2697482" calcext:value-type="float">
            <text:p>2697482</text:p>
          </table:table-cell>
          <table:table-cell/>
          <table:table-cell office:value-type="float" office:value="2631154" calcext:value-type="float">
            <text:p>2631154</text:p>
          </table:table-cell>
          <table:table-cell/>
          <table:table-cell office:value-type="float" office:value="2372610" calcext:value-type="float">
            <text:p>2372610</text:p>
          </table:table-cell>
          <table:table-cell/>
          <table:table-cell office:value-type="float" office:value="2199283" calcext:value-type="float">
            <text:p>2199283</text:p>
          </table:table-cell>
          <table:table-cell/>
          <table:table-cell office:value-type="float" office:value="2143955" calcext:value-type="float">
            <text:p>214395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0200" calcext:value-type="float">
            <text:p>2450200</text:p>
          </table:table-cell>
          <table:table-cell/>
          <table:table-cell office:value-type="float" office:value="2586828" calcext:value-type="float">
            <text:p>2586828</text:p>
          </table:table-cell>
          <table:table-cell/>
          <table:table-cell office:value-type="float" office:value="2549996" calcext:value-type="float">
            <text:p>2549996</text:p>
          </table:table-cell>
          <table:table-cell/>
          <table:table-cell office:value-type="float" office:value="2660069" calcext:value-type="float">
            <text:p>2660069</text:p>
          </table:table-cell>
          <table:table-cell/>
          <table:table-cell office:value-type="float" office:value="2687719" calcext:value-type="float">
            <text:p>2687719</text:p>
          </table:table-cell>
          <table:table-cell/>
          <table:table-cell office:value-type="float" office:value="2664666" calcext:value-type="float">
            <text:p>2664666</text:p>
          </table:table-cell>
          <table:table-cell/>
          <table:table-cell office:value-type="float" office:value="2410266" calcext:value-type="float">
            <text:p>2410266</text:p>
          </table:table-cell>
          <table:table-cell/>
          <table:table-cell office:value-type="float" office:value="2202962" calcext:value-type="float">
            <text:p>2202962</text:p>
          </table:table-cell>
          <table:table-cell/>
          <table:table-cell office:value-type="float" office:value="2116807" calcext:value-type="float">
            <text:p>21168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4995" calcext:value-type="float">
            <text:p>2414995</text:p>
          </table:table-cell>
          <table:table-cell/>
          <table:table-cell office:value-type="float" office:value="2625554" calcext:value-type="float">
            <text:p>2625554</text:p>
          </table:table-cell>
          <table:table-cell/>
          <table:table-cell office:value-type="float" office:value="2647674" calcext:value-type="float">
            <text:p>2647674</text:p>
          </table:table-cell>
          <table:table-cell/>
          <table:table-cell office:value-type="float" office:value="2693100" calcext:value-type="float">
            <text:p>2693100</text:p>
          </table:table-cell>
          <table:table-cell/>
          <table:table-cell office:value-type="float" office:value="2777461" calcext:value-type="float">
            <text:p>2777461</text:p>
          </table:table-cell>
          <table:table-cell/>
          <table:table-cell office:value-type="float" office:value="2706562" calcext:value-type="float">
            <text:p>2706562</text:p>
          </table:table-cell>
          <table:table-cell/>
          <table:table-cell office:value-type="float" office:value="2435725" calcext:value-type="float">
            <text:p>2435725</text:p>
          </table:table-cell>
          <table:table-cell/>
          <table:table-cell office:value-type="float" office:value="2217516" calcext:value-type="float">
            <text:p>2217516</text:p>
          </table:table-cell>
          <table:table-cell/>
          <table:table-cell office:value-type="float" office:value="2156105" calcext:value-type="float">
            <text:p>215610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2599" calcext:value-type="float">
            <text:p>2442599</text:p>
          </table:table-cell>
          <table:table-cell/>
          <table:table-cell office:value-type="float" office:value="2290175" calcext:value-type="float">
            <text:p>2290175</text:p>
          </table:table-cell>
          <table:table-cell/>
          <table:table-cell office:value-type="float" office:value="2641686" calcext:value-type="float">
            <text:p>2641686</text:p>
          </table:table-cell>
          <table:table-cell/>
          <table:table-cell office:value-type="float" office:value="2748056" calcext:value-type="float">
            <text:p>2748056</text:p>
          </table:table-cell>
          <table:table-cell/>
          <table:table-cell office:value-type="float" office:value="2743280" calcext:value-type="float">
            <text:p>2743280</text:p>
          </table:table-cell>
          <table:table-cell/>
          <table:table-cell office:value-type="float" office:value="2737440" calcext:value-type="float">
            <text:p>2737440</text:p>
          </table:table-cell>
          <table:table-cell/>
          <table:table-cell office:value-type="float" office:value="2411691" calcext:value-type="float">
            <text:p>2411691</text:p>
          </table:table-cell>
          <table:table-cell/>
          <table:table-cell office:value-type="float" office:value="2207353" calcext:value-type="float">
            <text:p>2207353</text:p>
          </table:table-cell>
          <table:table-cell/>
          <table:table-cell office:value-type="float" office:value="2142426" calcext:value-type="float">
            <text:p>21424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0390" calcext:value-type="float">
            <text:p>300390</text:p>
          </table:table-cell>
          <table:table-cell/>
          <table:table-cell office:value-type="float" office:value="374236" calcext:value-type="float">
            <text:p>374236</text:p>
          </table:table-cell>
          <table:table-cell/>
          <table:table-cell office:value-type="float" office:value="421379" calcext:value-type="float">
            <text:p>421379</text:p>
          </table:table-cell>
          <table:table-cell/>
          <table:table-cell office:value-type="float" office:value="455895" calcext:value-type="float">
            <text:p>455895</text:p>
          </table:table-cell>
          <table:table-cell/>
          <table:table-cell office:value-type="float" office:value="480975" calcext:value-type="float">
            <text:p>480975</text:p>
          </table:table-cell>
          <table:table-cell/>
          <table:table-cell office:value-type="float" office:value="458249" calcext:value-type="float">
            <text:p>458249</text:p>
          </table:table-cell>
          <table:table-cell/>
          <table:table-cell office:value-type="float" office:value="459660" calcext:value-type="float">
            <text:p>459660</text:p>
          </table:table-cell>
          <table:table-cell/>
          <table:table-cell office:value-type="float" office:value="470423" calcext:value-type="float">
            <text:p>470423</text:p>
          </table:table-cell>
          <table:table-cell/>
          <table:table-cell office:value-type="float" office:value="446869" calcext:value-type="float">
            <text:p>4468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5275" calcext:value-type="float">
            <text:p>305275</text:p>
          </table:table-cell>
          <table:table-cell/>
          <table:table-cell office:value-type="float" office:value="375391" calcext:value-type="float">
            <text:p>375391</text:p>
          </table:table-cell>
          <table:table-cell/>
          <table:table-cell office:value-type="float" office:value="422814" calcext:value-type="float">
            <text:p>422814</text:p>
          </table:table-cell>
          <table:table-cell/>
          <table:table-cell office:value-type="float" office:value="447973" calcext:value-type="float">
            <text:p>447973</text:p>
          </table:table-cell>
          <table:table-cell/>
          <table:table-cell office:value-type="float" office:value="466353" calcext:value-type="float">
            <text:p>466353</text:p>
          </table:table-cell>
          <table:table-cell/>
          <table:table-cell office:value-type="float" office:value="455390" calcext:value-type="float">
            <text:p>455390</text:p>
          </table:table-cell>
          <table:table-cell/>
          <table:table-cell office:value-type="float" office:value="461455" calcext:value-type="float">
            <text:p>461455</text:p>
          </table:table-cell>
          <table:table-cell/>
          <table:table-cell office:value-type="float" office:value="472274" calcext:value-type="float">
            <text:p>472274</text:p>
          </table:table-cell>
          <table:table-cell/>
          <table:table-cell office:value-type="float" office:value="449234" calcext:value-type="float">
            <text:p>449234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7:11:17.474232919</dc:date>
    <meta:editing-duration>PT3M57S</meta:editing-duration>
    <meta:editing-cycles>2</meta:editing-cycles>
    <meta:generator>LibreOffice/5.2.7.2$Linux_X86_64 LibreOffice_project/20m0$Build-2</meta:generator>
    <meta:document-statistic meta:table-count="1" meta:cell-count="5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3.815cm" svg:y="0.316cm" chart:style-name="ch2">
          <text:p>WINDOWS64 Write Report (OXT-master)</text:p>
        </chart:title>
        <chart:subtitle svg:x="3.986cm" svg:y="1.275cm" chart:style-name="ch3">
          <text:p>using upstream pv drivers and encrypted disk</text:p>
        </chart:subtitle>
        <chart:legend chart:legend-position="end" svg:x="14.318cm" svg:y="1.216cm" style:legend-expansion="high" chart:style-name="ch4"/>
        <chart:plot-area chart:style-name="ch5" table:cell-range-address="WINDOWS64_upspv_INDIRECT_oxt_master_encr.C187:WINDOWS64_upspv_INDIRECT_oxt_master_encr.P204" chart:data-source-has-labels="both" svg:x="1.33cm" svg:y="2.138cm" svg:width="9.641cm" svg:height="5.707cm" dr3d:transform="matrix (0.937250944888388 0.0665847169776786 0.342238428249701 -0.0531670144414016 0.997409585194065 -0.0484498497251586 -0.344577908289564 0.0272138719774509 0.93836318677300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7cm" svg:y="2.223cm" svg:width="7.227cm" svg:height="4.0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25cm" chart:style-name="ch7">
              <text:p>File Size (KB)</text:p>
            </chart:title>
            <chart:categories table:cell-range-address="WINDOWS64_upspv_INDIRECT_oxt_master_encr.C188:WINDOWS64_upspv_INDIRECT_oxt_master_encr.C20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upspv_INDIRECT_oxt_master_encr.D188:WINDOWS64_upspv_INDIRECT_oxt_master_encr.D204" chart:label-cell-address="WINDOWS64_upspv_INDIRECT_oxt_master_encr.D187:WINDOWS64_upspv_INDIRECT_oxt_master_encr.D187" chart:class="chart:bar">
            <chart:data-point chart:repeated="17"/>
          </chart:series>
          <chart:series chart:style-name="ch13" chart:values-cell-range-address="WINDOWS64_upspv_INDIRECT_oxt_master_encr.E188:WINDOWS64_upspv_INDIRECT_oxt_master_encr.E204" chart:label-cell-address="WINDOWS64_upspv_INDIRECT_oxt_master_encr.E187:WINDOWS64_upspv_INDIRECT_oxt_master_encr.E187" chart:class="chart:bar">
            <chart:data-point chart:repeated="17"/>
          </chart:series>
          <chart:series chart:style-name="ch14" chart:values-cell-range-address="WINDOWS64_upspv_INDIRECT_oxt_master_encr.F188:WINDOWS64_upspv_INDIRECT_oxt_master_encr.F204" chart:label-cell-address="WINDOWS64_upspv_INDIRECT_oxt_master_encr.F187:WINDOWS64_upspv_INDIRECT_oxt_master_encr.F187" chart:class="chart:bar">
            <chart:data-point chart:repeated="17"/>
          </chart:series>
          <chart:series chart:style-name="ch15" chart:values-cell-range-address="WINDOWS64_upspv_INDIRECT_oxt_master_encr.G188:WINDOWS64_upspv_INDIRECT_oxt_master_encr.G204" chart:label-cell-address="WINDOWS64_upspv_INDIRECT_oxt_master_encr.G187:WINDOWS64_upspv_INDIRECT_oxt_master_encr.G187" chart:class="chart:bar">
            <chart:data-point chart:repeated="17"/>
          </chart:series>
          <chart:series chart:style-name="ch16" chart:values-cell-range-address="WINDOWS64_upspv_INDIRECT_oxt_master_encr.H188:WINDOWS64_upspv_INDIRECT_oxt_master_encr.H204" chart:label-cell-address="WINDOWS64_upspv_INDIRECT_oxt_master_encr.H187:WINDOWS64_upspv_INDIRECT_oxt_master_encr.H187" chart:class="chart:bar">
            <chart:data-point chart:repeated="17"/>
          </chart:series>
          <chart:series chart:style-name="ch17" chart:values-cell-range-address="WINDOWS64_upspv_INDIRECT_oxt_master_encr.I188:WINDOWS64_upspv_INDIRECT_oxt_master_encr.I204" chart:label-cell-address="WINDOWS64_upspv_INDIRECT_oxt_master_encr.I187:WINDOWS64_upspv_INDIRECT_oxt_master_encr.I187" chart:class="chart:bar">
            <chart:data-point chart:repeated="17"/>
          </chart:series>
          <chart:series chart:style-name="ch18" chart:values-cell-range-address="WINDOWS64_upspv_INDIRECT_oxt_master_encr.J188:WINDOWS64_upspv_INDIRECT_oxt_master_encr.J204" chart:label-cell-address="WINDOWS64_upspv_INDIRECT_oxt_master_encr.J187:WINDOWS64_upspv_INDIRECT_oxt_master_encr.J187" chart:class="chart:bar">
            <chart:data-point chart:repeated="17"/>
          </chart:series>
          <chart:series chart:style-name="ch19" chart:values-cell-range-address="WINDOWS64_upspv_INDIRECT_oxt_master_encr.K188:WINDOWS64_upspv_INDIRECT_oxt_master_encr.K204" chart:label-cell-address="WINDOWS64_upspv_INDIRECT_oxt_master_encr.K187:WINDOWS64_upspv_INDIRECT_oxt_master_encr.K187" chart:class="chart:bar">
            <chart:data-point chart:repeated="17"/>
          </chart:series>
          <chart:series chart:style-name="ch20" chart:values-cell-range-address="WINDOWS64_upspv_INDIRECT_oxt_master_encr.L188:WINDOWS64_upspv_INDIRECT_oxt_master_encr.L204" chart:label-cell-address="WINDOWS64_upspv_INDIRECT_oxt_master_encr.L187:WINDOWS64_upspv_INDIRECT_oxt_master_encr.L187" chart:class="chart:bar">
            <chart:data-point chart:repeated="17"/>
          </chart:series>
          <chart:series chart:style-name="ch21" chart:values-cell-range-address="WINDOWS64_upspv_INDIRECT_oxt_master_encr.M188:WINDOWS64_upspv_INDIRECT_oxt_master_encr.M204" chart:label-cell-address="WINDOWS64_upspv_INDIRECT_oxt_master_encr.M187:WINDOWS64_upspv_INDIRECT_oxt_master_encr.M187" chart:class="chart:bar">
            <chart:data-point chart:repeated="17"/>
          </chart:series>
          <chart:series chart:style-name="ch22" chart:values-cell-range-address="WINDOWS64_upspv_INDIRECT_oxt_master_encr.N188:WINDOWS64_upspv_INDIRECT_oxt_master_encr.N204" chart:label-cell-address="WINDOWS64_upspv_INDIRECT_oxt_master_encr.N187:WINDOWS64_upspv_INDIRECT_oxt_master_encr.N187" chart:class="chart:bar">
            <chart:data-point chart:repeated="17"/>
          </chart:series>
          <chart:series chart:style-name="ch23" chart:values-cell-range-address="WINDOWS64_upspv_INDIRECT_oxt_master_encr.O188:WINDOWS64_upspv_INDIRECT_oxt_master_encr.O204" chart:label-cell-address="WINDOWS64_upspv_INDIRECT_oxt_master_encr.O187:WINDOWS64_upspv_INDIRECT_oxt_master_encr.O187" chart:class="chart:bar">
            <chart:data-point chart:repeated="17"/>
          </chart:series>
          <chart:series chart:style-name="ch12" chart:values-cell-range-address="WINDOWS64_upspv_INDIRECT_oxt_master_encr.P188:WINDOWS64_upspv_INDIRECT_oxt_master_encr.P204" chart:label-cell-address="WINDOWS64_upspv_INDIRECT_oxt_master_encr.P187:WINDOWS64_upspv_INDIRECT_oxt_master_encr.P18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upspv_INDIRECT_oxt_master_encr.D187:WINDOWS64_upspv_INDIRECT_oxt_master_encr.D187</svg:desc>
                </draw:g>
              </table:table-cell>
              <table:table-cell office:value-type="string">
                <text:p>8</text:p>
                <draw:g>
                  <svg:desc>WINDOWS64_upspv_INDIRECT_oxt_master_encr.E187:WINDOWS64_upspv_INDIRECT_oxt_master_encr.E187</svg:desc>
                </draw:g>
              </table:table-cell>
              <table:table-cell office:value-type="string">
                <text:p>16</text:p>
                <draw:g>
                  <svg:desc>WINDOWS64_upspv_INDIRECT_oxt_master_encr.F187:WINDOWS64_upspv_INDIRECT_oxt_master_encr.F187</svg:desc>
                </draw:g>
              </table:table-cell>
              <table:table-cell office:value-type="string">
                <text:p>32</text:p>
                <draw:g>
                  <svg:desc>WINDOWS64_upspv_INDIRECT_oxt_master_encr.G187:WINDOWS64_upspv_INDIRECT_oxt_master_encr.G187</svg:desc>
                </draw:g>
              </table:table-cell>
              <table:table-cell office:value-type="string">
                <text:p>64</text:p>
                <draw:g>
                  <svg:desc>WINDOWS64_upspv_INDIRECT_oxt_master_encr.H187:WINDOWS64_upspv_INDIRECT_oxt_master_encr.H187</svg:desc>
                </draw:g>
              </table:table-cell>
              <table:table-cell office:value-type="string">
                <text:p>128</text:p>
                <draw:g>
                  <svg:desc>WINDOWS64_upspv_INDIRECT_oxt_master_encr.I187:WINDOWS64_upspv_INDIRECT_oxt_master_encr.I187</svg:desc>
                </draw:g>
              </table:table-cell>
              <table:table-cell office:value-type="string">
                <text:p>256</text:p>
                <draw:g>
                  <svg:desc>WINDOWS64_upspv_INDIRECT_oxt_master_encr.J187:WINDOWS64_upspv_INDIRECT_oxt_master_encr.J187</svg:desc>
                </draw:g>
              </table:table-cell>
              <table:table-cell office:value-type="string">
                <text:p>512</text:p>
                <draw:g>
                  <svg:desc>WINDOWS64_upspv_INDIRECT_oxt_master_encr.K187:WINDOWS64_upspv_INDIRECT_oxt_master_encr.K187</svg:desc>
                </draw:g>
              </table:table-cell>
              <table:table-cell office:value-type="string">
                <text:p>1024</text:p>
                <draw:g>
                  <svg:desc>WINDOWS64_upspv_INDIRECT_oxt_master_encr.L187:WINDOWS64_upspv_INDIRECT_oxt_master_encr.L187</svg:desc>
                </draw:g>
              </table:table-cell>
              <table:table-cell office:value-type="string">
                <text:p>2048</text:p>
                <draw:g>
                  <svg:desc>WINDOWS64_upspv_INDIRECT_oxt_master_encr.M187:WINDOWS64_upspv_INDIRECT_oxt_master_encr.M187</svg:desc>
                </draw:g>
              </table:table-cell>
              <table:table-cell office:value-type="string">
                <text:p>4096</text:p>
                <draw:g>
                  <svg:desc>WINDOWS64_upspv_INDIRECT_oxt_master_encr.N187:WINDOWS64_upspv_INDIRECT_oxt_master_encr.N187</svg:desc>
                </draw:g>
              </table:table-cell>
              <table:table-cell office:value-type="string">
                <text:p>8192</text:p>
                <draw:g>
                  <svg:desc>WINDOWS64_upspv_INDIRECT_oxt_master_encr.O187:WINDOWS64_upspv_INDIRECT_oxt_master_encr.O187</svg:desc>
                </draw:g>
              </table:table-cell>
              <table:table-cell office:value-type="string">
                <text:p>16384</text:p>
                <draw:g>
                  <svg:desc>WINDOWS64_upspv_INDIRECT_oxt_master_encr.P187:WINDOWS64_upspv_INDIRECT_oxt_master_encr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upspv_INDIRECT_oxt_master_encr.C188:WINDOWS64_upspv_INDIRECT_oxt_master_encr.C204</svg:desc>
                </draw:g>
              </table:table-cell>
              <table:table-cell office:value-type="float" office:value="224246">
                <text:p>224246</text:p>
                <draw:g>
                  <svg:desc>WINDOWS64_upspv_INDIRECT_oxt_master_encr.D188:WINDOWS64_upspv_INDIRECT_oxt_master_encr.D204</svg:desc>
                </draw:g>
              </table:table-cell>
              <table:table-cell office:value-type="float" office:value="278019">
                <text:p>278019</text:p>
                <draw:g>
                  <svg:desc>WINDOWS64_upspv_INDIRECT_oxt_master_encr.E188:WINDOWS64_upspv_INDIRECT_oxt_master_encr.E204</svg:desc>
                </draw:g>
              </table:table-cell>
              <table:table-cell office:value-type="float" office:value="274914">
                <text:p>274914</text:p>
                <draw:g>
                  <svg:desc>WINDOWS64_upspv_INDIRECT_oxt_master_encr.F188:WINDOWS64_upspv_INDIRECT_oxt_master_encr.F204</svg:desc>
                </draw:g>
              </table:table-cell>
              <table:table-cell office:value-type="float" office:value="372093">
                <text:p>372093</text:p>
                <draw:g>
                  <svg:desc>WINDOWS64_upspv_INDIRECT_oxt_master_encr.G188:WINDOWS64_upspv_INDIRECT_oxt_master_encr.G204</svg:desc>
                </draw:g>
              </table:table-cell>
              <table:table-cell office:value-type="float" office:value="484114">
                <text:p>484114</text:p>
                <draw:g>
                  <svg:desc>WINDOWS64_upspv_INDIRECT_oxt_master_encr.H188:WINDOWS64_upspv_INDIRECT_oxt_master_encr.H20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I188:WINDOWS64_upspv_INDIRECT_oxt_master_encr.I20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J188:WINDOWS64_upspv_INDIRECT_oxt_master_encr.J20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K188:WINDOWS64_upspv_INDIRECT_oxt_master_encr.K20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L188:WINDOWS64_upspv_INDIRECT_oxt_master_encr.L20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M188:WINDOWS64_upspv_INDIRECT_oxt_master_encr.M20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N188:WINDOWS64_upspv_INDIRECT_oxt_master_encr.N20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O188:WINDOWS64_upspv_INDIRECT_oxt_master_encr.O20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P188:WINDOWS64_upspv_INDIRECT_oxt_master_encr.P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7618">
                <text:p>307618</text:p>
              </table:table-cell>
              <table:table-cell office:value-type="float" office:value="374488">
                <text:p>374488</text:p>
              </table:table-cell>
              <table:table-cell office:value-type="float" office:value="349059">
                <text:p>349059</text:p>
              </table:table-cell>
              <table:table-cell office:value-type="float" office:value="470242">
                <text:p>470242</text:p>
              </table:table-cell>
              <table:table-cell office:value-type="float" office:value="566873">
                <text:p>566873</text:p>
              </table:table-cell>
              <table:table-cell office:value-type="float" office:value="672975">
                <text:p>67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5194">
                <text:p>385194</text:p>
              </table:table-cell>
              <table:table-cell office:value-type="float" office:value="464020">
                <text:p>464020</text:p>
              </table:table-cell>
              <table:table-cell office:value-type="float" office:value="600656">
                <text:p>600656</text:p>
              </table:table-cell>
              <table:table-cell office:value-type="float" office:value="740312">
                <text:p>740312</text:p>
              </table:table-cell>
              <table:table-cell office:value-type="float" office:value="853617">
                <text:p>853617</text:p>
              </table:table-cell>
              <table:table-cell office:value-type="float" office:value="1040650">
                <text:p>1040650</text:p>
              </table:table-cell>
              <table:table-cell office:value-type="float" office:value="1286432">
                <text:p>1286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87643">
                <text:p>387643</text:p>
              </table:table-cell>
              <table:table-cell office:value-type="float" office:value="451260">
                <text:p>451260</text:p>
              </table:table-cell>
              <table:table-cell office:value-type="float" office:value="828344">
                <text:p>828344</text:p>
              </table:table-cell>
              <table:table-cell office:value-type="float" office:value="1034552">
                <text:p>1034552</text:p>
              </table:table-cell>
              <table:table-cell office:value-type="float" office:value="1156539">
                <text:p>1156539</text:p>
              </table:table-cell>
              <table:table-cell office:value-type="float" office:value="1317211">
                <text:p>1317211</text:p>
              </table:table-cell>
              <table:table-cell office:value-type="float" office:value="1558125">
                <text:p>1558125</text:p>
              </table:table-cell>
              <table:table-cell office:value-type="float" office:value="1769177">
                <text:p>1769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8986">
                <text:p>398986</text:p>
              </table:table-cell>
              <table:table-cell office:value-type="float" office:value="724289">
                <text:p>724289</text:p>
              </table:table-cell>
              <table:table-cell office:value-type="float" office:value="1106070">
                <text:p>1106070</text:p>
              </table:table-cell>
              <table:table-cell office:value-type="float" office:value="1391682">
                <text:p>1391682</text:p>
              </table:table-cell>
              <table:table-cell office:value-type="float" office:value="1577083">
                <text:p>1577083</text:p>
              </table:table-cell>
              <table:table-cell office:value-type="float" office:value="1841726">
                <text:p>1841726</text:p>
              </table:table-cell>
              <table:table-cell office:value-type="float" office:value="2024915">
                <text:p>2024915</text:p>
              </table:table-cell>
              <table:table-cell office:value-type="float" office:value="2224152">
                <text:p>2224152</text:p>
              </table:table-cell>
              <table:table-cell office:value-type="float" office:value="2250549">
                <text:p>225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61588">
                <text:p>361588</text:p>
              </table:table-cell>
              <table:table-cell office:value-type="float" office:value="872491">
                <text:p>872491</text:p>
              </table:table-cell>
              <table:table-cell office:value-type="float" office:value="1272444">
                <text:p>1272444</text:p>
              </table:table-cell>
              <table:table-cell office:value-type="float" office:value="1592411">
                <text:p>1592411</text:p>
              </table:table-cell>
              <table:table-cell office:value-type="float" office:value="1895945">
                <text:p>1895945</text:p>
              </table:table-cell>
              <table:table-cell office:value-type="float" office:value="2019325">
                <text:p>2019325</text:p>
              </table:table-cell>
              <table:table-cell office:value-type="float" office:value="2199312">
                <text:p>2199312</text:p>
              </table:table-cell>
              <table:table-cell office:value-type="float" office:value="2422808">
                <text:p>2422808</text:p>
              </table:table-cell>
              <table:table-cell office:value-type="float" office:value="2415094">
                <text:p>2415094</text:p>
              </table:table-cell>
              <table:table-cell office:value-type="float" office:value="2432304">
                <text:p>2432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37180">
                <text:p>537180</text:p>
              </table:table-cell>
              <table:table-cell office:value-type="float" office:value="897635">
                <text:p>897635</text:p>
              </table:table-cell>
              <table:table-cell office:value-type="float" office:value="1332682">
                <text:p>1332682</text:p>
              </table:table-cell>
              <table:table-cell office:value-type="float" office:value="1767116">
                <text:p>1767116</text:p>
              </table:table-cell>
              <table:table-cell office:value-type="float" office:value="2122059">
                <text:p>2122059</text:p>
              </table:table-cell>
              <table:table-cell office:value-type="float" office:value="2363531">
                <text:p>2363531</text:p>
              </table:table-cell>
              <table:table-cell office:value-type="float" office:value="2486493">
                <text:p>2486493</text:p>
              </table:table-cell>
              <table:table-cell office:value-type="float" office:value="2628168">
                <text:p>2628168</text:p>
              </table:table-cell>
              <table:table-cell office:value-type="float" office:value="2236906">
                <text:p>2236906</text:p>
              </table:table-cell>
              <table:table-cell office:value-type="float" office:value="2622111">
                <text:p>2622111</text:p>
              </table:table-cell>
              <table:table-cell office:value-type="float" office:value="2389871">
                <text:p>238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25259">
                <text:p>525259</text:p>
              </table:table-cell>
              <table:table-cell office:value-type="float" office:value="901686">
                <text:p>901686</text:p>
              </table:table-cell>
              <table:table-cell office:value-type="float" office:value="1270964">
                <text:p>1270964</text:p>
              </table:table-cell>
              <table:table-cell office:value-type="float" office:value="1828612">
                <text:p>1828612</text:p>
              </table:table-cell>
              <table:table-cell office:value-type="float" office:value="2168056">
                <text:p>2168056</text:p>
              </table:table-cell>
              <table:table-cell office:value-type="float" office:value="2361079">
                <text:p>2361079</text:p>
              </table:table-cell>
              <table:table-cell office:value-type="float" office:value="2643774">
                <text:p>2643774</text:p>
              </table:table-cell>
              <table:table-cell office:value-type="float" office:value="2689958">
                <text:p>2689958</text:p>
              </table:table-cell>
              <table:table-cell office:value-type="float" office:value="2796381">
                <text:p>2796381</text:p>
              </table:table-cell>
              <table:table-cell office:value-type="float" office:value="2706041">
                <text:p>2706041</text:p>
              </table:table-cell>
              <table:table-cell office:value-type="float" office:value="2518987">
                <text:p>2518987</text:p>
              </table:table-cell>
              <table:table-cell office:value-type="float" office:value="2564568">
                <text:p>2564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542205">
                <text:p>542205</text:p>
              </table:table-cell>
              <table:table-cell office:value-type="float" office:value="799828">
                <text:p>799828</text:p>
              </table:table-cell>
              <table:table-cell office:value-type="float" office:value="1346714">
                <text:p>1346714</text:p>
              </table:table-cell>
              <table:table-cell office:value-type="float" office:value="1823645">
                <text:p>1823645</text:p>
              </table:table-cell>
              <table:table-cell office:value-type="float" office:value="2222041">
                <text:p>2222041</text:p>
              </table:table-cell>
              <table:table-cell office:value-type="float" office:value="2465316">
                <text:p>2465316</text:p>
              </table:table-cell>
              <table:table-cell office:value-type="float" office:value="2745216">
                <text:p>2745216</text:p>
              </table:table-cell>
              <table:table-cell office:value-type="float" office:value="2843358">
                <text:p>2843358</text:p>
              </table:table-cell>
              <table:table-cell office:value-type="float" office:value="2932207">
                <text:p>2932207</text:p>
              </table:table-cell>
              <table:table-cell office:value-type="float" office:value="2710473">
                <text:p>2710473</text:p>
              </table:table-cell>
              <table:table-cell office:value-type="float" office:value="2798244">
                <text:p>2798244</text:p>
              </table:table-cell>
              <table:table-cell office:value-type="float" office:value="2664195">
                <text:p>2664195</text:p>
              </table:table-cell>
              <table:table-cell office:value-type="float" office:value="2556205">
                <text:p>255620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03379">
                <text:p>2203379</text:p>
              </table:table-cell>
              <table:table-cell office:value-type="float" office:value="2452676">
                <text:p>2452676</text:p>
              </table:table-cell>
              <table:table-cell office:value-type="float" office:value="2687289">
                <text:p>2687289</text:p>
              </table:table-cell>
              <table:table-cell office:value-type="float" office:value="2813114">
                <text:p>2813114</text:p>
              </table:table-cell>
              <table:table-cell office:value-type="float" office:value="2917638">
                <text:p>2917638</text:p>
              </table:table-cell>
              <table:table-cell office:value-type="float" office:value="2875647">
                <text:p>2875647</text:p>
              </table:table-cell>
              <table:table-cell office:value-type="float" office:value="2800013">
                <text:p>2800013</text:p>
              </table:table-cell>
              <table:table-cell office:value-type="float" office:value="2619197">
                <text:p>2619197</text:p>
              </table:table-cell>
              <table:table-cell office:value-type="float" office:value="2624190">
                <text:p>2624190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29735">
                <text:p>2129735</text:p>
              </table:table-cell>
              <table:table-cell office:value-type="float" office:value="2424825">
                <text:p>2424825</text:p>
              </table:table-cell>
              <table:table-cell office:value-type="float" office:value="2551041">
                <text:p>2551041</text:p>
              </table:table-cell>
              <table:table-cell office:value-type="float" office:value="2777973">
                <text:p>2777973</text:p>
              </table:table-cell>
              <table:table-cell office:value-type="float" office:value="2866628">
                <text:p>2866628</text:p>
              </table:table-cell>
              <table:table-cell office:value-type="float" office:value="2895889">
                <text:p>2895889</text:p>
              </table:table-cell>
              <table:table-cell office:value-type="float" office:value="2784654">
                <text:p>2784654</text:p>
              </table:table-cell>
              <table:table-cell office:value-type="float" office:value="2584339">
                <text:p>2584339</text:p>
              </table:table-cell>
              <table:table-cell office:value-type="float" office:value="2590007">
                <text:p>2590007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5380">
                <text:p>1565380</text:p>
              </table:table-cell>
              <table:table-cell office:value-type="float" office:value="1888642">
                <text:p>1888642</text:p>
              </table:table-cell>
              <table:table-cell office:value-type="float" office:value="1993633">
                <text:p>1993633</text:p>
              </table:table-cell>
              <table:table-cell office:value-type="float" office:value="2065713">
                <text:p>2065713</text:p>
              </table:table-cell>
              <table:table-cell office:value-type="float" office:value="2077042">
                <text:p>2077042</text:p>
              </table:table-cell>
              <table:table-cell office:value-type="float" office:value="2281211">
                <text:p>2281211</text:p>
              </table:table-cell>
              <table:table-cell office:value-type="float" office:value="2186778">
                <text:p>2186778</text:p>
              </table:table-cell>
              <table:table-cell office:value-type="float" office:value="2035241">
                <text:p>2035241</text:p>
              </table:table-cell>
              <table:table-cell office:value-type="float" office:value="2013571">
                <text:p>2013571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1915">
                <text:p>421915</text:p>
              </table:table-cell>
              <table:table-cell office:value-type="float" office:value="429453">
                <text:p>429453</text:p>
              </table:table-cell>
              <table:table-cell office:value-type="float" office:value="423035">
                <text:p>423035</text:p>
              </table:table-cell>
              <table:table-cell office:value-type="float" office:value="442076">
                <text:p>442076</text:p>
              </table:table-cell>
              <table:table-cell office:value-type="float" office:value="439840">
                <text:p>439840</text:p>
              </table:table-cell>
              <table:table-cell office:value-type="float" office:value="426944">
                <text:p>426944</text:p>
              </table:table-cell>
              <table:table-cell office:value-type="float" office:value="441231">
                <text:p>441231</text:p>
              </table:table-cell>
              <table:table-cell office:value-type="float" office:value="424236">
                <text:p>424236</text:p>
              </table:table-cell>
              <table:table-cell office:value-type="float" office:value="428810">
                <text:p>428810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9264">
                <text:p>309264</text:p>
              </table:table-cell>
              <table:table-cell office:value-type="float" office:value="287026">
                <text:p>287026</text:p>
              </table:table-cell>
              <table:table-cell office:value-type="float" office:value="308227">
                <text:p>308227</text:p>
              </table:table-cell>
              <table:table-cell office:value-type="float" office:value="311634">
                <text:p>311634</text:p>
              </table:table-cell>
              <table:table-cell office:value-type="float" office:value="313225">
                <text:p>313225</text:p>
              </table:table-cell>
              <table:table-cell office:value-type="float" office:value="312515">
                <text:p>312515</text:p>
              </table:table-cell>
              <table:table-cell office:value-type="float" office:value="315632">
                <text:p>315632</text:p>
              </table:table-cell>
              <table:table-cell office:value-type="float" office:value="312742">
                <text:p>312742</text:p>
              </table:table-cell>
              <table:table-cell office:value-type="float" office:value="317169">
                <text:p>317169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3101">
                <text:p>223101</text:p>
              </table:table-cell>
              <table:table-cell office:value-type="float" office:value="235389">
                <text:p>235389</text:p>
              </table:table-cell>
              <table:table-cell office:value-type="float" office:value="258728">
                <text:p>258728</text:p>
              </table:table-cell>
              <table:table-cell office:value-type="float" office:value="279099">
                <text:p>279099</text:p>
              </table:table-cell>
              <table:table-cell office:value-type="float" office:value="283135">
                <text:p>283135</text:p>
              </table:table-cell>
              <table:table-cell office:value-type="float" office:value="286750">
                <text:p>286750</text:p>
              </table:table-cell>
              <table:table-cell office:value-type="float" office:value="289072">
                <text:p>289072</text:p>
              </table:table-cell>
              <table:table-cell office:value-type="float" office:value="285469">
                <text:p>285469</text:p>
              </table:table-cell>
              <table:table-cell office:value-type="float" office:value="228598">
                <text:p>228598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5325">
                <text:p>185325</text:p>
              </table:table-cell>
              <table:table-cell office:value-type="float" office:value="193315">
                <text:p>193315</text:p>
              </table:table-cell>
              <table:table-cell office:value-type="float" office:value="198474">
                <text:p>198474</text:p>
              </table:table-cell>
              <table:table-cell office:value-type="float" office:value="196984">
                <text:p>196984</text:p>
              </table:table-cell>
              <table:table-cell office:value-type="float" office:value="258977">
                <text:p>258977</text:p>
              </table:table-cell>
              <table:table-cell office:value-type="float" office:value="196470">
                <text:p>196470</text:p>
              </table:table-cell>
              <table:table-cell office:value-type="float" office:value="261740">
                <text:p>261740</text:p>
              </table:table-cell>
              <table:table-cell office:value-type="float" office:value="243665">
                <text:p>243665</text:p>
              </table:table-cell>
              <table:table-cell office:value-type="float" office:value="261608">
                <text:p>26160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630">
                <text:p>209630</text:p>
              </table:table-cell>
              <table:table-cell office:value-type="float" office:value="161901">
                <text:p>161901</text:p>
              </table:table-cell>
              <table:table-cell office:value-type="float" office:value="243006">
                <text:p>243006</text:p>
              </table:table-cell>
              <table:table-cell office:value-type="float" office:value="250646">
                <text:p>250646</text:p>
              </table:table-cell>
              <table:table-cell office:value-type="float" office:value="249958">
                <text:p>249958</text:p>
              </table:table-cell>
              <table:table-cell office:value-type="float" office:value="243348">
                <text:p>243348</text:p>
              </table:table-cell>
              <table:table-cell office:value-type="float" office:value="249710">
                <text:p>249710</text:p>
              </table:table-cell>
              <table:table-cell office:value-type="float" office:value="251840">
                <text:p>251840</text:p>
              </table:table-cell>
              <table:table-cell office:value-type="float" office:value="252582">
                <text:p>2525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3.815cm" svg:y="0.316cm" chart:style-name="ch2">
          <text:p>WINDOWS64 Read Report (OXT-master)</text:p>
        </chart:title>
        <chart:subtitle svg:x="3.986cm" svg:y="1.275cm" chart:style-name="ch3">
          <text:p>using upstream pv drivers and encrypted disk</text:p>
        </chart:subtitle>
        <chart:legend chart:legend-position="end" svg:x="14.318cm" svg:y="1.215cm" style:legend-expansion="high" chart:style-name="ch4"/>
        <chart:plot-area chart:style-name="ch5" table:cell-range-address="WINDOWS64_upspv_INDIRECT_oxt_master_encr.C227:WINDOWS64_upspv_INDIRECT_oxt_master_encr.P244" chart:data-source-has-labels="both" svg:x="1.33cm" svg:y="2.138cm" svg:width="9.641cm" svg:height="5.706cm" dr3d:transform="matrix (0.937250944888388 0.0665847169776786 0.342238428249701 -0.0897792627738814 0.994584085904035 0.052365828955666 -0.336898130421648 -0.0798058364497118 0.93815280108677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7cm" svg:y="2.156cm" svg:width="7.008cm" svg:height="4.2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24cm" chart:style-name="ch7">
              <text:p>File Size (KB)</text:p>
            </chart:title>
            <chart:categories table:cell-range-address="WINDOWS64_upspv_INDIRECT_oxt_master_encr.C228:WINDOWS64_upspv_INDIRECT_oxt_master_encr.C24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84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upspv_INDIRECT_oxt_master_encr.D228:WINDOWS64_upspv_INDIRECT_oxt_master_encr.D244" chart:label-cell-address="WINDOWS64_upspv_INDIRECT_oxt_master_encr.D227:WINDOWS64_upspv_INDIRECT_oxt_master_encr.D227" chart:class="chart:bar">
            <chart:data-point chart:repeated="17"/>
          </chart:series>
          <chart:series chart:style-name="ch13" chart:values-cell-range-address="WINDOWS64_upspv_INDIRECT_oxt_master_encr.E228:WINDOWS64_upspv_INDIRECT_oxt_master_encr.E244" chart:label-cell-address="WINDOWS64_upspv_INDIRECT_oxt_master_encr.E227:WINDOWS64_upspv_INDIRECT_oxt_master_encr.E227" chart:class="chart:bar">
            <chart:data-point chart:repeated="17"/>
          </chart:series>
          <chart:series chart:style-name="ch14" chart:values-cell-range-address="WINDOWS64_upspv_INDIRECT_oxt_master_encr.F228:WINDOWS64_upspv_INDIRECT_oxt_master_encr.F244" chart:label-cell-address="WINDOWS64_upspv_INDIRECT_oxt_master_encr.F227:WINDOWS64_upspv_INDIRECT_oxt_master_encr.F227" chart:class="chart:bar">
            <chart:data-point chart:repeated="17"/>
          </chart:series>
          <chart:series chart:style-name="ch15" chart:values-cell-range-address="WINDOWS64_upspv_INDIRECT_oxt_master_encr.G228:WINDOWS64_upspv_INDIRECT_oxt_master_encr.G244" chart:label-cell-address="WINDOWS64_upspv_INDIRECT_oxt_master_encr.G227:WINDOWS64_upspv_INDIRECT_oxt_master_encr.G227" chart:class="chart:bar">
            <chart:data-point chart:repeated="17"/>
          </chart:series>
          <chart:series chart:style-name="ch16" chart:values-cell-range-address="WINDOWS64_upspv_INDIRECT_oxt_master_encr.H228:WINDOWS64_upspv_INDIRECT_oxt_master_encr.H244" chart:label-cell-address="WINDOWS64_upspv_INDIRECT_oxt_master_encr.H227:WINDOWS64_upspv_INDIRECT_oxt_master_encr.H227" chart:class="chart:bar">
            <chart:data-point chart:repeated="17"/>
          </chart:series>
          <chart:series chart:style-name="ch17" chart:values-cell-range-address="WINDOWS64_upspv_INDIRECT_oxt_master_encr.I228:WINDOWS64_upspv_INDIRECT_oxt_master_encr.I244" chart:label-cell-address="WINDOWS64_upspv_INDIRECT_oxt_master_encr.I227:WINDOWS64_upspv_INDIRECT_oxt_master_encr.I227" chart:class="chart:bar">
            <chart:data-point chart:repeated="17"/>
          </chart:series>
          <chart:series chart:style-name="ch18" chart:values-cell-range-address="WINDOWS64_upspv_INDIRECT_oxt_master_encr.J228:WINDOWS64_upspv_INDIRECT_oxt_master_encr.J244" chart:label-cell-address="WINDOWS64_upspv_INDIRECT_oxt_master_encr.J227:WINDOWS64_upspv_INDIRECT_oxt_master_encr.J227" chart:class="chart:bar">
            <chart:data-point chart:repeated="17"/>
          </chart:series>
          <chart:series chart:style-name="ch19" chart:values-cell-range-address="WINDOWS64_upspv_INDIRECT_oxt_master_encr.K228:WINDOWS64_upspv_INDIRECT_oxt_master_encr.K244" chart:label-cell-address="WINDOWS64_upspv_INDIRECT_oxt_master_encr.K227:WINDOWS64_upspv_INDIRECT_oxt_master_encr.K227" chart:class="chart:bar">
            <chart:data-point chart:repeated="17"/>
          </chart:series>
          <chart:series chart:style-name="ch20" chart:values-cell-range-address="WINDOWS64_upspv_INDIRECT_oxt_master_encr.L228:WINDOWS64_upspv_INDIRECT_oxt_master_encr.L244" chart:label-cell-address="WINDOWS64_upspv_INDIRECT_oxt_master_encr.L227:WINDOWS64_upspv_INDIRECT_oxt_master_encr.L227" chart:class="chart:bar">
            <chart:data-point chart:repeated="17"/>
          </chart:series>
          <chart:series chart:style-name="ch21" chart:values-cell-range-address="WINDOWS64_upspv_INDIRECT_oxt_master_encr.M228:WINDOWS64_upspv_INDIRECT_oxt_master_encr.M244" chart:label-cell-address="WINDOWS64_upspv_INDIRECT_oxt_master_encr.M227:WINDOWS64_upspv_INDIRECT_oxt_master_encr.M227" chart:class="chart:bar">
            <chart:data-point chart:repeated="17"/>
          </chart:series>
          <chart:series chart:style-name="ch22" chart:values-cell-range-address="WINDOWS64_upspv_INDIRECT_oxt_master_encr.N228:WINDOWS64_upspv_INDIRECT_oxt_master_encr.N244" chart:label-cell-address="WINDOWS64_upspv_INDIRECT_oxt_master_encr.N227:WINDOWS64_upspv_INDIRECT_oxt_master_encr.N227" chart:class="chart:bar">
            <chart:data-point chart:repeated="17"/>
          </chart:series>
          <chart:series chart:style-name="ch23" chart:values-cell-range-address="WINDOWS64_upspv_INDIRECT_oxt_master_encr.O228:WINDOWS64_upspv_INDIRECT_oxt_master_encr.O244" chart:label-cell-address="WINDOWS64_upspv_INDIRECT_oxt_master_encr.O227:WINDOWS64_upspv_INDIRECT_oxt_master_encr.O227" chart:class="chart:bar">
            <chart:data-point chart:repeated="17"/>
          </chart:series>
          <chart:series chart:style-name="ch12" chart:values-cell-range-address="WINDOWS64_upspv_INDIRECT_oxt_master_encr.P228:WINDOWS64_upspv_INDIRECT_oxt_master_encr.P244" chart:label-cell-address="WINDOWS64_upspv_INDIRECT_oxt_master_encr.P227:WINDOWS64_upspv_INDIRECT_oxt_master_encr.P22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upspv_INDIRECT_oxt_master_encr.D227:WINDOWS64_upspv_INDIRECT_oxt_master_encr.D227</svg:desc>
                </draw:g>
              </table:table-cell>
              <table:table-cell office:value-type="string">
                <text:p>8</text:p>
                <draw:g>
                  <svg:desc>WINDOWS64_upspv_INDIRECT_oxt_master_encr.E227:WINDOWS64_upspv_INDIRECT_oxt_master_encr.E227</svg:desc>
                </draw:g>
              </table:table-cell>
              <table:table-cell office:value-type="string">
                <text:p>16</text:p>
                <draw:g>
                  <svg:desc>WINDOWS64_upspv_INDIRECT_oxt_master_encr.F227:WINDOWS64_upspv_INDIRECT_oxt_master_encr.F227</svg:desc>
                </draw:g>
              </table:table-cell>
              <table:table-cell office:value-type="string">
                <text:p>32</text:p>
                <draw:g>
                  <svg:desc>WINDOWS64_upspv_INDIRECT_oxt_master_encr.G227:WINDOWS64_upspv_INDIRECT_oxt_master_encr.G227</svg:desc>
                </draw:g>
              </table:table-cell>
              <table:table-cell office:value-type="string">
                <text:p>64</text:p>
                <draw:g>
                  <svg:desc>WINDOWS64_upspv_INDIRECT_oxt_master_encr.H227:WINDOWS64_upspv_INDIRECT_oxt_master_encr.H227</svg:desc>
                </draw:g>
              </table:table-cell>
              <table:table-cell office:value-type="string">
                <text:p>128</text:p>
                <draw:g>
                  <svg:desc>WINDOWS64_upspv_INDIRECT_oxt_master_encr.I227:WINDOWS64_upspv_INDIRECT_oxt_master_encr.I227</svg:desc>
                </draw:g>
              </table:table-cell>
              <table:table-cell office:value-type="string">
                <text:p>256</text:p>
                <draw:g>
                  <svg:desc>WINDOWS64_upspv_INDIRECT_oxt_master_encr.J227:WINDOWS64_upspv_INDIRECT_oxt_master_encr.J227</svg:desc>
                </draw:g>
              </table:table-cell>
              <table:table-cell office:value-type="string">
                <text:p>512</text:p>
                <draw:g>
                  <svg:desc>WINDOWS64_upspv_INDIRECT_oxt_master_encr.K227:WINDOWS64_upspv_INDIRECT_oxt_master_encr.K227</svg:desc>
                </draw:g>
              </table:table-cell>
              <table:table-cell office:value-type="string">
                <text:p>1024</text:p>
                <draw:g>
                  <svg:desc>WINDOWS64_upspv_INDIRECT_oxt_master_encr.L227:WINDOWS64_upspv_INDIRECT_oxt_master_encr.L227</svg:desc>
                </draw:g>
              </table:table-cell>
              <table:table-cell office:value-type="string">
                <text:p>2048</text:p>
                <draw:g>
                  <svg:desc>WINDOWS64_upspv_INDIRECT_oxt_master_encr.M227:WINDOWS64_upspv_INDIRECT_oxt_master_encr.M227</svg:desc>
                </draw:g>
              </table:table-cell>
              <table:table-cell office:value-type="string">
                <text:p>4096</text:p>
                <draw:g>
                  <svg:desc>WINDOWS64_upspv_INDIRECT_oxt_master_encr.N227:WINDOWS64_upspv_INDIRECT_oxt_master_encr.N227</svg:desc>
                </draw:g>
              </table:table-cell>
              <table:table-cell office:value-type="string">
                <text:p>8192</text:p>
                <draw:g>
                  <svg:desc>WINDOWS64_upspv_INDIRECT_oxt_master_encr.O227:WINDOWS64_upspv_INDIRECT_oxt_master_encr.O227</svg:desc>
                </draw:g>
              </table:table-cell>
              <table:table-cell office:value-type="string">
                <text:p>16384</text:p>
                <draw:g>
                  <svg:desc>WINDOWS64_upspv_INDIRECT_oxt_master_encr.P227:WINDOWS64_upspv_INDIRECT_oxt_master_encr.P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upspv_INDIRECT_oxt_master_encr.C228:WINDOWS64_upspv_INDIRECT_oxt_master_encr.C244</svg:desc>
                </draw:g>
              </table:table-cell>
              <table:table-cell office:value-type="float" office:value="706401">
                <text:p>706401</text:p>
                <draw:g>
                  <svg:desc>WINDOWS64_upspv_INDIRECT_oxt_master_encr.D228:WINDOWS64_upspv_INDIRECT_oxt_master_encr.D244</svg:desc>
                </draw:g>
              </table:table-cell>
              <table:table-cell office:value-type="float" office:value="1467889">
                <text:p>1467889</text:p>
                <draw:g>
                  <svg:desc>WINDOWS64_upspv_INDIRECT_oxt_master_encr.E228:WINDOWS64_upspv_INDIRECT_oxt_master_encr.E244</svg:desc>
                </draw:g>
              </table:table-cell>
              <table:table-cell office:value-type="float" office:value="2245614">
                <text:p>2245614</text:p>
                <draw:g>
                  <svg:desc>WINDOWS64_upspv_INDIRECT_oxt_master_encr.F228:WINDOWS64_upspv_INDIRECT_oxt_master_encr.F244</svg:desc>
                </draw:g>
              </table:table-cell>
              <table:table-cell office:value-type="float" office:value="3200000">
                <text:p>3200000</text:p>
                <draw:g>
                  <svg:desc>WINDOWS64_upspv_INDIRECT_oxt_master_encr.G228:WINDOWS64_upspv_INDIRECT_oxt_master_encr.G244</svg:desc>
                </draw:g>
              </table:table-cell>
              <table:table-cell office:value-type="float" office:value="4413793">
                <text:p>4413793</text:p>
                <draw:g>
                  <svg:desc>WINDOWS64_upspv_INDIRECT_oxt_master_encr.H228:WINDOWS64_upspv_INDIRECT_oxt_master_encr.H24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I228:WINDOWS64_upspv_INDIRECT_oxt_master_encr.I24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J228:WINDOWS64_upspv_INDIRECT_oxt_master_encr.J24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K228:WINDOWS64_upspv_INDIRECT_oxt_master_encr.K24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L228:WINDOWS64_upspv_INDIRECT_oxt_master_encr.L24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M228:WINDOWS64_upspv_INDIRECT_oxt_master_encr.M24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N228:WINDOWS64_upspv_INDIRECT_oxt_master_encr.N24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O228:WINDOWS64_upspv_INDIRECT_oxt_master_encr.O244</svg:desc>
                </draw:g>
              </table:table-cell>
              <table:table-cell office:value-type="float" office:value="NaN">
                <text:p>NaN</text:p>
                <draw:g>
                  <svg:desc>WINDOWS64_upspv_INDIRECT_oxt_master_encr.P228:WINDOWS64_upspv_INDIRECT_oxt_master_encr.P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0774">
                <text:p>900774</text:p>
              </table:table-cell>
              <table:table-cell office:value-type="float" office:value="1576354">
                <text:p>1576354</text:p>
              </table:table-cell>
              <table:table-cell office:value-type="float" office:value="2424242">
                <text:p>2424242</text:p>
              </table:table-cell>
              <table:table-cell office:value-type="float" office:value="3506849">
                <text:p>3506849</text:p>
              </table:table-cell>
              <table:table-cell office:value-type="float" office:value="4604316">
                <text:p>4604316</text:p>
              </table:table-cell>
              <table:table-cell office:value-type="float" office:value="4776119">
                <text:p>4776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88888">
                <text:p>888888</text:p>
              </table:table-cell>
              <table:table-cell office:value-type="float" office:value="1565749">
                <text:p>1565749</text:p>
              </table:table-cell>
              <table:table-cell office:value-type="float" office:value="2628336">
                <text:p>2628336</text:p>
              </table:table-cell>
              <table:table-cell office:value-type="float" office:value="3872919">
                <text:p>3872919</text:p>
              </table:table-cell>
              <table:table-cell office:value-type="float" office:value="5119999">
                <text:p>5119999</text:p>
              </table:table-cell>
              <table:table-cell office:value-type="float" office:value="6023529">
                <text:p>6023529</text:p>
              </table:table-cell>
              <table:table-cell office:value-type="float" office:value="7398843">
                <text:p>7398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26361">
                <text:p>926361</text:p>
              </table:table-cell>
              <table:table-cell office:value-type="float" office:value="1482339">
                <text:p>1482339</text:p>
              </table:table-cell>
              <table:table-cell office:value-type="float" office:value="2506118">
                <text:p>2506118</text:p>
              </table:table-cell>
              <table:table-cell office:value-type="float" office:value="4079681">
                <text:p>4079681</text:p>
              </table:table-cell>
              <table:table-cell office:value-type="float" office:value="4044233">
                <text:p>4044233</text:p>
              </table:table-cell>
              <table:table-cell office:value-type="float" office:value="6087990">
                <text:p>6087990</text:p>
              </table:table-cell>
              <table:table-cell office:value-type="float" office:value="7004103">
                <text:p>7004103</text:p>
              </table:table-cell>
              <table:table-cell office:value-type="float" office:value="8012519">
                <text:p>8012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25189">
                <text:p>925189</text:p>
              </table:table-cell>
              <table:table-cell office:value-type="float" office:value="1603758">
                <text:p>1603758</text:p>
              </table:table-cell>
              <table:table-cell office:value-type="float" office:value="2794759">
                <text:p>2794759</text:p>
              </table:table-cell>
              <table:table-cell office:value-type="float" office:value="4391080">
                <text:p>4391080</text:p>
              </table:table-cell>
              <table:table-cell office:value-type="float" office:value="5756042">
                <text:p>5756042</text:p>
              </table:table-cell>
              <table:table-cell office:value-type="float" office:value="6671009">
                <text:p>6671009</text:p>
              </table:table-cell>
              <table:table-cell office:value-type="float" office:value="7490855">
                <text:p>7490855</text:p>
              </table:table-cell>
              <table:table-cell office:value-type="float" office:value="8685326">
                <text:p>8685326</text:p>
              </table:table-cell>
              <table:table-cell office:value-type="float" office:value="10545829">
                <text:p>1054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22979">
                <text:p>922979</text:p>
              </table:table-cell>
              <table:table-cell office:value-type="float" office:value="1634477">
                <text:p>1634477</text:p>
              </table:table-cell>
              <table:table-cell office:value-type="float" office:value="2804711">
                <text:p>2804711</text:p>
              </table:table-cell>
              <table:table-cell office:value-type="float" office:value="4348195">
                <text:p>4348195</text:p>
              </table:table-cell>
              <table:table-cell office:value-type="float" office:value="5886749">
                <text:p>5886749</text:p>
              </table:table-cell>
              <table:table-cell office:value-type="float" office:value="5922498">
                <text:p>5922498</text:p>
              </table:table-cell>
              <table:table-cell office:value-type="float" office:value="6961250">
                <text:p>6961250</text:p>
              </table:table-cell>
              <table:table-cell office:value-type="float" office:value="8348960">
                <text:p>8348960</text:p>
              </table:table-cell>
              <table:table-cell office:value-type="float" office:value="9018053">
                <text:p>9018053</text:p>
              </table:table-cell>
              <table:table-cell office:value-type="float" office:value="9472710">
                <text:p>9472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78781">
                <text:p>778781</text:p>
              </table:table-cell>
              <table:table-cell office:value-type="float" office:value="1304915">
                <text:p>1304915</text:p>
              </table:table-cell>
              <table:table-cell office:value-type="float" office:value="1955878">
                <text:p>1955878</text:p>
              </table:table-cell>
              <table:table-cell office:value-type="float" office:value="2713481">
                <text:p>2713481</text:p>
              </table:table-cell>
              <table:table-cell office:value-type="float" office:value="3193513">
                <text:p>3193513</text:p>
              </table:table-cell>
              <table:table-cell office:value-type="float" office:value="3612630">
                <text:p>3612630</text:p>
              </table:table-cell>
              <table:table-cell office:value-type="float" office:value="3749199">
                <text:p>3749199</text:p>
              </table:table-cell>
              <table:table-cell office:value-type="float" office:value="4096409">
                <text:p>4096409</text:p>
              </table:table-cell>
              <table:table-cell office:value-type="float" office:value="4245439">
                <text:p>4245439</text:p>
              </table:table-cell>
              <table:table-cell office:value-type="float" office:value="4301617">
                <text:p>4301617</text:p>
              </table:table-cell>
              <table:table-cell office:value-type="float" office:value="4284967">
                <text:p>4284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763466">
                <text:p>763466</text:p>
              </table:table-cell>
              <table:table-cell office:value-type="float" office:value="1236229">
                <text:p>1236229</text:p>
              </table:table-cell>
              <table:table-cell office:value-type="float" office:value="1823037">
                <text:p>1823037</text:p>
              </table:table-cell>
              <table:table-cell office:value-type="float" office:value="2510957">
                <text:p>2510957</text:p>
              </table:table-cell>
              <table:table-cell office:value-type="float" office:value="3068394">
                <text:p>3068394</text:p>
              </table:table-cell>
              <table:table-cell office:value-type="float" office:value="3156475">
                <text:p>3156475</text:p>
              </table:table-cell>
              <table:table-cell office:value-type="float" office:value="3231303">
                <text:p>3231303</text:p>
              </table:table-cell>
              <table:table-cell office:value-type="float" office:value="3631205">
                <text:p>3631205</text:p>
              </table:table-cell>
              <table:table-cell office:value-type="float" office:value="3858145">
                <text:p>3858145</text:p>
              </table:table-cell>
              <table:table-cell office:value-type="float" office:value="3935434">
                <text:p>3935434</text:p>
              </table:table-cell>
              <table:table-cell office:value-type="float" office:value="3887254">
                <text:p>3887254</text:p>
              </table:table-cell>
              <table:table-cell office:value-type="float" office:value="3431204">
                <text:p>343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745686">
                <text:p>745686</text:p>
              </table:table-cell>
              <table:table-cell office:value-type="float" office:value="1216440">
                <text:p>1216440</text:p>
              </table:table-cell>
              <table:table-cell office:value-type="float" office:value="1828163">
                <text:p>1828163</text:p>
              </table:table-cell>
              <table:table-cell office:value-type="float" office:value="2374561">
                <text:p>2374561</text:p>
              </table:table-cell>
              <table:table-cell office:value-type="float" office:value="2936884">
                <text:p>2936884</text:p>
              </table:table-cell>
              <table:table-cell office:value-type="float" office:value="3065638">
                <text:p>3065638</text:p>
              </table:table-cell>
              <table:table-cell office:value-type="float" office:value="3333943">
                <text:p>3333943</text:p>
              </table:table-cell>
              <table:table-cell office:value-type="float" office:value="3336184">
                <text:p>3336184</text:p>
              </table:table-cell>
              <table:table-cell office:value-type="float" office:value="3543865">
                <text:p>3543865</text:p>
              </table:table-cell>
              <table:table-cell office:value-type="float" office:value="3597953">
                <text:p>3597953</text:p>
              </table:table-cell>
              <table:table-cell office:value-type="float" office:value="3418960">
                <text:p>3418960</text:p>
              </table:table-cell>
              <table:table-cell office:value-type="float" office:value="3446941">
                <text:p>3446941</text:p>
              </table:table-cell>
              <table:table-cell office:value-type="float" office:value="3262380">
                <text:p>3262380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41262">
                <text:p>2841262</text:p>
              </table:table-cell>
              <table:table-cell office:value-type="float" office:value="3040210">
                <text:p>3040210</text:p>
              </table:table-cell>
              <table:table-cell office:value-type="float" office:value="3212391">
                <text:p>3212391</text:p>
              </table:table-cell>
              <table:table-cell office:value-type="float" office:value="3316565">
                <text:p>3316565</text:p>
              </table:table-cell>
              <table:table-cell office:value-type="float" office:value="3375812">
                <text:p>3375812</text:p>
              </table:table-cell>
              <table:table-cell office:value-type="float" office:value="3526778">
                <text:p>3526778</text:p>
              </table:table-cell>
              <table:table-cell office:value-type="float" office:value="3521623">
                <text:p>3521623</text:p>
              </table:table-cell>
              <table:table-cell office:value-type="float" office:value="3026284">
                <text:p>3026284</text:p>
              </table:table-cell>
              <table:table-cell office:value-type="float" office:value="3277848">
                <text:p>3277848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1701">
                <text:p>2821701</text:p>
              </table:table-cell>
              <table:table-cell office:value-type="float" office:value="3043401">
                <text:p>3043401</text:p>
              </table:table-cell>
              <table:table-cell office:value-type="float" office:value="3217675">
                <text:p>3217675</text:p>
              </table:table-cell>
              <table:table-cell office:value-type="float" office:value="3362027">
                <text:p>3362027</text:p>
              </table:table-cell>
              <table:table-cell office:value-type="float" office:value="3341337">
                <text:p>3341337</text:p>
              </table:table-cell>
              <table:table-cell office:value-type="float" office:value="3432893">
                <text:p>3432893</text:p>
              </table:table-cell>
              <table:table-cell office:value-type="float" office:value="3484622">
                <text:p>3484622</text:p>
              </table:table-cell>
              <table:table-cell office:value-type="float" office:value="3236105">
                <text:p>3236105</text:p>
              </table:table-cell>
              <table:table-cell office:value-type="float" office:value="3228533">
                <text:p>3228533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6847">
                <text:p>2836847</text:p>
              </table:table-cell>
              <table:table-cell office:value-type="float" office:value="3039646">
                <text:p>3039646</text:p>
              </table:table-cell>
              <table:table-cell office:value-type="float" office:value="3153179">
                <text:p>3153179</text:p>
              </table:table-cell>
              <table:table-cell office:value-type="float" office:value="3163674">
                <text:p>3163674</text:p>
              </table:table-cell>
              <table:table-cell office:value-type="float" office:value="3312324">
                <text:p>3312324</text:p>
              </table:table-cell>
              <table:table-cell office:value-type="float" office:value="3498023">
                <text:p>3498023</text:p>
              </table:table-cell>
              <table:table-cell office:value-type="float" office:value="3430422">
                <text:p>3430422</text:p>
              </table:table-cell>
              <table:table-cell office:value-type="float" office:value="3201977">
                <text:p>3201977</text:p>
              </table:table-cell>
              <table:table-cell office:value-type="float" office:value="3157402">
                <text:p>3157402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45997">
                <text:p>2845997</text:p>
              </table:table-cell>
              <table:table-cell office:value-type="float" office:value="3032810">
                <text:p>3032810</text:p>
              </table:table-cell>
              <table:table-cell office:value-type="float" office:value="3158041">
                <text:p>3158041</text:p>
              </table:table-cell>
              <table:table-cell office:value-type="float" office:value="3300593">
                <text:p>3300593</text:p>
              </table:table-cell>
              <table:table-cell office:value-type="float" office:value="3356371">
                <text:p>3356371</text:p>
              </table:table-cell>
              <table:table-cell office:value-type="float" office:value="3409408">
                <text:p>3409408</text:p>
              </table:table-cell>
              <table:table-cell office:value-type="float" office:value="3444137">
                <text:p>3444137</text:p>
              </table:table-cell>
              <table:table-cell office:value-type="float" office:value="3288866">
                <text:p>3288866</text:p>
              </table:table-cell>
              <table:table-cell office:value-type="float" office:value="3156486">
                <text:p>3156486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85153">
                <text:p>2885153</text:p>
              </table:table-cell>
              <table:table-cell office:value-type="float" office:value="3122899">
                <text:p>3122899</text:p>
              </table:table-cell>
              <table:table-cell office:value-type="float" office:value="3256157">
                <text:p>3256157</text:p>
              </table:table-cell>
              <table:table-cell office:value-type="float" office:value="3411296">
                <text:p>3411296</text:p>
              </table:table-cell>
              <table:table-cell office:value-type="float" office:value="3483583">
                <text:p>3483583</text:p>
              </table:table-cell>
              <table:table-cell office:value-type="float" office:value="3500817">
                <text:p>3500817</text:p>
              </table:table-cell>
              <table:table-cell office:value-type="float" office:value="3517608">
                <text:p>3517608</text:p>
              </table:table-cell>
              <table:table-cell office:value-type="float" office:value="3296173">
                <text:p>3296173</text:p>
              </table:table-cell>
              <table:table-cell office:value-type="float" office:value="3246723">
                <text:p>3246723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8285">
                <text:p>458285</text:p>
              </table:table-cell>
              <table:table-cell office:value-type="float" office:value="3138571">
                <text:p>3138571</text:p>
              </table:table-cell>
              <table:table-cell office:value-type="float" office:value="3285110">
                <text:p>3285110</text:p>
              </table:table-cell>
              <table:table-cell office:value-type="float" office:value="3403591">
                <text:p>3403591</text:p>
              </table:table-cell>
              <table:table-cell office:value-type="float" office:value="3507372">
                <text:p>3507372</text:p>
              </table:table-cell>
              <table:table-cell office:value-type="float" office:value="3480642">
                <text:p>3480642</text:p>
              </table:table-cell>
              <table:table-cell office:value-type="float" office:value="3441537">
                <text:p>3441537</text:p>
              </table:table-cell>
              <table:table-cell office:value-type="float" office:value="3348738">
                <text:p>3348738</text:p>
              </table:table-cell>
              <table:table-cell office:value-type="float" office:value="3257047">
                <text:p>3257047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533">
                <text:p>314533</text:p>
              </table:table-cell>
              <table:table-cell office:value-type="float" office:value="379954">
                <text:p>379954</text:p>
              </table:table-cell>
              <table:table-cell office:value-type="float" office:value="437242">
                <text:p>437242</text:p>
              </table:table-cell>
              <table:table-cell office:value-type="float" office:value="352130">
                <text:p>352130</text:p>
              </table:table-cell>
              <table:table-cell office:value-type="float" office:value="461783">
                <text:p>461783</text:p>
              </table:table-cell>
              <table:table-cell office:value-type="float" office:value="457682">
                <text:p>457682</text:p>
              </table:table-cell>
              <table:table-cell office:value-type="float" office:value="432898">
                <text:p>432898</text:p>
              </table:table-cell>
              <table:table-cell office:value-type="float" office:value="473390">
                <text:p>473390</text:p>
              </table:table-cell>
              <table:table-cell office:value-type="float" office:value="484338">
                <text:p>48433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5978">
                <text:p>305978</text:p>
              </table:table-cell>
              <table:table-cell office:value-type="float" office:value="382792">
                <text:p>382792</text:p>
              </table:table-cell>
              <table:table-cell office:value-type="float" office:value="419203">
                <text:p>419203</text:p>
              </table:table-cell>
              <table:table-cell office:value-type="float" office:value="455648">
                <text:p>455648</text:p>
              </table:table-cell>
              <table:table-cell office:value-type="float" office:value="474760">
                <text:p>474760</text:p>
              </table:table-cell>
              <table:table-cell office:value-type="float" office:value="475418">
                <text:p>475418</text:p>
              </table:table-cell>
              <table:table-cell office:value-type="float" office:value="468146">
                <text:p>468146</text:p>
              </table:table-cell>
              <table:table-cell office:value-type="float" office:value="472360">
                <text:p>472360</text:p>
              </table:table-cell>
              <table:table-cell office:value-type="float" office:value="488411">
                <text:p>4884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